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STSong" svg:font-family="STSong"/>
    <style:font-face style:name="Symbol" svg:font-family="Symbol"/>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32726"/>
    </style:style>
    <style:style style:name="T2" style:family="text">
      <style:text-properties style:font-name="Times" fo:font-style="italic" fo:font-style-asian="italic" fo:font-style-complex="italic"/>
    </style:style>
    <style:style style:name="T3" style:family="text">
      <style:text-properties fo:color="#052726"/>
    </style:style>
    <style:style style:name="T4" style:family="text">
      <style:text-properties style:font-name="LiSong Pro Light"/>
    </style:style>
    <style:style style:name="T5" style:family="text">
      <style:text-properties style:font-name="STSong"/>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STSong" fo:letter-spacing="0.0000in"/>
    </style:style>
    <style:style style:name="T12" style:family="text">
      <style:text-properties fo:font-style="italic" fo:font-style-asian="italic" fo:font-style-complex="italic" fo:letter-spacing="0.0000in"/>
    </style:style>
    <style:style style:name="T13" style:family="text">
      <style:text-properties style:font-name="Symbol" fo:letter-spacing="0.0000in"/>
    </style:style>
    <style:style style:name="TableColumn1" style:family="table-column">
      <style:table-column-properties style:column-width="3.4625in" style:rel-column-width="32767*"/>
    </style:style>
  </office:automatic-styles>
  <office:body>
    <office:text>
      <text:p text:style-name="P1">李念淨   |  2021.07.31 10:52   |   <text:a xlink:type="simple" xlink:href="http://palinfo.habago.org/Entry?Command=Information_PrintForum&amp;iPage=2#FORUM40870"><text:span text:style-name="T1">#</text:span></text:a></text:p>
      <text:p text:style-name="P2">關於烏克蘭與俄羅斯的歷史脈絡 <text:line-break/>俄羅斯總統普丁日前發了一篇長文：論俄羅斯人與烏克蘭人的歷史統一 <text:line-break/><text:line-break/><text:a xlink:type="simple" xlink:href="http://dcthink.cn/newsitem/278404508"><text:span text:style-name="T2">http://dcthink.cn/newsitem/278404508</text:span></text:a> <text:line-break/><text:line-break/>這篇文章在俄國國內受到廣泛的支持，即使是反俄情緒最劇烈的西烏克蘭地區，也有三成的人認同其文章的觀點。 <text:line-break/><text:line-break/>近年來烏克蘭寡頭當權，將國內資源一面倒地輸送給歐美勢力，歷史教育有走向極端納粹化的現象，不少地方與台灣頗為相似。</text:p>
      <text:p text:style-name="P1">周淮安   |  2021.07.30 21:20   |   <text:a xlink:type="simple" xlink:href="http://palinfo.habago.org/Entry?Command=Information_PrintForum&amp;iPage=2#FORUM40869"><text:span text:style-name="T1">#</text:span></text:a></text:p>
      <text:p text:style-name="P3">萬一以後「強迫」施打，又該如何應對呢 <text:line-break/>－－ <text:line-break/>「好心」勸說的，多半是因為被主流媒體飢餓行銷，嚇到恐懼降低理智與判斷力，可以援引前文資訊轉給對方，說就是要打，也應該是科興國藥等滅活原裡疫苗，別搞意識形態。請對方若時間有限，至少拜讀李偉平教授的【疫苗趣事】、【A-Z疫苗裡面是甚麼?】、【疫苗與你的家人】、【CureVac為何失敗?】這四篇 <text:line-break/><text:line-break/>【疫苗趣事】（節錄） <text:line-break/><text:line-break/>如有滅活疫苗就去打，不會打錯，其它要考慮一下，尤其是mRNA疫苗。 <text:line-break/><text:line-break/>【A-Z疫苗裡面是甚麼?】（節錄） <text:line-break/><text:line-break/>打A-Z疫苗會吸引你的CD8+ T cell去攻擊表現Spike protein的腦、心、肝、肺、腎細胞…腺病毒載體疫苗會引發微細血栓，血栓包住病毒，然後被肝脾清除，這是病毒進入血液後，人體正常的抗病毒機制。在某些人的某種情況下，微細血栓可能聚集，異常的血栓可能塞住心臟或腦部的血管。長期的副作用是CD8+ T cell對全身細胞的攻擊，造成Silent death。為了對抗新冠病毒，蓄意給自己製造一個自體免疫反應，可謂得不償失。 <text:line-break/><text:line-break/>【疫苗與你的家人】（節錄） <text:line-break/>疫苗的真正作用不是產生抗體，而是在幫助新生兒及幼童的T cell辨識致病細菌及病毒的抗原為Non-self。成人的T cell對Self與Non-self antigen已經決定，很難用疫苗來改變。天生沒有T cell能辨識SARS-CoV2為外來抗原的人，不能一輩子靠打mRNA疫苗產生抗體來對抗新冠病毒，總有一天會打出問題。下面的影片真的值得每一個家庭好好思考到底要打多少次疫苗。 <text:line-break/><text:line-break/>12歲女孩接種疫苗後⋯⋯家長哭訴要讓人們了解疫苗帶來的傷害！ <text:line-break/><text:a xlink:type="simple" xlink:href="https://www.youtube.com/watch?v=jqK4fjMPIhI"><text:span text:style-name="T2">https://www.youtube.com/watch?v=jqK4fjMPIhI</text:span></text:a> <text:line-break/><text:line-break/>【CureVac為何失敗?】（節錄） <text:line-break/>藥廠及美國FDA「承認」Robert Malone所言為真，即CTL會攻擊表現Spike protein的細胞；mRNA-Lipid nanoparticle(mRNA-LNP)聚集在卵巢不可忽視。（後文大意，會引發自體免疫系統，攻擊自己的腦、心、腎、生殖系統，略。接著重複提醒）…疫苗的真正用途在幫助新生兒及幼童的T cell辨識致病細菌及病毒的抗原為Non-self，成人的T cell對Self and non-self 已定型，很難靠疫苗來改變。如果你的T cell天生無法辨識新冠病毒為外來抗原(Non-self antigen)，打任何疫苗都只有3-6個月的效用(靠中和抗體減少感染率)，只要新冠病毒持續流行，你遲早會發生新冠肺炎重症而死亡。如果你天生就有T cell能辨識新冠病毒為外來抗原(99.9%的華人天生就有)，不必打疫苗，因為你的T cell會輕輕鬆鬆幫你清除病毒。免疫系統對抗新冠病毒是受T cell指揮的兵團作戰，單靠疫苗產生抗體是沒用的。 <text:line-break/><text:line-break/>每打一次疫苗，你就有ㄧ次自體免疫疾病(Autoimmune disease)的風險(版主的忠告)，若每年打疫苗，是蓄意給自己製造疾病。2009年英國GSK藥廠的流感疫苗(Pandemrix)造成全球1300多個Narcolepsy(猝睡)病例，經過四年調查與研究，英國政府終於承認Pandemrix與Narcolepsy有關。 <text:line-break/><text:a xlink:type="simple" xlink:href="https://www.sciencemag.org/news/2015/07/why-pandemic-flu-shot-caused-narcolepsy"><text:span text:style-name="T2">https://www.sciencemag.org/news/2015/07/why-pandemic-flu-shot-caused-narcolepsy</text:span></text:a> <text:line-break/><text:a xlink:type="simple" xlink:href="https://www.theguardian.com/society/2013/sep/19/swine-flu-vaccine-narcolepsy-uk"><text:span text:style-name="T2">https://www.theguardian.com/society/2013/sep/19/swine-flu-vaccine-narcolepsy-uk</text:span></text:a> <text:line-break/><text:line-break/>請看清楚，美國FDA已經承認Pfizer-BNT與Moderna疫苗與心肌炎有關而發出警告---輝瑞和莫德納疫苗恐增心肌炎風險，要不要打，請自行斟酌。 <text:line-break/><text:a xlink:type="simple" xlink:href="https://www.chinatimes.com/realtimenews/20210626003173-260408?chdtv"><text:span text:style-name="T2">https://www.chinatimes.com/realtimenews/20210626003173-260408?chdtv</text:span></text:a> <text:line-break/><text:line-break/>當你因注射mRNA疫苗而引起自體免疫疾病時，請不要忘記，那是緊急授權使用，沒有人須對你負責，那纏住你一生的疾病，也沒有人會同情你。最後版主提出兩個哲學問題： <text:line-break/><text:line-break/>1.假設你天生沒有T cell可辨識新冠病毒為外來抗原，你願意因罹患肺炎重症而死亡，還是每年打終究沒用的疫苗而得到一種糾纏你一輩子的自體免疫疾病？ <text:line-break/><text:line-break/>2.假設你天生就有T cell可辨識新冠病毒為外來抗原，你還要每年打一次終究沒用的疫苗而得到一種糾纏你一輩子的自體免疫疾病？ <text:line-break/><text:line-break/>若對方時間允許，可給他鄙人2021/7/30上午十點許，所分享的資訊。若對方並非被單方面資訊洗腦，而是帶著「某些任務」，軟磨硬泡要你打，那只好回以「不好意思，這違反紐倫堡公約」 <text:line-break/><text:a xlink:type="simple" xlink:href="https://rec.ccu.edu.tw/wp-content/uploads/2014/04/%E7%B4%90%E5%80%AB%E5%A0%A1%E5%85%AC%E7%B4%84.pdf"><text:span text:style-name="T2">https://rec.ccu.edu.tw/wp-content/uploads/2014/04/%E7%B4%90%E5%80%AB%E5%A0%A1%E5%85%AC%E7%B4%84.pdf</text:span></text:a> </text:p>
      <text:p text:style-name="P1">林凱西   |  2021.07.30 15:40   |   <text:a xlink:type="simple" xlink:href="http://palinfo.habago.org/Entry?Command=Information_PrintForum&amp;iPage=2#FORUM40868"><text:span text:style-name="T1">#</text:span></text:a></text:p>
      <text:p text:style-name="P2">感謝周淮安分享的資訊， <text:line-break/>剛才去大略瀏覽了李偉平教授的網站， <text:line-break/>之前看了一些文章，也認同不打疫苗比較好， <text:line-break/>但是，又隨之被身邊的人動搖， <text:line-break/>尤其是現在不打疫苖，不參與預約，好像犯了滔天大罪， <text:line-break/>身邊親友一直逼問，預約了沒？打了沒？ <text:line-break/>先前坦言，我還沒有預約，幾乎成了全民公敵， <text:line-break/>每每話題帶到此，我就覺得很崩潰， <text:line-break/>受不了壓力，屈服了，勉強自己去「登記」， <text:line-break/>現在可以告訴大家，登記了，是預約不到， <text:line-break/>這時，旁人又有話說，你還挑品牌哦？有得打，就快打，不然你要打高端？ <text:line-break/>我想下次就說，打了打了，別問了， <text:line-break/>話說，言談之間還好說， <text:line-break/>可是萬一以後「強迫」施打，又該如何應對呢？ <text:line-break/>唉… </text:p>
      <text:p text:style-name="P1">周淮安   |  2021.07.30 10:13   |   <text:a xlink:type="simple" xlink:href="http://palinfo.habago.org/Entry?Command=Information_PrintForum&amp;iPage=3#FORUM40867"><text:span text:style-name="T1">#</text:span></text:a></text:p>
      <text:p text:style-name="P2">還記得川普去年，曾說奎寧能有效治療新冠的新聞？商人背景，非醫學生科出身的川大統領，如何得知？即這位首個臨床發現，透過有力人士朱利安尼，聯繫上大統領的Vladimir Zelenko醫師。 <text:line-break/><text:a xlink:type="simple" xlink:href="https://www.youtube.com/watch?v=5PrwYu_G2rU"><text:span text:style-name="T2">https://www.youtube.com/watch?v=5PrwYu_G2rU</text:span></text:a> <text:line-break/><text:line-break/>本集影片雖僅為Part1，含金量卻已十分驚人。Vladimir Zelenko醫師於訪談中，除了大爆NIH、FDA官僚，圖利藥商，助渠等取得EUA（按：EUA對藥商而言，如同金礦。而FDA每年一半預算，來自藥商贊助。取得EUA的前提，是「現階段」無其他有效療法；故集體忽視，乃至刻意打壓那些已過專利權，無甚利頭的老藥新用），為此不擇手段，迫醫師噤口、造假論文，令《柳葉刀》蒙塵，已非「瀆職」可形容，而是「謀殺」的黑幕。亦直言Sars-cov-2(Cov-19)，就是「增益功能」後的生化武器；幕後黑手，不是別人，正是現任美國國家過敏和傳染病研究所所長、白宮冠狀病毒工作組成員，總統首席醫療顧問Anthony Stephen Fauci。由於Google/YT/FB會封殺不利主流的資訊，本部視頻不知能在YT活多久，如果時間夠，不妨一次看完，下載備份。 <text:line-break/><text:line-break/>具內科專證，現為榮總肝膽腸胃科主治，兼職陽明大學生物分子研究所教授李偉平，為國內罕見逆風，發表對「疫苗」（實則仍處於EUA階段的實驗性藥物，萬一打出問題，告不了藥廠，也很難提國賠）看法的醫師。他除了於個人部落格為文： <text:line-break/><text:a xlink:type="simple" xlink:href="https://reurl.cc/a9bkjl"><text:span text:style-name="T2">https://reurl.cc/a9bkjl</text:span></text:a> <text:line-break/><text:line-break/>亦不吝為訪客Q&amp;;A解惑。李偉平醫師亦稱：熟且歷史悠久的滅活技術，才是正統（我們所認知的）疫苗。其它不管是腺病毒(AZ)、mRNA(輝瑞、莫德納)，是歐美搞出來應急用。李醫師認為，這並非歐美無滅活技術，而是生產線（對藥商而言）利潤微薄，早外移至中國與印度；歐美無法在短期內不依賴中、印，在國內重新建立大規模生產線，量產滿足歐美約十二億人的需求。可惜科興與國藥，因為意識形態（當然還有利益阻擾），無法引進台灣。 <text:line-break/><text:line-break/>李偉平教授以化學式，分析腺病毒與mRNA對人體可能的長短期傷害，解釋為何會出現一堆猝死、血栓、心肌炎、神經麻痺、尿不出來；因打那些技術所謂的「疫苗」，就是無形中慢性自殺。以mRNA為例，每打一次，便有可能傷害3%~5%腦、心、腎、生殖系統。人體有些細胞能再生，有些不能，這些部分恰好具重要功能，且無法再生。因人體器官對少範圍的傷害，具有一定程度容忍力，故大部分人打完，可能只是覺得難過一陣子；但少數年長或慢性病患者，損失3%~5%的細胞，對他們而言無異致命。如以下這則「新冠疫苗亂經期？英四千多人通報月經遲到、量大疼痛」的報導，很可能極為「疫苗」讓殺手T細胞，攻擊自體生殖系統所導致： <text:line-break/><text:a xlink:type="simple" xlink:href="https://reurl.cc/W3YqRx"><text:span text:style-name="T2">https://reurl.cc/W3YqRx</text:span></text:a> <text:line-break/><text:line-break/>除此之外，李教授還指出：產生抗體，只是治標；關鍵還在你自身免疫系統的殺手T細胞，是否具辨識冠狀病毒的能力。以mRNA「疫苗」為例，打一次後產生的抗體，只能維持三到六個月；若你體內的殺手T細胞，先天缺乏此能力，那什麼疫苗都無效。你願意每半年打一次mRNA，自我傷害一次？這也是為何國外不乏打完兩劑，仍確診而亡的例子。幸運的是，他認為華人當中，免疫系統有冠狀病毒辨識缺陷者，比例不到1%。若你是那99點幾的大多數，除非年老體衰，否則正常狀況，你自身免疫系統，在兩到七天內，就會將外來者清除。所謂無症狀確診者，依李醫生所見，其實即是在PCR檢測當下，患者剛好在自我療癒。照美國德州大學，彼得．麥格勒教授（也是第一線臨床主任醫師）的看法，並不存在「無症狀感染者」，絕大多數都是有症狀，才會傳染。他並不清楚為何媒體不斷誇大「無症狀感染者」，誘導大眾去打其實沒必要的針： <text:line-break/><text:a xlink:type="simple" xlink:href="https://www.bitchute.com/video/VMHBDl2s8lQp/"><text:span text:style-name="T2">https://www.bitchute.com/video/VMHBDl2s8lQp/</text:span></text:a> <text:line-break/><text:line-break/>美國威斯康辛大學副教授，同時也是ICU主任、新冠臨床第一線的皮耶．柯里醫師，於參議院證稱伊維菌素療效與預防效果非凡，不清楚CDC、FDA為何刻意忽視 <text:line-break/><text:a xlink:type="simple" xlink:href="https://reurl.cc/DgMXON"><text:span text:style-name="T2">https://reurl.cc/DgMXON</text:span></text:a> <text:line-break/><text:line-break/>另一位大聲疾呼，再三提醒重視伊維菌素成效的，是臺北市立關渡醫院前院長，公衛專家陳昌明醫師（按：台灣防疫當局同美國般，裝模作樣出來開個記者會，說一堆官話，沒下文。這已不知是他第幾次投書。以上所有醫師，都講得含蓄。但真正原因，我想國中生都應該知道：國際大藥商勢力，得罪不起） <text:line-break/>https://reurl.cc/mLbGKl <text:line-break/><text:line-break/>這邊還沒算上「當張仲景遇上史丹佛」，證明中醫能有效對治新冠的李宗恩醫師。 <text:line-break/><text:a xlink:type="simple" xlink:href="https://reurl.cc/Q9lW22"><text:span text:style-name="T2">https://reurl.cc/Q9lW22</text:span></text:a> <text:line-break/><text:line-break/>補充：08年諾貝爾獎得主Luc Montagnier，對mRNA技術成熟度仍感疑慮，並指出他有造成神經退化病變的副作用。而這樣的副作用，可能在五年、十年或更長時間，才會發現。 <text:line-break/><text:a xlink:type="simple" xlink:href="https://rairfoundation.com/nobel-laureate-luc-montagnier-warns-covid-vaccine-may-lead-to-neurodegenerative-illness-video/"><text:span text:style-name="T2">https://rairfoundation.com/nobel-laureate-luc-montagnier-warns-covid-vaccine-may-lead-to-neurodegenerative-illness-video/</text:span></text:a> <text:line-break/><text:line-break/>Luc Montagnier另一則訪談，是質疑傳染病流行初期，大規模投以不成熟藥物，反倒促使其加速變種。對免疫學家而言，是基本常識的東西，卻鮮少有人挺身質疑，他對此感到不可思議 <text:line-break/><text:span text:style-name="T2">https://rairfoundation.com/bombshell-nobel-prize-winner-reveals-covid-vaccine-is-creating-variants/ </text:span><text:line-break/><text:line-break/>若這場人為瘟疫，如Vladimir 醫師所言，根本不構成疫苗競標EUA的門檻，那麼推「疫(限)苗(制)護(人)照(權)」的背後圖謀，不免細思亟恐。</text:p>
      <text:p text:style-name="P1">許世勤   |  2021.07.30 09:11   |   <text:a xlink:type="simple" xlink:href="http://palinfo.habago.org/Entry?Command=Information_PrintForum&amp;iPage=3#FORUM40866"><text:span text:style-name="T1">#</text:span></text:a></text:p>
      <text:p text:style-name="P3">運動員努力追逐體育專項的表現，這是很好的，但是體育發展底下卻是政治暗流。 <text:line-break/><text:line-break/>這幾天我看了一個介紹烏克蘭拳擊名將Lomachenko的介紹，他在拳擊方面可說是名天才。這個視頻裡面集合了Lomachenko的比賽記錄，但記錄中的比賽全都是他打爆俄羅斯選手的片段，很明顯地這個視頻想要傳達「偉大的烏克蘭暴打俄羅斯」這件事。 <text:line-break/><text:line-break/>台灣的新聞更不用說了，尤其是三立，每天打開電腦就是一堆三立的無腦新聞標題，看了實在很賭爛，這種爛台不關掉實在有礙人民的智商。台灣媒體介紹奧運，不外乎就是仇中反華那一套，順便再強調一下「台日友好」。美國也不惶多讓，以往奧運排名只計算金牌數，但是New York Times卻把排名改成計算總獎牌數，藉以維持「美國第一」的神話。 <text:line-break/><text:line-break/>對比各國選手獲勝後充滿笑容或淚水的照片，在女子49公斤級舉重項目一舉奪金的中國選手，照片卻是放上她正在奮力一搏臉卻垮掉的表情。這張照片在網路廣為流傳，台灣網民甚至拿來調侃「中國舉重練到連女人都變男人」，看了實在很賭爛。 <text:line-break/><text:line-break/>前陣子因為東京奧運「正名」問題，郭婞淳不願表態支持改名「台灣隊」，遭到1450及817的出征圍剿。現在郭婞淳拿下奧運金牌，這些人又是另外一副嘴臉，郭婞淳馬上變成「女神」了。 <text:line-break/><text:line-break/>桌球小將林昀儒在奧運桌球項目表現亮眼，台灣網民一片歡欣鼓舞，「小林同學好神」，結果有人翻出林昀儒前往海南與中國國家隊共同受訓並與「高幹」合影，這不就是「統戰」嗎？但是為了宣傳「偉大的台灣地靈人傑」，不能在這個節骨眼出征小林同學，於是三立又推出「沒有中國！...」的新聞，基本上就是拿人家父親感謝各界而沒有提到中國來說事。假如今天林昀儒一家曾公開支持韓國瑜，那麼林昀儒自費前往中國國家隊受訓的事，恐怕就會演變為政治事件，最後限縮兩岸的體育交流。</text:p>
      <text:p text:style-name="P1">孫從輔   |  2021.07.30 08:01   |   <text:a xlink:type="simple" xlink:href="http://palinfo.habago.org/Entry?Command=Information_PrintForum&amp;iPage=3#FORUM40865"><text:span text:style-name="T1">#</text:span></text:a></text:p>
      <text:p text:style-name="P2">這屆奧運到目前為止最讓我振奮的比賽是女子游泳4x200米自由式接力，中國隊拿到金牌，並破了世界紀錄。連銀牌美國隊和銅牌澳洲隊都破了世界紀錄，可見競爭激烈。 <text:line-break/><text:line-break/>許多體育競技項目中，不同人種的優勢差別明顯，因此國際比賽的賽制、規則、賽程、獎懲等各種規定，很大成分來自政治角力的結果，西方國家自然也長期佔盡各種便宜，並以此或明或暗地宣傳其種族優異。游泳不是人類天生就會的技巧，因此人為的設計很多，連姿勢動作都嚴格規定（跑步就沒以什麼姿勢作分類）。有些研究指出這些姿勢特別適合某種身材比例和重心位置的體型，雖然它沒指出是否就是白人，不過長期以來，游泳比賽的確是西方白人的天下，連在其它多項運動中表現優異的黑人，在游泳賽場上都是稀有動物。看看這次女子接力決賽的隊伍就可知人種優勢：除中國外，其它七隊是法國、俄羅斯、澳洲、美國、加拿大、德國、匈牙利。 <text:line-break/><text:line-break/>中國之前出了一個很厲害的選手孫揚，不過我把他歸類為天賦異秉（他也因此受到西方體壇的聯合打壓）。這次接力比賽，是多個選手完美合作的結果，說明了即使在己方劣勢的賽場上，中國人也已能靠努力與合作與西方人一較長短。 <text:line-break/><text:line-break/>比賽全程（英語轉播）：<text:a xlink:type="simple" xlink:href="https://youtu.be/2WZuk1u7330"><text:span text:style-name="T2">https://youtu.be/2WZuk1u7330</text:span></text:a> <text:line-break/>重播+復盤（中文）：<text:span text:style-name="T2">https://youtu.be/sAnhxhRBlLU?t=86 </text:span></text:p>
      <text:p text:style-name="P1">陳真   |  2021.07.29 01:38   |   <text:a xlink:type="simple" xlink:href="http://palinfo.habago.org/Entry?Command=Information_PrintForum&amp;iPage=3#FORUM40864"><text:span text:style-name="T1">#</text:span></text:a></text:p>
      <text:p text:style-name="P3">我的天，還講？你是要逼我講出真心話嗎？ <text:line-break/><text:line-break/>這說明了一件事：我們不該根據表面立場的相似性就以為真的是同志。 <text:line-break/><text:line-break/>好了，同學，就這樣，別再說了。我會崩潰。 <text:line-break/><text:line-break/>笑死人的蠢話就是蠢話，連這樣也要擺姿態？講蠢話沒關係，但是，明明蠢到爆卻反倒要說大話、教訓人，我沒法忍受。我忍耐有個限度，拜託有點病識感。</text:p>
      <text:p text:style-name="P1">孝安   |  2021.07.29 01:15   |   <text:a xlink:type="simple" xlink:href="http://palinfo.habago.org/Entry?Command=Information_PrintForum&amp;iPage=3#FORUM40863"><text:span text:style-name="T1">#</text:span></text:a></text:p>
      <text:p text:style-name="P2">我沒有要為了這件事的真偽爭吵，不過我相信這邊都是成年人了，對於政府組織實際運作的了解，實在不該那麼naive. 政府組織的運作，本來就參雜很多陰謀、骯髒、不能見光的醜事，比方說菱鏡門，要不是史諾登把他揭開，你會相信美國政府會幹這事嗎？連相對公開透明的美國，都有這種事發生，更何況其他相對不透明的國家，多的是不能見光的骯髒事。</text:p>
      <text:p text:style-name="P1">陳真   |  2021.07.29 01:10   |   <text:a xlink:type="simple" xlink:href="http://palinfo.habago.org/Entry?Command=Information_PrintForum&amp;iPage=3#FORUM40862"><text:span text:style-name="T1">#</text:span></text:a></text:p>
      <text:p text:style-name="P3">給"孝安"： <text:line-break/><text:line-break/>傻沒關係，但是，傻卻又以為自己很懂，那就讓人很無言了。 <text:line-break/><text:line-break/>不過，知道那些純屬鬼扯蛋跟有沒有當過兵扯不上關係，那是一種特定時空下的政治，甚至只是一種基本常識，根本不需要什麼智商不是嗎？天底下怎麼會有這麼搞笑的 "獵殺"？看完我都笑了，好像不是在談某種歷史時空，而是在談打打殺殺的線上遊戲，心思真的好 "單純"。 <text:line-break/><text:line-break/>三十年後，來到2051 年，如果有人憶當年，說他在2021年時，奉人渣黨之命，日夜埋伏中央黨部，準備用火箭炮獵殺周什麼蔻，防止她跑來炸掉人渣黨中央黨部。你聽了，是不是會笑出來？ <text:line-break/><text:line-break/>我不談這事了，畢竟傻話是無法澄清的，因為實在太幼稚了。 <text:line-break/><text:line-break/>我想談的是：當你了解某個東西的 "基本架構" 時，你自然就會知道某種說法是否有可能存在於那個基本架構下。反之亦然，當你真正了解某個單一現象時，意味著你所理解的不僅僅是個單一現象，而是一整個所屬的基本架構。 <text:line-break/><text:line-break/>舉個例，當我知道什麼是 "車馬炮"，意味著我所了解的不僅僅是這些字眼的意義，而是了解一種棋局存在的可能性。 <text:line-break/><text:line-break/>再舉個例，一個人也許數學不是很好，但他肯定能知道數學與蔣公沒有關係，跟三民主義亦無瓜葛。如果數學試題突然出現一道題目說："請問國父說，民生主義就是什麼主義？" 你一定會覺得很奇怪，這是在鬼扯蛋嗎？這哪是數學題？ <text:line-break/><text:line-break/>這道理似乎很簡單，但其實也沒那麼簡單。我曾為它十年寒窗。 <text:line-break/><text:line-break/>曾經在某個村子，有一天來了一個神祕的老公公，具有神奇魔法，只要手指一點，就能變出任何東西來。於是小朋友紛紛聞風而至，排隊要禮物。有的要求一輛腳踏車，有的想要一個布娃娃，有的討了一個漂亮的鉛筆盒。天色已黑，當大家都拿了禮物走了，只剩下一個小朋友守候現場，神情緊張，欲語還休。 <text:line-break/><text:line-break/>老公公說，"小朋友，不要怕，你想要什麼禮物，我都可以變給你哦"。那個小朋友怯怯地說，"我想要你這根手指頭"。 <text:line-break/><text:line-break/>我懷抱著這樣一個夢，飄洋過海，為的是尋找那根手指頭，尋找那個 "1"，就像開展一道數列那樣，找到1，就找到了2，找到了3，4，5，6....於是一整個知識系統就展開在眼前了。 <text:line-break/><text:line-break/>可惜最後什麼也沒找到，但是，就如維根斯坦所說，我原本以為萬物的 "家" 肯定存在著一些什麼，結果什麼也沒有。這樣一個彷彿親臨現場的發現，卻讓我 "激動如大海"。</text:p>
      <text:p text:style-name="P1">李念淨   |  2021.07.28 23:40   |   <text:a xlink:type="simple" xlink:href="http://palinfo.habago.org/Entry?Command=Information_PrintForum&amp;iPage=3#FORUM40861"><text:span text:style-name="T1">#</text:span></text:a></text:p>
      <text:p text:style-name="P2">受教了，沒當過兵，一些基本的東西沒有鑑別能力。</text:p>
      <text:p text:style-name="P1">張萬康   |  2021.07.28 23:18   |   <text:a xlink:type="simple" xlink:href="http://palinfo.habago.org/Entry?Command=Information_PrintForum&amp;iPage=3#FORUM40860"><text:span text:style-name="T1">#</text:span></text:a></text:p>
      <text:p text:style-name="P3">《獵殺許信良 !》一文，笑翻，很白爛。我只能說可能因為我當過兵（1990-92年在野戰師，砲兵實彈演習過兩次，行軍演習背著77走路幾晝夜兩次，擔任有線兵支援配訓一次，然後最後半年在陸軍禮砲連），故此很容易一眼看出鬼扯。 <text:line-break/><text:line-break/>如果有人沒當過兵也一眼看了狂笑鬼扯淡，那他是智者。我相信有這種人。只是他不一定有底氣直接開罵鬼扯。 <text:line-break/><text:line-break/>簡單說，輪得到那個小排長嗎？又，郝柏村多大的官，管這個幹嘛啦，還竟然管起77下令的小步驟，這個一般營長都懶得管。我看下個電話記錄算了啦。叫安官接聽啦。是說當過兵的人聽到「電話記錄」就苦笑或笑噴。 <text:line-break/><text:line-break/>而且要整這種殺人的事也是情治單位的特務來整。再來，搭載許信良坐桶子（偷渡）來台的那艘漁船無論是我方或陸方的，都不可能去轟爛它。把船扣下來就好啊。真要殺許，扣下來後再怎樣偷偷結果他也可。如果腳本是官兵砲擊後才發現船上竟然有許信良的屍體，那就去海邊演一下，拍照後請報社發也可。或叫報社來現場拍被炸過的漁船。況且砲擊漁船也不一定會死人或死全部。 <text:line-break/><text:line-break/>我常看到一些低級的歷史論述（藍綠都有），在動筆拆穿它，指出它虛構扭曲鬼扯之際，覺自己也像個傻蛋。一看就知道不對頭的東西，費心用文字去駁斥的時候常更吃力。明明一看就不可能嘛，這要怎麼提理由？ <text:line-break/><text:line-break/>預官排長算啥？預官連老兵也不見得管得動，有才調（本事）違抗上級？ <text:line-break/><text:line-break/>文中說怕砲班下不了手？我說班長和班兵可不見得每個人都聽過許信良。許很有名但沒到人盡皆知的程度，很多阿兵哥在入伍前（規定20歲入伍）只管自己謀生的事，年紀很輕，不見得都聽過社會上各路名人的大名。 <text:line-break/><text:line-break/>這種文章塞入很多專有名詞，好比333師（很精實強大的一個師，當過陸軍的人大概都聽過，我自己是226師）、兵器名稱、人物名稱，這一看就是混淆視聽，訂製「史實」，讓讀的人感覺真有其事。而且很矛盾，既然認為106砲不是用來打漁船的，那改用50機槍也可以啊，威力嚇嚇叫。 <text:line-break/><text:line-break/>1984年政府在美國搞出江南案，美國很不滿，事情大條到不行，年底被迫發動一清專案，此後國民黨還敢瞎整政治謀殺嗎？ <text:line-break/><text:line-break/>我不是說絕對不可能有，但要看是哪種事情。好比谷正文認為宋心濂死在溫泉池畔，按照他退伍前長年在軍情局的專業研判，宋是被人突然臉部套入塑膠袋窒息的。谷認為決定動他的是李登輝。這是清理門戶，處理自家人，這種暗殺的可能性就高了，因為事發後外界很難置喙。但許信良是反對陣營的大咖，能隨便要他死就下手嗎？機率很低，要幹也不可能讓預官小排長去執行。 <text:line-break/><text:line-break/>1988年孫立人解除軟禁。當年不止整孫，包括孫的一干子弟兵，好比郭廷亮，我記得這位校官被送去綠島過。在孫獲平反後，郭開始想完整追蹤並揭發當時他們受冤獄的事，於是情治單位頭很大，認為他好固執。一次郭搭火車在內壢一帶，突然跌落鐵軌死亡，從火車上墜下的。誰幹的？不知道，但情治單位涉嫌是跑不掉的。 <text:line-break/><text:line-break/>只因我平時愛談軍中回憶，看到板上一篇軍中往事，於是我就上頭了（大陸最近流行「上頭」的用法，我亂學一下），遂發此文。 <text:line-break/><text:line-break/>基本上男人喝大了就開始誇大或瞎編軍中往事。私下亂聊給不懂的人也罷，搞在網路上真笑死人，活見鬼。 <text:line-break/><text:line-break/>「我是每天都在用進步派之問來考自己的。」一個歷史本科的好友最近跟我感慨迸出這句。他用這句自嘲與自苦，常感靈魂煎熬，憂愁台灣被搞成今天的仇恨之島。進步派意思是指台獨裡的讀書人，他們不會叫自己進步派，但自居思想進步，史觀詭譎盧洨。我這朋友覺得他們提出的綠色史觀論述問題很大，他內行人一聽就知道是離譜，但要拆穿他們很累，因為也必須講上一大堆來駁斥，而且該怎麼講也要動點腦。他的心情，套用大陸常有的一句：我好難hhhh <text:line-break/><text:line-break/><text:line-break/></text:p>
      <text:p text:style-name="P1">孝安   |  2021.07.28 22:52   |   <text:a xlink:type="simple" xlink:href="http://palinfo.habago.org/Entry?Command=Information_PrintForum&amp;iPage=3#FORUM40859"><text:span text:style-name="T1">#</text:span></text:a></text:p>
      <text:p text:style-name="P2">連飛彈打漁船都有可能，獨裁者還有什麼事幹不了的？ <text:line-break/>可以說這是一面之詞沒有證據證實，但是說這不可能，未免低估了獨裁者的惡。</text:p>
      <text:p text:style-name="P1">陳真   |  2021.07.28 19:41   |   <text:a xlink:type="simple" xlink:href="http://palinfo.habago.org/Entry?Command=Information_PrintForum&amp;iPage=3#FORUM40858"><text:span text:style-name="T1">#</text:span></text:a></text:p>
      <text:p text:style-name="P3">這完全不可能，純屬胡扯，什麼 "擊沈海上企圖偷渡漁船"？遠遠看到漁船就知道是偷渡？應該也不會有人傻到下令用重炮去打漁船吧？ 何況是自己人的漁船。幹這麼奇怪的事，目的何在？ <text:line-break/><text:line-break/>更不用說什麼國防部長郝柏村屆時將親自下令當場獵殺許信良！太離譜了。郝柏村有那麼低能無聊嗎？就算是對岸共匪搭漁船來台也不會擊沉。 <text:line-break/><text:line-break/>我覺得，一般人對過往年代的真實樣貌，通常有著一種根本上的錯誤認知，往往是幻想，少有例外，而且是一種根本上的誤解。 <text:line-break/><text:line-break/>很多鬼扯，一聽就知道是鬼扯，為什麼呢？因為離 "基本事實架構" 太遠。 <text:line-break/><text:line-break/>倘若有人舉證說當時許信良早已和李登輝事先說好假偷渡真投靠，我一定馬上相信；表面上判刑十年，卻假裝坐牢幾個月後便特赦出獄，馬上和李登輝狼狽為奸合力圍勦外省掛 (非主流)。 <text:line-break/><text:line-break/>緊接著，國民黨就開始暗中用鉅額金錢豢養民進黨，培植黑金份子，民進黨這一邊的領頭羊就是黃信介；兩黨表面對立，其實哥倆好，開始進行權力分贓與近親繁殖。至遲在大約九零年代中期，就根本已經沒有所謂國、民兩黨，國與民基本上就是一個黨，兩個細胞既融合又各自分裂，以利益結合，以省籍裂解；所謂 "非主流"，亦即外省政治族群，迅即全數濺滅。 <text:line-break/><text:line-break/>兩年後，大約1998年，愛台灣口號登場，本省人已實質全面掌權；在美國的主導下，展開 "仇中反華" 的新法西斯殖民時代，絲毫不再掩飾美帝走狗的台奸黑金本質。這就是台灣的所謂民主運動。 <text:line-break/><text:line-break/>我曾經傻傻地成為這個民主運動劇本的早期一份子，直到將近二十年後，也就是1998年，我才終於看清楚這一切詭詐、齷齪與邪惡。</text:p>
      <text:p text:style-name="P1">李念淨   |  2021.07.28 12:14   |   <text:a xlink:type="simple" xlink:href="http://palinfo.habago.org/Entry?Command=Information_PrintForum&amp;iPage=3#FORUM40857"><text:span text:style-name="T1">#</text:span></text:a></text:p>
      <text:p text:style-name="P2">轉錄一篇有意思的文章 <text:line-break/><text:line-break/><text:line-break/>獵殺許信良 ! <text:line-break/><text:line-break/>我在友軍333師FB貼出了東崗事件，結果出現一位同時期的106砲預官排長，表示在東崗前幾個月，他在高雄也奉命帶實彈到海邊待命，任務是"擊沈海上企圖偷渡漁船"，但他認為106砲是反裝甲的武器，打漁船會什麼結果不知道。而且偷渡罪不致死，沒有戰爭行為就當場處死則處罰太重，認為驅離射擊或是逮捕才是正確方法。於是他按照步兵學校所教，要求確認命令。 <text:line-break/><text:line-break/>没想到他的師長鄧祖琳親自去到現場，除了對106炮排打氣訓話外，並對排長指示狀況出現時，將會由參謀總長郝杯杯直接以無線電77下命令給排長，屆時炮車必須開到指定地點一炮擊沈偷渡漁船，否則就軍法從事！ <text:line-break/><text:line-break/>排長還是不服，堅持軍令系統規定只能聽直屬長官的命令， 而且還要確認命令是否合法合理。結果終於逼出他的兵器連朱賢豪連長，他對排長正式宣布任務對象乃是許信良，先前不向排長說清楚是怕砲班下不了手。 <text:line-break/><text:line-break/>但預官聽完後當然更下不了手，他和砲班班長討論之後，就賭許信良如果真的出現在他們的責任區域，就推説77訊號不良聽不到。但最後許信良始終未現身，他們就撤防了。 <text:line-break/><text:line-break/>所以106砲排長懷疑我們金防部是否是在接續他們未達成的任務?--"可憐的越南難民船會不會是跟許信良事件有關係？" <text:line-break/><text:line-break/>(圖為當年我們預官35期步排上課的106砲筆記) <text:line-break/><text:line-break/><text:a xlink:type="simple" xlink:href="https://www.facebook.com/permalink.php?story_fbid=1924316747735888&amp;;id=100004727437955"><text:span text:style-name="T2">https://www.facebook.com/permalink.php?story_fbid=1924316747735888&amp;;id=100004727437955</text:span></text:a></text:p>
      <text:p text:style-name="P1">秉叡   |  2021.07.28 02:11   |   <text:a xlink:type="simple" xlink:href="http://palinfo.habago.org/Entry?Command=Information_PrintForum#FORUM40856"><text:span text:style-name="T3">#</text:span></text:a></text:p>
      <text:p text:style-name="P2"><text:line-break/><text:line-break/>以色列的十大神話 半島電視台專訪歷史學家伊蘭·帕佩 <text:line-break/><text:line-break/>奧斯曼·阿姆科 <text:line-break/>2021年7月22日 <text:line-break/>&amp;;#124; <text:line-break/>更新: <text:line-break/>2021年7月22日 <text:line-break/>10:52 上午 (GMT) <text:line-break/><text:line-break/><text:line-break/>以色列偉大的歷史學家、以色列佔領國種族主義政策最傑出的批評家之一伊蘭·帕佩認為，了解衝突的本質在於歷史，因為它提供了對過去的真實和公正的理解，與此同時，正確認識歷史就足以實現和平，反之，歪曲或操縱歷史會使情況惡化，使其更加複雜化，背離解決方案，這主要體現在今天的巴以沖突中。與巴勒斯坦問題有關的歷史謬誤使該地區遠離和平，而歪曲歷史助長了迫害的蔓延，並保護了帕佩所謂的殖民者和定居者的以色列政權，因此，以色列不斷歪曲歷史以進行誤導，這在使衝突永久化方面發揮著重要作用，使建立和平希望渺茫。 <text:line-break/><text:line-break/>在此背景下，帕佩認為，以色列力圖宣揚的關於巴勒斯坦問題的十個關鍵神話。這些基於歪曲過去和現在事實的謬論使我們無法理解正在爆發的衝突根源，從而使得持續不斷的衝突成為可能，以色列方面的流血事件違反了旨在保護平民的所有國際公約的神聖性。 <text:line-break/><text:line-break/>帕佩認為，關於巴勒斯坦土地如何轉變為以色列國土地的猶太復國主義歷史敘述是基於這十個神話，其中包括散佈有關巴勒斯坦人對其土地道德權利的懷疑，這經常被西方媒體所接受，並促進其在政治精英中的推廣，此外，以色列佔領國還試圖通過這些神話為其 60 多年來針對巴勒斯坦平民的行動辯解。帕佩還斷言，對這些神話的默許反映了西方政府不願意以任何有意義的方式乾預這場長達數十年的衝突。 <text:line-break/><text:line-break/>關於這些想法，伊蘭·帕佩展示了 Verso 於 2017 年出版的《關於以色列的十個神話》一書，以展示壓迫巴勒斯坦人土地權利的漫無邊際的猶太宣傳，並通過仔細審視歷史背景予以駁斥，通過分別研究每一個神話，看其與真實歷史事實的一致性，並有系統地、有紀律地提出符合邏輯和歷史事實的反駁。 <text:line-break/><text:line-break/><text:line-break/>因此，半島電視台採訪了偉大的歷史學家、英國埃克塞特大學社會科學與國際研究學院教授、該大學歐洲巴勒斯坦研究中心主任、埃克塞特民族與政治研究中心聯席主任帕佩，此外，他著有重要多部重要書籍，其中包括2006年出版的《巴勒斯坦民族清洗》，2011年出版的《被遺忘的巴勒斯坦人：以色列巴勒斯坦人的歷史》，以及2017 年發布的《地球上最大的監獄：被佔領土的歷史》，試圖從以色列歷史學家、巴勒斯坦權利捍衛者的角度更接近現實地理解衝突的歷史維度，並且嚴厲批評以色列的侵略政策。 <text:line-break/><text:line-break/><text:line-break/><text:line-break/>有一種觀點認為巴勒斯坦是一片等待猶太復國主義運動重建的空曠荒地，這是真的嗎？或者這裡是一個正在經歷快速現代化的繁榮社會的土地？ <text:line-break/><text:line-break/>自猶太復國主義運動開始以來，“空地”神話對猶太復國主義運動一直很重要，因為即使在英國這個猶太復國主義運動得到最大支持的地方，總有人問起那片土地上的原住民，在英國託管巴勒斯坦時代之後，當國際社會開始權衡雙方的論點時，這個神話變得更加重要，如果這個國家不是空的，那麼這意味著巴勒斯坦人聲稱猶太復國主義是殖民主義就是正確之舉，因此，有人試圖呈現和推銷這個神話。 <text:line-break/><text:line-break/>儘管以色列控制巴勒斯坦領土已經過去了幾十年，但這個希伯來國家仍然認為有必要將這個謊言變成商品並繼續推銷它，因為許多受過教育和有良知的人認為，巴勒斯坦的局勢只是一場定居者殖民運動，旨在取代和替代巴勒斯坦的土著人民。現在有很多明確的證據表明，在猶太復國主義到來之前，巴勒斯坦正在經歷一個充滿活力的社會，據了解，這個社會現代化程度很高，並且是剛剛從奧斯曼帝國統治中解放出來並無視歐洲帝國貪婪的阿拉伯世界的一部分。 <text:line-break/><text:line-break/><text:line-break/><text:line-break/>巴勒斯坦被認為是沒有人民的土地的神話與另一個神話有關，即猶太人是沒有土地的人民。猶太人真得是巴勒斯坦的原始居民嗎？ <text:line-break/><text:line-break/>實事求是地說，我不知道 ，但我對Shlom Sand這樣的學者所做的研究印象深刻，研究結果表明，猶太人在羅馬時代留在了巴勒斯坦，皈依了基督教，其中極少一部分人仍然是猶太人，後來很多人皈依了伊斯蘭教。對我來說，沒有什麼可以根據兩千多年前擁有土地的故事來主張“土地權”，而土地不能以此為基礎被殖民和占有。 <text:line-break/><text:line-break/><text:line-break/><text:line-break/>反猶太復國主義和反猶太主義一樣嗎？猶太人不批評猶太復國主義運動嗎？ <text:line-break/><text:line-break/>兩者不一樣，猶太教是宗教，猶太復國主義是意識形態。這就像說如果你反對白人至上主義者就是反基督教，或者如果你反對基地組織就是反穆斯林，當你攻擊一種意識形態時，你會看看它是否為你認為不道德的行為辯護。殖民主義、種族清洗、種族主義和戰爭罪行在道德上都是不可接受的，反對猶太復國主義的人認為，他們作為一種意識形態，是這些行為的根源和理由。我同意這個觀點，反對人是基於他們的所作所為，而不是因為他們的身份，這可以稱為反猶太復國主義。但是，如果你根據猶太人的身份反對人們，那麼我們在這裡就只談論反猶太主義。 <text:line-break/><text:line-break/><text:line-break/><text:line-break/>你批評將猶太復國主義視為一場民族運動，相反，你認為這是一場殖民帝國主義運動。怎麼看這個觀點？ <text:line-break/><text:line-break/>定義猶太復國主義的最佳方式是將其理解為一個項目和殖民定居運動。從本質上講，猶太復國主義與歐洲人在北美、澳大利亞和南非等地的追求沒有什麼不同，他們最終由於種種原因離開了，其中包括宗教迫害，並選擇了新的土地作為他們的居所和家園，但主要問題是，這些地方已經被其他原住民居住。在所有情況下，定居者的運動都受到一位學者所謂的“排斥原始公民”邏輯的推動。在巴勒斯坦情況下，這個項目是巴勒斯坦人的流離失所和替代他們，以有利於歐洲猶太人。 <text:line-break/><text:line-break/><text:line-break/><text:line-break/>巴勒斯坦人在 1948 年後自願離開他們的土地，這是真得嗎？ <text:line-break/><text:line-break/>不，這不是真的，但他們成為了猶太復國主義領導人在 1948 年初準備的種族清洗過程的難民和受害者，這個過程持續了九個月，直到當年年底。當時，巴勒斯坦一半以上的人口被驅逐，一半的村莊和大部分城市被摧毀。 <text:line-break/><text:line-break/><text:line-break/><text:line-break/>以色列一直將自己視為一個民主國家，而是中東唯一的民主國家。這個說法是真的嗎？ <text:line-break/><text:line-break/>這是另一個神話，以色列是一個佔領數百萬人並剝奪他們50多年基本人權和公民權利的國家，他們無權反對或決定自己的命運，這不是民主國家。一個根據法律和政治將其巴勒斯坦公民（48年阿拉伯人）視為二等公民的國家不是民主國家，即使我們擱置以色列67年佔領土地這個問題，以色列的大部分土地都是巴勒斯坦公民無法觸及的，許多地區，例如定居點，都是猶太人的專屬區域。此外，2018 年的以色列國籍法明確規定，巴勒斯坦人根本沒有集體權利，並且，他們在法律下的個人權利與猶太公民的權利也有所不同。 <text:line-break/><text:line-break/><text:line-break/><text:line-break/>巴勒斯坦人在加沙遭受的苦難是因為哈馬斯，還是因為以色列對加沙及其居民的圍攻和轟炸？ <text:line-break/><text:line-break/>苦難是因為以色列拒絕接受加沙人民的民主選擇，對他們的選擇做出了回應，並對他們進行了嚴酷的圍困，這已成為對加沙地帶居民的生存威脅，因此，加沙人民努力鬥爭，試圖提醒世界，以解除對他們的封鎖。與法塔赫一樣，哈馬斯也感到有責任保護巴勒斯坦人——無論他們身處何處，特別是在以色列侵犯聖地之時。 <text:line-break/><text:line-break/><text:line-break/><text:line-break/>在您看來，兩國方案是唯一可能的解決方案嗎？您不認為兩國方案旨在消滅巴勒斯坦國嗎？ <text:line-break/><text:line-break/>我認為兩國方案已經死亡，1967 年之後，就有機會建立它，但現在，約旦河西岸地區擁有 60 萬定居者，以色列右翼政府多年佔據主導地位，未來沒有任何改變的機會，無論你是否認同這個方案，它都已經變成了無用的解決方案。我還認為，以色列正在以“兩國方案”為藉口，通過強迫巴勒斯坦人居住在約旦河西岸地區和加沙地帶的班圖斯坦兩個小單位內，繼續其流離失所和替代定居項目。 <text:line-break/><text:line-break/><text:line-break/><text:line-break/>最近以色列對加沙地帶和聖城再次發動侵略，根據十大神話，您如何看待正在發生的事情？ <text:line-break/><text:line-break/>我認為，所有這些神話的迴聲在上次襲擊中就已經出現了，我們仍然有一個定居者殖民國家，它與當地人作戰，將當地人視為外國人，這個國家在這方面得到西方政府的支持，也許以色列的內部支持受到了這些神話的啟發。但另一方面，世界各地有如此多的人對巴勒斯坦人表現出驚人的團結，似乎有很大一部分人不再相信以色列傳播的神話。 <text:line-break/><text:line-break/>来源 : 半岛电视台 <text:line-break/><text:line-break/><text:line-break/><text:a xlink:type="simple" xlink:href="https://chinese.aljazeera.net/opinions/long-reads/2021/7/22/%E4%BB%A5%E8%89%B2%E5%88%97%E7%9A%84%E5%8D%81%E5%A4%A7%E7%A5%9E%E8%AF%9D%E5%8D%8A%E5%B2%9B%E7%94%B5%E8%A7%86%E5%8F%B0%E4%B8%93%E8%AE%BF%E5%8E%86%E5%8F%B2%E5%AD%A6%E5%AE%B6%E4%BC%8A%E5%85%B0%E5%B8%95"><text:span text:style-name="T2">https://chinese.aljazeera.net/opinions/long-reads/2021/7/22/</text:span><text:span text:style-name="T4">以色列的十大神</text:span><text:span text:style-name="T5">话半岛电视台专访历史学家伊兰帕</text:span></text:a></text:p>
      <text:p text:style-name="P4"><text:span text:style-name="T6">陳真</text:span><text:span text:style-name="T7"><text:s/>  |  2021.07.26 20:49   |   </text:span><text:a xlink:type="simple" xlink:href="http://palinfo.habago.org/Entry?Command=Information_PrintForum#FORUM40855"><text:span text:style-name="T8">#</text:span></text:a></text:p>
      <text:p text:style-name="P5"><text:span text:style-name="T7">人傻被人欺，馬善被人騎。我都不好意思講自己的無知。</text:span><text:span text:style-name="T9"><text:line-break/><text:line-break/></text:span><text:span text:style-name="T7">這兩天有朋友帶一位業代來，幫我處理完車子的事。謝謝各位提供的資訊，讓我可以假裝很內行，儘量不被騙。但我覺得自己好像還是買貴了，畢竟車商有太多可以撈錢的項目，挖東牆補西牆。</text:span><text:span text:style-name="T9"><text:line-break/><text:line-break/></text:span><text:span text:style-name="T7">記得第二次買房時，我以為自己已經學到教訓，變得很厲害，終於把房價砍三成。但是後來發現，整個社區的左鄰右舍的成交價只有六百多萬，只有我用九百多萬的價錢買下。想到這些事真是很心痛。</text:span></text:p>
      <text:p text:style-name="P4"><text:span text:style-name="T6">五元</text:span><text:span text:style-name="T7"><text:s/>  |  2021.07.26 13:42   |   </text:span><text:a xlink:type="simple" xlink:href="http://palinfo.habago.org/Entry?Command=Information_PrintForum#FORUM40854"><text:span text:style-name="T8">#</text:span></text:a></text:p>
      <text:p text:style-name="P6"><text:span text:style-name="T7">補充一下</text:span><text:span text:style-name="T9">,</text:span><text:span text:style-name="T7">應該是說車的的舊換新方案的</text:span><text:span text:style-name="T9">5</text:span><text:span text:style-name="T7">萬是政府出的</text:span><text:span text:style-name="T9">,<text:line-break/></text:span><text:span text:style-name="T7">業務本身可以再給</text:span><text:span text:style-name="T9">2~3</text:span><text:span text:style-name="T7">萬的折扣</text:span><text:span text:style-name="T9">.<text:line-break/><text:line-break/></text:span><text:span text:style-name="T7">這個業務沒折扣還加價</text:span><text:span text:style-name="T9">,</text:span><text:span text:style-name="T7">真的有點怪怪的</text:span><text:span text:style-name="T9">.</text:span></text:p>
      <text:p text:style-name="P4"><text:span text:style-name="T6">五元</text:span><text:span text:style-name="T7"><text:s/>  |  2021.07.26 13:29   |   </text:span><text:a xlink:type="simple" xlink:href="http://palinfo.habago.org/Entry?Command=Information_PrintForum#FORUM40853"><text:span text:style-name="T8">#</text:span></text:a></text:p>
      <text:p text:style-name="P5"><text:span text:style-name="T7">陳醫生的舊車是辦報廢嗎</text:span><text:span text:style-name="T9">?<text:line-break/></text:span><text:span text:style-name="T7">報廢車在半年內購買新車可以退貨物稅</text:span><text:span text:style-name="T9">5</text:span><text:span text:style-name="T7">萬元</text:span><text:span text:style-name="T9">.<text:line-break/></text:span><text:a xlink:type="simple" xlink:href="https://ctee.com.tw/news/tax-law/399327.html"><text:span text:style-name="T10">https://ctee.com.tw/news/tax-law/399327.html</text:span></text:a><text:span text:style-name="T9"><text:line-break/></text:span><text:span text:style-name="T7">所以車商所謂的補助其實是政府出的</text:span><text:span text:style-name="T9">.<text:line-break/><text:line-break/></text:span><text:span text:style-name="T7">一般現金買車業務的權限大約</text:span><text:span text:style-name="T9">2~3</text:span><text:span text:style-name="T7">萬元折扣</text:span><text:span text:style-name="T9">,<text:line-break/></text:span><text:span text:style-name="T7">但感覺這個業務會用話術呼弄人</text:span><text:span text:style-name="T9">,</text:span><text:span text:style-name="T7">報價不實在</text:span><text:span text:style-name="T9">,<text:line-break/>(</text:span><text:span text:style-name="T7">沒折扣而且要求加購配備</text:span><text:span text:style-name="T9">,88.2</text:span><text:span text:style-name="T7">萬是怎麼算出來的</text:span><text:span text:style-name="T9">,</text:span><text:span text:style-name="T7">是不是還把保險費全部灌在裡面</text:span><text:span text:style-name="T9">?)<text:line-break/></text:span><text:span text:style-name="T7">態度這麼不好</text:span><text:span text:style-name="T9">,</text:span><text:span text:style-name="T7">建議多看幾家經銷商</text:span><text:span text:style-name="T9">,</text:span><text:span text:style-name="T7">互相比較一下報價</text:span><text:span text:style-name="T9">.</text:span></text:p>
      <text:p text:style-name="P4"><text:span text:style-name="T6">黄清</text:span><text:span text:style-name="T11">扬</text:span><text:span text:style-name="T7"><text:s/>  |  2021.07.26 11:56   |   </text:span><text:a xlink:type="simple" xlink:href="http://palinfo.habago.org/Entry?Command=Information_PrintForum#FORUM40852"><text:span text:style-name="T8">#</text:span></text:a></text:p>
      <text:p text:style-name="P7"><text:span text:style-name="T6">这个</text:span><text:span text:style-name="T7">讲话够直接和不留情面的！既然人家那么赤裸裸的来遏制和对抗，我们还遮遮掩掩的就有点自欺欺人了。反正怎样也改变不了对方，那就大家都讲白了得了！</text:span><text:span text:style-name="T9"><text:line-break/><text:line-break/></text:span><text:span text:style-name="T6">外交部副部长</text:span><text:span text:style-name="T7">谢锋当天在天津同美国常务副国务卿舍曼会谈时表示，美方应该首先解决</text:span><text:span text:style-name="T9"><text:line-break/></text:span><text:span text:style-name="T6">好自己的人</text:span><text:span text:style-name="T7">权问题。从历史看，对土著居民搞种族灭绝；从现实看，消极抗疫造成</text:span><text:span text:style-name="T9">62</text:span><text:span text:style-name="T6">万</text:span><text:span text:style-name="T9"><text:line-break/></text:span><text:span text:style-name="T6">美国人死亡；从世界看，长期</text:span><text:span text:style-name="T7">穷兵黩武，用谎言挑起战争，给世界带来深重灾难。美国</text:span><text:span text:style-name="T9"><text:line-break/></text:span><text:span text:style-name="T6">凭什么以全球民主人</text:span><text:span text:style-name="T7">权代言人自居</text:span><text:span text:style-name="T9">?<text:line-break/><text:line-break/></text:span><text:span text:style-name="T7">谢锋说，美方没有资格在中方面前指手画脚谈民主人权。</text:span><text:span text:style-name="T9"><text:line-break/><text:line-break/></text:span><text:span text:style-name="T7">谢锋表示，一段时间以来，美方一些人在渲染中美冲突和美国面临的挑战时提到所谓</text:span><text:span text:style-name="T9">“<text:line-break/></text:span><text:span text:style-name="T6">珍珠港时刻</text:span><text:span text:style-name="T9">”</text:span><text:span text:style-name="T6">和</text:span><text:span text:style-name="T9">“</text:span><text:span text:style-name="T6">斯普特尼克时刻</text:span><text:span text:style-name="T9">”</text:span><text:span text:style-name="T6">。一些</text:span><text:span text:style-name="T7">专家学者明言，美方是在把中国比喻成二战</text:span><text:span text:style-name="T9"><text:line-break/></text:span><text:span text:style-name="T6">时的日本、冷战时的苏联，想通过</text:span><text:span text:style-name="T7">树立中国这个</text:span><text:span text:style-name="T9">“</text:span><text:span text:style-name="T6">假想</text:span><text:span text:style-name="T7">敌</text:span><text:span text:style-name="T9">”</text:span><text:span text:style-name="T6">，重新点燃国家目</text:span><text:span text:style-name="T7">标感，通</text:span><text:span text:style-name="T9"><text:line-break/></text:span><text:span text:style-name="T6">过妖魔化中国，</text:span><text:span text:style-name="T7">转移美民众对国内政治、经济、社会的不满，把美国内深层次结构性矛</text:span><text:span text:style-name="T9"><text:line-break/></text:span><text:span text:style-name="T6">盾甩</text:span><text:span text:style-name="T7">锅到中国身上。</text:span><text:span text:style-name="T9"><text:line-break/><text:line-break/></text:span><text:span text:style-name="T7">谢锋指出，美全政府全社会动员，全方位遏制中国，似乎只要遏制住中国的发展，美内</text:span><text:span text:style-name="T9"><text:line-break/></text:span><text:span text:style-name="T6">外</text:span><text:span text:style-name="T7">难题就能迎刃而解，美国将重新变得伟大，美国治下的霸权就可以延续。美方动辄拿</text:span><text:span text:style-name="T9"><text:line-break/></text:span><text:span text:style-name="T6">中方</text:span><text:span text:style-name="T7">说事，好像不扯上中国，都不会说话做事了。我们敦促美方改变当前这种极其错误</text:span><text:span text:style-name="T9"><text:line-break/></text:span><text:span text:style-name="T6">的思</text:span><text:span text:style-name="T7">维和极其危险的对华政策。</text:span><text:span text:style-name="T9"><text:line-break/><text:line-break/></text:span><text:span text:style-name="T7">谢锋表示，中国老百姓的眼晴是雪亮的。美方的</text:span><text:span text:style-name="T9">“</text:span><text:span text:style-name="T7">竞争、合作、对抗</text:span><text:span text:style-name="T9">”</text:span><text:span text:style-name="T6">三分法就是遏制</text:span><text:span text:style-name="T9"><text:line-break/></text:span><text:span text:style-name="T6">打压中国的</text:span><text:span text:style-name="T9">“</text:span><text:span text:style-name="T6">障眼法</text:span><text:span text:style-name="T9">”</text:span><text:span text:style-name="T6">。对抗遏制是本</text:span><text:span text:style-name="T7">质，合作是权宜之计，竞争是话语陷阱。有求于</text:span><text:span text:style-name="T9"><text:line-break/></text:span><text:span text:style-name="T6">中方时就要求合作；在有优势的</text:span><text:span text:style-name="T7">领域就脱钩断供，封锁制裁；为了遏制中国，不惜冲突</text:span><text:span text:style-name="T9"><text:line-break/></text:span><text:span text:style-name="T6">对抗。只想解决美方</text:span><text:span text:style-name="T7">关切的问题，只想得到美方想要的结果，单方面受益，既要坏事做</text:span><text:span text:style-name="T9"><text:line-break/></text:span><text:span text:style-name="T7">绝，还想好处占尽，天下哪有这样的道理</text:span><text:span text:style-name="T9">?</text:span><text:span text:style-name="T6">！</text:span><text:span text:style-name="T9"><text:line-break/><text:line-break/></text:span><text:span text:style-name="T7">谢锋指出，美方所谓维护</text:span><text:span text:style-name="T9">“</text:span><text:span text:style-name="T6">基于</text:span><text:span text:style-name="T7">规则的国际秩序</text:span><text:span text:style-name="T9">”</text:span><text:span text:style-name="T6">，就是想把自己和少数西方国家的</text:span><text:span text:style-name="T9">“<text:line-break/></text:span><text:span text:style-name="T6">家法帮</text:span><text:span text:style-name="T7">规</text:span><text:span text:style-name="T9">”</text:span><text:span text:style-name="T6">包装成国际</text:span><text:span text:style-name="T7">规则，用来规锁打压别国。美方抛弃国际社会广泛接受的国际法</text:span><text:span text:style-name="T9"><text:line-break/></text:span><text:span text:style-name="T6">和国际秩序，破坏自己曾经参与构建的国际体系，另起炉灶抛出所</text:span><text:span text:style-name="T7">谓</text:span><text:span text:style-name="T9">“</text:span><text:span text:style-name="T6">基于</text:span><text:span text:style-name="T7">规则的国际</text:span><text:span text:style-name="T9"><text:line-break/></text:span><text:span text:style-name="T6">秩序</text:span><text:span text:style-name="T9">"</text:span><text:span text:style-name="T6">，无非是想耍</text:span><text:span text:style-name="T7">赖，想篡改规则限制别人、谋利自己，是想施行弱肉强食、以大欺</text:span><text:span text:style-name="T9"><text:line-break/></text:span><text:span text:style-name="T6">小的</text:span><text:span text:style-name="T9">“</text:span><text:span text:style-name="T7">丛林法则</text:span><text:span text:style-name="T9">”</text:span><text:span text:style-name="T6">。</text:span></text:p>
      <text:p text:style-name="P4"><text:span text:style-name="T6">陳真</text:span><text:span text:style-name="T7"><text:s/>  |  2021.07.26 01:48   |   </text:span><text:a xlink:type="simple" xlink:href="http://palinfo.habago.org/Entry?Command=Information_PrintForum#FORUM40851"><text:span text:style-name="T8">#</text:span></text:a></text:p>
      <text:p text:style-name="P5"><text:span text:style-name="T7">紀念唐慧琳</text:span><text:span text:style-name="T9"><text:line-break/><text:line-break/></text:span><text:span text:style-name="T7">陳真</text:span><text:span text:style-name="T9"><text:line-break/><text:line-break/>2021. 07. 26.<text:line-break/><text:line-break/><text:line-break/></text:span><text:span text:style-name="T7">大約半年前，寫了一封信給唐慧琳，但一直沒有寄出，因為與之不相識，貼了郵票卻不知道要寄到哪。</text:span><text:span text:style-name="T9"><text:line-break/><text:line-break/></text:span><text:span text:style-name="T7">另一個沒寄的原因則是因為，不太想去面對一個朋友的即將離世。</text:span><text:span text:style-name="T9"><text:line-break/><text:line-break/></text:span><text:span text:style-name="T7">不寄，不妨就把她當做是</text:span><text:span text:style-name="T9"><text:s/>"</text:span><text:span text:style-name="T7">陌生人</text:span><text:span text:style-name="T9">"</text:span><text:span text:style-name="T7">；對於陌生人的過世，不過兩行清淚，一聲嘆息；倘若把信給寄了，說不定就變成朋友；朋友禍福，就很難不構成打擊了。我一生在這方面的打擊已經太多。</text:span><text:span text:style-name="T9"><text:line-break/><text:line-break/></text:span><text:span text:style-name="T7">不論古今中外，我很少稱讚政治人物。以島內為例，政治人物能夠像韓國瑜、陳定南、林義雄、劉峰松、翁金珠和戴振耀那樣保有初衷與正常人性者，幾乎鳳毛麟角。當我從電視上看到唐慧琳時，她還不是政治人物，而是某個智庫的研究員。不久之後，她選上議員，成為政治人物，但我發現她始終沒什麼改變。</text:span><text:span text:style-name="T9"><text:line-break/><text:line-break/></text:span><text:span text:style-name="T7">四年前，亦即</text:span><text:span text:style-name="T9">2017</text:span><text:span text:style-name="T7">年，我在留言板上寫了篇文章稱讚唐慧琳。我不一定跟她有著完全一樣的想法，不過那不重要。我並不是因為她講對了一些什麼而稱讚她。我之所以對她有所推崇，只因為</text:span><text:span text:style-name="T9"><text:s/>"</text:span><text:span text:style-name="T7">義憤</text:span><text:span text:style-name="T9">" </text:span><text:span text:style-name="T7">二字。我從她身上可以感受到她對於不義深深的憤怒。</text:span><text:span text:style-name="T9"><text:line-break/><text:line-break/></text:span><text:span text:style-name="T7">老實說，打從我</text:span><text:span text:style-name="T9">20</text:span><text:span text:style-name="T7">歲都不到就加入黨外開始，一直到現在，我對所謂</text:span><text:span text:style-name="T9"><text:s/>"</text:span><text:span text:style-name="T7">菁英</text:span><text:span text:style-name="T9">" </text:span><text:span text:style-name="T7">往往有著一種難以掩飾的反感。當然不是說</text:span><text:span text:style-name="T9"><text:s/>"</text:span><text:span text:style-name="T7">每一個</text:span><text:span text:style-name="T9">" </text:span><text:span text:style-name="T7">菁英全是混蛋鳥人，而只是說很少有所謂菁英還保有一點溫度與人味的。</text:span><text:span text:style-name="T9"><text:line-break/><text:line-break/></text:span><text:span text:style-name="T7">我的十多年黨外生涯，幾乎全部的時光都是和所謂</text:span><text:span text:style-name="T9"><text:s/>"</text:span><text:span text:style-name="T7">基層群眾</text:span><text:span text:style-name="T9">" </text:span><text:span text:style-name="T7">為伍，雖然黨外之路災難不斷，極其痛苦，說起來全是淚，但在某個重要的意義上來說，那真的是我一生中最美好的一段時光。那個</text:span><text:span text:style-name="T9"><text:s/>"</text:span><text:span text:style-name="T7">世界</text:span><text:span text:style-name="T9">" </text:span><text:span text:style-name="T7">非常單純，每天和基層群眾在一起工作和生活，來自各行各業，大多是艱苦人，擔蔥賣菜，販夫走卒，情感真摯，愛恨分明。</text:span><text:span text:style-name="T9"><text:line-break/><text:line-break/></text:span><text:span text:style-name="T7">在那個</text:span><text:span text:style-name="T9"><text:s/>"</text:span><text:span text:style-name="T7">世界</text:span><text:span text:style-name="T9">" </text:span><text:span text:style-name="T7">裏頭，幾乎沒有一個壞人，沒有心機，沒有盤算，言語直接而單純，全屬血肉，很少概念。我看他們，常會想到聖經上的一段話，總覺得大家都比我強，我說不定是最為蒼白無用的那一個。</text:span><text:span text:style-name="T9"><text:line-break/><text:line-break/></text:span><text:span text:style-name="T7">聖經要人們</text:span><text:span text:style-name="T9"><text:s/>"</text:span><text:span text:style-name="T7">心存謙卑，各人看別人比自己強</text:span><text:span text:style-name="T9">"</text:span><text:span text:style-name="T7">。以前很喜歡這句話，現在也還是喜歡，但已無法由衷。離開了黨外圈子，進入工作，進入學界醫界，進入菁英世界，整個美醜完全不一樣了，少了溫度，少了熱情，少了義憤，少了對於是非善惡的人性反應。大家的</text:span><text:span text:style-name="T9"><text:s/>"</text:span><text:span text:style-name="T7">家教</text:span><text:span text:style-name="T9">" </text:span><text:span text:style-name="T7">真的是太好了</text:span><text:span text:style-name="T9"><text:s/></text:span><text:span text:style-name="T7">，好到連聽到一句</text:span><text:span text:style-name="T9"><text:s/>"</text:span><text:span text:style-name="T7">他媽的</text:span><text:span text:style-name="T9">" </text:span><text:span text:style-name="T7">似乎都會受不了似的。</text:span><text:span text:style-name="T9"><text:line-break/><text:line-break/></text:span><text:span text:style-name="T7">大家都好有理性，動不動就舞文弄墨，吊吊書袋，炫耀一下知識與才藝；就連批評都好優雅哦，不可以有恨哦，我們要反對仇恨哦。他媽的這種人，家教會不會太好了點？</text:span><text:span text:style-name="T9"><text:line-break/><text:line-break/></text:span><text:span text:style-name="T7">我不是說我們應該滿口七幹六譙，而是說，為什麼菁英都不會生氣、甚至不喜歡看到別人生氣？偌大的邪惡之事你不生氣，但是當你看到別人為此生氣時，你卻反而生氣起來，說這樣有仇恨哦，不理性哦。</text:span><text:span text:style-name="T9"><text:line-break/><text:line-break/></text:span><text:span text:style-name="T7">它媽的我就是痛恨美國、痛恨西方列強，痛恨人渣黨，痛恨泯滅人性的日本鬼子，我恨不得趕緊看到這些邪惡人渣有朝一日統統得到他們應有的下場，該關的關，該槍斃的槍斃。一個人，只要他還有點人性，豈有可能不痛恨這些作惡多端的人渣？</text:span><text:span text:style-name="T9"><text:line-break/><text:line-break/></text:span><text:span text:style-name="T7">比方說這個作惡程度已毫無廉恥可言的人渣黨，今天，這些無惡不作貪婪至極的人渣，之所以還高居廟堂逍遙法外，只是因為台灣根本沒有法治可言。台灣的法律根本不是懲奸除惡，而是充當權勢者的狗。今天，如果法律與道德還有一絲意義可言，請你告訴我，有幾個人渣黨徒，其罪行可以免於依法槍斃？不但槍斃一次，而是理當槍斃不知道幾千次幾萬次。</text:span><text:span text:style-name="T9"><text:line-break/><text:line-break/></text:span><text:span text:style-name="T7">我這樣講，你聽了不順耳嗎？太不溫馨不理性了對不對？但我所言難道不是事實？天底下竟然有個所謂執政黨，藉著疫情公然謀財害命到這種喪心病狂的程度？幾年來，無數的貪瀆與圖利，動轍千百億甚至以兆計算。它媽的這些人渣有在怕嗎？他愛怎麼貪就怎麼貪，愛怎麼為非作歹就怎麼為非作歹，但是法律呢？完全無作用。</text:span><text:span text:style-name="T9"><text:line-break/><text:line-break/></text:span><text:span text:style-name="T7">記得</text:span><text:span text:style-name="T9">1985</text:span><text:span text:style-name="T7">年的十信案嗎？涉及金額以百億計，人心沸騰，一片罵聲。當時參選民代的黨外候選人最喜歡談這話題，只要在群眾大會上提起十信案，數萬群眾的憤怒幾乎都要爆炸沸騰。當時有一位口才很好的黨外省議員叫做王兆釧，經常以</text:span><text:span text:style-name="T9">1982</text:span><text:span text:style-name="T7">年李師科的案子來談十信案。李師科是個老兵，因為對現實不滿，犯下台灣第一宗搶銀行的案子，搶了五百多萬，卻把錢送給友人，引起當時社會上極大的同情，但他後來仍然被判死刑。</text:span><text:span text:style-name="T9"><text:line-break/><text:line-break/></text:span><text:span text:style-name="T7">黨外當年經常拿李師科的案子來對比十信案。例如王兆釧經常在群眾大會上說，如果李師科搶銀行幾百萬該槍斃一次，那麼，十信案相關經濟罪犯，萬倍於李師科、超過百億的金額，是不是該槍斃一萬次？其他很多黨外民代也都很喜歡做這樣一種類比。記得其中有一位</text:span><text:span text:style-name="T9">(</text:span><text:span text:style-name="T7">好像是謝長廷？我不太確定</text:span><text:span text:style-name="T9">)</text:span><text:span text:style-name="T7">說：開槍的劊子手要對十信案國泰集團蔡辰洲等人打一萬槍，恐怕會打到自己先累死。</text:span><text:span text:style-name="T9"><text:line-break/><text:line-break/></text:span><text:span text:style-name="T7">這些人講得很對，所以，請你告訴我，李師科如果應當槍斃一次，那麼，人渣黨這些謀財害命長年貪婪無度禍害社會無窮的人渣，應該槍斃幾百萬次？</text:span><text:span text:style-name="T9"><text:line-break/><text:line-break/></text:span><text:span text:style-name="T7">我不是說我們應該像以前的黨外人士那樣，滿口七幹六譙，而是說，為什麼菁英都不會生氣、甚至不喜歡看到別人生氣？偌大的邪惡之事你不生氣，但是當你看到別人為此生氣時，你卻反而生氣起來，說這樣有仇恨哦，不理性哦。</text:span><text:span text:style-name="T9"><text:line-break/><text:line-break/></text:span><text:span text:style-name="T7">我不是說我們應該滿口七幹六譙。事實上，我長這麼大，嘴巴上從未講過一個</text:span><text:span text:style-name="T9"><text:s/>"</text:span><text:span text:style-name="T7">幹</text:span><text:span text:style-name="T9">" </text:span><text:span text:style-name="T7">字；並不是因為我很清高，而是因為那根本不是我的口語表達方式。但我雖然從未說過一句所謂髒話，心裏卻充滿對於這些邪惡人事物的恨。為什麼呢？因為我是</text:span><text:span text:style-name="T9"><text:s/>"</text:span><text:span text:style-name="T7">人</text:span><text:span text:style-name="T9">"</text:span><text:span text:style-name="T7">，知識、金錢或所謂社會地位並沒有毀壞我的人性或減少我的義憤。表面上是菁英，但我骨子裏依舊還是個活生生的</text:span><text:span text:style-name="T9"><text:s/>"</text:span><text:span text:style-name="T7">人</text:span><text:span text:style-name="T9">"</text:span><text:span text:style-name="T7">，而非冰冷的行屍走肉。</text:span><text:span text:style-name="T9"><text:line-break/><text:line-break/></text:span><text:span text:style-name="T7">很遺憾唐慧琳走了，也許物傷其類，雖然素眛平生，難免惆悵。達摩東來，說要尋找一個</text:span><text:span text:style-name="T9"><text:s/>"</text:span><text:span text:style-name="T7">不受人惑</text:span><text:span text:style-name="T9">" </text:span><text:span text:style-name="T7">的人。</text:span><text:span text:style-name="T9">"</text:span><text:span text:style-name="T7">不受人惑</text:span><text:span text:style-name="T9">" </text:span><text:span text:style-name="T7">固然好，但我卻更渴望尋找那些身上還有溫度、有義憤、活生生的人。</text:span><text:span text:style-name="T9"><text:line-break/><text:line-break/></text:span><text:span text:style-name="T7">以下是四年前的舊文，再貼一下，紀念唐慧琳。</text:span><text:span text:style-name="T9"><text:line-break/><text:line-break/>---------------<text:line-break/><text:line-break/></text:span><text:span text:style-name="T7">陳真</text:span><text:span text:style-name="T9"><text:line-break/><text:line-break/>2017.11.28<text:line-break/><text:line-break/></text:span><text:span text:style-name="T7">下班回到家，吃個飯經常已經十一、二點，打開電視常會看到一個</text:span><text:span text:style-name="T9">"</text:span><text:span text:style-name="T7">新聞深喉嚨</text:span><text:span text:style-name="T9">" </text:span><text:span text:style-name="T7">的節目，往往是同樣一些人座談，有些言語空洞，腦袋混沌，例如沈富雄。但是，其中有個來賓卻讓我印象深刻，叫做唐慧琳。除了言之有物，我看她還頗有義憤。</text:span><text:span text:style-name="T9"><text:line-break/><text:line-break/>"</text:span><text:span text:style-name="T7">義憤</text:span><text:span text:style-name="T9">" </text:span><text:span text:style-name="T7">這東西，在這年頭已經很罕見了，人們大多顯得不痛不癢，即便再可惡可恨的事，也大多麻木不仁，彷彿不干我的事。這實在很奇怪。比方說，你平常如果被人偷了錢或被詐騙集團給騙走了財產，你會覺得無所謂嗎？你會表現得風度翩翩、很清高、很中立、很溫和理性嗎？還是很生氣很不甘願很憤怒？甚至很想把歹徒抓來痛毆一頓？當然是後者。</text:span><text:span text:style-name="T9"><text:line-break/><text:line-break/></text:span><text:span text:style-name="T7">別說騙，有時光是東西買貴了，被店家給佔了點便宜，你也會發飆開罵想辦法把錢給追回來不是嗎？但是，當一群很邪門齷齪的詐騙集團，一群貪婪人渣，藉著謊言與詐術取得政權，攜家帶眷雞犬昇天個個當了官，整天撈取各種好處或貪污勾結時，整個社會前景被毀了，眾人福祉被徹底糟蹋了，你的血汗錢全被這些人渣用各種五鬼搬運的手法給吞了，眾人財產與一生福祉全被掠奪了，這時候，你反而不生氣，反而覺得好像不理會不關心這些島內的</text:span><text:span text:style-name="T9"><text:s/>"</text:span><text:span text:style-name="T7">小事</text:span><text:span text:style-name="T9">" </text:span><text:span text:style-name="T7">顯得自己很清高似的。</text:span><text:span text:style-name="T9"><text:line-break/><text:line-break/></text:span><text:span text:style-name="T7">這究竟是什麼心態？什麼道理？甚至不但不生氣，反而還幫忙詐騙集團數鈔票，並且仰慕他們的地位與</text:span><text:span text:style-name="T9"><text:s/>"</text:span><text:span text:style-name="T7">成就</text:span><text:span text:style-name="T9">"</text:span><text:span text:style-name="T7">，說他們是民主鬥士、人權戰士。這不是心理變態，什麼是心理變態？這不是腦殘，什麼是腦殘？</text:span><text:span text:style-name="T9"><text:line-break/><text:line-break/></text:span><text:span text:style-name="T7">以前在花蓮火車站出口處，有個賣菜賣水果的阿婆常會故意坑我，故意算錯錢，對方不知道我是珠算天才兼心算高手，心算絕對比她快，即便坑我一塊錢我也知道，但我心知肚明，卻不拆穿。為什麼？因為她只是個阿婆，能佔我多少便宜？不過幾十塊錢吧頂多。但是，大財團以及一個純粹以官商勾結做為</text:span><text:span text:style-name="T9"><text:s/>"</text:span><text:span text:style-name="T7">施政</text:span><text:span text:style-name="T9">" </text:span><text:span text:style-name="T7">唯一要務的人渣黨，每天卻用各種卑劣手法污走我千百萬倍以上的錢。我當然是生氣後者而非前者。</text:span><text:span text:style-name="T9"><text:line-break/><text:line-break/></text:span><text:span text:style-name="T7">但一般人卻好像相反，對小事情很苛薄很會計較，對於大事情卻一副光風霽月貌，彷彿與他無關；你想讓他為了人渣黨生氣，似乎是不可能的事。</text:span><text:span text:style-name="T9"><text:line-break/><text:line-break/></text:span><text:span text:style-name="T7">每次搭高雄捷運，在凹仔底站的走道上，必然會看到一大群或三三兩兩的國中、高中生或大學生在那邊對著鏡子跳什麼街舞，毫無美感可言，非常難看，但是，跳的人卻跳得非常投入，非常熱情，完全就是整個人陶醉在其中。</text:span><text:span text:style-name="T9"><text:line-break/><text:line-break/></text:span><text:span text:style-name="T7">難看雖難看，但只要當事人喜歡就好。不過，每次路過，看到跳舞者那樣一種巨大的熱情，我總覺得很感慨。不用多，人們只須把這樣一種熱情的一億分之一，使用到他更應該擁有熱情的事情上，比方說反戰反帝反人渣政治等等，那麼，別說人渣黨根本不可能存在，就連世界和平與禮義大同恐怕老早都已實現。</text:span></text:p>
      <text:p text:style-name="P4"><text:span text:style-name="T6">張華</text:span><text:span text:style-name="T7"><text:s/>  |  2021.07.25 21:20   |   </text:span><text:a xlink:type="simple" xlink:href="http://palinfo.habago.org/Entry?Command=Information_PrintForum#FORUM40850"><text:span text:style-name="T8">#</text:span></text:a></text:p>
      <text:p text:style-name="P6"><text:span text:style-name="T7">如果是我去買車，碰到這種業務，馬上轉頭換一家。</text:span><text:span text:style-name="T9"><text:s/></text:span><text:span text:style-name="T7">網站上車子價錢都明白寫在哪兒了，報價沒有特別便宜有什麼好跩的。</text:span></text:p>
      <text:p text:style-name="P4"><text:span text:style-name="T6">陳真</text:span><text:span text:style-name="T7"><text:s/>  |  2021.07.25 02:42   |   </text:span><text:a xlink:type="simple" xlink:href="http://palinfo.habago.org/Entry?Command=Information_PrintForum#FORUM40849"><text:span text:style-name="T8">#</text:span></text:a></text:p>
      <text:p text:style-name="P5"><text:span text:style-name="T7">不知道陳</text:span><text:span text:style-name="T9">G</text:span><text:span text:style-name="T7">邁的腦子裏到底是裝了什麼？</text:span><text:span text:style-name="T9"><text:line-break/><text:line-break/></text:span><text:span text:style-name="T7">台灣人（特別是南部人）是這樣，只要是人渣黨執政，他就覺得很幸福了。哪怕是天天街頭槍戰，哪怕是工廠三天兩頭爆炸，哪怕是生活環境又髒又亂，又毒又臭，哪怕是貪官污吏橫行，哪怕如何謀財害命，如何造假營私，如何貪污腐敗，哪怕邪惡齷齪到極點，統統都沒關係，總之就是很幸福。</text:span><text:span text:style-name="T9"><text:line-break/><text:line-break/></text:span><text:span text:style-name="T7">相反地，只要不是人渣黨執政，不管你對社會做出多少極其明顯的改善與貢獻，不管你如何傑出、勤奮與清廉，腦殘人們一概咬牙切齒，憤恨不平，因為黨要他們憤恨不平，咬牙切齒。</text:span><text:span text:style-name="T9"><text:line-break/><text:line-break/></text:span><text:span text:style-name="T7">我對台灣人真的很無言。</text:span><text:span text:style-name="T9"><text:line-break/><text:line-break/></text:span><text:span text:style-name="T7">這群同胞真的很幸福，因為他們從來無須等待，更無須奮鬥，他們的天國始終都在。</text:span><text:span text:style-name="T9"><text:line-break/><text:line-break/></text:span><text:span text:style-name="T7">從小就很喜歡</text:span><text:span text:style-name="T9">Samuel Beckett</text:span><text:span text:style-name="T7">的＂等待果陀＂，沒想到有一天自己卻似乎成為劇中主角，日子荒蕪卻又彷彿燦爛，總之就是一天天地過，一直都在等待似的，已經等很久了。別等了吧？可卻想走又不想走。等什麼呢？等待果陀渡江東來。</text:span><text:span text:style-name="T9"><text:line-break/><text:line-break/></text:span><text:span text:style-name="T7">陳真</text:span><text:span text:style-name="T9"><text:line-break/><text:line-break/>2021. 07. 25.<text:line-break/><text:line-break/>============<text:line-break/><text:line-break/></text:span><text:span text:style-name="T7">降二級後禁非同住室內聚會</text:span><text:span text:style-name="T9"><text:s/></text:span><text:span text:style-name="T7">高市成全國唯一不給串門子</text:span><text:span text:style-name="T9"><text:line-break/><text:line-break/>2021</text:span><text:span text:style-name="T7">年</text:span><text:span text:style-name="T9">7</text:span><text:span text:style-name="T7">月</text:span><text:span text:style-name="T9">24</text:span><text:span text:style-name="T7">日</text:span><text:span text:style-name="T9"><text:line-break/><text:line-break/></text:span><text:span text:style-name="T7">中央流行疫情指揮中心宣布</text:span><text:span text:style-name="T9">27</text:span><text:span text:style-name="T7">日要降到二級警戒後，高雄市政府也在</text:span><text:span text:style-name="T9">24</text:span><text:span text:style-name="T7">日上午公布相關應對措施，不過針對非同住者的室內社交活動仍然禁止，等於宣布降級後不得到別人家串門子，而這項全國唯一的規定，有人認同，也有人質疑室內可以</text:span><text:span text:style-name="T9">50</text:span><text:span text:style-name="T7">名陌生人聚會，卻不能讓熟人在一起，很不合理。</text:span></text:p>
      <text:p text:style-name="P4"><text:span text:style-name="T6">鄭豐遠</text:span><text:span text:style-name="T7"><text:s/>  |  2021.07.24 21:52   |   </text:span><text:a xlink:type="simple" xlink:href="http://palinfo.habago.org/Entry?Command=Information_PrintForum#FORUM40848"><text:span text:style-name="T8">#</text:span></text:a></text:p>
      <text:p text:style-name="P5"><text:span text:style-name="T7">今天中國拿了三面金牌，在日本鬼子的地盤唱起義勇軍進行曲</text:span><text:span text:style-name="T9"><text:s/>(</text:span><text:span text:style-name="T7">中國國歌，當初的抗日歌曲</text:span><text:span text:style-name="T9">)</text:span><text:span text:style-name="T7">，讓人很開心。</text:span><text:span text:style-name="T9"><text:line-break/><text:line-break/></text:span><text:span text:style-name="T7">台灣人被日本鬼子害得實在有夠慘。時至今日，你看看台灣人，毫無疑問就是一群道德和理性和美感極度貧困的人。</text:span><text:span text:style-name="T9"><text:line-break/><text:line-break/></text:span><text:span text:style-name="T7">所謂統一，就是一種去殖民，一種腫瘤切除手術，不可能不元氣大傷。而術後的休養，事實上就是不折不扣的扶貧工作，給台灣人貧瘠的心靈重新澆上一股活水，期待他重新做上一個人。</text:span></text:p>
      <text:p text:style-name="P4"><text:span text:style-name="T6">陳真</text:span><text:span text:style-name="T7"><text:s/>  |  2021.07.24 18:44   |   </text:span><text:a xlink:type="simple" xlink:href="http://palinfo.habago.org/Entry?Command=Information_PrintForum#FORUM40847"><text:span text:style-name="T8">#</text:span></text:a></text:p>
      <text:p text:style-name="P6"><text:span text:style-name="T7">公版私用一下：</text:span><text:span text:style-name="T9"><text:line-break/><text:line-break/></text:span><text:span text:style-name="T7">我現在開的這輛現代汽車是岳弘送的，已經開了</text:span><text:span text:style-name="T9">15</text:span><text:span text:style-name="T7">年，</text:span><text:span text:style-name="T9">26</text:span><text:span text:style-name="T7">萬公里，兩年前開始每天漏油，弄髒整個地面，大樓管理員一直跟我反映這問題，被迫只好買車。但我生平第一次買車，對車子本身及公司名稱毫無概念，一竅不通。</text:span><text:span text:style-name="T9"><text:line-break/><text:line-break/></text:span><text:span text:style-name="T7">做了幾天功課，最後選出一輛日本鬼子的車。我向來抵制日貨，不過，實在找不出更便宜且適當的大車子</text:span><text:span text:style-name="T9">(</text:span><text:span text:style-name="T7">最近變成一家四口</text:span><text:span text:style-name="T9">)</text:span><text:span text:style-name="T7">，只好將就。</text:span><text:span text:style-name="T9"><text:line-break/><text:line-break/></text:span><text:span text:style-name="T7">我要買的是</text:span><text:span text:style-name="T9">Toyota </text:span><text:span text:style-name="T7">的</text:span><text:span text:style-name="T9">COROLLA CROSS</text:span><text:span text:style-name="T7">。它有三種等級，最初級叫安心版，次級是豪華版，最高級是尊爵版。我打算買豪華版。</text:span><text:span text:style-name="T9"><text:line-break/><text:line-break/>Toyota </text:span><text:span text:style-name="T7">的官網打出的</text:span><text:span text:style-name="T9"><text:s/>"</text:span><text:span text:style-name="T7">安心</text:span><text:span text:style-name="T9">" </text:span><text:span text:style-name="T7">版舊換新價格是</text:span><text:span text:style-name="T9">69.5</text:span><text:span text:style-name="T7">萬</text:span><text:span text:style-name="T9">(</text:span><text:span text:style-name="T7">亦即舊車一律補助五萬</text:span><text:span text:style-name="T9">)</text:span><text:span text:style-name="T7">，而且享有</text:span><text:span text:style-name="T9">60</text:span><text:span text:style-name="T7">萬零利率，然後再送一支據說價值一萬八千元的</text:span><text:span text:style-name="T9">dyson </text:span><text:span text:style-name="T7">吸塵器以及其它各種配件贈品：</text:span><text:span text:style-name="T9"><text:line-break/><text:line-break/></text:span><text:a xlink:type="simple" xlink:href="https://bit.ly/3y4Je7E"><text:span text:style-name="T10">https://bit.ly/3y4Je7E</text:span></text:a><text:span text:style-name="T9"><text:line-break/><text:line-break/></text:span><text:span text:style-name="T7">一般來說，買這車子據說有五萬元折扣，如果是用現金支付，可以折更多。也就是說，差不多應該頂多</text:span><text:span text:style-name="T9">64</text:span><text:span text:style-name="T7">萬就能買到安心版，若是豪華版則是頂多</text:span><text:span text:style-name="T9">67</text:span><text:span text:style-name="T7">萬。</text:span><text:span text:style-name="T9"><text:line-break/><text:line-break/></text:span><text:span text:style-name="T7">但是，跟我接洽的業代卻說他已經幫我東折西扣，大發慈悲了，最後報價是要我加購一組什麼</text:span><text:span text:style-name="T9">4G</text:span><text:span text:style-name="T7">車載智聯系統，一共是</text:span><text:span text:style-name="T9">88.2</text:span><text:span text:style-name="T7">萬。但我其實完全不需要什麼車載智聯系統，那些東西對我來說沒有意義。</text:span><text:span text:style-name="T9"><text:line-break/><text:line-break/></text:span><text:span text:style-name="T7">業代說，我昨天去看車，至今已超過一天，因此，總公司的老闆已經不願意送我吸塵器，但是，如果我願意今晚就下訂單，他可以幫我去跟總公司老闆求情，看能不能照樣送我們吸塵器。我回應他說：</text:span><text:span text:style-name="T9">"</text:span><text:span text:style-name="T7">你們老闆架子真大！</text:span><text:span text:style-name="T9">"<text:line-break/><text:line-break/></text:span><text:span text:style-name="T7">業代說，</text:span><text:span text:style-name="T9">"</text:span><text:span text:style-name="T7">這是公司的規定，沒辦法，公司就是老闆一人說了算</text:span><text:span text:style-name="T9">"</text:span><text:span text:style-name="T7">。我跟他說，</text:span><text:span text:style-name="T9">"</text:span><text:span text:style-name="T7">應該不會有這麼不會做生意的大老闆吧？</text:span><text:span text:style-name="T9">" </text:span><text:span text:style-name="T7">我其實還想跟他說，</text:span><text:span text:style-name="T9">"</text:span><text:span text:style-name="T7">我是看起來很像個白痴嗎？否則你怎麼會對我講這些傻話呢？看完車子一天內不買車，總公司老闆就會生氣氣，不願意給我贈品，所以你要幫我去求情？</text:span><text:span text:style-name="T9">"<text:line-break/><text:line-break/></text:span><text:span text:style-name="T7">可能是我貌似忠厚吧，平常出門在外，不管是洽公或營私，總是被人當成白痴那樣對待，實在很無奈，這當然也得怪我自己某些關於物質方面的社會經驗太少所致。</text:span><text:span text:style-name="T9"><text:line-break/><text:line-break/></text:span><text:span text:style-name="T7">不知道有誰能告訴我，如果買</text:span><text:span text:style-name="T9">Toyota </text:span><text:span text:style-name="T7">的</text:span><text:span text:style-name="T9">COROLLA CROSS</text:span><text:span text:style-name="T7">的豪華版，用現金一次付清，可以降價到大約多少？</text:span><text:span text:style-name="T9"><text:line-break/><text:line-break/></text:span><text:span text:style-name="T7">記得十多年前第一次買房子，人家開價</text:span><text:span text:style-name="T9">205</text:span><text:span text:style-name="T7">萬。我想買，於是馬上就買了。我還問對方說能不能少算一點。對方不理不睬。房仲說，</text:span><text:span text:style-name="T9">"</text:span><text:span text:style-name="T7">你想開價多少？</text:span><text:span text:style-name="T9">"</text:span><text:span text:style-name="T7">我說，</text:span><text:span text:style-name="T9">200</text:span><text:span text:style-name="T7">萬如何？房仲說，這很勉強。我說，如果很勉強就算了，不要為難對方。</text:span><text:span text:style-name="T9"><text:line-break/><text:line-break/></text:span><text:span text:style-name="T7">我根本不知道買房子原來還可以殺價，而且一殺就是三成、五成。我以為買房子跟看醫生一樣是不二價。</text:span><text:span text:style-name="T9"><text:line-break/><text:line-break/></text:span><text:span text:style-name="T7">後來，對方同情我，以</text:span><text:span text:style-name="T9">200</text:span><text:span text:style-name="T7">萬賣我，我很開心，以為賺到五萬元。但我後來聽公寓主委說，這棟大樓，這樣的老公寓，頂多就是</text:span><text:span text:style-name="T9">120-130</text:span><text:span text:style-name="T7">萬。我才知道自己被騙了。</text:span><text:span text:style-name="T9"><text:line-break/><text:line-break/></text:span><text:span text:style-name="T7">但我和學姐當時的財產根本沒那麼多錢，於是申請頭幾年免付本金，只付利息。在跟銀行申請貸款的過程中，真的是百般羞辱，好像我是多麼可鄙可笑可恥的人一樣；當個醫生，連一個月幾千元的房貸也付不起？還說什麼留學英國，真是笑死人。</text:span><text:span text:style-name="T9"><text:line-break/><text:line-break/></text:span><text:span text:style-name="T7">看起來像智障，再加上實質的缺錢，在台灣這社會很不好生存，走到哪都會被騙、被歧視。人們不會因為你客氣或謙遜而善待你，只會更加看不起你。</text:span></text:p>
      <text:p text:style-name="P4"><text:span text:style-name="T11">来舒易</text:span><text:span text:style-name="T7"><text:s/>  |  2021.07.23 17:01   |   </text:span><text:a xlink:type="simple" xlink:href="http://palinfo.habago.org/Entry?Command=Information_PrintForum#FORUM40846"><text:span text:style-name="T8">#</text:span></text:a></text:p>
      <text:p text:style-name="P8"><text:span text:style-name="T6">作</text:span><text:span text:style-name="T7">为大陆人，为陈医生点赞！</text:span><text:span text:style-name="T9"><text:s/></text:span><text:span text:style-name="T6">你是真正的中国人。</text:span></text:p>
      <text:p text:style-name="P4"><text:span text:style-name="T6">陳真</text:span><text:span text:style-name="T7"><text:s/>  |  2021.07.23 01:26   |   </text:span><text:a xlink:type="simple" xlink:href="http://palinfo.habago.org/Entry?Command=Information_PrintForum#FORUM40845"><text:span text:style-name="T8">#</text:span></text:a></text:p>
      <text:p text:style-name="P6"><text:span text:style-name="T7">論統一：</text:span><text:span text:style-name="T9">It is what it is.<text:line-break/><text:line-break/></text:span><text:span text:style-name="T7">陳真</text:span><text:span text:style-name="T9"><text:line-break/><text:line-break/>2021. 07. 23.<text:line-break/><text:line-break/><text:line-break/></text:span><text:span text:style-name="T7">聽說林孝信老師的「釣魚台教育協會」被部份統派人士質疑它在統獨立場上刻意含糊，質疑其以漁權做為保釣運動核心之不當。我在私人信件中為此寫了些簡短回應，整理貼於文末。</text:span><text:span text:style-name="T9"><text:line-break/><text:line-break/></text:span><text:span text:style-name="T7">首先得聲明的是，我並不想涉入這類「內部」爭議，為什麼呢？因為我怕無謂的概念夾纏，畢竟對我來說，兩岸統一並不是任何一種運動的「內部」路線爭議，它甚至根本就不是一種「立場」或「運動」，而是一種</text:span><text:span text:style-name="T9"><text:s/>It is what it is</text:span><text:span text:style-name="T7">。就好像一加一等於二不是一種「立場」，我並不需要推展一種運動去說服大家相信一加一等於二。</text:span><text:span text:style-name="T9"><text:line-break/><text:line-break/></text:span><text:span text:style-name="T7">統一是一種類似像「真理」那樣的東西。真理當然還是可以質疑，但接受真理卻不需要理由，懷疑「真理」才需要。</text:span><text:span text:style-name="T9"><text:line-break/><text:line-break/></text:span><text:span text:style-name="T7">「真理」一詞如果太強烈，不妨就說是一種「常識」或「基本的道德感」。統一不需要理由，不要統一才需要說說到底是為什麼。那就好像孝順父母不需要理由，遺棄父母才需要說說原因。</text:span><text:span text:style-name="T9"><text:line-break/><text:line-break/></text:span><text:span text:style-name="T7">如果有人很驚訝地問你「怎麼不出家當和尚？」你一定覺得莫名其妙，這種鳥問題要怎麼回答？我為什麼一定要出家當和尚？很莫名其妙不是嗎？簡單說，不當和尚只是</text:span><text:span text:style-name="T9"><text:s/>It is what it is, </text:span><text:span text:style-name="T7">不需要理由；出家當和尚才需要理由。</text:span><text:span text:style-name="T9"><text:line-break/><text:line-break/></text:span><text:span text:style-name="T7">或者舉一個我常舉的例子，亦即維根斯坦和</text:span><text:span text:style-name="T9">G.E.Moore</text:span><text:span text:style-name="T7">之間的爭議。</text:span><text:span text:style-name="T9">Moore</text:span><text:span text:style-name="T7">說，「我『知道』這是我的手」。維根斯坦覺得這是「胡扯」，為什麼呢？因為當我不可能「不知道」這是我的手時，那我其實也沒有理由說我「知道」這是我的手。「這是我的手」這件事</text:span><text:span text:style-name="T9"><text:s/>is simply what it is, </text:span><text:span text:style-name="T7">無所謂「知道」或「不知道」。</text:span><text:span text:style-name="T9"><text:line-break/><text:line-break/></text:span><text:span text:style-name="T7">在大街上，如果有人問我說「你是陳真嗎？」我無須思考就會說「是」，我並不需要說「等一下」，然後跑去照鏡子或找證件，待「證據」確鑿之後才說「是，我是陳真」。為何我知道我就是陳真？這不需要理由，也無須翻箱倒櫃找證據，因為</text:span><text:span text:style-name="T9"><text:s/>It is simply what it is</text:span><text:span text:style-name="T7">。</text:span><text:span text:style-name="T9"><text:line-break/><text:line-break/></text:span><text:span text:style-name="T7">這樣各位明白我對統一的看法了吧。讓你聽起來也許很刺耳，</text:span><text:span text:style-name="T9">but, it is what it is.<text:line-break/><text:line-break/></text:span><text:span text:style-name="T7">不過，八零年代，我卻因為主張台獨，被以叛亂罪移送法辦。九零年代末，我正式由獨轉統。因此，我得說明為何我在八零年代至九零年代中期主張台獨長達大約十五年。原因很簡單，那時候的「中國」就是「蔣家政權」，就是「中國國民黨」，兩者是同義詞，而中共根本不存在。</text:span><text:span text:style-name="T9"><text:line-break/><text:line-break/></text:span><text:span text:style-name="T7">這意思是說，在那個年代，中共與台灣人的生活根本絲毫扯不上任何關係；真正與台灣人為敵，把「中國」二字給神聖化，把「台灣」二字給醜化妖魔化、把「台灣」二字視為禁忌、甚至以戒嚴令、以所謂「動員勘亂時期」等各種法律條文禁止以「台灣」命名團體、並藉以四處抓人關人殺人虐待人、特別是歧視、糟蹋台灣人、製造十幾萬個所謂「通匪」或「左傾」之白色恐怖案件的法西斯政權就是蔣家。</text:span><text:span text:style-name="T9"><text:line-break/><text:line-break/></text:span><text:span text:style-name="T7">簡單說，蔣家就是當年的所謂「中國」；而這個「中國」對於台灣人極不友善，視之為次等人種。這時候，你還會想跟「中國」在一起嗎？人家都根本不把你台灣人當成自己人、甚至把你當成「低等人類」看待了，你豈有可能不反抗？豈有可能不想把這樣一個「中國」給趕出台灣，自己當家作主。</text:span><text:span text:style-name="T9"><text:line-break/><text:line-break/></text:span><text:span text:style-name="T7">當年的所謂台獨，就是這樣一種內涵，簡單說就是獨立於這樣一個在島內具體代表所謂「中國」、敵視與歧視台灣與台灣人的法西斯政權；包括反抗蔣家之後更加拼命迫害黨外人士的李登輝等黨國餘孽，而不是與大陸或中共為敵。事實上，那時候的黨外對於中共或大陸，態度上是十分友好的。</text:span><text:span text:style-name="T9"><text:line-break/><text:line-break/></text:span><text:span text:style-name="T7">一直到九零年代中期，島內所謂台獨，對於大陸與中共都還是十分友善。我舉幾個例，比方說：黨外始終反對軍購，否認中共對台具有威脅性，認為軍購只是浪費錢，提倡兩岸和平就是保護台灣人民最好的作法；海外台獨人士甚至因此在美國進行遊說反軍購，還應邀去美國國務院作證，宣揚反軍購的主張。</text:span><text:span text:style-name="T9"><text:line-break/><text:line-break/>1994</text:span><text:span text:style-name="T7">年，施明德更提出金馬撤軍論，提倡非軍事化是促進兩岸交流的第一步。而國民黨卻高唱共匪威脅論，大肆攻擊民進黨要求把金門馬祖「去武裝化」，目的是要方便共匪入侵，還說民進黨接著下一步就是要出賣台灣本島給共匪。當時台灣社會普遍都相信國民黨這一套鬼話，害得阿扁的市長選情差點一夕崩盤，一夜之間掉了十幾個百分點。</text:span><text:span text:style-name="T9"><text:line-break/><text:line-break/></text:span><text:span text:style-name="T7">總之，在那個年代，所謂臺獨的獨立對象，就是獨立於島內這個惡形惡狀的法西斯「中國」。再說，連鬼也不會相信國民黨的什麼「反攻大陸」的鬼話。簡單這麼說，「大陸」或「中共」事實上根本不存在於台灣社會的視野之中；對岸那個「中國」，在當年的台灣根本不具任何意義。台獨人士既不支持，更不反對，因為它根本就不存在於台灣社會，根本就不是一個思索與議論的對象。</text:span><text:span text:style-name="T9"><text:line-break/><text:line-break/></text:span><text:span text:style-name="T7">島內這個厲行法西斯統治的蔣家王朝，才是當年的所謂「中國」。因此，所謂「台灣獨立」乃是是要獨立於島內這個「中國」，而非獨立於對岸那個中國。在那年代，根本沒有人會去討論一個徹底被封鎖資訊的對岸「中國」。</text:span><text:span text:style-name="T9"><text:line-break/><text:line-break/></text:span><text:span text:style-name="T7">當然，這並不是說，我們主張獨立於島內這個「中國」之後，準備要和對岸那個「中國」分割或融合，根本沒想那麼遠，因為我們每天面對的就是島內的恐怖戒嚴和蔣家之法西斯統治以及李登輝之瘋狂打壓與迫害；這就已經夠你受的了，哪還會想到也許幾十年或幾百年後和對岸的分合問題。總之，當年的台獨就是這麼回事。</text:span><text:span text:style-name="T9"><text:line-break/><text:line-break/></text:span><text:span text:style-name="T7">但是，當年的台獨，在國民黨的主流洗腦宣傳中，則是所謂「三合一敵人」，亦即「台獨」、「黨外」與「共匪」三位一體。依照當年幾乎所有人都會相信的主流說法，這個三位一體的陰謀組合，目的就是要消滅島內這個「自由中國」，支持對岸萬惡的共匪。</text:span><text:span text:style-name="T9"><text:line-break/><text:line-break/></text:span><text:span text:style-name="T7">大家看到這裏，大概腦筋都要打結了吧？很複雜對不對？一下說這樣，一下又說那樣。所謂統獨，事實上就是這麼回事，充滿工具性，政治隨機性格很強，卻缺乏核心意義。在當年，台獨就是共匪，就是中共同路人，就是中共滲透在台的野心陰謀份子，目的就是要破壞民主與自由。在當年，幾乎所有人就是這麼相信這一套鋪天蓋地的宣傳的。</text:span><text:span text:style-name="T9"><text:line-break/><text:line-break/></text:span><text:span text:style-name="T7">自余束髮以來，即追隨自己的良心投入革命。如果從</text:span><text:span text:style-name="T9">18</text:span><text:span text:style-name="T7">歲算起，我整整有四十年的時間都一直被大家罵說是「共匪」或「中共同路人」，一生風波不斷，家破人亡，百般折磨，非常痛苦。但是，這四十年之中，前二十年乃是以「台獨就是中共同路人」的主流罪名被罵，後面這二十年卻是以「親中就是中共同路人」的罪名遭到各種攻擊。</text:span><text:span text:style-name="T9">(</text:span><text:span text:style-name="T7">我沒有親中，因為我就是中，哪需要親？道理同文章開頭所說，</text:span><text:span text:style-name="T9">it is what it is.)<text:line-break/><text:line-break/></text:span><text:span text:style-name="T7">很離譜吧？一模一樣的法律，前二十年台獨就是共匪，就是人民公敵，而統一則是神聖使命；後二十年，一模一樣的法律，主張統一或說自己是中國人，卻成了萬惡不赦的親中賣台罪狀。</text:span><text:span text:style-name="T9"><text:line-break/><text:line-break/></text:span><text:span text:style-name="T7">在這樣一種前後矛盾的荒謬中，唯一不變的就是在美國主導下對於大陸的仇視與醜化；不管什麼東西，都可以根據當下的政治需要而被任意連結到「中共同路人」這個被妖魔化的罪名上。前二十年，認同「台灣本土」或「臺獨」就是「中共同路人」的同義詞；後二十年，只要對大陸稍有好感或不願仇視者，就是親中賣台，就是台灣人的公敵。</text:span><text:span text:style-name="T9"><text:line-break/><text:line-break/></text:span><text:span text:style-name="T7">二十一世紀初，民進黨執政，進一步把醜化的對象從「中國」或「大陸」轉換成「中國人」，對之百般抹黑，鼓動族群仇視；所謂「支那賤畜」這類喪心病狂的言論與概念，在美國的主導下，瞬間成為民進黨的核心精神，成為洗腦下一代的基本教材，好讓台灣成為美國藉以攻擊祖國的武器。</text:span><text:span text:style-name="T9"><text:line-break/><text:line-break/></text:span><text:span text:style-name="T7">至於民進黨與台獨，謊言更大了。事實上，在九零年代末期之前，民進黨根本沒有什麼台獨成份。民進黨當年之所謂「台獨」，只是一種書面作業，為了避免被海外返台的台獨勢力給瓜分選票的一種純粹口號式表態。</text:span><text:span text:style-name="T9"><text:line-break/><text:line-break/></text:span><text:span text:style-name="T7">事實上，當年的民進黨不但不是台獨，甚至和台獨是對立的。這也是為什麼鄭南榕在民進黨的內部會議上只是散發幾本台獨文宣品時，竟然當場就被民進黨給打得頭破血流的原因。</text:span><text:span text:style-name="T9"><text:line-break/><text:line-break/></text:span><text:span text:style-name="T7">那時候，島內如果有所謂台獨，主要就是鄭南榕、江蓋世、許曹德、蔡有全、戴振耀、楊金海、楊雅雲、黃華、陳永興、彭明敏、陳婉真和她所創的「台建」</text:span><text:span text:style-name="T9">(</text:span><text:span text:style-name="T7">台灣建國組織</text:span><text:span text:style-name="T9">)</text:span><text:span text:style-name="T7">以及我等等等這些人；全部算一算，加一加，積極從事者恐怕也只有幾十人。</text:span><text:span text:style-name="T9"><text:line-break/><text:line-break/></text:span><text:span text:style-name="T7">至於民進黨，基本上就是一群純粹著眼於選票與私利的詐騙集團組合。你看，以阿扁為例，阿扁當年是民進黨內最衝、最具有所謂理想性的政治人物，但他搞選舉卻老是講所謂「三不原則」，亦即「不碰軍方」、「不批蔣家」、「不喊台獨」。為什麼呢？因為台獨長達幾十年，根本就是票房毒藥，只要和台獨沾上邊，保證選不上。</text:span><text:span text:style-name="T9"><text:line-break/><text:line-break/></text:span><text:span text:style-name="T7">這也是為什麼</text:span><text:span text:style-name="T9"><text:s/>1989</text:span><text:span text:style-name="T7">年的立委與縣市長及議員的選舉會有所謂「新國家連線」出現的原因，就是為了反對民進黨在兩岸政策上兩邊討好的投機性格。我就是因為擔任「新國家連線」的正式助選員，在政見會上公開主張台獨而遭到叛亂罪移送法辦。</text:span><text:span text:style-name="T9"><text:line-break/><text:line-break/></text:span><text:span text:style-name="T7">當年，「新國家連線」的成立宗旨就是為了反對民進黨的「黑金取向」以及「日趨國民黨化」，指控民進黨人品德不端，假藉民主以謀取個人私利，攻擊民進黨在兩岸政策上之曖昧投機，指責該黨動輒與台獨畫清界限，視台獨為恥，甚至視台獨為禍害，因此而成立「新國家連線」。</text:span><text:span text:style-name="T9"><text:line-break/><text:line-break/></text:span><text:span text:style-name="T7">一直到九零年代初，當國民黨指控民進黨是台獨黨時，民進黨經常反罵回去說「請國民黨不要侮辱我們」，經常努力和台獨畫清界限，以免影響選票。</text:span><text:span text:style-name="T9"><text:line-break/><text:line-break/></text:span><text:span text:style-name="T7">至於打著台獨旗號參選的「新國家連線」，在</text:span><text:span text:style-name="T9">1989</text:span><text:span text:style-name="T7">年那次選舉中，推出二十多名候選人，幾乎全部落選。我印象中只有一人當選。全體落選之後不到兩個月，我馬上就被以叛亂罪給移送法辦，限制出境，於是我的留學計劃就泡湯了</text:span><text:span text:style-name="T9">(</text:span><text:span text:style-name="T7">那時候我還是學生，原本計劃畢業後要去日本東京大學研究神經生物學</text:span><text:span text:style-name="T9">)</text:span><text:span text:style-name="T7">。</text:span><text:span text:style-name="T9"><text:line-break/><text:line-break/></text:span><text:span text:style-name="T7">六年後，</text:span><text:span text:style-name="T9">1995</text:span><text:span text:style-name="T7">年，我考上教育部公費留學，因為不確定自己的叛亂犯身份是否還能出國讀書，於是請當時擔任立委的翁金珠老師幫我調查，調出我的案子。各位知道我為什麼後來沒被判刑嗎？法官在公文上竟然清楚寫著，因為我之「分裂國土」的台獨主張，以及我所支持的「新國家連線」，在當年的選舉中「已遭到社會唾棄」，證實我的台獨主張無法煽惑人心，我之「以選票推翻政府」的非法言論，在該次選舉中也一併遭到社會大眾的否決，因此我的叛亂罪名無法成立。</text:span><text:span text:style-name="T9"><text:line-break/><text:line-break/></text:span><text:span text:style-name="T7">很可笑吧？「新國家連線」選舉選輸了，法官就說我沒罪；要是當年選舉我們大獲全勝呢？難道就因此判決我叛亂有罪應該槍斃？</text:span><text:span text:style-name="T9"><text:line-break/><text:line-break/></text:span><text:span text:style-name="T7">至於我們這批真正的台獨份子，又是個怎麼台獨法呢？舉個例，比方說</text:span><text:span text:style-name="T9">1989 </text:span><text:span text:style-name="T7">年的</text:span><text:span text:style-name="T9">5</text:span><text:span text:style-name="T7">月</text:span><text:span text:style-name="T9">19</text:span><text:span text:style-name="T7">號，「台獨烈士」鄭南榕出殯，當我們的送葬隊伍行經所謂「總統府」時，我的好朋友詹益樺當場自焚，在我們送他就醫的過程中，我發現阿樺就已斷氣。當消息迅速傳回總統府廣前時，群眾激憤不已。</text:span><text:span text:style-name="T9"><text:line-break/><text:line-break/></text:span><text:span text:style-name="T7">台獨前輩們於是就向現場數萬群眾喊話說：「我們總有一天要李登輝政權償命，我們將會再度回到這裡，踩平這個迫害人民的總統府！台灣人民要當家作主。」</text:span><text:span text:style-name="T9"><text:line-break/><text:line-break/></text:span><text:span text:style-name="T7">我還真沒想到，台獨前輩們非但沒有要李登輝償命，反倒是李登輝這個貪污黑金老賊後來居然成為人渣黨與所謂台獨人士的精神領袖。</text:span><text:span text:style-name="T9"><text:line-break/><text:line-break/></text:span><text:span text:style-name="T7">話說回來，類似像「反抗政治迫害」、「台灣人民要當家作主」等等這些措辭，基本上就是當年所謂台獨的內涵。它絲毫不指涉對岸，而所謂「台灣人民當家作主」，基本上也只是一種「展現民意」的意思表達，而非獨立於中國大陸或獨立於中共的意思。</text:span><text:span text:style-name="T9"><text:line-break/><text:line-break/></text:span><text:span text:style-name="T7">至於所謂「台灣人民」，則只是「住在台灣的人」的意思。一直到九零年代後期，當人渣黨提出「愛台灣」的口號，讓我驚覺到所謂「台灣」或「台灣人民」已經被賦予一種有別於「大陸」或「大陸人」的對立意涵，並且飽含仇視大陸人民、仇中反華的法西斯成份。</text:span><text:span text:style-name="T9"><text:line-break/><text:line-break/></text:span><text:span text:style-name="T7">「愛台灣」的口號，以及藉之操弄的族群仇恨，對我是一項決定性的根本關鍵，讓我決心要跟這個我參與創立卻早已退黨多年的民進黨對立，從此誓不兩立，因為我沒法忍受竟然有人以充當漢奸走狗追求私利為榮，竟然會眛著良心每天抹黑造謠，妖魔化與仇視自己的血統和祖先及對岸同胞。</text:span><text:span text:style-name="T9"><text:line-break/><text:line-break/>1997</text:span><text:span text:style-name="T7">年</text:span><text:span text:style-name="T9">7</text:span><text:span text:style-name="T7">月</text:span><text:span text:style-name="T9">1</text:span><text:span text:style-name="T7">日，香港回歸祖國的那一天，我以公費出國念書，當我在海外透過鳳凰衛視真正接觸到對岸那個中國之各項資訊後，逐漸對中國共黨產佩服得五體投地。再加上對於西方的覺醒，我猛然發現，原來以美國為首的西方社會竟然是如此泯滅人性的帝國主義，每天就是在全世界到處侵略殺人強姦掠奪，無惡不作，喪心病狂，殺害數千萬人，導致數億人淪為難民。</text:span><text:span text:style-name="T9"><text:line-break/><text:line-break/></text:span><text:span text:style-name="T7">當我清楚知道所有這一切之後，我若還支持美、日與西方社會藉以包藏禍心的什麼台獨</text:span><text:span text:style-name="T9">(</text:span><text:span text:style-name="T7">假台獨真仇中</text:span><text:span text:style-name="T9">)</text:span><text:span text:style-name="T7">，那我還是人嗎？</text:span><text:span text:style-name="T9"><text:line-break/><text:line-break/></text:span><text:span text:style-name="T7">講這麼一大段「前言」告白，只是要表明我並不想討論什麼統獨，就好像我不想討論一加一是否等於二一樣。統一對我而言根本不是什麼立場，而只是一種理所當然，一種</text:span><text:span text:style-name="T9">It is what it is.<text:line-break/><text:line-break/></text:span><text:span text:style-name="T7">我相信，任何一個人，只要他還是個「人」，只要他還有點人性，只要他明白這麼一些基本常識與基本是非善惡，他豈有可能還會去站在西方帝國主義與日本鬼子那一邊來打擊對人類發展與世界和平貢獻無比巨大的至善中國。</text:span><text:span text:style-name="T9"><text:line-break/><text:line-break/></text:span><text:span text:style-name="T7">我們有時候為了讓彼此的顏面好看一些，莫傷感情，只好假裝講一些很含蓄的話，總是沒法講出心中真正的信念。但我這篇倒是很誠實，講的全是基本事實，全是毫無一絲掩飾的真心話。你現在不相信我說的關於中國的偉大與至善，再過幾年你就會信了。我跟小可愛說，「把拔很羨慕妳，因為妳將會看到一個更好的世界，將會深深以身為中國人為榮，但是把拔很可能看不到那一天。」</text:span><text:span text:style-name="T9"><text:line-break/><text:line-break/></text:span><text:span text:style-name="T7">我並不打算進行什麼論述，因為根本沒必要，因此我也不想花時間去閱讀在這所謂「統派內部爭議」中的各方議論。底下信件中所提到的一些人的想法，我也不打算去深究他們到底講了一些什麼，因為我根本不需要更多理由才能相信真理。統一就是真理，沒啥好討論。</text:span><text:span text:style-name="T9"><text:line-break/><text:line-break/></text:span><text:span text:style-name="T7">之所以寫上面這樣一篇東西，並不是要談「釣魚台教育協會」的「本身」，也不是要談國民黨，而只是想表明我對於所謂統獨的一些看法。時代不一樣了，現在世局這個盤，已經沒有關乎所謂統獨的絲毫曖昧空間，你要嘛站這邊，要不就站那邊，不可能再曖昧了；歹徒都已經打到家裏來了，要嘛驅敵，要不就加入敵人的一方，如此而已。</text:span><text:span text:style-name="T9"><text:line-break/><text:line-break/></text:span><text:span text:style-name="T7">統獨根本就不是一個議題選項，中國及整個人類的美好前景如何避免被美國所摧毀才是問題所在。在這場西方發動的戰爭中，做為一個人，如果還有點人性，該站哪一邊還用說嗎？天使和撒旦打仗，你站在哪一邊？這難道還會有什麼見仁見智的空間？</text:span><text:span text:style-name="T9"><text:line-break/><text:line-break/></text:span><text:span text:style-name="T7">以下是私信。</text:span><text:span text:style-name="T9"><text:line-break/><text:line-break/>=======================<text:line-break/></text:span><text:span text:style-name="T7">我覺得，重點不是所謂同志之間的差異，而是如何看待差異。我比較傾向於在大方向上大家儘可能求同存異，共同合作，至於在某些方面也許就無須強求彼此，無須硬要「求同」了。</text:span><text:span text:style-name="T9"><text:line-break/><text:line-break/></text:span><text:span text:style-name="T7">當然，這說了容易做了難。最終可能還是得看個人自己如何衡量取捨各種目標與作法的輕重。</text:span><text:span text:style-name="T9"><text:line-break/><text:line-break/></text:span><text:span text:style-name="T7">但我不認為如何取捨是一種見仁見智的問題，而是應該有著某種正確答案，只是我們如果要以某種正確答案來排除盟友，恐怕會把路子越走越窄。</text:span><text:span text:style-name="T9"><text:line-break/><text:line-break/></text:span><text:span text:style-name="T7">但我倒也不是反對同志間的互相批評，畢竟批評並不等於排斥。不過，包容差異還是得有個底限，像我就沒法接受比方說郭冠英那種仗勢欺人的所謂統派。</text:span><text:span text:style-name="T9"><text:line-break/><text:line-break/></text:span><text:span text:style-name="T7">運動求同存異，學術或概念卻是必須爭個徹底是非，求個究竟。可是，用學術概念的方式做運動，到最後通常只能孤芳自賞。這其實也不一定不好，像我自己就有點那個味道。但我相信旁人也許還是有可能在我「求個究竟」的「孤芳」中找到一點啟發或可能性。</text:span><text:span text:style-name="T9"><text:line-break/><text:line-break/></text:span><text:span text:style-name="T7">至於我個人，只求不被排斥，倒是不敢也不想去排斥想法做法與我略有差異者。</text:span><text:span text:style-name="T9"><text:line-break/><text:line-break/></text:span><text:span text:style-name="T7">很多「求個究竟」者或自以為是激進者，往往以真理教主或烈士自居，排斥或輕視其他同志。對此，我就覺得沒什麼必要了。</text:span><text:span text:style-name="T9"><text:line-break/><text:line-break/></text:span><text:span text:style-name="T7">不過，我很認同《遠望》雜誌那篇社論末尾所引用的陳崇真</text:span><text:span text:style-name="T9">(</text:span><text:span text:style-name="T7">前釣魚台教育協會的幹部</text:span><text:span text:style-name="T9">)</text:span><text:span text:style-name="T7">那段話。我覺得，如果是為了擴展影響力，那麼，統獨問題就更應該明確化才對，應該成為運動絲毫不打折扣的核心精神。</text:span><text:span text:style-name="T9"><text:line-break/><text:line-break/></text:span><text:span text:style-name="T7">對於藍綠也一樣，我不相信像國民黨這樣企圖兩邊討好的作法會有前途；應該站穩立場正面出擊，才有將來。</text:span><text:span text:style-name="T9"><text:line-break/><text:line-break/></text:span><text:span text:style-name="T7">釣魚台是我們的，問題是「我們」是誰？這個基本問題哪有可能迴避？</text:span><text:span text:style-name="T9"><text:line-break/><text:line-break/></text:span><text:span text:style-name="T7">若說釣魚台是台灣的，那其實也等於什麼也沒講，因為，那還是得問：台灣又是誰的？日本人認為台灣是他們和美國人所共有的殖民地。台灣人被民進黨洗腦二、三十年，也差不多都是這類思維，年輕一代的教育就是這樣。</text:span><text:span text:style-name="T9"><text:line-break/><text:line-break/></text:span><text:span text:style-name="T7">我不知道在這樣的現實條件下，統獨如何可能迴避而光只是談漁權？漁權無法單獨行使，它還是得附屬於政權或治權底下才有意義不是嗎？因此，不管如何閃躲，統獨都躲不掉。</text:span><text:span text:style-name="T9"><text:line-break/><text:line-break/></text:span><text:span text:style-name="T7">事實上，更大的概念框架恐怕早已不是統獨，而是中美之間的爭霸。不管是釣島或台灣島，都只是這個大架構底下的一些附帶議題而已。簡單說，台灣並不是這個賽局的玩家</text:span><text:span text:style-name="T9">(player)</text:span><text:span text:style-name="T7">，而是玩家們的棋子。因此，如果以為釣魚台議題可以被侷限在「漁權」這個框架底下來理解或處理，依我看恐怕是遠遠脫離了基本現實。</text:span><text:span text:style-name="T9"><text:line-break/><text:line-break/></text:span><text:span text:style-name="T7">我不知道錢永祥老師的原文寫了些什麼，不過，若從《遠望》雜誌社論之摘錄文字來看，連我看了也得搖頭，錢老的想法太單純（</text:span><text:span text:style-name="T9">naive</text:span><text:span text:style-name="T7">）了，甚至帶有一種空中樓閣的幻想性質。我認為，這類所謂</text:span><text:span text:style-name="T9">XX</text:span><text:span text:style-name="T7">主義的概念</text:span><text:span text:style-name="T9">(</text:span><text:span text:style-name="T7">例如自由主義</text:span><text:span text:style-name="T9">)</text:span><text:span text:style-name="T7">，都還是應該放在當下以及可預見之未來之特定現實狀況下來理解，而不是一套仿佛自身就能成立、不證自明的概念。</text:span><text:span text:style-name="T9"><text:line-break/><text:line-break/></text:span><text:span text:style-name="T7">就我個人而言，我一點都不認同什麼自由主義，包括所謂言論自由也一樣。那是一種禍害，一種自欺欺人的詐術，不是一種福音，至少可預見的幾十年內恐怕都是如此。言論自由如果那麼好，為何西方國家從不實行？卻偏偏要把這個他們所宣傳的「好東西」，用武力給強加在敵國或弱小國家身上？何不自己留著用？題外話。</text:span></text:p>
      <text:p text:style-name="P4"><text:span text:style-name="T6">許世勤</text:span><text:span text:style-name="T7"><text:s/>  |  2021.07.20 16:22   |   </text:span><text:a xlink:type="simple" xlink:href="http://palinfo.habago.org/Entry?Command=Information_PrintForum#FORUM40844"><text:span text:style-name="T8">#</text:span></text:a></text:p>
      <text:p text:style-name="P5"><text:span text:style-name="T7">高端一下子宣稱解盲了，一下子又宣稱只是「部分」解盲，要到十一月才「完全」解盲。</text:span><text:span text:style-name="T9"><text:line-break/></text:span><text:span text:style-name="T7">所以現在的結論是可以相信還是不可以相信？說法一直顛三倒四，針對質疑便拿出司法對付質疑者。</text:span><text:span text:style-name="T9"><text:line-break/><text:line-break/></text:span><text:span text:style-name="T7">如果質疑關於土產疫苗的價格，陳時中竟然說問這個問題的人是「居心叵測」？</text:span><text:span text:style-name="T9"><text:line-break/><text:line-break/></text:span><text:span text:style-name="T7">沒有經過三期就宣稱「很有效」，這已經很有問題了，何況現在只是「部分」解盲，卻已經通過台灣的</text:span><text:span text:style-name="T9">EUA</text:span><text:span text:style-name="T7">了？所以接下來如果預約疫苗，人民都是要打高端疫苗了嗎？</text:span><text:span text:style-name="T9"><text:line-break/><text:line-break/></text:span><text:span text:style-name="T7">唯一可以確定的是，如果不讓這個人渣集團全體下地獄，那人民就真的會被拖進地獄。</text:span></text:p>
      <text:p text:style-name="P4"><text:span text:style-name="T6">陳真</text:span><text:span text:style-name="T7"><text:s/>  |  2021.07.17 00:15   |   </text:span><text:a xlink:type="simple" xlink:href="http://palinfo.habago.org/Entry?Command=Information_PrintForum#FORUM40843"><text:span text:style-name="T8">#</text:span></text:a></text:p>
      <text:p text:style-name="P5"><text:span text:style-name="T7">台灣人真要坐以待斃？</text:span><text:span text:style-name="T9">(</text:span><text:span text:style-name="T7">三十一</text:span><text:span text:style-name="T9">)</text:span><text:span text:style-name="T7">：陳建仁是高端股票炒手嗎？</text:span><text:span text:style-name="T9"><text:line-break/><text:line-break/><text:line-break/></text:span><text:span text:style-name="T7">陳真</text:span><text:span text:style-name="T9"><text:line-break/><text:line-break/>2021. 07. 17.<text:line-break/><text:line-break/><text:line-break/></text:span><text:span text:style-name="T7">如果把陳建仁的名字遮起來，光看過去這一年多來的各種媒體專訪與報導，從其言論之造假與吹噓，一次又一次，極盡混淆視聽之能事，甚至把高端疫苗捧上天，說是「智慧與慈悲的結晶」，你會以為此人肯定是高端公司的業代或炒股手，專門欺騙散戶，吹抬股價。</text:span><text:span text:style-name="T9"><text:line-break/><text:line-break/></text:span><text:span text:style-name="T7">我把其中一個再簡單也不過的基本事實再說一遍：</text:span><text:span text:style-name="T9"><text:line-break/><text:line-break/></text:span><text:span text:style-name="T7">幾個月前，陳建仁多次宣稱自己接受高端疫苗的二期試驗，然後不斷對媒體說「好棒哦！」「一點不舒服的感覺也沒有」，真是超級無敵棒！然後不斷用一些根本只是任何一種藥物或疫苗試驗的基本流程來吹捧，說這家公司真的好棒！「讓我深刻體會到這家公司實驗設計好完善，執行好嚴謹哦！可圈可點，媲美國際知名藥廠！」云云，根本就是存心把大家當文盲操弄。</text:span><text:span text:style-name="T9"><text:line-break/><text:line-break/></text:span><text:span text:style-name="T7">你又不是執行單位的主管，你哪知道幾千個受試者的整個試驗過程細節到底執行得嚴不嚴謹？而且，什麼「實驗設計好完善」，那不是鬼扯嗎？不斷講一些硬是要吹捧的空洞修辭。陳建仁只不過是去打個針，居然也能每天講這麼一大堆頌詞，如此肆無忌憚地公然圖利私人公司、公開拼命拉抬股價是合法的嗎？</text:span><text:span text:style-name="T9"><text:line-break/><text:line-break/></text:span><text:span text:style-name="T7">更無恥的是，他根本不知道自己打的是疫苗或生理食鹽水，但他卻故意含糊其詞地表達，媒體也相當配合，報導總是寫說陳建仁接受高端疫苗的注射，感覺很棒，毫無副作用。</text:span><text:span text:style-name="T9"><text:line-break/><text:line-break/></text:span><text:span text:style-name="T7">今天如果是我，我老早打電話去報社罵人，要求對方鄭重更正澄清，因為我根本不知道自己注射了什麼東西，哪來什麼副作用可言？誠實的人，根本一句話也說不上來不是嗎？怎麼還會故意到處透過媒體混淆視聽，讓人誤以為高端疫苗好棒。如此蓄意混淆視聽、為私人公司吹捧股價是合法的嗎？是道德的嗎？</text:span><text:span text:style-name="T9"><text:line-break/><text:line-break/></text:span><text:span text:style-name="T7">最近，前中天記者朱凱翔揭露高端審查密件而挨告的事情發生後，高端指出，二期試驗根本還沒「真正」解密，最快必須等到十一月才知道誰打了疫苗，誰打了安慰劑。可是，很奇怪，現在才七月，陳建仁這兩天居然就說他已經接到通知，說他打的是安慰劑。這兩套說法不是矛盾嗎？難道陳建仁個人提前「解密」？如果可以這樣，那麼，憑什麼那位罹患新冠病毒的受試者不可能也已經提前解密？憑什麼說朱記者造謠？</text:span><text:span text:style-name="T9"><text:line-break/><text:line-break/></text:span><text:span text:style-name="T7">王鴻薇議員也據此提出質疑，陳建仁居然說她「撒謊」、「憑空捏造事實」，讓他「深感震驚痛心」。媽的，看到這種睜眼說瞎話的回應，我真的會凍未條。不但不認錯，反而還能反咬一口。</text:span><text:span text:style-name="T9"><text:line-break/><text:line-break/></text:span><text:span text:style-name="T7">我不認識陳建仁，但是聽說他私下待人不分貴賤，親切友善。基本上，我也相信他不是貪污舞弊之徒。可是，他顯然負有某種來自美國方面的任務，否則不可能如此自我作賤；像個小丑似的，眛著專業良心不斷吹捧一間向來行事操守令人難以恭維的家族生技公司。</text:span><text:span text:style-name="T9"><text:line-break/><text:line-break/>1991</text:span><text:span text:style-name="T7">年，在要求廢除刑法一百條的徹夜靜坐抗爭中，我和陳定南剛好坐在一起。夜裏無事，兩人長談。他說，他因為林宅血案而棄商從政。他說，他從政有個原則就是：「如果在受人喜歡和受人尊敬，兩者之中只能二選一，我會選擇後者。」</text:span><text:span text:style-name="T9"><text:line-break/><text:line-break/></text:span><text:span text:style-name="T7">我對陳定南這段表白頗有感觸。陳建仁不妨也想想陳定南這些話。我們每個人大抵都希望能受人喜歡，但是，如果必須因此而背棄良知，那我寧可遭人厭惡、訕笑或排斥而一世孤獨。</text:span></text:p>
      <text:p text:style-name="P4"><text:span text:style-name="T6">馨尹</text:span><text:span text:style-name="T7"><text:s/>  |  2021.07.16 08:14   |   </text:span><text:a xlink:type="simple" xlink:href="http://palinfo.habago.org/Entry?Command=Information_PrintForum#FORUM40842"><text:span text:style-name="T8">#</text:span></text:a></text:p>
      <text:p text:style-name="P5"><text:span text:style-name="T7">疫苗相關新聞</text:span><text:span text:style-name="T9">3</text:span><text:span text:style-name="T7">則</text:span><text:span text:style-name="T9"><text:line-break/><text:line-break/></text:span><text:span text:style-name="T7">一、</text:span><text:span text:style-name="T9"><text:line-break/><text:line-break/></text:span><text:span text:style-name="T7">參加高端疫苗試驗</text:span><text:span text:style-name="T9"><text:s/></text:span><text:span text:style-name="T7">前副總統陳建仁公布自己打到安慰劑</text:span><text:span text:style-name="T9"><text:line-break/></text:span><text:a xlink:type="simple" xlink:href="https://udn.com/news/story/122190/5604989"><text:span text:style-name="T10">https://udn.com/news/story/122190/5604989</text:span></text:a><text:span text:style-name="T9"><text:line-break/><text:line-break/></text:span><text:span text:style-name="T7">陳建仁臉書全文如下：</text:span><text:span text:style-name="T9"><text:line-break/></text:span><text:span text:style-name="T7">打了國產疫苗臨床二期試驗的安慰劑</text:span><text:span text:style-name="T9"><text:line-break/></text:span><text:span text:style-name="T7">中研院的院士好友剛傳給我一則聯合報的即時新聞，問我是否看過？我看了該則報導，對於王議員憑空捏造事實，深感震驚痛心，她唐而皇之的謊話，更令人遺憾。</text:span><text:span text:style-name="T9"><text:line-break/><text:line-break/></text:span><text:span text:style-name="T7">昨天（</text:span><text:span text:style-name="T9">7</text:span><text:span text:style-name="T7">月</text:span><text:span text:style-name="T9">14</text:span><text:span text:style-name="T7">日）我和內人才接到臺大醫院的通知，告訴我們参加國產疫苗二期臨床試驗的解盲結果，我打的是安慰劑。該臨床試驗是在接種第二劑（疫苗或安慰劑）後的</text:span><text:span text:style-name="T9">90</text:span><text:span text:style-name="T7">天才會告知個別受試者所打的是疫苗或安慰劑。</text:span><text:span text:style-name="T9"><text:line-break/><text:line-break/></text:span><text:span text:style-name="T7">醫院也通知我安慰劑組補施打疫苗的延伸性計畫，目前計畫內容是包括</text:span><text:span text:style-name="T9">5</text:span><text:span text:style-name="T7">次回診和</text:span><text:span text:style-name="T9">3</text:span><text:span text:style-name="T7">次電訪：第一次回診包括計畫説明、簽署同意書、抽血檢驗、心電圖檢查、和理學檢查。第二次回診包括施打第一劑疫苗和抽血。第三次回診是施打第二劑疫苗。第四次回診是施打第二劑後一個月的回診抽血。第五次回診是施打第二劑後六個月的安全性評估。我決定繼續参加補施打疫苗的延伸計畫，支持國產疫苗的研發！</text:span><text:span text:style-name="T9"><text:line-break/><text:line-break/></text:span><text:span text:style-name="T7">参加這次臨床試驗，讓我深刻體會到該臨床試驗的設計完善與執行嚴謹，可以媲美國際知名藥廠的多中心臨床試驗。該試驗的雙盲程序、隨機分配、多中心合作、跨地區收案、第三方資料監測與分析、檢體採集與標準檢驗等，都是可圈可點。</text:span><text:span text:style-name="T9"><text:line-break/><text:line-break/></text:span><text:span text:style-name="T7">很可惜，近日有些媒體報導及網路訊息傳播了許多不實消息來誤導讀者，實在令人失望與難過。但是我相信大多數臺灣民眾，都有很好的科學素養和思辨智慧，不會受到假消息的誤導，這是臺灣自由民主培育出來的理性與公義！</text:span><text:span text:style-name="T9"><text:line-break/><text:line-break/><text:line-break/></text:span><text:span text:style-name="T7">二、</text:span><text:span text:style-name="T9"><text:line-break/><text:line-break/></text:span><text:span text:style-name="T7">國產疫苗受試者確診？</text:span><text:span text:style-name="T9"><text:s/></text:span><text:span text:style-name="T7">高端證實：資料已送衛福部</text:span><text:span text:style-name="T9"><text:line-break/></text:span><text:a xlink:type="simple" xlink:href="https://udn.com/news/story/122190/5604183"><text:span text:style-name="T10">https://udn.com/news/story/122190/5604183</text:span></text:a><text:span text:style-name="T9"><text:line-break/></text:span><text:span text:style-name="T7">摘</text:span><text:span text:style-name="T9"><text:line-break/></text:span><text:span text:style-name="T7">有受試者在接種兩劑高端疫苗後仍確診。高端指出，的確有收到一個確診個案，但到底是疫苗組或安慰劑組目前還不清楚，</text:span><text:span text:style-name="T9">10</text:span><text:span text:style-name="T7">月底、</text:span><text:span text:style-name="T9">11</text:span><text:span text:style-name="T7">月初才會真正解盲，但送交</text:span><text:span text:style-name="T9">CDE</text:span><text:span text:style-name="T7">審查</text:span><text:span text:style-name="T9">EUA</text:span><text:span text:style-name="T7">的資料中有相關資料，可以進行比對。</text:span><text:span text:style-name="T9"><text:line-break/><text:line-break/></text:span><text:span text:style-name="T7">三、</text:span><text:span text:style-name="T9"><text:line-break/><text:line-break/></text:span><text:span text:style-name="T7">疫苗覆蓋率改劑次人口比</text:span><text:span text:style-name="T9"><text:s/></text:span><text:span text:style-name="T7">陳時中坦言總統的意思</text:span><text:span text:style-name="T9"><text:line-break/></text:span><text:a xlink:type="simple" xlink:href="https://www.chinatimes.com/newspapers/20210715000335-260118?chdtv"><text:span text:style-name="T10">https://www.chinatimes.com/newspapers/20210715000335-260118?chdtv</text:span></text:a><text:span text:style-name="T9"><text:line-break/></text:span><text:span text:style-name="T7">摘</text:span><text:span text:style-name="T9"><text:line-break/></text:span><text:span text:style-name="T7">中央疫情指揮中心</text:span><text:span text:style-name="T9">13</text:span><text:span text:style-name="T7">日宣布改採「劑次人口比」，取代第一劑疫苗覆蓋率的統計方式，對於連疫苗覆蓋率也要校正回歸，遭專家質疑全世界沒人這樣算，只為美化數字、達到蔡英文總統</text:span><text:span text:style-name="T9">7</text:span><text:span text:style-name="T7">月底</text:span><text:span text:style-name="T9">25</text:span><text:span text:style-name="T7">％疫苗覆蓋率的目標。衛福部長陳時中昨天回應此事時竟說，用劑次人口比來看疫苗覆蓋率是「總統蔡英文的意思」，但指揮中心並非因總統要求而做，只是為了讓數據在國際間能夠被看得更清楚。</text:span><text:span text:style-name="T9"><text:line-break/><text:line-break/><text:line-break/><text:line-break/><text:line-break/><text:line-break/><text:line-break/><text:line-break/><text:line-break/><text:line-break/><text:line-break/><text:line-break/></text:span></text:p>
      <text:p text:style-name="P4"><text:span text:style-name="T6">秉叡</text:span><text:span text:style-name="T7"><text:s/>  |  2021.07.16 03:51   |   </text:span><text:a xlink:type="simple" xlink:href="http://palinfo.habago.org/Entry?Command=Information_PrintForum#FORUM40841"><text:span text:style-name="T8">#</text:span></text:a></text:p>
      <text:p text:style-name="P9"><text:span text:style-name="T6">幾篇文章分享一下：</text:span><text:span text:style-name="T7"><text:line-break/><text:line-break/></text:span><text:span text:style-name="T11">迟来的忏悔！乌克兰前总统承认欺骗了人民</text:span><text:span text:style-name="T7"><text:line-break/><text:line-break/></text:span><text:a xlink:type="simple" xlink:href="https://user.guancha.cn/main/content?id=551650&amp;;s=zwyess"><text:span text:style-name="T12">https://user.guancha.cn/main/content?id=551650&amp;;s=zwyess</text:span></text:a><text:span text:style-name="T7"><text:line-break/><text:line-break/><text:line-break/></text:span><text:span text:style-name="T6">南非大乱，</text:span><text:span text:style-name="T11">说说曼德拉这位</text:span><text:span text:style-name="T7">“</text:span><text:span text:style-name="T6">圣人</text:span><text:span text:style-name="T7">”<text:line-break/><text:line-break/></text:span><text:a xlink:type="simple" xlink:href="https://user.guancha.cn/main/content?id=550965&amp;;s=fwzwyzzwzbt"><text:span text:style-name="T12">https://user.guancha.cn/main/content?id=550965&amp;;s=fwzwyzzwzbt</text:span></text:a><text:span text:style-name="T7"><text:line-break/><text:line-break/><text:line-break/></text:span></text:p>
      <text:p text:style-name="P4"><text:span text:style-name="T6">陳真</text:span><text:span text:style-name="T7"><text:s/>  |  2021.07.16 01:08   |   </text:span><text:a xlink:type="simple" xlink:href="http://palinfo.habago.org/Entry?Command=Information_PrintForum#FORUM40840"><text:span text:style-name="T8">#</text:span></text:a></text:p>
      <text:p text:style-name="P5"><text:span text:style-name="T7">台灣人真要坐以待斃？</text:span><text:span text:style-name="T9">(</text:span><text:span text:style-name="T7">三十</text:span><text:span text:style-name="T9">)</text:span><text:span text:style-name="T7">：該被繩之以法的是人渣黨與高端</text:span><text:span text:style-name="T9"><text:line-break/><text:line-break/><text:line-break/></text:span><text:span text:style-name="T7">陳真</text:span><text:span text:style-name="T9"><text:line-break/><text:line-break/>2021. 07. 16.<text:line-break/><text:line-break/><text:line-break/></text:span><text:span text:style-name="T7">每次要寫這類文字就覺得很痛苦，到底有完沒完？二十幾年來，這個人渣黨天天就是這樣不斷搞各式各樣的詐騙、做假、造謠、抹黑、謊言與雙重標準以及根本數不清的極其荒唐的貪贓枉法，各種案例數量之龐大，恐怕有好幾萬件，你哪有可能澄清得完、揭穿得完？</text:span><text:span text:style-name="T9"><text:line-break/><text:line-break/></text:span><text:span text:style-name="T7">但我不怪騙子，不怪歹徒，我只是很想問問台灣人，到底一個黨是要醜陋骯髒無恥下流到何種程度，然後你才會清醒？你才會發現，原來這不是一個黨，而是美國所豢養的黑金犯罪集團，藉著提供無數的撈錢機會，做為充當賣台漢奸的酬勞，一如黎智英之於香港。</text:span><text:span text:style-name="T9"><text:line-break/><text:line-break/></text:span><text:span text:style-name="T7">我不敢高估台灣人的智商，因此，上述後半段有關美國的部份你大可先略過，但是，至少前半段你總該清醒了吧？也就是說，當一個黨二十幾年來根本沒有一句話可信，根本沒有一項政策是不拿來為自己撈錢的，你總該清醒了吧？你被某個人騙錢，用同樣的鬼話騙了一次兩次之後，你還會相信他嗎？如果有人用同樣的手法，行騙三十年，行騙三萬次，而大家每次都還是被騙，照樣熱烈擁戴，這時候，你是該譴責歹徒，還是該質疑被騙的人的智商到底是怎麼了？</text:span><text:span text:style-name="T9"><text:line-break/><text:line-break/></text:span><text:span text:style-name="T7">所謂防疫，就是一例，從一開始到現在，人渣黨的幾乎每個動作都令人匪夷所思，極端詭異。你有沒有看過世界上有哪個國家或社會竟然是努力在防止疫情被發現的？有沒有哪個國家或社會是努力在阻止人民取得疫苗的？無數的詭異行徑，搞到後來大家才知道，原來是要掩護某個由台灣出資、由美國所主導的私人生技公司。</text:span><text:span text:style-name="T9"><text:line-break/><text:line-break/></text:span><text:span text:style-name="T7">所謂「防疫」</text:span><text:span text:style-name="T9"><text:s/></text:span><text:span text:style-name="T7">，就是不斷散播各種利多假消息以拉抬股價，不斷從事各種匪夷所思的荒唐採購；八字都還沒一撇的土產疫苗，居然可以用天價訂購一千萬劑，居然按照荒謬透頂的劇本演出；所謂審查，委員大多是「自己人」，只是跑個既定流程而已，政治完全取代了科學；就連最基本的「疫苗覆蓋率」，蔡英文也要干涉，也要動手腳，搞些掩人耳目的小動作；不管是對內或對外採購疫苗或各種醫療用品，居然全是天價，擺明就是要貪污，而且不許質疑，完全就是黑箱作業，動不動就說是國家機密，連一劑疫苗原本打算買多少錢也是國家機密，結果被揭穿竟然比市價貴了五、六成，多花上幾十億。如果這不是貪污，那又是什麼回事？為何每項採購全是天價，全是機密？</text:span><text:span text:style-name="T9"><text:line-break/><text:line-break/></text:span><text:span text:style-name="T7">你看，人渣黨頭子蔡英文，明明就是假學位，居然也能把相關學經歷資料列為國家機密三十年，它媽的天底下有這種機密？這人渣一方面去控告質疑其學位造假者，一方面卻又把自己的相關資料列為國家機密。它媽的真是有夠無恥。</text:span><text:span text:style-name="T9"><text:line-break/><text:line-break/></text:span><text:span text:style-name="T7">最近有位前中天新聞的記者朱凱翔先生，因為取得高端疫苗審查會議的文件，很勇敢地把它公佈了。這樣做也許傷害了該公司的某種利益，想告就告，我沒意見。我有意見的是：人渣黨跳出來說這是國家機密。它媽的這又是哪門子的機密？</text:span><text:span text:style-name="T9"><text:line-break/><text:line-break/></text:span><text:span text:style-name="T7">而且，這個蟑螂政府一路完全不顧吃相地千方百計圖利高端疫苗公司，包括蓄意混淆視聽說什麼菲律賓等東南亞國家都搶著想要購買高端疫苗，事實上根本是子虛烏有。菲律賓政府馬上出面否認，表示絕無此事。陳時中被記者問及此事時，他卻偏要含含糊糊地說什麼「確實有很多國家對我們的國產疫苗投入很大的關心」，製造一種好像高端疫苗多麼舉世矚目的幻覺。再說，高端公司是私人家族企業，幾時變成「國」產？</text:span><text:span text:style-name="T9"><text:line-break/><text:line-break/></text:span><text:span text:style-name="T7">相關例子一大堆，在二期解盲之前不斷帶頭散播各種假訊息藉以吹捧高端，例如陳建仁蓄意混淆視聽，百般護航，甚至胡扯說自己接受高端疫苗試驗，結果好棒，完全沒有副作用云云，讓人誤以為高端疫苗好棒。</text:span><text:span text:style-name="T9"><text:line-break/><text:line-break/></text:span><text:span text:style-name="T7">事實上，陳建仁哪會知道自己究竟是打了安慰劑或高端疫苗。如果這不是假訊息，什麼是假訊息？如果這樣的謊言吹捧都可以，為何不能質疑？只能憑空瞎說高端的虛假好話，卻不能合理地質疑高端與人渣黨狼狽為奸的種種真實齷齪行徑？人渣黨並且動輒以司法整肅質疑者。</text:span><text:span text:style-name="T9"><text:line-break/><text:line-break/></text:span><text:span text:style-name="T7">高端已經對記者朱凱翔提告諸多罪名，而且行文一大堆機關包括金管會提出指控，比方說，控告他影響股價。可是，它媽的真正每天透過假消息在影響股價的不就是人渣黨與陳建仁及高端公司嗎？難道散播假消息讓股票漲就沒關係，發佈真實文件卻反而有罪？它媽的真是有夠無恥。這些人一方面謀財害命，一方面卻又要擺出道德高姿態來提告，難道是以為大家全是腦殘？</text:span><text:span text:style-name="T9"><text:line-break/><text:line-break/></text:span><text:span text:style-name="T7">朱凱翔被控告的罪狀之一是說他扭曲會議文件內容。文件裏頭提到，有一位受試者打完兩劑之後罹患新冠肺炎。高端指控說，這位受試者究竟是否打了高端疫苗或打了安慰劑，必須要等到十一月「真正」解盲之後才會知道，因此控告朱凱翔毀壞公司名譽。</text:span><text:span text:style-name="T9"><text:line-break/><text:line-break/></text:span><text:span text:style-name="T7">如果這樣叫做散播謠言，那麼，第一個該抓的是陳建仁，他再三透過媒體吹捧高端，甚至在幾個月前就說自己接受高端疫苗試驗，對外高調宣稱說結果好棒哦，身體都沒有不舒服耶，故意讓人誤以為他打了高端疫苗；而且還吹捧什麼高端疫苗的實驗設計多麼嚴謹。一個政府高官可以這樣吹捧股價嗎？</text:span><text:span text:style-name="T9"><text:line-break/><text:line-break/></text:span><text:span text:style-name="T7">高端控告朱凱翔之餘，竟然還持續宣揚自己的疫苗「保護力十分優秀」。它媽的真是把大家全當腦殘。</text:span><text:span text:style-name="T9"><text:line-break/><text:line-break/></text:span><text:span text:style-name="T7">再說，如果上個月的解盲「成功」，不是「真正」的解盲，那又是什麼？是假的解盲嗎？如果「真正的」解盲必須等到年底，為何人渣黨早在幾個月前就能用納稅人的血汗錢大量採購？而且，蔡英文那人渣還斷言七月就能叫大家施打高端疫苗。可是，萬一年底「真正」解盲之後發現實驗結果有問題呢？</text:span><text:span text:style-name="T9"><text:line-break/><text:line-break/></text:span><text:span text:style-name="T7">如果上個月的解盲不是「完全的」解盲，如果「真正」的解盲必須等到年底，那麼，高端憑什麼能夠公然對外胡扯什麼「保護力十分優秀」</text:span><text:span text:style-name="T9"><text:s/></text:span><text:span text:style-name="T7">？更何況這只是微不足道的二期試驗，如何能憑空斷言什麼「保護力十分優秀」？</text:span><text:span text:style-name="T9"><text:line-break/><text:line-break/></text:span><text:span text:style-name="T7">種種荒唐無恥行徑，真的是夠了！應該被繩之以法的是人渣黨以及這家黑心炒股家族所成立的高端公司才對，而不是為了社會大眾健康安全而勇於提出合理質疑的記者或任何個人。</text:span></text:p>
      <text:p text:style-name="P4"><text:span text:style-name="T6">沉默是金</text:span><text:span text:style-name="T7"><text:s/>  |  2021.07.15 22:59   |   </text:span><text:a xlink:type="simple" xlink:href="http://palinfo.habago.org/Entry?Command=Information_PrintForum#FORUM40839"><text:span text:style-name="T8">#</text:span></text:a></text:p>
      <text:p text:style-name="P6"><text:span text:style-name="T7">想再次跪別您，說抱歉並感謝您、支持您。</text:span><text:span text:style-name="T9"><text:line-break/></text:span><text:span text:style-name="T7">您並不孤單。</text:span><text:span text:style-name="T9"><text:line-break/></text:span><text:span text:style-name="T7">真相定會水落石出。</text:span></text:p>
      <text:p text:style-name="P4"><text:span text:style-name="T6">吳聲志</text:span><text:span text:style-name="T7"><text:s/>  |  2021.07.14 11:22   |   </text:span><text:a xlink:type="simple" xlink:href="http://palinfo.habago.org/Entry?Command=Information_PrintForum#FORUM40838"><text:span text:style-name="T8">#</text:span></text:a></text:p>
      <text:p text:style-name="P5"><text:span text:style-name="T7">大家好，帶來好消息：</text:span><text:span text:style-name="T9"><text:line-break/><text:line-break/></text:span><text:span text:style-name="T7">兩岸幾十年來因為美國的挑撥，關係一直都很差，唯一的例外是</text:span><text:span text:style-name="T9">2008</text:span><text:span text:style-name="T7">年金融風暴，歐巴馬有求於胡錦濤的時候，兩岸的關係才有改善，我記得當年也是開</text:span><text:span text:style-name="T9">G8</text:span><text:span text:style-name="T7">會議要對付祖國，沒多久就開</text:span><text:span text:style-name="T9">G2</text:span><text:span text:style-name="T7">了（去求胡錦濤），那現在呢？</text:span><text:span text:style-name="T9"><text:line-break/><text:line-break/>CPI</text:span><text:span text:style-name="T7">壓過財報</text:span><text:span text:style-name="T9"><text:s/></text:span><text:span text:style-name="T7">道指跌逾百點</text:span><text:span text:style-name="T9"><text:line-break/></text:span><text:a xlink:type="simple" xlink:href="https://udn.com/news/story/6811/5599919"><text:span text:style-name="T10">https://udn.com/news/story/6811/5599919</text:span></text:a></text:p>
      <text:p text:style-name="P4"><text:span text:style-name="T6">陳真</text:span><text:span text:style-name="T7"><text:s/>  |  2021.07.13 20:15   |   </text:span><text:a xlink:type="simple" xlink:href="http://palinfo.habago.org/Entry?Command=Information_PrintForum#FORUM40837"><text:span text:style-name="T8">#</text:span></text:a></text:p>
      <text:p text:style-name="P5"><text:span text:style-name="T7">懸崖勒狗</text:span><text:span text:style-name="T9"><text:line-break/><text:line-break/></text:span><text:span text:style-name="T7">陳真</text:span><text:span text:style-name="T9"><text:line-break/><text:line-break/>2021. 07. 13.<text:line-break/><text:line-break/><text:line-break/></text:span><text:span text:style-name="T7">從輔寫得太好了，深得我心。</text:span><text:span text:style-name="T9"><text:line-break/><text:line-break/></text:span><text:span text:style-name="T7">所謂</text:span><text:span text:style-name="T9"><text:s/>"</text:span><text:span text:style-name="T7">惡紫之奪朱</text:span><text:span text:style-name="T9">"</text:span><text:span text:style-name="T7">，我最堵爛的也就是這一種，表面上好像在批評為惡者，其實小罵大捧，撒撒嬌嘔嘔氣而已。所謂批評，大概就是這麼一回事。</text:span><text:span text:style-name="T9"><text:line-break/><text:line-break/></text:span><text:span text:style-name="T7">更可惡的是，骨子裏的心機盤算與意識形態及利益來源其實跟他</text:span><text:span text:style-name="T9"><text:s/>"</text:span><text:span text:style-name="T7">小罵大捧</text:span><text:span text:style-name="T9">" </text:span><text:span text:style-name="T7">的對象是完全一致的。很少人能看出這一點，因此我也常感無言。</text:span><text:span text:style-name="T9"><text:line-break/><text:line-break/></text:span><text:span text:style-name="T7">黨外時，也有類似角色，謂之</text:span><text:span text:style-name="T9"><text:s/>"</text:span><text:span text:style-name="T7">開明學者</text:span><text:span text:style-name="T9">" </text:span><text:span text:style-name="T7">或</text:span><text:span text:style-name="T9"><text:s/>"</text:span><text:span text:style-name="T7">各界開明人士</text:span><text:span text:style-name="T9">"</text:span><text:span text:style-name="T7">，其實是假開明真掩護；假裝很理性很開明地批評當權者，其實是把大罪惡給刻意轉化成小疏失來批評，用更加入骨的</text:span><text:span text:style-name="T9"><text:s/>"</text:span><text:span text:style-name="T7">洗腦心經</text:span><text:span text:style-name="T9">" </text:span><text:span text:style-name="T7">來淡化當權者之惡行，讓大家誤以為我們所面對的不是重大罪行，不是結構性剝削，不是根本上的權力壟斷與奴役本質，而只是一些技術上的錯誤或一時的無能與誤判，一種</text:span><text:span text:style-name="T9"><text:s/>"</text:span><text:span text:style-name="T7">難免會發生</text:span><text:span text:style-name="T9">" </text:span><text:span text:style-name="T7">的行政疏失，一種小缺點。</text:span><text:span text:style-name="T9"><text:line-break/><text:line-break/></text:span><text:span text:style-name="T7">在小罵大捧的同時，讓人們敵視那些真正的批評者，讓人們認為那些人很偏激、很沒理性、只會謾罵，充滿仇恨，無法就事論事等等等。</text:span><text:span text:style-name="T9"><text:line-break/><text:line-break/></text:span><text:span text:style-name="T7">所謂就事論事，其實就是一種洗腦與掩護，故意把一種結構上的問題降級為僅僅只是某種個別現象，某種瑕不掩瑜的行政疏失，以防止人們追究、思索權力本質與結構性問題。</text:span><text:span text:style-name="T9"><text:line-break/><text:line-break/></text:span><text:span text:style-name="T7">這類手法，我真是見多了。比方說，</text:span><text:span text:style-name="T9">1998</text:span><text:span text:style-name="T7">年我在英國反起</text:span><text:span text:style-name="T9"><text:s/>CARD (</text:span><text:span text:style-name="T7">反種族歧視運動</text:span><text:span text:style-name="T9">)</text:span><text:span text:style-name="T7">，很多溫馨理性的</text:span><text:span text:style-name="T9">"</text:span><text:span text:style-name="T7">公知</text:span><text:span text:style-name="T9">"</text:span><text:span text:style-name="T7">，就會裝模作樣噁心八拉地告訴大家說：</text:span><text:span text:style-name="T9">"</text:span><text:span text:style-name="T7">種族歧視只是少數人的不當行為哦</text:span><text:span text:style-name="T9">"</text:span><text:span text:style-name="T7">，只是</text:span><text:span text:style-name="T9"><text:s/>"</text:span><text:span text:style-name="T7">一種人與人之間的禮貌問題哦</text:span><text:span text:style-name="T9">"</text:span><text:span text:style-name="T7">，大家不可以因此有仇恨哦；防止人們從中檢討族群之間的權力失衡與政治剝削及軍事侵略等問題，把這類思索與檢討打為</text:span><text:span text:style-name="T9"><text:s/>"</text:span><text:span text:style-name="T7">偏激</text:span><text:span text:style-name="T9">"</text:span><text:span text:style-name="T7">、</text:span><text:span text:style-name="T9">"</text:span><text:span text:style-name="T7">仇恨</text:span><text:span text:style-name="T9">" </text:span><text:span text:style-name="T7">與</text:span><text:span text:style-name="T9"><text:s/>"</text:span><text:span text:style-name="T7">政治化</text:span><text:span text:style-name="T9">"</text:span><text:span text:style-name="T7">。</text:span><text:span text:style-name="T9"><text:line-break/><text:line-break/></text:span><text:span text:style-name="T7">更常見的是，故意把種族歧視導向一種</text:span><text:span text:style-name="T9"><text:s/>"</text:span><text:span text:style-name="T7">一定是你自己哪裡表現不好才會被歧視，人家我這麼優秀，就從沒遇到過種族歧視耶</text:span><text:span text:style-name="T9">"</text:span><text:span text:style-name="T7">。台灣人最常見的說法與心態就是這樣，很低能，很腦殘，很沒出息。</text:span><text:span text:style-name="T9"><text:line-break/><text:line-break/></text:span><text:span text:style-name="T7">至於從輔提到美國的殖民統治策略，更是一針見血。簡單說就是養兩條狗，鼓勵你互咬，謂之政黨競爭；這狗打那狗的小報告，那狗向主人告這狗的狀；主人一下疼這隻，一會兒又疼那隻，這隻看了就心急，努力表現得更討主人歡心。兩隻狗就這樣吵來吵去，謂之言論自由與政黨政治。但是，再怎麼吵，永遠都不會吵到</text:span><text:span text:style-name="T9"><text:s/>"</text:span><text:span text:style-name="T7">主人與狗</text:span><text:span text:style-name="T9">" </text:span><text:span text:style-name="T7">的關係與權力問題上。</text:span><text:span text:style-name="T9"><text:line-break/><text:line-break/></text:span><text:span text:style-name="T7">主人藉著掌握這兩條狗的各種習性與缺點，不但方便統治，容易操控，而且樂趣無窮；狗兒們膽敢不乖，不妨就看看阿扁的下場，除了叫去狗籠子罰站，另一條狗也會應聲出來討伐。討伐來討伐去，謂之政黨競爭，其實永遠都討伐不到主人頭上。</text:span><text:span text:style-name="T9"><text:line-break/><text:line-break/></text:span><text:span text:style-name="T7">兩邊的狗兒們，不管怎麼咬怎麼鬥，主人都看得笑呵呵，因為牠們都絕對不可能質疑主人的地位。難道你有看過會挑戰主人權力的狗？所謂兩黨政治，基本上就是這麼回事。</text:span><text:span text:style-name="T9"><text:line-break/><text:line-break/></text:span><text:span text:style-name="T7">我知道有人是真的無知，你不能怪他講蠢話，他是真的沒有能力想那麼多。但是，如果像陳文茜、趙少康、楊照和龍應台等等等這些利用主流權勢所賜予的資源與獎賞，絕不可能無知，而是故意裝蒜。這類</text:span><text:span text:style-name="T9"><text:s/>"</text:span><text:span text:style-name="T7">公知</text:span><text:span text:style-name="T9">" </text:span><text:span text:style-name="T7">們，其實都知道自己的</text:span><text:span text:style-name="T9"><text:s/>"</text:span><text:span text:style-name="T7">狗糧</text:span><text:span text:style-name="T9">" </text:span><text:span text:style-name="T7">從哪來。</text:span><text:span text:style-name="T9"><text:line-break/><text:line-break/></text:span><text:span text:style-name="T7">文藝路線的叫做兩黨政治，武打片的就是政府軍與反抗軍，或是一方面假裝反恐，一方面偷偷培植，好讓某個國家如此長長久久，永遠陷入這樣一種鬥爭或戰爭之中，方便主人繼續操控權力，從中掠奪最大利益。</text:span><text:span text:style-name="T9"><text:line-break/><text:line-break/></text:span><text:span text:style-name="T7">美國在世界各地基本上就是這麼幹的。只要大權在握，他就釋放一點微不足道的小權力，讓底下兩條狗去搶，互咬互鬥，並以充當狗腿子為榮。</text:span><text:span text:style-name="T9"><text:line-break/><text:line-break/></text:span><text:span text:style-name="T7">最近，邱義仁和美國唱雙簧。邱義仁那無恥混蛋說台獨不可能由台灣人決定，因為美國根本不同意台獨。美國隨即公開附和。一些反獨或統派人士想必很開心，這些傻蛋真的很</text:span><text:span text:style-name="T9"><text:s/>"</text:span><text:span text:style-name="T7">單純</text:span><text:span text:style-name="T9">"</text:span><text:span text:style-name="T7">。我問你，你若是主人，你的狗兒叫啥名字有何重要性？狗還是狗不是嗎？</text:span><text:span text:style-name="T9"><text:line-break/><text:line-break/></text:span><text:span text:style-name="T7">我這例子其實不太貼切，事實上，台灣原本是狗，但早已朝著</text:span><text:span text:style-name="T9"><text:s/>"</text:span><text:span text:style-name="T7">狗肉炸彈</text:span><text:span text:style-name="T9">" </text:span><text:span text:style-name="T7">的方向發展。也就是說，台灣這條狗，只是用來攻擊祖國大陸的一個工具，一顆狗肉炸彈。這炸彈叫啥名字有什麼意義嗎？</text:span><text:span text:style-name="T9"><text:line-break/><text:line-break/></text:span><text:span text:style-name="T7">我很想說的一句話是：希望台灣人能夠嚴肅意識到島嶼的這項悲劇命運，認清敵我，力挽狂瀾，懸崖勒狗，以免深陷水火，親痛仇快。</text:span></text:p>
      <text:p text:style-name="P4"><text:span text:style-name="T6">孫從輔</text:span><text:span text:style-name="T7"><text:s/>  |  2021.07.13 11:55   |   </text:span><text:a xlink:type="simple" xlink:href="http://palinfo.habago.org/Entry?Command=Information_PrintForum#FORUM40836"><text:span text:style-name="T8">#</text:span></text:a></text:p>
      <text:p text:style-name="P5"><text:span text:style-name="T7">反民進黨的</text:span><text:span text:style-name="T9">“</text:span><text:span text:style-name="T7">公知</text:span><text:span text:style-name="T9">”</text:span><text:span text:style-name="T7">中，我注意到陳文茜和楊照。最近他們談論疫情與台灣民主倒退，其觀點本質仍是民進黨和中共一樣</text:span><text:span text:style-name="T9">“</text:span><text:span text:style-name="T7">獨裁</text:span><text:span text:style-name="T9">”</text:span><text:span text:style-name="T7">，甚至提出民進黨和中共都「用自產疫苗打壓國際疫苗」的謬論，而他們言論下方居然是一片叫好，說他們是台灣少有的</text:span><text:span text:style-name="T9">“</text:span><text:span text:style-name="T7">理性的良心</text:span><text:span text:style-name="T9">”</text:span><text:span text:style-name="T7">，讓我很無語。我覺得和民進黨專注詐騙現實私利比起來，反民進黨</text:span><text:span text:style-name="T9">“</text:span><text:span text:style-name="T7">公知</text:span><text:span text:style-name="T9">”</text:span><text:span text:style-name="T7">用這種昧於現實的言論迷惑民眾，長期帶來的害處可能更大。</text:span><text:span text:style-name="T9"><text:line-break/><text:line-break/></text:span><text:span text:style-name="T7">從大環境來看，美國操弄台灣政治的陽謀，就是將政治選項簡化，最好只剩兩種，再讓代表這兩種選項的勢力傾軋內耗。但無論這兩種勢力如何對立，都不能挑戰美國的利益與意識形態，比如說反共仇中、醜化中國必須是共識，不許理性思考，也不許</text:span><text:span text:style-name="T9">“</text:span><text:span text:style-name="T7">言論自由</text:span><text:span text:style-name="T9">”</text:span><text:span text:style-name="T7">。也許陳文茜和楊照等反民進黨</text:span><text:span text:style-name="T9">“</text:span><text:span text:style-name="T7">公知</text:span><text:span text:style-name="T9">”</text:span><text:span text:style-name="T7">的言論並不昧於現實，相反地，他們心中對如何迎合美國陽謀、如何維護美國現實利益清楚得很。</text:span></text:p>
      <text:p text:style-name="P4"><text:span text:style-name="T6">陳真</text:span><text:span text:style-name="T7"><text:s/>  |  2021.07.11 23:11   |   </text:span><text:a xlink:type="simple" xlink:href="http://palinfo.habago.org/Entry?Command=Information_PrintForum#FORUM40835"><text:span text:style-name="T8">#</text:span></text:a></text:p>
      <text:p text:style-name="P5"><text:span text:style-name="T7">人渣黨與光頭黨共創民主奇蹟</text:span><text:span text:style-name="T9">(2)</text:span><text:span text:style-name="T7">：柯林頓基金會的死亡名單</text:span><text:span text:style-name="T9"><text:line-break/><text:line-break/></text:span><text:span text:style-name="T7">陳真</text:span><text:span text:style-name="T9"><text:line-break/><text:line-break/>2021. 07. 11.<text:line-break/><text:line-break/><text:line-break/></text:span><text:span text:style-name="T7">前一篇文章</text:span><text:span text:style-name="T9">"</text:span><text:span text:style-name="T7">人渣黨與光頭黨共創民主奇蹟</text:span><text:span text:style-name="T9">"</text:span><text:span text:style-name="T7">中，我提到海地總統被殺，可能是當地不滿人士所為。我得收回這個幼稚的想法，因為那時候事情剛發生，我並不知道這群殺手十多人竟然在犯案後，跑到台灣駐海地的</text:span><text:span text:style-name="T9"><text:s/>"</text:span><text:span text:style-name="T7">大使館</text:span><text:span text:style-name="T9">" </text:span><text:span text:style-name="T7">躲藏。這就有問題了，怎麼會有人這樣的</text:span><text:span text:style-name="T9"><text:s/>"</text:span><text:span text:style-name="T7">躲</text:span><text:span text:style-name="T9">" </text:span><text:span text:style-name="T7">法？這不像在躲，倒像是在按表操課。</text:span><text:span text:style-name="T9"><text:line-break/><text:line-break/></text:span><text:span text:style-name="T7">這意味著台灣很可能涉及這起暗殺。由此，你自然就得想到有關柯林頓和希拉蕊那兩個血腥人渣的殺戮名單，簡單說：凡是準備要出面舉證或曾經爆料或報導或分贓不均準備舉發或任何企圖揭密這兩位人渣的人，除了阿桑吉至今還活著之外</text:span><text:span text:style-name="T9">(</text:span><text:span text:style-name="T7">但是希拉蕊曾經在白宮建議歐巴馬以無人機刺殺阿桑吉</text:span><text:span text:style-name="T9">)</text:span><text:span text:style-name="T7">，其他統統都會突然</text:span><text:span text:style-name="T9"><text:s/>"</text:span><text:span text:style-name="T7">想不開</text:span><text:span text:style-name="T9">" </text:span><text:span text:style-name="T7">而</text:span><text:span text:style-name="T9"><text:s/>"</text:span><text:span text:style-name="T7">自殺</text:span><text:span text:style-name="T9">"</text:span><text:span text:style-name="T7">，或是突然遭到天災人禍等</text:span><text:span text:style-name="T9"><text:s/>"</text:span><text:span text:style-name="T7">意外</text:span><text:span text:style-name="T9">"</text:span><text:span text:style-name="T7">，或突然遇到</text:span><text:span text:style-name="T9"><text:s/>"</text:span><text:span text:style-name="T7">搶匪</text:span><text:span text:style-name="T9">" </text:span><text:span text:style-name="T7">奪命，或突然</text:span><text:span text:style-name="T9"><text:s/>"</text:span><text:span text:style-name="T7">心臟病發</text:span><text:span text:style-name="T9">"</text:span><text:span text:style-name="T7">，或突然遇到奇怪的</text:span><text:span text:style-name="T9"><text:s/>"</text:span><text:span text:style-name="T7">車禍</text:span><text:span text:style-name="T9">" </text:span><text:span text:style-name="T7">等等等等等。</text:span><text:span text:style-name="T9"><text:line-break/><text:line-break/></text:span><text:span text:style-name="T7">最近就死了兩名，同樣匪夷所思，其中有一個也是突然就想不開於是就</text:span><text:span text:style-name="T9"><text:s/>"</text:span><text:span text:style-name="T7">自殺</text:span><text:span text:style-name="T9">"</text:span><text:span text:style-name="T7">，另一個則是負責調查柯林頓和希拉蕊在海地的貪腐、洗錢與販賣人口等罪行，也是突然就死掉了。</text:span><text:span text:style-name="T9"><text:line-break/><text:line-break/></text:span><text:span text:style-name="T7">無數的巧合，無數的死亡，我不相信老天爺偏偏就是如此疼愛這對狼狽為奸的血腥人渣夫婦，總是會讓那些企圖對其揭露罪行者突然就活得不耐煩而</text:span><text:span text:style-name="T9"><text:s/>"</text:span><text:span text:style-name="T7">自殺</text:span><text:span text:style-name="T9">"</text:span><text:span text:style-name="T7">，或突然遭到死亡橫禍。</text:span><text:span text:style-name="T9"><text:line-break/><text:line-break/></text:span><text:span text:style-name="T7">我知道自以為理性的腦殘人士一定會要我拿出證據，我要是有第一手證據，恐怕今晚就會突然想不開而</text:span><text:span text:style-name="T9"><text:s/>"</text:span><text:span text:style-name="T7">自殺</text:span><text:span text:style-name="T9">" </text:span><text:span text:style-name="T7">了，成為這一長串神祕死亡名單的其中一個。</text:span><text:span text:style-name="T9"><text:line-break/><text:line-break/></text:span><text:span text:style-name="T7">但我倒也不是說柯林頓和希拉蕊及台灣人渣黨的</text:span><text:span text:style-name="T9"><text:s/>"</text:span><text:span text:style-name="T7">民主友人</text:span><text:span text:style-name="T9">"--</text:span><text:span text:style-name="T7">海地總統摩伊士，</text:span><text:span text:style-name="T9">100%</text:span><text:span text:style-name="T7">就一定是專門在世界各地撈錢洗錢謀財害命的</text:span><text:span text:style-name="T9"><text:s/>"</text:span><text:span text:style-name="T7">柯林頓基金會</text:span><text:span text:style-name="T9">" </text:span><text:span text:style-name="T7">或</text:span><text:span text:style-name="T9"><text:s/>"</text:span><text:span text:style-name="T7">柯林頓</text:span><text:span text:style-name="T9">-</text:span><text:span text:style-name="T7">布希援助海地基金會</text:span><text:span text:style-name="T9">"(Clinton Bush Haiti Fund)</text:span><text:span text:style-name="T7">命令狗腿子去幹的，但你若要說這一切全屬巧合，那也未免太自欺欺人。</text:span><text:span text:style-name="T9"><text:line-break/><text:line-break/></text:span><text:span text:style-name="T7">每天忙碌不堪，等我有空，再把人時地等各種情節寫具體一些。好萊塢電影常有政治驚悚片，其實哪需要編劇，光從現實中直接取材，就有許多現成的黑心題材與靈感。西方政治之貪婪腐敗與泯滅人性，比起電影更要齷齪千百倍。</text:span><text:span text:style-name="T9"><text:line-break/><text:line-break/></text:span><text:span text:style-name="T7">我這輩子，好像永遠都面臨一種身為極端少數的痛苦局面：</text:span><text:span text:style-name="T9"><text:line-break/><text:line-break/></text:span><text:span text:style-name="T7">三十幾年前，黨外時，我說蔣家王朝濫殺無辜，周圍幾乎沒有一個人信。人們說，蔣總統仁民愛物，是民主燈塔，是世界偉人，連一隻螞蟻都不忍心傷害，哪會殺人。</text:span><text:span text:style-name="T9"><text:line-break/><text:line-break/></text:span><text:span text:style-name="T7">二十幾年前，我說人渣黨貪婪腐敗，整個黨被蟑螂蒼蠅所佔領，周圍幾乎沒有一個人信，人們說，民進黨為民主打拼，勤政愛民，清廉正直有理想；蔡英文更被西方媒體刻意捧為</text:span><text:span text:style-name="T9"><text:s/>"</text:span><text:span text:style-name="T7">民主的世界領航人</text:span><text:span text:style-name="T9">"</text:span><text:span text:style-name="T7">，一如當年吹捧蔣介石伊拉克海珊是</text:span><text:span text:style-name="T9"><text:s/>"</text:span><text:span text:style-name="T7">捍衛自由的鬥士</text:span><text:span text:style-name="T9">"</text:span><text:span text:style-name="T7">，是</text:span><text:span text:style-name="T9">"</text:span><text:span text:style-name="T7">世界民主的燈塔</text:span><text:span text:style-name="T9">"</text:span><text:span text:style-name="T7">。</text:span><text:span text:style-name="T9"><text:line-break/><text:line-break/></text:span><text:span text:style-name="T7">同樣是二十幾年前，當我開始寫下反美文字，我說以美英為首的西方國家，半個多世紀來，四處侵略屠殺，姦殺擄掠，無惡不作，泯滅人性的程度史無前例，殺害數千萬人，上億人淪為難民，周圍同樣幾乎沒有一個人信。人們因此對我叫罵不斷，百般抹黑與惡搞；人們說，西方國家熱愛民主自由與人權，不惜犧牲自身生命與財產，也要保護世人免於專制獨裁。</text:span><text:span text:style-name="T9"><text:line-break/><text:line-break/></text:span><text:span text:style-name="T7">一樣是二十幾年前，我由台獨叛亂犯變成統派，我說，中國共產黨是全世界惟一令人尊敬的政黨，祖國是人類史上最偉大的國家，是我所見過、聽過、接觸過、讀過的全世界國家之中，真正以民為主、造福全世界的國家，沒有</text:span><text:span text:style-name="T9"><text:s/>"</text:span><text:span text:style-name="T7">之一</text:span><text:span text:style-name="T9">"</text:span><text:span text:style-name="T7">。周圍幾乎沒有一個人信，人們說我言論荒唐，說我發神經；人們說，中共是惡魔，是人類公敵，專制獨裁傷害人權。</text:span><text:span text:style-name="T9"><text:line-break/><text:line-break/></text:span><text:span text:style-name="T7">你看，就連那些所謂反民進黨的人，十之八九也是腦殘，少有例外，動不動就說什麼</text:span><text:span text:style-name="T9"><text:s/>"</text:span><text:span text:style-name="T7">民進黨比中共還壞</text:span><text:span text:style-name="T9">"</text:span><text:span text:style-name="T7">。那就好像說某個齷齪人渣</text:span><text:span text:style-name="T9"><text:s/>"</text:span><text:span text:style-name="T7">比耶穌還壞</text:span><text:span text:style-name="T9">" </text:span><text:span text:style-name="T7">那樣荒唐。</text:span><text:span text:style-name="T9"><text:line-break/><text:line-break/></text:span><text:span text:style-name="T7">但你真的很難說服腦殘，明明事實就在眼前，人們也不會相信。要不然，你只要花個頂多幾天時間，馬上就會相信我所言之一切。</text:span><text:span text:style-name="T9"><text:line-break/><text:line-break/></text:span><text:span text:style-name="T7">大多數人的理性能力似乎很難單獨作業，而是具有某種</text:span><text:span text:style-name="T9"><text:s/>"</text:span><text:span text:style-name="T7">從眾性</text:span><text:span text:style-name="T9">"</text:span><text:span text:style-name="T7">。因此，一個人一旦被洗腦，很難以個別的身份再洗回來，除非經過某種</text:span><text:span text:style-name="T9"><text:s/>"</text:span><text:span text:style-name="T7">整體性的</text:span><text:span text:style-name="T9">" </text:span><text:span text:style-name="T7">風向集體轉變，大多數人才會跟著變。</text:span><text:span text:style-name="T9"><text:line-break/><text:line-break/></text:span><text:span text:style-name="T7">希望有一天，我可以脫離身為極少數一方的痛苦宿命。</text:span></text:p>
      <text:p text:style-name="P4"><text:span text:style-name="T6">陳真</text:span><text:span text:style-name="T7"><text:s/>  |  2021.07.11 21:58   |   </text:span><text:a xlink:type="simple" xlink:href="http://palinfo.habago.org/Entry?Command=Information_PrintForum#FORUM40834"><text:span text:style-name="T8">#</text:span></text:a></text:p>
      <text:p text:style-name="P6"><text:span text:style-name="T7">第二個網址是無效連結。</text:span></text:p>
      <text:p text:style-name="P4"><text:span text:style-name="T7">Ethan   |  2021.07.11 11:22   |   </text:span><text:a xlink:type="simple" xlink:href="http://palinfo.habago.org/Entry?Command=Information_PrintForum#FORUM40833"><text:span text:style-name="T8">#</text:span></text:a></text:p>
      <text:p text:style-name="P10"><text:span text:style-name="T6">下面文章有提到一些二戰以來，美軍相關的生化實驗，計畫的歷史及手法。有些都沒聽過。有空可以看看。</text:span><text:span text:style-name="T7"><text:line-break/><text:line-break/></text:span><text:a xlink:type="simple" xlink:href="https://bit.ly/2UImJXe"><text:span text:style-name="T12">https://bit.ly/2UImJXe</text:span></text:a><text:span text:style-name="T7"><text:line-break/><text:line-break/></text:span><text:a xlink:type="simple" xlink:href="https://bit.ly/3xy3gaB"><text:span text:style-name="T12">https://bit.ly/3xy3gaB</text:span></text:a></text:p>
      <text:p text:style-name="P4"><text:span text:style-name="T6">鄭豐遠</text:span><text:span text:style-name="T7"><text:s/>  |  2021.07.11 08:20   |   </text:span><text:a xlink:type="simple" xlink:href="http://palinfo.habago.org/Entry?Command=Information_PrintForum#FORUM40832"><text:span text:style-name="T8">#</text:span></text:a></text:p>
      <text:p text:style-name="P6"><text:span text:style-name="T7">我看完了怡靜轉貼的這個一小時的訪談，謝謝轉貼。這位根納季</text:span><text:span text:style-name="T9">·</text:span><text:span text:style-name="T7">奧尼先科顯然不但是專家中的領導班子，他的態度應該一部份也反映了俄羅斯官方的觀點和立場。雖然不懂俄文，但從肢體語言和他和主持人</text:span><text:span text:style-name="T9"><text:s/>(</text:span><text:span text:style-name="T7">不怎麼良好</text:span><text:span text:style-name="T9">) </text:span><text:span text:style-name="T7">的互動中，我可以感覺到他的一種巨大擔憂和急迫。</text:span><text:span text:style-name="T9"><text:line-break/><text:line-break/></text:span><text:span text:style-name="T7">出國後這幾年，特別是新冠爆發後，感受到許多巨大的衝擊，尤其是想法上的轉變。平時經常足不出戶，但透過網路以及有限的人際交往，我從異鄉的空氣中，從陌生人們的語氣和舉手投足間，彷彿就能像天線那樣，吸收到許多訊息，甚至窺探到人們的內心想法。我的英文就是這樣學的，鈺錠常問我為什麼不需要去語言學校，不需要去工作場合，甚至不需要和人說話，卻能夠持續讓英文進步。其實那是因為我經常在心裡自己和自己對話，但和我說話的那個人卻是我從周圍人們身上</text:span><text:span text:style-name="T9">"</text:span><text:span text:style-name="T7">偷</text:span><text:span text:style-name="T9">"</text:span><text:span text:style-name="T7">來的一個人格，我能想像他</text:span><text:span text:style-name="T9">/</text:span><text:span text:style-name="T7">她會怎麼思考事物，怎麼擠眉弄眼，怎麼使用語言表達。</text:span><text:span text:style-name="T9"><text:line-break/><text:line-break/></text:span><text:span text:style-name="T7">同樣地，面對使用中文的同胞，我同樣也能輕易窺見他們的內心。會門外語還是有好處的，多門外語就像多了一個折射角度，你能看到所謂思想路徑是怎麼行進的。特別是在所謂西方國家，我感覺出國就像一面照妖鏡，一個華人的人格品性，出了國後立刻就會顯露出來，藏都藏不住。</text:span><text:span text:style-name="T9"><text:line-break/><text:line-break/></text:span><text:span text:style-name="T7">至於我自己，來了一趟西方，也算是開了眼界，對人類能傲慢，自私和愚昧到什麼程度有了新的認識，對西方的各種險惡用心更是感到心驚。反過頭來，對過去那些在西方教育思維下大多數人包括我在內，持有負面印象的一些中國傳統或現代的思想和制度，我開始重新思考它們代表了什麼意義。我們總是有個人類文明是在持續進步的錯覺，認為舊的不如新的，實際上只要人性不變，人類的狀態也不會有多少改變，而人性是亙古不變的。</text:span><text:span text:style-name="T9"><text:line-break/><text:line-break/></text:span><text:span text:style-name="T7">我仍然相信世界和平最終將仰賴於中美俄三個大國間的平衡，其他所謂國際關係都屬次要，就連歐盟恐怕都只能算個配角。而中國的成功與否，多大程度上不再是她在所謂現代文明標準下表現得如何，而是她如何能從幾千年的歷史智慧中提練出那些最合適自己的發展形式。</text:span><text:span text:style-name="T9"><text:line-break/><text:line-break/></text:span><text:span text:style-name="T7">我不曉得別人會不會懂我在說什麼，我的意思是比如以中國抗擊新冠的成功為例，或許這位俄羅斯專家口中所謂中國民眾的配合態度和觀念只是一個表象，實際上還是國家的高度中央集權制度帶來的成果。還好新中國並沒有被西方一眾豺狼虎豹給欺騙，沒有被這類多黨制的自由糖衣給投毒成功，否則別說新冠，恐怕任憑過去一場針對中國的金融或能源或大宗糧食的攻擊，都能讓整個國家輕易崩潰。</text:span><text:span text:style-name="T9"><text:line-break/><text:line-break/></text:span><text:span text:style-name="T7">身處亂世，凡事難料，但人都得為自己的思想找一個錨點，對你所愛之人，對你的下一代給個說法，才不枉來這世上一遭。</text:span></text:p>
      <text:p text:style-name="P4"><text:span text:style-name="T6">怡靜</text:span><text:span text:style-name="T7"><text:s/>  |  2021.07.10 18:57   |   </text:span><text:a xlink:type="simple" xlink:href="http://palinfo.habago.org/Entry?Command=Information_PrintForum#FORUM40831"><text:span text:style-name="T8">#</text:span></text:a></text:p>
      <text:p text:style-name="P5"><text:span text:style-name="T7">昨天在微博看到的，我把它轉成繁體貼出，有興趣的朋友可以看看，</text:span><text:span text:style-name="T9"><text:line-break/></text:span><text:span text:style-name="T7">搭配陳真寫的生物武器：一個更陰暗的未來</text:span><text:span text:style-name="T9"><text:s/></text:span><text:span text:style-name="T7">系列文章閱讀會有更清晰的面貌．</text:span><text:span text:style-name="T9"><text:line-break/></text:span><text:span text:style-name="T7">翻譯是網友義務幫忙的非專業，可能有些辭不達意或錯譯（裡面有提到全球人口數，翻譯錯數字了）</text:span><text:span text:style-name="T9"><text:line-break/></text:span><text:span text:style-name="T7">，不過不妨礙理解影片．</text:span><text:span text:style-name="T9"><text:line-break/><text:line-break/></text:span><text:span text:style-name="T7">如果連過去網址看，不是微博註冊用戶，有時候會跳出來要你註冊，所以</text:span><text:span text:style-name="T9"><text:line-break/></text:span><text:span text:style-name="T7">我把影片上傳到這裡，也可以連到這裡看影片</text:span><text:span text:style-name="T9"><text:line-break/></text:span><text:a xlink:type="simple" xlink:href="https://sendvid.com/vklje7xz"><text:span text:style-name="T10">https://sendvid.com/vklje7xz</text:span></text:a><text:span text:style-name="T9"><text:line-break/><text:line-break/>=======================<text:line-break/><text:line-break/></text:span><text:a xlink:type="simple" xlink:href="https://m.weibo.cn/status/4657077064569028"><text:span text:style-name="T10">https://m.weibo.cn/status/4657077064569028</text:span></text:a><text:span text:style-name="T9"><text:line-break/><text:line-break/></text:span><text:span text:style-name="T7">今天發的視頻，是俄羅斯國家杜馬教育和科學委員會負責人、流行病學家根納季</text:span><text:span text:style-name="T9">·</text:span><text:span text:style-name="T7">奧尼先科，</text:span><text:span text:style-name="T9">5</text:span><text:span text:style-name="T7">月</text:span><text:span text:style-name="T9">18</text:span><text:span text:style-name="T7">日接受俄羅斯衛星通訊社記者采訪的記錄，全長</text:span><text:span text:style-name="T9">1</text:span><text:span text:style-name="T7">小時。</text:span><text:span text:style-name="T9"><text:line-break/><text:line-break/></text:span><text:span text:style-name="T7">奧尼先科重點對獨聯體國家的米國軍方實驗室、疫情防控、中國疫情情況、生物武器、新冠疫情體現了混合戰爭什麼特點等問題深度談了自己的看法。</text:span><text:span text:style-name="T9"><text:line-break/><text:line-break/></text:span><text:span text:style-name="T7">我把重點問題談到的時間點列一下，各位可以選擇觀看：</text:span><text:span text:style-name="T9"><text:line-break/><text:line-break/>2</text:span><text:span text:style-name="T7">：</text:span><text:span text:style-name="T9">02 - </text:span><text:span text:style-name="T7">米國對印第安人使用了哪些生物武器</text:span><text:span text:style-name="T9"><text:line-break/><text:line-break/>2</text:span><text:span text:style-name="T7">：</text:span><text:span text:style-name="T9">47 - </text:span><text:span text:style-name="T7">大規模殺傷性武器類型。為何生物武器成為首選</text:span><text:span text:style-name="T9"><text:line-break/><text:line-break/>6</text:span><text:span text:style-name="T7">：</text:span><text:span text:style-name="T9">32 - </text:span><text:span text:style-name="T7">米國在前蘇國家的軍事生物實驗室在幹些什麼</text:span><text:span text:style-name="T9"><text:line-break/><text:line-break/>8</text:span><text:span text:style-name="T7">：</text:span><text:span text:style-name="T9">31 - </text:span><text:span text:style-name="T7">為什麼位於哈薩克斯坦境內的生物實驗室更危險</text:span><text:span text:style-name="T9"><text:line-break/><text:line-break/>10</text:span><text:span text:style-name="T7">：</text:span><text:span text:style-name="T9">45 - </text:span><text:span text:style-name="T7">米國是如何控制住前蘇國家的衛生事業的</text:span><text:span text:style-name="T9"><text:line-break/><text:line-break/>12</text:span><text:span text:style-name="T7">：</text:span><text:span text:style-name="T9">23 - </text:span><text:span text:style-name="T7">對國際專家組在中國武漢調查情況的理解</text:span><text:span text:style-name="T9"><text:line-break/><text:line-break/>15</text:span><text:span text:style-name="T7">：</text:span><text:span text:style-name="T9">42 - </text:span><text:span text:style-name="T7">米國人從在阿拉木圖的實驗室能獲得何種收益</text:span><text:span text:style-name="T9"><text:line-break/><text:line-break/>17</text:span><text:span text:style-name="T7">：</text:span><text:span text:style-name="T9">22 - </text:span><text:span text:style-name="T7">新冠疫情如何展現未來混合戰爭的特點</text:span><text:span text:style-name="T9"><text:line-break/><text:line-break/>24</text:span><text:span text:style-name="T7">：</text:span><text:span text:style-name="T9">35 - </text:span><text:span text:style-name="T7">各國官方知道米國實驗室在幹些什麼嗎</text:span><text:span text:style-name="T9"><text:line-break/><text:line-break/>25</text:span><text:span text:style-name="T7">：</text:span><text:span text:style-name="T9">55 - </text:span><text:span text:style-name="T7">當前已知米國在做那些實驗，為什麼米國一直沒有停止對天花病毒的研究</text:span><text:span text:style-name="T9"><text:line-break/><text:line-break/>29</text:span><text:span text:style-name="T7">：</text:span><text:span text:style-name="T9">02 - </text:span><text:span text:style-name="T7">病毒是人造的嗎？</text:span><text:span text:style-name="T9"><text:line-break/><text:line-break/>36</text:span><text:span text:style-name="T7">：</text:span><text:span text:style-name="T9">44 - </text:span><text:span text:style-name="T7">俄羅斯邊境上的生物實驗室的終極目的是什麼？</text:span><text:span text:style-name="T9"><text:line-break/><text:line-break/>50</text:span><text:span text:style-name="T7">：</text:span><text:span text:style-name="T9">26 - </text:span><text:span text:style-name="T7">俄羅斯人應從中國應對生物威脅中學到什麼？</text:span><text:span text:style-name="T9"><text:line-break/><text:line-break/>53</text:span><text:span text:style-name="T7">：</text:span><text:span text:style-name="T9">22 - </text:span><text:span text:style-name="T7">新冠是否已成為季節性疾病？</text:span><text:span text:style-name="T9"><text:line-break/><text:line-break/>57</text:span><text:span text:style-name="T7">：</text:span><text:span text:style-name="T9">11 - </text:span><text:span text:style-name="T7">如何解決俄邊境生物實驗室問題？</text:span><text:span text:style-name="T9"><text:line-break/><text:line-break/></text:span><text:span text:style-name="T7">有時間的話請各位看完這個視頻。</text:span><text:span text:style-name="T9"><text:line-break/><text:line-break/></text:span><text:span text:style-name="T7">（嘉賓部分觀點僅為自己理解，並不全面，僅供參考）</text:span></text:p>
      <text:p text:style-name="P4"><text:span text:style-name="T6">王修亮</text:span><text:span text:style-name="T7"><text:s/>  |  2021.07.09 22:05   |   </text:span><text:a xlink:type="simple" xlink:href="http://palinfo.habago.org/Entry?Command=Information_PrintForum&amp;iPage=1#FORUM40830"><text:span text:style-name="T8">#</text:span></text:a></text:p>
      <text:p text:style-name="P5"><text:span text:style-name="T7">該對抗的，本來就應該是美國。</text:span><text:span text:style-name="T9"><text:line-break/></text:span><text:span text:style-name="T7">該對抗的，是洗腦。</text:span><text:span text:style-name="T9"><text:line-break/><text:line-break/></text:span><text:span text:style-name="T7">在流行的汙濁裏成長到了高中大學，潛意識裡的習性早已腐化完成。</text:span><text:span text:style-name="T9"><text:line-break/></text:span><text:span text:style-name="T7">唯有從小教育可以對抗洗腦，很慢很冗長，很需要時間與技巧。</text:span><text:span text:style-name="T9"><text:line-break/></text:span><text:span text:style-name="T7">但可以有效對抗洗腦。</text:span><text:span text:style-name="T9"><text:line-break/><text:line-break/></text:span><text:span text:style-name="T7">沒有武力，就需要教育。</text:span><text:span text:style-name="T9"><text:line-break/></text:span><text:span text:style-name="T7">教育好自己的子女，教育好自己的學生，即使力量甚微，人數稀少，也是涓滴成流。</text:span><text:span text:style-name="T9"><text:line-break/></text:span><text:span text:style-name="T7">繼續努力。</text:span></text:p>
      <text:p text:style-name="P4"><text:span text:style-name="T6">許世勤</text:span><text:span text:style-name="T7"><text:s/>  |  2021.07.09 17:21   |   </text:span><text:a xlink:type="simple" xlink:href="http://palinfo.habago.org/Entry?Command=Information_PrintForum&amp;iPage=1#FORUM40829"><text:span text:style-name="T8">#</text:span></text:a></text:p>
      <text:p text:style-name="P6"><text:span text:style-name="T7">不管是什麼制度，領導班子如果尊重事實與邏輯，舉凡任何政策皆能實事求是，那麼最終受惠的就會是人民。大陸以國家政策領導產業發展，並確保政策制定的話語權，這在實踐上已經驗證是正確的。</text:span><text:span text:style-name="T9"><text:line-break/><text:line-break/></text:span><text:span text:style-name="T7">台灣在經濟起飛的年代，產業政策的制定也是由政府主導方向。如果放任自由主義的「市場機制」，那麼一定是大吃小，劣幣驅逐良幣。今天台灣的產業體質不能提振，跟這個自由主義有關。自由主義下，一切回歸叢林法則，民眾只是成為待宰的羔羊。只是這種「自由」，應該最符合人渣黨跟美國的利益。</text:span><text:span text:style-name="T9"><text:line-break/><text:line-break/></text:span><text:span text:style-name="T7">美國貴為世界獨強，但是政策的決定往往在資本家組成的政治遊說團體，國家的命運決定在</text:span><text:span text:style-name="T9">Big Tech, Big Pharma, Deep State</text:span><text:span text:style-name="T7">，所以在疫情底下就這麼眼睜睜看著美國人民染疫、死亡。</text:span><text:span text:style-name="T9"><text:line-break/><text:line-break/></text:span><text:span text:style-name="T7">台灣還要繼續自我陶醉在這種夢幻的「民主、自由、人權」中？</text:span><text:span text:style-name="T9"><text:line-break/><text:line-break/></text:span><text:span text:style-name="T7">看到大陸的碳中和政策，各項分析有條有理，讓人不禁羨慕起大陸同胞。再回頭看台灣的「綠能」政策，卻看不到這種理性。</text:span></text:p>
      <text:p text:style-name="P4"><text:span text:style-name="T6">梁成功</text:span><text:span text:style-name="T7"><text:s/>  |  2021.07.09 07:35   |   </text:span><text:a xlink:type="simple" xlink:href="http://palinfo.habago.org/Entry?Command=Information_PrintForum#FORUM40828"><text:span text:style-name="T8">#</text:span></text:a></text:p>
      <text:p text:style-name="P8"><text:span text:style-name="T6">丁仲礼院士：中国碳中和框架路</text:span><text:span text:style-name="T7">线图研究</text:span><text:span text:style-name="T9"><text:line-break/></text:span><text:a xlink:type="simple" xlink:href="https://mp.weixin.qq.com/s/tMcMuiWiK6pYnUzQRd1JEw"><text:span text:style-name="T10">https://mp.weixin.qq.com/s/tMcMuiWiK6pYnUzQRd1JEw</text:span></text:a><text:span text:style-name="T9"><text:line-break/>===========<text:line-break/></text:span><text:span text:style-name="T6">丁仲礼院士：中国碳中和框架路</text:span><text:span text:style-name="T7">线图研究</text:span><text:span text:style-name="T9"><text:line-break/></text:span><text:span text:style-name="T6">原</text:span><text:span text:style-name="T7">创</text:span><text:span text:style-name="T9"> </text:span><text:span text:style-name="T6">丁仲礼</text:span><text:span text:style-name="T9"> </text:span><text:span text:style-name="T6">科学大院</text:span><text:span text:style-name="T9"> </text:span><text:span text:style-name="T6">前天</text:span><text:span text:style-name="T9"><text:line-break/></text:span><text:span text:style-name="T6">（本文由科学大院根据丁仲礼院士在中科院学部第七届学术年会上的报告整理而成，首发于科学大院）</text:span><text:span text:style-name="T9"><text:line-break/></text:span><text:span text:style-name="T6">各位院士，</text:span><text:span text:style-name="T7">针对</text:span><text:span text:style-name="T9">“</text:span><text:span text:style-name="T6">双碳目</text:span><text:span text:style-name="T7">标</text:span><text:span text:style-name="T9">”</text:span><text:span text:style-name="T6">（</text:span><text:span text:style-name="T7">编者注：</text:span><text:span text:style-name="T9">”</text:span><text:span text:style-name="T6">双碳目</text:span><text:span text:style-name="T7">标</text:span><text:span text:style-name="T9">“</text:span><text:span text:style-name="T6">指碳达峰、碳中和），中国科学院学部设立了一个重大咨询</text:span><text:span text:style-name="T7">项目</text:span><text:span text:style-name="T9">——“</text:span><text:span text:style-name="T6">中国碳中和框架路</text:span><text:span text:style-name="T7">线图研究</text:span><text:span text:style-name="T9">“</text:span><text:span text:style-name="T6">，由</text:span><text:span text:style-name="T7">张涛院士、高鸿钧院士和我来牵头，下面我简单介绍一下这个项目要研究的主要内容。</text:span><text:span text:style-name="T9"><text:line-break/><text:line-break/></text:span><text:span text:style-name="T6">碳中和是什么？如何实</text:span><text:span text:style-name="T7">现？</text:span><text:span text:style-name="T9"><text:line-break/><text:line-break/>“</text:span><text:span text:style-name="T6">双碳行动</text:span><text:span text:style-name="T9">”</text:span><text:span text:style-name="T6">是</text:span><text:span text:style-name="T7">应对气候变暖的国际行动的一部分。欧盟国家是</text:span><text:span text:style-name="T9">“</text:span><text:span text:style-name="T6">碳中和</text:span><text:span text:style-name="T9">”</text:span><text:span text:style-name="T6">的首倡者，他</text:span><text:span text:style-name="T7">们提出要在</text:span><text:span text:style-name="T9">2050</text:span><text:span text:style-name="T6">年达到碳中和。我国去年</text:span><text:span text:style-name="T9">9</text:span><text:span text:style-name="T6">月承</text:span><text:span text:style-name="T7">诺，</text:span><text:span text:style-name="T9">2030</text:span><text:span text:style-name="T6">年碳达峰，</text:span><text:span text:style-name="T9">2060</text:span><text:span text:style-name="T6">年达到碳中和。多年以</text:span><text:span text:style-name="T7">来，美国由于党派争执，对待气候变化问题的态度一直摇摆不定，但是民主党上台以后，他们提出的目标还是非常激进的，尤其是提出</text:span><text:span text:style-name="T9">2035</text:span><text:span text:style-name="T6">年要达到无碳发电，</text:span><text:span text:style-name="T9">2050</text:span><text:span text:style-name="T6">年要达到碳中和。</text:span><text:span text:style-name="T7">鉴于美国这么多年来的反复立场，其如何落实到实际行动上，还是要</text:span><text:span text:style-name="T9">“</text:span><text:span text:style-name="T6">走着瞧</text:span><text:span text:style-name="T9">”</text:span><text:span text:style-name="T6">。</text:span><text:span text:style-name="T7">现在有不少国家都在制定碳中和计划，但我们认为这是一个雄心勃勃但又极其艰难的目标。</text:span><text:span text:style-name="T9"><text:line-break/></text:span><text:span text:style-name="T7">图</text:span><text:span text:style-name="T9">1 </text:span><text:span text:style-name="T6">不同大国碳排放</text:span><text:span text:style-name="T7">现状</text:span><text:span text:style-name="T9"><text:line-break/><text:line-break/></text:span><text:span text:style-name="T7">图</text:span><text:span text:style-name="T9">1</text:span><text:span text:style-name="T6">是一些典型国家</text:span><text:span text:style-name="T9">1930</text:span><text:span text:style-name="T6">年到</text:span><text:span text:style-name="T9">2019</text:span><text:span text:style-name="T6">年之间人均碳排放量的变化情况。我</text:span><text:span text:style-name="T7">们能够看到，美国自</text:span><text:span text:style-name="T9">1930</text:span><text:span text:style-name="T6">年以</text:span><text:span text:style-name="T7">来，一直是人均碳排放量最高的国家。</text:span><text:span text:style-name="T9">1970</text:span><text:span text:style-name="T6">年代，美国人均碳排放量达到了最高峰，之后</text:span><text:span text:style-name="T7">开始下降，英国和法国大概也是在上世纪七十年代到八十年代达到最高峰。经常有人讲，</text:span><text:span text:style-name="T9">“</text:span><text:span text:style-name="T6">从碳达峰到碳中和，美国有</text:span><text:span text:style-name="T9">60</text:span><text:span text:style-name="T6">年时间，而中国只有</text:span><text:span text:style-name="T9">40</text:span><text:span text:style-name="T6">年</text:span><text:span text:style-name="T9">”</text:span><text:span text:style-name="T6">，其实这个表述是不够准确的，欧洲国家和美国从碳达峰到碳中和实际上是有</text:span><text:span text:style-name="T9">70</text:span><text:span text:style-name="T6">到</text:span><text:span text:style-name="T9">80</text:span><text:span text:style-name="T6">年的时间。</text:span><text:span text:style-name="T9"><text:line-break/><text:line-break/></text:span><text:span text:style-name="T6">从人均角度</text:span><text:span text:style-name="T7">来分析的话，美国、英国、法国的碳排放已经处于下降阶段，正在走向碳中和。印度的人均排放量增长刚刚</text:span><text:span text:style-name="T9">“</text:span><text:span text:style-name="T6">启动</text:span><text:span text:style-name="T9">”</text:span><text:span text:style-name="T6">，大概相当于我国</text:span><text:span text:style-name="T9">60</text:span><text:span text:style-name="T6">年代的人均排放水平，尚未真正到达快速增长时期。我国基本上从</text:span><text:span text:style-name="T9">2012</text:span><text:span text:style-name="T6">、</text:span><text:span text:style-name="T9">2013</text:span><text:span text:style-name="T6">年</text:span><text:span text:style-name="T7">开始就进入了碳排放的</text:span><text:span text:style-name="T9">“</text:span><text:span text:style-name="T6">平台期</text:span><text:span text:style-name="T9">”</text:span><text:span text:style-name="T6">。世界上还有</text:span><text:span text:style-name="T7">许多农业国家尚未启动工业化，所以还没有</text:span><text:span text:style-name="T9">”</text:span><text:span text:style-name="T6">启动</text:span><text:span text:style-name="T9">“</text:span><text:span text:style-name="T6">碳排放。</text:span><text:span text:style-name="T9"><text:line-break/><text:line-break/></text:span><text:span text:style-name="T7">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虑，还是要追求尽量把峰值压低。所以，碳达峰其实不需要太多研究，要研究的问题主要是如何实现碳中和。</text:span><text:span text:style-name="T9"><text:line-break/><text:line-break/><text:line-break/></text:span><text:span text:style-name="T7">图</text:span><text:span text:style-name="T9">2 </text:span><text:span text:style-name="T6">主要国家人均二氧化碳排放比</text:span><text:span text:style-name="T7">较</text:span><text:span text:style-name="T9"><text:line-break/><text:line-break/></text:span><text:span text:style-name="T7">图</text:span><text:span text:style-name="T9">2</text:span><text:span text:style-name="T7">显示的是主要国家人均碳排放的对比。我国的生产端人均二氧化碳排放量是</text:span><text:span text:style-name="T9">7.28</text:span><text:span text:style-name="T6">吨</text:span><text:span text:style-name="T9">/</text:span><text:span text:style-name="T6">年，高于全球平均水平，不过比美国要低很多；从消</text:span><text:span text:style-name="T7">费端来看，我们的人均排放量比英法美都低；最核心的是图</text:span><text:span text:style-name="T9">2</text:span><text:span text:style-name="T6">最右边</text:span><text:span text:style-name="T7">图中展示的人均累计排放，大家都知道，一个国家的发展，尤其是基础设施建设，是逐年累积的，这张从</text:span><text:span text:style-name="T9">1900</text:span><text:span text:style-name="T6">年算起的人均累</text:span><text:span text:style-name="T7">计排放对比图显示，全球平均水平是</text:span><text:span text:style-name="T9">209</text:span><text:span text:style-name="T6">吨</text:span><text:span text:style-name="T9">/</text:span><text:span text:style-name="T6">人，我国才</text:span><text:span text:style-name="T9">157</text:span><text:span text:style-name="T6">吨</text:span><text:span text:style-name="T9">/</text:span><text:span text:style-name="T6">人，美国是</text:span><text:span text:style-name="T9">1218</text:span><text:span text:style-name="T6">吨</text:span><text:span text:style-name="T9">/</text:span><text:span text:style-name="T6">人，欧洲的法国、英国这些国家都比我国多得多。所以</text:span><text:span text:style-name="T7">计算人均累计碳排放，我国远远低于全球平均，这个结论大家一定要记住。我国现在的碳排放总量比较高，这和我国经济发展比较快有关。从这个角度看，我国的碳中和应该会比其他国家要困难，大家心里应该有数。</text:span><text:span text:style-name="T9"><text:line-break/><text:line-break/></text:span><text:span text:style-name="T6">碳中和的概念，就是人</text:span><text:span text:style-name="T7">为排放的二氧化碳（化石燃料利用和土地利用），被人为努力（木材蓄积量、土壤有机碳、工程封存等）和自然过程（海洋吸收、侵蚀</text:span><text:span text:style-name="T9">-</text:span><text:span text:style-name="T6">沉</text:span><text:span text:style-name="T7">积过程的碳埋藏、碱性土壤的固碳等）所吸收。目前全球每年排放的二氧化碳大约是</text:span><text:span text:style-name="T9">400</text:span><text:span text:style-name="T6">亿吨，其中</text:span><text:span text:style-name="T9">14%</text:span><text:span text:style-name="T7">来自土地利用，</text:span><text:span text:style-name="T9">86%</text:span><text:span text:style-name="T7">来自化石燃料利用。排放出来的这些二氧化碳，大约</text:span><text:span text:style-name="T9">46%</text:span><text:span text:style-name="T6">留在大气，</text:span><text:span text:style-name="T9">23%</text:span><text:span text:style-name="T6">被海洋吸收，</text:span><text:span text:style-name="T9">31%</text:span><text:span text:style-name="T6">被</text:span><text:span text:style-name="T7">陆地吸收。这个数据可能不是特别准，但一百年以来碳循环基本上就是这么一个规律。</text:span><text:span text:style-name="T9"><text:line-break/><text:line-break/></text:span><text:span text:style-name="T6">碳固定过程非常多，我在这里</text:span><text:span text:style-name="T7">举一个不被大家特别关注的例子</text:span><text:span text:style-name="T9">——</text:span><text:span text:style-name="T6">土壤。干旱、半干旱地区的碱性土壤中含有很多</text:span><text:span text:style-name="T7">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span><text:span text:style-name="T9"><text:line-break/><text:line-break/></text:span><text:span text:style-name="T6">接下</text:span><text:span text:style-name="T7">来讲未来碳中和的主要途径。我们要考虑到，接近</text:span><text:span text:style-name="T9">2060</text:span><text:span text:style-name="T6">年的时候，因</text:span><text:span text:style-name="T7">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span><text:span text:style-name="T9"><text:line-break/><text:line-break/><text:line-break/></text:span><text:span text:style-name="T7">图</text:span><text:span text:style-name="T9">3 </text:span><text:span text:style-name="T6">未</text:span><text:span text:style-name="T7">来碳中和的主要途径</text:span><text:span text:style-name="T9"><text:line-break/><text:line-break/></text:span><text:span text:style-name="T6">需要特别</text:span><text:span text:style-name="T7">说明的是，自然过程吸收二氧化碳的量，只能理解为自然界存在的一个基数，比如海洋吸收的碳就不能归结为哪个国家的功劳。我们要考虑如何依靠人为努力，比如生态建设、工程封存、土壤固碳等措施来进行碳固定。也就是说，碳中和等于排放量同自然过程吸收、生态碳汇、工程封存等等抵消。</text:span><text:span text:style-name="T9"><text:line-break/><text:line-break/></text:span><text:span text:style-name="T6">中国如何达到碳中和</text:span><text:span text:style-name="T9"><text:line-break/><text:line-break/></text:span><text:span text:style-name="T6">我</text:span><text:span text:style-name="T7">们这个学部咨询项目是从排放端、固碳端、政策推动这几个角度来考虑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span><text:span text:style-name="T9"><text:line-break/><text:line-break/></text:span><text:span text:style-name="T7">专题一：未来能源消费总量预测</text:span><text:span text:style-name="T9"><text:line-break/><text:line-break/></text:span><text:span text:style-name="T6">第一个</text:span><text:span text:style-name="T7">专题由江亿院士他们来负责。这个专题要解决的一个核心问题是，在不同时间节点（面向</text:span><text:span text:style-name="T9">2060</text:span><text:span text:style-name="T6">），我国居民生活、工业、建筑、交通等重点</text:span><text:span text:style-name="T7">领域的能源需求以及全社会能源总需求。</text:span><text:span text:style-name="T9"><text:line-break/><text:line-break/></text:span><text:span text:style-name="T6">这里有个主要的几个边界条件要明确：</text:span><text:span text:style-name="T9"><text:line-break/><text:line-break/></text:span><text:span text:style-name="T6">一个是到</text:span><text:span text:style-name="T9">2035</text:span><text:span text:style-name="T6">年，我</text:span><text:span text:style-name="T7">们</text:span><text:span text:style-name="T9">GDP</text:span><text:span text:style-name="T6">比目前还会翻一番，</text:span><text:span text:style-name="T9">2060</text:span><text:span text:style-name="T6">年还需要再翻一番，达到人均</text:span><text:span text:style-name="T9">4</text:span><text:span text:style-name="T6">万美元，生活水平也要相</text:span><text:span text:style-name="T7">应地同发展阶段相当，产业结构从目前的中低端发展到中高端。</text:span><text:span text:style-name="T9"><text:line-break/><text:line-break/></text:span><text:span text:style-name="T6">另外一个因素就是人口变动，少子、老</text:span><text:span text:style-name="T7">龄化这些因素必须考虑进去，要建立一个预测的模型。但预测常常是不准的，</text:span><text:span text:style-name="T9">2009</text:span><text:span text:style-name="T6">年有部门</text:span><text:span text:style-name="T7">预测</text:span><text:span text:style-name="T9">2020</text:span><text:span text:style-name="T6">年我国一次能源消</text:span><text:span text:style-name="T7">费将达到</text:span><text:span text:style-name="T9">44</text:span><text:span text:style-name="T6">亿吨</text:span><text:span text:style-name="T7">标准煤，但实际上</text:span><text:span text:style-name="T9">2020</text:span><text:span text:style-name="T6">年我国一次能源消</text:span><text:span text:style-name="T7">费达到</text:span><text:span text:style-name="T9">50</text:span><text:span text:style-name="T6">亿吨</text:span><text:span text:style-name="T7">标准煤。所以我们希望高中低都有预测，不要局限于某一种观点。</text:span><text:span text:style-name="T9"><text:line-break/><text:line-break/></text:span><text:span text:style-name="T7">专题二：非碳能源占比阶段性提高途径</text:span><text:span text:style-name="T9"><text:line-break/><text:line-break/></text:span><text:span text:style-name="T6">这个</text:span><text:span text:style-name="T7">专题要解决的核心问题是，我们需要一个什么样的新型能源供应系统，尤其是电力供应系统，如何逐步增加非碳能源，特别是风、光、水、地热、核等的比重。</text:span><text:span text:style-name="T9"><text:line-break/><text:line-break/></text:span><text:span text:style-name="T6">其次，我</text:span><text:span text:style-name="T7">们要重点回答，中国西部有丰富的风、光资源，如何从各种发电、储能、转化、输电、消纳等等环节协调发力，让这些资源得到有效充分利用。</text:span><text:span text:style-name="T9"><text:line-break/><text:line-break/></text:span><text:span text:style-name="T6">尤其要解决的</text:span><text:span text:style-name="T7">问题是，由于风、光资源的时空分布不平衡，如何保证稳定输出，需要一套什么样的基础设施来保证稳定输出，这是一个非常大的问题，也需要有一个框架。</text:span><text:span text:style-name="T9"><text:line-break/><text:line-break/><text:line-break/></text:span><text:span text:style-name="T7">图</text:span><text:span text:style-name="T9">4 </text:span><text:span text:style-name="T6">目前我国一次能源消</text:span><text:span text:style-name="T7">费比例</text:span><text:span text:style-name="T9"><text:line-break/><text:line-break/></text:span><text:span text:style-name="T6">另外</text:span><text:span text:style-name="T7">关于新型电力系统的能源供应系统，我们需要列出一个技术清单，到底需要哪些技术，作为未来研究方向。图</text:span><text:span text:style-name="T9">4</text:span><text:span text:style-name="T6">是我国</text:span><text:span text:style-name="T9">2019</text:span><text:span text:style-name="T6">年一次能源消</text:span><text:span text:style-name="T7">费情况，可以看出，非碳能源实际上只占</text:span><text:span text:style-name="T9">15%</text:span><text:span text:style-name="T6">，另外</text:span><text:span text:style-name="T9">85%</text:span><text:span text:style-name="T6">是煤、油、气，这是一个非常</text:span><text:span text:style-name="T7">严峻的现实。我国现在大约排放</text:span><text:span text:style-name="T9">100</text:span><text:span text:style-name="T6">亿吨二氧化碳。假如到</text:span><text:span text:style-name="T9">2060</text:span><text:span text:style-name="T6">年，我国还不得不排放</text:span><text:span text:style-name="T9">20</text:span><text:span text:style-name="T6">到</text:span><text:span text:style-name="T9">25</text:span><text:span text:style-name="T6">亿吨二氧化碳，在这样的情景之下，我</text:span><text:span text:style-name="T7">们该怎么办？</text:span><text:span text:style-name="T9"><text:line-break/><text:line-break/></text:span><text:span text:style-name="T7">现在初步的认识是：非碳能源占比不会是线性提高的，主要靠技术组合和技术突破。煤炭作为主力能源，还会存在较长一段时期，因此煤炭清洁利用技术的进步仍需十分重视。另外一个是核能，我们不该追随某些</text:span><text:span text:style-name="T9">“</text:span><text:span text:style-name="T6">弃核国家</text:span><text:span text:style-name="T9">”</text:span><text:span text:style-name="T6">的脚步，还要加强核能利用，甚至在内</text:span><text:span text:style-name="T7">陆地区建厂，把核能充分利用起来。尤其是西部干旱地区的风、光资源，是我们实现碳中和最大的底气，我们要考虑如何来稳定输出。</text:span><text:span text:style-name="T9"><text:line-break/><text:line-break/></text:span><text:span text:style-name="T7">专题三：不可替代化石能源预测</text:span><text:span text:style-name="T9"><text:line-break/><text:line-break/></text:span><text:span text:style-name="T6">这个</text:span><text:span text:style-name="T7">专题的核心问题是，不可替代的化石能源必然会转化为不得不排放的二氧化碳，对于这部分排放要有一个预测，来自于何处、来自于什么行业、总量有多少。</text:span><text:span text:style-name="T9"><text:line-break/><text:line-break/></text:span><text:span text:style-name="T6">我</text:span><text:span text:style-name="T7">们现在讲碳中和，首先要考虑替代，就是用电、热、氢能等来替代，来减少二氧化碳排放。不同行业、不同领域的替代难度肯定是不一致的，我们能否从目前的情况来按照难易排序，这是非常关键的。</text:span><text:span text:style-name="T9"><text:line-break/><text:line-break/></text:span><text:span text:style-name="T6">其次，我</text:span><text:span text:style-name="T7">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span><text:span text:style-name="T9"><text:line-break/><text:line-break/></text:span><text:span text:style-name="T6">另外，我</text:span><text:span text:style-name="T7">们要克服风电、光电等输出不稳定性的问题。未来我们的电力系统如何保证稳定输出将是需要考虑解决的关键问题。美国提出来</text:span><text:span text:style-name="T9">2035</text:span><text:span text:style-name="T6">年就要实</text:span><text:span text:style-name="T7">现无碳电力，中国什么时候实现低碳电力或者无碳电力，这也需要认真研究。</text:span><text:span text:style-name="T9"><text:line-break/><text:line-break/></text:span><text:span text:style-name="T6">目前有很多国家对</text:span><text:span text:style-name="T7">氢能寄予了很大希望，我们的院士当中也有不同的声音。氢能战略也需要国家拿出方案。我国大约</text:span><text:span text:style-name="T9">100</text:span><text:span text:style-name="T6">亿吨二氧化碳排放中，发电端占比</text:span><text:span text:style-name="T7">约</text:span><text:span text:style-name="T9">47%</text:span><text:span text:style-name="T6">，消</text:span><text:span text:style-name="T7">费端如工业过程、居民生活等等占了</text:span><text:span text:style-name="T9">53%</text:span><text:span text:style-name="T6">，要实</text:span><text:span text:style-name="T7">现碳中和就需要在发电端用更多的非碳能源来发电、在消费端用电和氢能等来替代，构建一个两端共同发力的系统。</text:span><text:span text:style-name="T9"><text:line-break/><text:line-break/></text:span><text:span text:style-name="T7">专题四：非碳能源技术研发迭代需求</text:span><text:span text:style-name="T9"><text:line-break/><text:line-break/></text:span><text:span text:style-name="T6">非碳能源技术发展是个迭代的过程，需要逐</text:span><text:span text:style-name="T7">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text:span><text:span text:style-name="T9">“</text:span><text:span text:style-name="T6">收口</text:span><text:span text:style-name="T9">”</text:span><text:span text:style-name="T6">。</text:span><text:span text:style-name="T9"><text:line-break/><text:line-break/><text:line-break/></text:span><text:span text:style-name="T7">图</text:span><text:span text:style-name="T9">5 </text:span><text:span text:style-name="T6">排放端</text:span><text:span text:style-name="T7">专题分布及关系</text:span><text:span text:style-name="T9"><text:line-break/><text:line-break/></text:span><text:span text:style-name="T6">前四个</text:span><text:span text:style-name="T7">专题主要研究排放端。在固碳端，我们也列了四个专题。</text:span><text:span text:style-name="T9"><text:line-break/><text:line-break/></text:span><text:span text:style-name="T7">专题五：陆地生态系统固碳现状测算</text:span><text:span text:style-name="T9"><text:line-break/><text:line-break/></text:span><text:span text:style-name="T6">第五个</text:span><text:span text:style-name="T7">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span><text:span text:style-name="T9"><text:line-break/><text:line-break/></text:span><text:span text:style-name="T6">中科院已经做过一些</text:span><text:span text:style-name="T7">关于碳收支项目的研究。现在认为，我国目前地表碳储量相当于</text:span><text:span text:style-name="T9">363</text:span><text:span text:style-name="T6">亿吨二氧化碳，每年固碳速率是</text:span><text:span text:style-name="T9">10</text:span><text:span text:style-name="T6">到</text:span><text:span text:style-name="T9">40</text:span><text:span text:style-name="T6">亿吨二氧化碳，我</text:span><text:span text:style-name="T7">们估计森林在</text:span><text:span text:style-name="T9">2060</text:span><text:span text:style-name="T6">年以前将会达到固碳的峰值，之后固碳速率就会降低。干旱半干旱区的土壤还很</text:span><text:span text:style-name="T7">难估计。图</text:span><text:span text:style-name="T9">6</text:span><text:span text:style-name="T6">就是用不同的方法</text:span><text:span text:style-name="T7">测算出来的碳源，数据差别比较大。</text:span><text:span text:style-name="T9"><text:line-break/><text:line-break/><text:line-break/></text:span><text:span text:style-name="T7">图</text:span><text:span text:style-name="T9">6 </text:span><text:span text:style-name="T6">当前我国</text:span><text:span text:style-name="T7">陆地生态系统固碳速率</text:span><text:span text:style-name="T9"><text:line-break/><text:line-break/><text:line-break/></text:span><text:span text:style-name="T7">图</text:span><text:span text:style-name="T9">7 </text:span><text:span text:style-name="T6">中科院碳</text:span><text:span text:style-name="T7">专项中有关陆地碳汇研究成果</text:span><text:span text:style-name="T9"><text:line-break/><text:line-break/></text:span><text:span text:style-name="T6">大家从</text:span><text:span text:style-name="T7">图</text:span><text:span text:style-name="T9">7</text:span><text:span text:style-name="T6">上可以看出</text:span><text:span text:style-name="T7">来，我国建设的生态工程固碳总量是非常大的，约占我国陆地生态系统年固碳总量的</text:span><text:span text:style-name="T9">56%</text:span><text:span text:style-name="T6">，这是一个令人鼓舞的</text:span><text:span text:style-name="T7">现象。</text:span><text:span text:style-name="T9"><text:line-break/><text:line-break/></text:span><text:span text:style-name="T7">专题六：陆地生态系统未来固碳潜力分析</text:span><text:span text:style-name="T9"><text:line-break/><text:line-break/></text:span><text:span text:style-name="T7">计算我国陆地生态系统未来固碳的潜力，主要有以下核心问题：</text:span><text:span text:style-name="T9"><text:line-break/><text:line-break/></text:span><text:span text:style-name="T6">一是</text:span><text:span text:style-name="T7">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span><text:span text:style-name="T9"><text:line-break/><text:line-break/></text:span><text:span text:style-name="T7">专题七：碳捕集利用封存技术评估</text:span><text:span text:style-name="T9"><text:line-break/><text:line-break/></text:span><text:span text:style-name="T6">第七个</text:span><text:span text:style-name="T7">专题是碳捕集利用工程封存技术。我们谈到的负排放技术目前有图</text:span><text:span text:style-name="T9">8</text:span><text:span text:style-name="T6">中列出的这些，包括将二氧化碳制成化学品、将二氧化碳制成燃料、微藻的生</text:span><text:span text:style-name="T7">产、混凝土碳捕集、提高原油采集率、生物能源的碳捕捉和存储、硅酸盐岩石的风化和矿物碳化、植树造林、土壤有机碳和土壤无机碳、农作物的秸秆烧成木炭还田等等。这些负排放技术中，前面几项是国际上所谓的</text:span><text:span text:style-name="T9">CCUS</text:span><text:span text:style-name="T6">技术，后面用</text:span><text:span text:style-name="T7">红箭头标出来的这两项</text:span><text:span text:style-name="T9">——</text:span><text:span text:style-name="T7">矿物碳化和生物炭，我国研究得还比较少。</text:span><text:span text:style-name="T9"><text:line-break/><text:line-break/><text:line-break/></text:span><text:span text:style-name="T7">图</text:span><text:span text:style-name="T9">8 </text:span><text:span text:style-name="T6">全球实</text:span><text:span text:style-name="T7">现碳中和的主要技术</text:span><text:span text:style-name="T9"><text:line-break/><text:line-break/></text:span><text:span text:style-name="T6">这里的核心</text:span><text:span text:style-name="T7">问题是，这些技术还需要进一步研究，现在还没有必要马上就大规模工程封存，那是要在</text:span><text:span text:style-name="T9">2060</text:span><text:span text:style-name="T6">年之前考</text:span><text:span text:style-name="T7">虑的问题。目前这方面的技术进步是比较快的，未来会进步到什么程度还不好预测，但是我个人认为，最好不要单纯地封存，那样不产生经济效益，还是要想办法如何利用二氧化碳。</text:span><text:span text:style-name="T9"><text:line-break/><text:line-break/></text:span><text:span text:style-name="T7">专题八：青藏高原率先达标示范区建议</text:span><text:span text:style-name="T9"><text:line-break/><text:line-break/></text:span><text:span text:style-name="T6">第八个</text:span><text:span text:style-name="T7">专题是建议在青藏高原建设一个率先达标的示范区。青藏高原在我国境内的面积有</text:span><text:span text:style-name="T9">250</text:span><text:span text:style-name="T6">万平方公里，我国正在建设青藏高原生</text:span><text:span text:style-name="T7">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span><text:span text:style-name="T9"><text:line-break/><text:line-break/></text:span><text:span text:style-name="T6">另外还要考</text:span><text:span text:style-name="T7">虑，以后一个地区或一个行业的碳中和程度如何评价，这要从生产端、消费端共同来做，也需要拿出一个思路。</text:span><text:span text:style-name="T9"><text:line-break/><text:line-break/></text:span><text:span text:style-name="T7">专题九：政策技术分析研究</text:span><text:span text:style-name="T9"><text:line-break/><text:line-break/></text:span><text:span text:style-name="T6">第九个</text:span><text:span text:style-name="T7">专题是政策如何推动的问题，包括如何推动非碳技术，如何进行生态建设增加碳汇。目前来说，我国在减排问题上，政府约束性政策大于市场机制，以后可能要更多地依靠市场来发挥作用。</text:span><text:span text:style-name="T9"><text:line-break/><text:line-break/><text:line-break/></text:span><text:span text:style-name="T7">图</text:span><text:span text:style-name="T9">9 </text:span><text:span text:style-name="T6">政策技术分析框架</text:span><text:span text:style-name="T9"><text:line-break/><text:line-break/><text:line-break/></text:span><text:span text:style-name="T7">图</text:span><text:span text:style-name="T9">10 </text:span><text:span text:style-name="T6">咨询</text:span><text:span text:style-name="T7">项目的最后情景设计与综合</text:span><text:span text:style-name="T9"><text:line-break/><text:line-break/></text:span><text:span text:style-name="T6">如</text:span><text:span text:style-name="T7">图</text:span><text:span text:style-name="T9">10</text:span><text:span text:style-name="T6">，这个</text:span><text:span text:style-name="T7">项目最终会做一个情景设计：假如我国每年不得不排放</text:span><text:span text:style-name="T9">25</text:span><text:span text:style-name="T6">亿吨二氧化碳，这些排放</text:span><text:span text:style-name="T7">来自哪里？根据目前观测比例，自然过程可以吸收</text:span><text:span text:style-name="T9">13</text:span><text:span text:style-name="T6">亿吨，如果生</text:span><text:span text:style-name="T7">态系统吸收</text:span><text:span text:style-name="T9">8</text:span><text:span text:style-name="T6">亿吨，可能还要考</text:span><text:span text:style-name="T7">虑用风化和碳酸钙沉淀吸收</text:span><text:span text:style-name="T9">2</text:span><text:span text:style-name="T6">亿吨，还有</text:span><text:span text:style-name="T9">2</text:span><text:span text:style-name="T6">亿吨可能要变成生物炭埋到土壤中。然后就是各种技术如何迭代，最后考</text:span><text:span text:style-name="T7">虑如何收口。整个情景大概是这么一个设计。到</text:span><text:span text:style-name="T9">2060</text:span><text:span text:style-name="T6">年，如果我国能够做到</text:span><text:span text:style-name="T9">25</text:span><text:span text:style-name="T6">亿吨二氧化碳排放量，我个人</text:span><text:span text:style-name="T7">认为是非常了不起了。</text:span><text:span text:style-name="T9"><text:line-break/><text:line-break/></text:span><text:span text:style-name="T6">最后再</text:span><text:span text:style-name="T7">说几个观点：</text:span><text:span text:style-name="T9"><text:line-break/><text:line-break/></text:span><text:span text:style-name="T6">第一，</text:span><text:span text:style-name="T9"><text:s/>“</text:span><text:span text:style-name="T6">碳中和</text:span><text:span text:style-name="T9">”</text:span><text:span text:style-name="T6">过程既是挑战又是机遇，其过程将会是经济社会的大</text:span><text:span text:style-name="T7">转型，将会是一场涉及广泛领域的大变革。</text:span><text:span text:style-name="T9">“</text:span><text:span text:style-name="T6">技术</text:span><text:span text:style-name="T7">为王</text:span><text:span text:style-name="T9">”</text:span><text:span text:style-name="T6">将在此</text:span><text:span text:style-name="T7">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span><text:span text:style-name="T9"><text:line-break/><text:line-break/></text:span><text:span text:style-name="T6">第二，我</text:span><text:span text:style-name="T7">们项目组强调：完成这个大转型，需要在能源结构、能源消费、人为固碳</text:span><text:span text:style-name="T9">“</text:span><text:span text:style-name="T6">三端发力</text:span><text:span text:style-name="T9">”</text:span><text:span text:style-name="T6">，所需之</text:span><text:span text:style-name="T7">资金将会是天文数字，决不可能依靠政府财政补贴得以满足，必须坚持市场导向，鼓励竞争，稳步推进。政府的财政资金应主要投入在技术研发、产业示范上，力争加快我国技术和产业的迭代进步速度。在此过程中，特别要防止能源价格明显上涨，影响居民生活和产品出口。</text:span><text:span text:style-name="T9"><text:line-break/><text:line-break/></text:span><text:span text:style-name="T6">第三，本</text:span><text:span text:style-name="T7">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虑先经历一段</text:span><text:span text:style-name="T9">“</text:span><text:span text:style-name="T6">百家争</text:span><text:span text:style-name="T7">鸣</text:span><text:span text:style-name="T9">”</text:span><text:span text:style-name="T6">时期，千万不要急于</text:span><text:span text:style-name="T9">“</text:span><text:span text:style-name="T6">收口</text:span><text:span text:style-name="T9">”</text:span><text:span text:style-name="T6">，千万不要急于强力推</text:span><text:span text:style-name="T7">进。</text:span><text:span text:style-name="T9"><text:line-break/><text:line-break/></text:span><text:span text:style-name="T6">第四，这个大</text:span><text:span text:style-name="T7">转型过程中，整个行业的协调共进非常重要。</text:span><text:span text:style-name="T9">“</text:span><text:span text:style-name="T6">减碳、固碳</text:span><text:span text:style-name="T9">”“</text:span><text:span text:style-name="T6">电力替代</text:span><text:span text:style-name="T9">”“</text:span><text:span text:style-name="T7">氢能替代</text:span><text:span text:style-name="T9">”</text:span><text:span text:style-name="T6">均需要增加企业的</text:span><text:span text:style-name="T7">额外成本，如果某一行业不同企业间不能协调共进，势必会使</text:span><text:span text:style-name="T9">“</text:span><text:span text:style-name="T6">不作</text:span><text:span text:style-name="T7">为企业</text:span><text:span text:style-name="T9">”</text:span><text:span text:style-name="T7">节约了成本，从而出现</text:span><text:span text:style-name="T9">“</text:span><text:span text:style-name="T6">劣</text:span><text:span text:style-name="T7">币驱逐良币</text:span><text:span text:style-name="T9">”</text:span><text:span text:style-name="T7">现象。由此，分行业设计</text:span><text:span text:style-name="T9">“</text:span><text:span text:style-name="T6">碳中和</text:span><text:span text:style-name="T9">”</text:span><text:span text:style-name="T6">路</text:span><text:span text:style-name="T7">线图及有效的激励</text:span><text:span text:style-name="T9">/</text:span><text:span text:style-name="T7">约束制度需尽早完成，这个非常关键。</text:span><text:span text:style-name="T9"><text:line-break/><text:line-break/></text:span><text:span text:style-name="T6">第五，</text:span><text:span text:style-name="T7">评价国家、区域、行业、企业甚至家庭的</text:span><text:span text:style-name="T9">“</text:span><text:span text:style-name="T6">碳中和程度</text:span><text:span text:style-name="T9">” </text:span><text:span text:style-name="T6">，需从收、支两端</text:span><text:span text:style-name="T7">计量。从能源消费角度论，</text:span><text:span text:style-name="T9">“</text:span><text:span text:style-name="T6">支</text:span><text:span text:style-name="T9">”</text:span><text:span text:style-name="T6">（即排放）相对容易</text:span><text:span text:style-name="T7">计量；</text:span><text:span text:style-name="T9">“</text:span><text:span text:style-name="T6">收</text:span><text:span text:style-name="T9">”</text:span><text:span text:style-name="T6">（即固碳）由于类型多样，过程复</text:span><text:span text:style-name="T7">杂，很难精确计量，尤其是</text:span><text:span text:style-name="T9">“</text:span><text:span text:style-name="T6">人</text:span><text:span text:style-name="T7">为努力</text:span><text:span text:style-name="T9">”</text:span><text:span text:style-name="T6">下的固碳增量不易确定。由此，国家要尽早建立系统的</text:span><text:span text:style-name="T7">监测、计算、报告、检核的标准体系，以期针对我国的碳收支状况，保证话语权在我。</text:span><text:span text:style-name="T9"><text:line-break/><text:line-break/></text:span><text:span text:style-name="T6">当然，这里面还有国际上的合作与斗争，比如未</text:span><text:span text:style-name="T7">来的排放权如何分配？未来排放的天花板应该如何确定？</text:span><text:span text:style-name="T9">“</text:span><text:span text:style-name="T6">共同又有区别的</text:span><text:span text:style-name="T7">责任</text:span><text:span text:style-name="T9">”</text:span><text:span text:style-name="T6">未</text:span><text:span text:style-name="T7">来怎么来体现？西方国家一直在说</text:span><text:span text:style-name="T9">“</text:span><text:span text:style-name="T7">资金与技术援助</text:span><text:span text:style-name="T9">”</text:span><text:span text:style-name="T6">，但是一直没做，他</text:span><text:span text:style-name="T7">们如何兑现？每个国家排放量如何计量？另外我国该如何应对西方国家的舆论抹黑，比如西方国家总说中国是第一污染大国，其实从图</text:span><text:span text:style-name="T9">2</text:span><text:span text:style-name="T6">看，我国人均累</text:span><text:span text:style-name="T7">计排放量远远低于世界平均，但是我们没有人就此问题发声。另外，针对外国对我国绿色产品比如太阳能电池板设立高额关税，我国该如何应对？这里面有很多的问题需要思考。</text:span><text:span text:style-name="T9"><text:line-break/><text:line-break/></text:span><text:span text:style-name="T6">还有一些基</text:span><text:span text:style-name="T7">础性的科学问题需要研究，比如到底</text:span><text:span text:style-name="T9">1.5℃</text:span><text:span text:style-name="T6">、</text:span><text:span text:style-name="T9">2.0℃</text:span><text:span text:style-name="T6">增温对</text:span><text:span text:style-name="T7">应什么样的二氧化碳当量浓度？以前国际上经常说</text:span><text:span text:style-name="T9">450ppm</text:span><text:span text:style-name="T6">二氧化碳当量</text:span><text:span text:style-name="T7">浓度，现在已经达到了这个浓度，但增温并没有达到</text:span><text:span text:style-name="T9">1.5℃</text:span><text:span text:style-name="T6">。我个人</text:span><text:span text:style-name="T7">认为，格陵兰冰盖融化之前，变暖对中国是有利的，融化之后海平面要上升，对中国就不利了，所以我们还是要有一个研究目标。</text:span><text:span text:style-name="T9"><text:line-break/><text:line-break/></text:span><text:span text:style-name="T6">总之，科技界任重道</text:span><text:span text:style-name="T7">远。</text:span><text:span text:style-name="T9"><text:line-break/><text:line-break/></text:span><text:span text:style-name="T7">谢谢大家！</text:span><text:span text:style-name="T9"><text:line-break/><text:line-break/><text:line-break/></text:span><text:span text:style-name="T6">原</text:span><text:span text:style-name="T7">创</text:span><text:span text:style-name="T9"> </text:span><text:span text:style-name="T6">丁仲礼</text:span><text:span text:style-name="T9"> </text:span><text:span text:style-name="T6">科学大院</text:span><text:span text:style-name="T9"> </text:span><text:span text:style-name="T6">前天</text:span><text:span text:style-name="T9"><text:line-break/></text:span><text:span text:style-name="T6">（本文由科学大院根据丁仲礼院士在中科院学部第七届学术年会上的报告整理而成，首发于科学大院）</text:span><text:span text:style-name="T9"><text:line-break/></text:span><text:span text:style-name="T6">各位院士，</text:span><text:span text:style-name="T7">针对</text:span><text:span text:style-name="T9">“</text:span><text:span text:style-name="T6">双碳目</text:span><text:span text:style-name="T7">标</text:span><text:span text:style-name="T9">”</text:span><text:span text:style-name="T6">（</text:span><text:span text:style-name="T7">编者注：</text:span><text:span text:style-name="T9">”</text:span><text:span text:style-name="T6">双碳目</text:span><text:span text:style-name="T7">标</text:span><text:span text:style-name="T9">“</text:span><text:span text:style-name="T6">指碳达峰、碳中和），中国科学院学部设立了一个重大咨询</text:span><text:span text:style-name="T7">项目</text:span><text:span text:style-name="T9">——“</text:span><text:span text:style-name="T6">中国碳中和框架路</text:span><text:span text:style-name="T7">线图研究</text:span><text:span text:style-name="T9">“</text:span><text:span text:style-name="T6">，由</text:span><text:span text:style-name="T7">张涛院士、高鸿钧院士和我来牵头，下面我简单介绍一下这个项目要研究的主要内容。</text:span><text:span text:style-name="T9"><text:line-break/><text:line-break/></text:span><text:span text:style-name="T6">碳中和是什么？如何实</text:span><text:span text:style-name="T7">现？</text:span><text:span text:style-name="T9"><text:line-break/><text:line-break/>“</text:span><text:span text:style-name="T6">双碳行动</text:span><text:span text:style-name="T9">”</text:span><text:span text:style-name="T6">是</text:span><text:span text:style-name="T7">应对气候变暖的国际行动的一部分。欧盟国家是</text:span><text:span text:style-name="T9">“</text:span><text:span text:style-name="T6">碳中和</text:span><text:span text:style-name="T9">”</text:span><text:span text:style-name="T6">的首倡者，他</text:span><text:span text:style-name="T7">们提出要在</text:span><text:span text:style-name="T9">2050</text:span><text:span text:style-name="T6">年达到碳中和。我国去年</text:span><text:span text:style-name="T9">9</text:span><text:span text:style-name="T6">月承</text:span><text:span text:style-name="T7">诺，</text:span><text:span text:style-name="T9">2030</text:span><text:span text:style-name="T6">年碳达峰，</text:span><text:span text:style-name="T9">2060</text:span><text:span text:style-name="T6">年达到碳中和。多年以</text:span><text:span text:style-name="T7">来，美国由于党派争执，对待气候变化问题的态度一直摇摆不定，但是民主党上台以后，他们提出的目标还是非常激进的，尤其是提出</text:span><text:span text:style-name="T9">2035</text:span><text:span text:style-name="T6">年要达到无碳发电，</text:span><text:span text:style-name="T9">2050</text:span><text:span text:style-name="T6">年要达到碳中和。</text:span><text:span text:style-name="T7">鉴于美国这么多年来的反复立场，其如何落实到实际行动上，还是要</text:span><text:span text:style-name="T9">“</text:span><text:span text:style-name="T6">走着瞧</text:span><text:span text:style-name="T9">”</text:span><text:span text:style-name="T6">。</text:span><text:span text:style-name="T7">现在有不少国家都在制定碳中和计划，但我们认为这是一个雄心勃勃但又极其艰难的目标。</text:span><text:span text:style-name="T9"><text:line-break/></text:span><text:span text:style-name="T7">图</text:span><text:span text:style-name="T9">1 </text:span><text:span text:style-name="T6">不同大国碳排放</text:span><text:span text:style-name="T7">现状</text:span><text:span text:style-name="T9"><text:line-break/><text:line-break/></text:span><text:span text:style-name="T7">图</text:span><text:span text:style-name="T9">1</text:span><text:span text:style-name="T6">是一些典型国家</text:span><text:span text:style-name="T9">1930</text:span><text:span text:style-name="T6">年到</text:span><text:span text:style-name="T9">2019</text:span><text:span text:style-name="T6">年之间人均碳排放量的变化情况。我</text:span><text:span text:style-name="T7">们能够看到，美国自</text:span><text:span text:style-name="T9">1930</text:span><text:span text:style-name="T6">年以</text:span><text:span text:style-name="T7">来，一直是人均碳排放量最高的国家。</text:span><text:span text:style-name="T9">1970</text:span><text:span text:style-name="T6">年代，美国人均碳排放量达到了最高峰，之后</text:span><text:span text:style-name="T7">开始下降，英国和法国大概也是在上世纪七十年代到八十年代达到最高峰。经常有人讲，</text:span><text:span text:style-name="T9">“</text:span><text:span text:style-name="T6">从碳达峰到碳中和，美国有</text:span><text:span text:style-name="T9">60</text:span><text:span text:style-name="T6">年时间，而中国只有</text:span><text:span text:style-name="T9">40</text:span><text:span text:style-name="T6">年</text:span><text:span text:style-name="T9">”</text:span><text:span text:style-name="T6">，其实这个表述是不够准确的，欧洲国家和美国从碳达峰到碳中和实际上是有</text:span><text:span text:style-name="T9">70</text:span><text:span text:style-name="T6">到</text:span><text:span text:style-name="T9">80</text:span><text:span text:style-name="T6">年的时间。</text:span><text:span text:style-name="T9"><text:line-break/><text:line-break/></text:span><text:span text:style-name="T6">从人均角度</text:span><text:span text:style-name="T7">来分析的话，美国、英国、法国的碳排放已经处于下降阶段，正在走向碳中和。印度的人均排放量增长刚刚</text:span><text:span text:style-name="T9">“</text:span><text:span text:style-name="T6">启动</text:span><text:span text:style-name="T9">”</text:span><text:span text:style-name="T6">，大概相当于我国</text:span><text:span text:style-name="T9">60</text:span><text:span text:style-name="T6">年代的人均排放水平，尚未真正到达快速增长时期。我国基本上从</text:span><text:span text:style-name="T9">2012</text:span><text:span text:style-name="T6">、</text:span><text:span text:style-name="T9">2013</text:span><text:span text:style-name="T6">年</text:span><text:span text:style-name="T7">开始就进入了碳排放的</text:span><text:span text:style-name="T9">“</text:span><text:span text:style-name="T6">平台期</text:span><text:span text:style-name="T9">”</text:span><text:span text:style-name="T6">。世界上还有</text:span><text:span text:style-name="T7">许多农业国家尚未启动工业化，所以还没有</text:span><text:span text:style-name="T9">”</text:span><text:span text:style-name="T6">启动</text:span><text:span text:style-name="T9">“</text:span><text:span text:style-name="T6">碳排放。</text:span><text:span text:style-name="T9"><text:line-break/><text:line-break/></text:span><text:span text:style-name="T7">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虑，还是要追求尽量把峰值压低。所以，碳达峰其实不需要太多研究，要研究的问题主要是如何实现碳中和。</text:span><text:span text:style-name="T9"><text:line-break/><text:line-break/><text:line-break/></text:span><text:span text:style-name="T7">图</text:span><text:span text:style-name="T9">2 </text:span><text:span text:style-name="T6">主要国家人均二氧化碳排放比</text:span><text:span text:style-name="T7">较</text:span><text:span text:style-name="T9"><text:line-break/><text:line-break/></text:span><text:span text:style-name="T7">图</text:span><text:span text:style-name="T9">2</text:span><text:span text:style-name="T7">显示的是主要国家人均碳排放的对比。我国的生产端人均二氧化碳排放量是</text:span><text:span text:style-name="T9">7.28</text:span><text:span text:style-name="T6">吨</text:span><text:span text:style-name="T9">/</text:span><text:span text:style-name="T6">年，高于全球平均水平，不过比美国要低很多；从消</text:span><text:span text:style-name="T7">费端来看，我们的人均排放量比英法美都低；最核心的是图</text:span><text:span text:style-name="T9">2</text:span><text:span text:style-name="T6">最右边</text:span><text:span text:style-name="T7">图中展示的人均累计排放，大家都知道，一个国家的发展，尤其是基础设施建设，是逐年累积的，这张从</text:span><text:span text:style-name="T9">1900</text:span><text:span text:style-name="T6">年算起的人均累</text:span><text:span text:style-name="T7">计排放对比图显示，全球平均水平是</text:span><text:span text:style-name="T9">209</text:span><text:span text:style-name="T6">吨</text:span><text:span text:style-name="T9">/</text:span><text:span text:style-name="T6">人，我国才</text:span><text:span text:style-name="T9">157</text:span><text:span text:style-name="T6">吨</text:span><text:span text:style-name="T9">/</text:span><text:span text:style-name="T6">人，美国是</text:span><text:span text:style-name="T9">1218</text:span><text:span text:style-name="T6">吨</text:span><text:span text:style-name="T9">/</text:span><text:span text:style-name="T6">人，欧洲的法国、英国这些国家都比我国多得多。所以</text:span><text:span text:style-name="T7">计算人均累计碳排放，我国远远低于全球平均，这个结论大家一定要记住。我国现在的碳排放总量比较高，这和我国经济发展比较快有关。从这个角度看，我国的碳中和应该会比其他国家要困难，大家心里应该有数。</text:span><text:span text:style-name="T9"><text:line-break/><text:line-break/></text:span><text:span text:style-name="T6">碳中和的概念，就是人</text:span><text:span text:style-name="T7">为排放的二氧化碳（化石燃料利用和土地利用），被人为努力（木材蓄积量、土壤有机碳、工程封存等）和自然过程（海洋吸收、侵蚀</text:span><text:span text:style-name="T9">-</text:span><text:span text:style-name="T6">沉</text:span><text:span text:style-name="T7">积过程的碳埋藏、碱性土壤的固碳等）所吸收。目前全球每年排放的二氧化碳大约是</text:span><text:span text:style-name="T9">400</text:span><text:span text:style-name="T6">亿吨，其中</text:span><text:span text:style-name="T9">14%</text:span><text:span text:style-name="T7">来自土地利用，</text:span><text:span text:style-name="T9">86%</text:span><text:span text:style-name="T7">来自化石燃料利用。排放出来的这些二氧化碳，大约</text:span><text:span text:style-name="T9">46%</text:span><text:span text:style-name="T6">留在大气，</text:span><text:span text:style-name="T9">23%</text:span><text:span text:style-name="T6">被海洋吸收，</text:span><text:span text:style-name="T9">31%</text:span><text:span text:style-name="T6">被</text:span><text:span text:style-name="T7">陆地吸收。这个数据可能不是特别准，但一百年以来碳循环基本上就是这么一个规律。</text:span><text:span text:style-name="T9"><text:line-break/><text:line-break/></text:span><text:span text:style-name="T6">碳固定过程非常多，我在这里</text:span><text:span text:style-name="T7">举一个不被大家特别关注的例子</text:span><text:span text:style-name="T9">——</text:span><text:span text:style-name="T6">土壤。干旱、半干旱地区的碱性土壤中含有很多</text:span><text:span text:style-name="T7">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span><text:span text:style-name="T9"><text:line-break/><text:line-break/></text:span><text:span text:style-name="T6">接下</text:span><text:span text:style-name="T7">来讲未来碳中和的主要途径。我们要考虑到，接近</text:span><text:span text:style-name="T9">2060</text:span><text:span text:style-name="T6">年的时候，因</text:span><text:span text:style-name="T7">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span><text:span text:style-name="T9"><text:line-break/><text:line-break/><text:line-break/></text:span><text:span text:style-name="T7">图</text:span><text:span text:style-name="T9">3 </text:span><text:span text:style-name="T6">未</text:span><text:span text:style-name="T7">来碳中和的主要途径</text:span><text:span text:style-name="T9"><text:line-break/><text:line-break/></text:span><text:span text:style-name="T6">需要特别</text:span><text:span text:style-name="T7">说明的是，自然过程吸收二氧化碳的量，只能理解为自然界存在的一个基数，比如海洋吸收的碳就不能归结为哪个国家的功劳。我们要考虑如何依靠人为努力，比如生态建设、工程封存、土壤固碳等措施来进行碳固定。也就是说，碳中和等于排放量同自然过程吸收、生态碳汇、工程封存等等抵消。</text:span><text:span text:style-name="T9"><text:line-break/><text:line-break/></text:span><text:span text:style-name="T6">中国如何达到碳中和</text:span><text:span text:style-name="T9"><text:line-break/><text:line-break/></text:span><text:span text:style-name="T6">我</text:span><text:span text:style-name="T7">们这个学部咨询项目是从排放端、固碳端、政策推动这几个角度来考虑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span><text:span text:style-name="T9"><text:line-break/><text:line-break/></text:span><text:span text:style-name="T7">专题一：未来能源消费总量预测</text:span><text:span text:style-name="T9"><text:line-break/><text:line-break/></text:span><text:span text:style-name="T6">第一个</text:span><text:span text:style-name="T7">专题由江亿院士他们来负责。这个专题要解决的一个核心问题是，在不同时间节点（面向</text:span><text:span text:style-name="T9">2060</text:span><text:span text:style-name="T6">），我国居民生活、工业、建筑、交通等重点</text:span><text:span text:style-name="T7">领域的能源需求以及全社会能源总需求。</text:span><text:span text:style-name="T9"><text:line-break/><text:line-break/></text:span><text:span text:style-name="T6">这里有个主要的几个边界条件要明确：</text:span><text:span text:style-name="T9"><text:line-break/><text:line-break/></text:span><text:span text:style-name="T6">一个是到</text:span><text:span text:style-name="T9">2035</text:span><text:span text:style-name="T6">年，我</text:span><text:span text:style-name="T7">们</text:span><text:span text:style-name="T9">GDP</text:span><text:span text:style-name="T6">比目前还会翻一番，</text:span><text:span text:style-name="T9">2060</text:span><text:span text:style-name="T6">年还需要再翻一番，达到人均</text:span><text:span text:style-name="T9">4</text:span><text:span text:style-name="T6">万美元，生活水平也要相</text:span><text:span text:style-name="T7">应地同发展阶段相当，产业结构从目前的中低端发展到中高端。</text:span><text:span text:style-name="T9"><text:line-break/><text:line-break/></text:span><text:span text:style-name="T6">另外一个因素就是人口变动，少子、老</text:span><text:span text:style-name="T7">龄化这些因素必须考虑进去，要建立一个预测的模型。但预测常常是不准的，</text:span><text:span text:style-name="T9">2009</text:span><text:span text:style-name="T6">年有部门</text:span><text:span text:style-name="T7">预测</text:span><text:span text:style-name="T9">2020</text:span><text:span text:style-name="T6">年我国一次能源消</text:span><text:span text:style-name="T7">费将达到</text:span><text:span text:style-name="T9">44</text:span><text:span text:style-name="T6">亿吨</text:span><text:span text:style-name="T7">标准煤，但实际上</text:span><text:span text:style-name="T9">2020</text:span><text:span text:style-name="T6">年我国一次能源消</text:span><text:span text:style-name="T7">费达到</text:span><text:span text:style-name="T9">50</text:span><text:span text:style-name="T6">亿吨</text:span><text:span text:style-name="T7">标准煤。所以我们希望高中低都有预测，不要局限于某一种观点。</text:span><text:span text:style-name="T9"><text:line-break/><text:line-break/></text:span><text:span text:style-name="T7">专题二：非碳能源占比阶段性提高途径</text:span><text:span text:style-name="T9"><text:line-break/><text:line-break/></text:span><text:span text:style-name="T6">这个</text:span><text:span text:style-name="T7">专题要解决的核心问题是，我们需要一个什么样的新型能源供应系统，尤其是电力供应系统，如何逐步增加非碳能源，特别是风、光、水、地热、核等的比重。</text:span><text:span text:style-name="T9"><text:line-break/><text:line-break/></text:span><text:span text:style-name="T6">其次，我</text:span><text:span text:style-name="T7">们要重点回答，中国西部有丰富的风、光资源，如何从各种发电、储能、转化、输电、消纳等等环节协调发力，让这些资源得到有效充分利用。</text:span><text:span text:style-name="T9"><text:line-break/><text:line-break/></text:span><text:span text:style-name="T6">尤其要解决的</text:span><text:span text:style-name="T7">问题是，由于风、光资源的时空分布不平衡，如何保证稳定输出，需要一套什么样的基础设施来保证稳定输出，这是一个非常大的问题，也需要有一个框架。</text:span><text:span text:style-name="T9"><text:line-break/><text:line-break/><text:line-break/></text:span><text:span text:style-name="T7">图</text:span><text:span text:style-name="T9">4 </text:span><text:span text:style-name="T6">目前我国一次能源消</text:span><text:span text:style-name="T7">费比例</text:span><text:span text:style-name="T9"><text:line-break/><text:line-break/></text:span><text:span text:style-name="T6">另外</text:span><text:span text:style-name="T7">关于新型电力系统的能源供应系统，我们需要列出一个技术清单，到底需要哪些技术，作为未来研究方向。图</text:span><text:span text:style-name="T9">4</text:span><text:span text:style-name="T6">是我国</text:span><text:span text:style-name="T9">2019</text:span><text:span text:style-name="T6">年一次能源消</text:span><text:span text:style-name="T7">费情况，可以看出，非碳能源实际上只占</text:span><text:span text:style-name="T9">15%</text:span><text:span text:style-name="T6">，另外</text:span><text:span text:style-name="T9">85%</text:span><text:span text:style-name="T6">是煤、油、气，这是一个非常</text:span><text:span text:style-name="T7">严峻的现实。我国现在大约排放</text:span><text:span text:style-name="T9">100</text:span><text:span text:style-name="T6">亿吨二氧化碳。假如到</text:span><text:span text:style-name="T9">2060</text:span><text:span text:style-name="T6">年，我国还不得不排放</text:span><text:span text:style-name="T9">20</text:span><text:span text:style-name="T6">到</text:span><text:span text:style-name="T9">25</text:span><text:span text:style-name="T6">亿吨二氧化碳，在这样的情景之下，我</text:span><text:span text:style-name="T7">们该怎么办？</text:span><text:span text:style-name="T9"><text:line-break/><text:line-break/></text:span><text:span text:style-name="T7">现在初步的认识是：非碳能源占比不会是线性提高的，主要靠技术组合和技术突破。煤炭作为主力能源，还会存在较长一段时期，因此煤炭清洁利用技术的进步仍需十分重视。另外一个是核能，我们不该追随某些</text:span><text:span text:style-name="T9">“</text:span><text:span text:style-name="T6">弃核国家</text:span><text:span text:style-name="T9">”</text:span><text:span text:style-name="T6">的脚步，还要加强核能利用，甚至在内</text:span><text:span text:style-name="T7">陆地区建厂，把核能充分利用起来。尤其是西部干旱地区的风、光资源，是我们实现碳中和最大的底气，我们要考虑如何来稳定输出。</text:span><text:span text:style-name="T9"><text:line-break/><text:line-break/></text:span><text:span text:style-name="T7">专题三：不可替代化石能源预测</text:span><text:span text:style-name="T9"><text:line-break/><text:line-break/></text:span><text:span text:style-name="T6">这个</text:span><text:span text:style-name="T7">专题的核心问题是，不可替代的化石能源必然会转化为不得不排放的二氧化碳，对于这部分排放要有一个预测，来自于何处、来自于什么行业、总量有多少。</text:span><text:span text:style-name="T9"><text:line-break/><text:line-break/></text:span><text:span text:style-name="T6">我</text:span><text:span text:style-name="T7">们现在讲碳中和，首先要考虑替代，就是用电、热、氢能等来替代，来减少二氧化碳排放。不同行业、不同领域的替代难度肯定是不一致的，我们能否从目前的情况来按照难易排序，这是非常关键的。</text:span><text:span text:style-name="T9"><text:line-break/><text:line-break/></text:span><text:span text:style-name="T6">其次，我</text:span><text:span text:style-name="T7">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span><text:span text:style-name="T9"><text:line-break/><text:line-break/></text:span><text:span text:style-name="T6">另外，我</text:span><text:span text:style-name="T7">们要克服风电、光电等输出不稳定性的问题。未来我们的电力系统如何保证稳定输出将是需要考虑解决的关键问题。美国提出来</text:span><text:span text:style-name="T9">2035</text:span><text:span text:style-name="T6">年就要实</text:span><text:span text:style-name="T7">现无碳电力，中国什么时候实现低碳电力或者无碳电力，这也需要认真研究。</text:span><text:span text:style-name="T9"><text:line-break/><text:line-break/></text:span><text:span text:style-name="T6">目前有很多国家对</text:span><text:span text:style-name="T7">氢能寄予了很大希望，我们的院士当中也有不同的声音。氢能战略也需要国家拿出方案。我国大约</text:span><text:span text:style-name="T9">100</text:span><text:span text:style-name="T6">亿吨二氧化碳排放中，发电端占比</text:span><text:span text:style-name="T7">约</text:span><text:span text:style-name="T9">47%</text:span><text:span text:style-name="T6">，消</text:span><text:span text:style-name="T7">费端如工业过程、居民生活等等占了</text:span><text:span text:style-name="T9">53%</text:span><text:span text:style-name="T6">，要实</text:span><text:span text:style-name="T7">现碳中和就需要在发电端用更多的非碳能源来发电、在消费端用电和氢能等来替代，构建一个两端共同发力的系统。</text:span><text:span text:style-name="T9"><text:line-break/><text:line-break/></text:span><text:span text:style-name="T7">专题四：非碳能源技术研发迭代需求</text:span><text:span text:style-name="T9"><text:line-break/><text:line-break/></text:span><text:span text:style-name="T6">非碳能源技术发展是个迭代的过程，需要逐</text:span><text:span text:style-name="T7">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text:span><text:span text:style-name="T9">“</text:span><text:span text:style-name="T6">收口</text:span><text:span text:style-name="T9">”</text:span><text:span text:style-name="T6">。</text:span><text:span text:style-name="T9"><text:line-break/><text:line-break/><text:line-break/></text:span><text:span text:style-name="T7">图</text:span><text:span text:style-name="T9">5 </text:span><text:span text:style-name="T6">排放端</text:span><text:span text:style-name="T7">专题分布及关系</text:span><text:span text:style-name="T9"><text:line-break/><text:line-break/></text:span><text:span text:style-name="T6">前四个</text:span><text:span text:style-name="T7">专题主要研究排放端。在固碳端，我们也列了四个专题。</text:span><text:span text:style-name="T9"><text:line-break/><text:line-break/></text:span><text:span text:style-name="T7">专题五：陆地生态系统固碳现状测算</text:span><text:span text:style-name="T9"><text:line-break/><text:line-break/></text:span><text:span text:style-name="T6">第五个</text:span><text:span text:style-name="T7">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span><text:span text:style-name="T9"><text:line-break/><text:line-break/></text:span><text:span text:style-name="T6">中科院已经做过一些</text:span><text:span text:style-name="T7">关于碳收支项目的研究。现在认为，我国目前地表碳储量相当于</text:span><text:span text:style-name="T9">363</text:span><text:span text:style-name="T6">亿吨二氧化碳，每年固碳速率是</text:span><text:span text:style-name="T9">10</text:span><text:span text:style-name="T6">到</text:span><text:span text:style-name="T9">40</text:span><text:span text:style-name="T6">亿吨二氧化碳，我</text:span><text:span text:style-name="T7">们估计森林在</text:span><text:span text:style-name="T9">2060</text:span><text:span text:style-name="T6">年以前将会达到固碳的峰值，之后固碳速率就会降低。干旱半干旱区的土壤还很</text:span><text:span text:style-name="T7">难估计。图</text:span><text:span text:style-name="T9">6</text:span><text:span text:style-name="T6">就是用不同的方法</text:span><text:span text:style-name="T7">测算出来的碳源，数据差别比较大。</text:span><text:span text:style-name="T9"><text:line-break/><text:line-break/><text:line-break/></text:span><text:span text:style-name="T7">图</text:span><text:span text:style-name="T9">6 </text:span><text:span text:style-name="T6">当前我国</text:span><text:span text:style-name="T7">陆地生态系统固碳速率</text:span><text:span text:style-name="T9"><text:line-break/><text:line-break/><text:line-break/></text:span><text:span text:style-name="T7">图</text:span><text:span text:style-name="T9">7 </text:span><text:span text:style-name="T6">中科院碳</text:span><text:span text:style-name="T7">专项中有关陆地碳汇研究成果</text:span><text:span text:style-name="T9"><text:line-break/><text:line-break/></text:span><text:span text:style-name="T6">大家从</text:span><text:span text:style-name="T7">图</text:span><text:span text:style-name="T9">7</text:span><text:span text:style-name="T6">上可以看出</text:span><text:span text:style-name="T7">来，我国建设的生态工程固碳总量是非常大的，约占我国陆地生态系统年固碳总量的</text:span><text:span text:style-name="T9">56%</text:span><text:span text:style-name="T6">，这是一个令人鼓舞的</text:span><text:span text:style-name="T7">现象。</text:span><text:span text:style-name="T9"><text:line-break/><text:line-break/></text:span><text:span text:style-name="T7">专题六：陆地生态系统未来固碳潜力分析</text:span><text:span text:style-name="T9"><text:line-break/><text:line-break/></text:span><text:span text:style-name="T7">计算我国陆地生态系统未来固碳的潜力，主要有以下核心问题：</text:span><text:span text:style-name="T9"><text:line-break/><text:line-break/></text:span><text:span text:style-name="T6">一是</text:span><text:span text:style-name="T7">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span><text:span text:style-name="T9"><text:line-break/><text:line-break/></text:span><text:span text:style-name="T7">专题七：碳捕集利用封存技术评估</text:span><text:span text:style-name="T9"><text:line-break/><text:line-break/></text:span><text:span text:style-name="T6">第七个</text:span><text:span text:style-name="T7">专题是碳捕集利用工程封存技术。我们谈到的负排放技术目前有图</text:span><text:span text:style-name="T9">8</text:span><text:span text:style-name="T6">中列出的这些，包括将二氧化碳制成化学品、将二氧化碳制成燃料、微藻的生</text:span><text:span text:style-name="T7">产、混凝土碳捕集、提高原油采集率、生物能源的碳捕捉和存储、硅酸盐岩石的风化和矿物碳化、植树造林、土壤有机碳和土壤无机碳、农作物的秸秆烧成木炭还田等等。这些负排放技术中，前面几项是国际上所谓的</text:span><text:span text:style-name="T9">CCUS</text:span><text:span text:style-name="T6">技术，后面用</text:span><text:span text:style-name="T7">红箭头标出来的这两项</text:span><text:span text:style-name="T9">——</text:span><text:span text:style-name="T7">矿物碳化和生物炭，我国研究得还比较少。</text:span><text:span text:style-name="T9"><text:line-break/><text:line-break/><text:line-break/></text:span><text:span text:style-name="T7">图</text:span><text:span text:style-name="T9">8 </text:span><text:span text:style-name="T6">全球实</text:span><text:span text:style-name="T7">现碳中和的主要技术</text:span><text:span text:style-name="T9"><text:line-break/><text:line-break/></text:span><text:span text:style-name="T6">这里的核心</text:span><text:span text:style-name="T7">问题是，这些技术还需要进一步研究，现在还没有必要马上就大规模工程封存，那是要在</text:span><text:span text:style-name="T9">2060</text:span><text:span text:style-name="T6">年之前考</text:span><text:span text:style-name="T7">虑的问题。目前这方面的技术进步是比较快的，未来会进步到什么程度还不好预测，但是我个人认为，最好不要单纯地封存，那样不产生经济效益，还是要想办法如何利用二氧化碳。</text:span><text:span text:style-name="T9"><text:line-break/><text:line-break/></text:span><text:span text:style-name="T7">专题八：青藏高原率先达标示范区建议</text:span><text:span text:style-name="T9"><text:line-break/><text:line-break/></text:span><text:span text:style-name="T6">第八个</text:span><text:span text:style-name="T7">专题是建议在青藏高原建设一个率先达标的示范区。青藏高原在我国境内的面积有</text:span><text:span text:style-name="T9">250</text:span><text:span text:style-name="T6">万平方公里，我国正在建设青藏高原生</text:span><text:span text:style-name="T7">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span><text:span text:style-name="T9"><text:line-break/><text:line-break/></text:span><text:span text:style-name="T6">另外还要考</text:span><text:span text:style-name="T7">虑，以后一个地区或一个行业的碳中和程度如何评价，这要从生产端、消费端共同来做，也需要拿出一个思路。</text:span><text:span text:style-name="T9"><text:line-break/><text:line-break/></text:span><text:span text:style-name="T7">专题九：政策技术分析研究</text:span><text:span text:style-name="T9"><text:line-break/><text:line-break/></text:span><text:span text:style-name="T6">第九个</text:span><text:span text:style-name="T7">专题是政策如何推动的问题，包括如何推动非碳技术，如何进行生态建设增加碳汇。目前来说，我国在减排问题上，政府约束性政策大于市场机制，以后可能要更多地依靠市场来发挥作用。</text:span><text:span text:style-name="T9"><text:line-break/><text:line-break/><text:line-break/></text:span><text:span text:style-name="T7">图</text:span><text:span text:style-name="T9">9 </text:span><text:span text:style-name="T6">政策技术分析框架</text:span><text:span text:style-name="T9"><text:line-break/><text:line-break/><text:line-break/></text:span><text:span text:style-name="T7">图</text:span><text:span text:style-name="T9">10 </text:span><text:span text:style-name="T6">咨询</text:span><text:span text:style-name="T7">项目的最后情景设计与综合</text:span><text:span text:style-name="T9"><text:line-break/><text:line-break/></text:span><text:span text:style-name="T6">如</text:span><text:span text:style-name="T7">图</text:span><text:span text:style-name="T9">10</text:span><text:span text:style-name="T6">，这个</text:span><text:span text:style-name="T7">项目最终会做一个情景设计：假如我国每年不得不排放</text:span><text:span text:style-name="T9">25</text:span><text:span text:style-name="T6">亿吨二氧化碳，这些排放</text:span><text:span text:style-name="T7">来自哪里？根据目前观测比例，自然过程可以吸收</text:span><text:span text:style-name="T9">13</text:span><text:span text:style-name="T6">亿吨，如果生</text:span><text:span text:style-name="T7">态系统吸收</text:span><text:span text:style-name="T9">8</text:span><text:span text:style-name="T6">亿吨，可能还要考</text:span><text:span text:style-name="T7">虑用风化和碳酸钙沉淀吸收</text:span><text:span text:style-name="T9">2</text:span><text:span text:style-name="T6">亿吨，还有</text:span><text:span text:style-name="T9">2</text:span><text:span text:style-name="T6">亿吨可能要变成生物炭埋到土壤中。然后就是各种技术如何迭代，最后考</text:span><text:span text:style-name="T7">虑如何收口。整个情景大概是这么一个设计。到</text:span><text:span text:style-name="T9">2060</text:span><text:span text:style-name="T6">年，如果我国能够做到</text:span><text:span text:style-name="T9">25</text:span><text:span text:style-name="T6">亿吨二氧化碳排放量，我个人</text:span><text:span text:style-name="T7">认为是非常了不起了。</text:span><text:span text:style-name="T9"><text:line-break/><text:line-break/></text:span><text:span text:style-name="T6">最后再</text:span><text:span text:style-name="T7">说几个观点：</text:span><text:span text:style-name="T9"><text:line-break/><text:line-break/></text:span><text:span text:style-name="T6">第一，</text:span><text:span text:style-name="T9"><text:s/>“</text:span><text:span text:style-name="T6">碳中和</text:span><text:span text:style-name="T9">”</text:span><text:span text:style-name="T6">过程既是挑战又是机遇，其过程将会是经济社会的大</text:span><text:span text:style-name="T7">转型，将会是一场涉及广泛领域的大变革。</text:span><text:span text:style-name="T9">“</text:span><text:span text:style-name="T6">技术</text:span><text:span text:style-name="T7">为王</text:span><text:span text:style-name="T9">”</text:span><text:span text:style-name="T6">将在此</text:span><text:span text:style-name="T7">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span><text:span text:style-name="T9"><text:line-break/><text:line-break/></text:span><text:span text:style-name="T6">第二，我</text:span><text:span text:style-name="T7">们项目组强调：完成这个大转型，需要在能源结构、能源消费、人为固碳</text:span><text:span text:style-name="T9">“</text:span><text:span text:style-name="T6">三端发力</text:span><text:span text:style-name="T9">”</text:span><text:span text:style-name="T6">，所需之</text:span><text:span text:style-name="T7">资金将会是天文数字，决不可能依靠政府财政补贴得以满足，必须坚持市场导向，鼓励竞争，稳步推进。政府的财政资金应主要投入在技术研发、产业示范上，力争加快我国技术和产业的迭代进步速度。在此过程中，特别要防止能源价格明显上涨，影响居民生活和产品出口。</text:span><text:span text:style-name="T9"><text:line-break/><text:line-break/></text:span><text:span text:style-name="T6">第三，本</text:span><text:span text:style-name="T7">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虑先经历一段</text:span><text:span text:style-name="T9">“</text:span><text:span text:style-name="T6">百家争</text:span><text:span text:style-name="T7">鸣</text:span><text:span text:style-name="T9">”</text:span><text:span text:style-name="T6">时期，千万不要急于</text:span><text:span text:style-name="T9">“</text:span><text:span text:style-name="T6">收口</text:span><text:span text:style-name="T9">”</text:span><text:span text:style-name="T6">，千万不要急于强力推</text:span><text:span text:style-name="T7">进。</text:span><text:span text:style-name="T9"><text:line-break/><text:line-break/></text:span><text:span text:style-name="T6">第四，这个大</text:span><text:span text:style-name="T7">转型过程中，整个行业的协调共进非常重要。</text:span><text:span text:style-name="T9">“</text:span><text:span text:style-name="T6">减碳、固碳</text:span><text:span text:style-name="T9">”“</text:span><text:span text:style-name="T6">电力替代</text:span><text:span text:style-name="T9">”“</text:span><text:span text:style-name="T7">氢能替代</text:span><text:span text:style-name="T9">”</text:span><text:span text:style-name="T6">均需要增加企业的</text:span><text:span text:style-name="T7">额外成本，如果某一行业不同企业间不能协调共进，势必会使</text:span><text:span text:style-name="T9">“</text:span><text:span text:style-name="T6">不作</text:span><text:span text:style-name="T7">为企业</text:span><text:span text:style-name="T9">”</text:span><text:span text:style-name="T7">节约了成本，从而出现</text:span><text:span text:style-name="T9">“</text:span><text:span text:style-name="T6">劣</text:span><text:span text:style-name="T7">币驱逐良币</text:span><text:span text:style-name="T9">”</text:span><text:span text:style-name="T7">现象。由此，分行业设计</text:span><text:span text:style-name="T9">“</text:span><text:span text:style-name="T6">碳中和</text:span><text:span text:style-name="T9">”</text:span><text:span text:style-name="T6">路</text:span><text:span text:style-name="T7">线图及有效的激励</text:span><text:span text:style-name="T9">/</text:span><text:span text:style-name="T7">约束制度需尽早完成，这个非常关键。</text:span><text:span text:style-name="T9"><text:line-break/><text:line-break/></text:span><text:span text:style-name="T6">第五，</text:span><text:span text:style-name="T7">评价国家、区域、行业、企业甚至家庭的</text:span><text:span text:style-name="T9">“</text:span><text:span text:style-name="T6">碳中和程度</text:span><text:span text:style-name="T9">” </text:span><text:span text:style-name="T6">，需从收、支两端</text:span><text:span text:style-name="T7">计量。从能源消费角度论，</text:span><text:span text:style-name="T9">“</text:span><text:span text:style-name="T6">支</text:span><text:span text:style-name="T9">”</text:span><text:span text:style-name="T6">（即排放）相对容易</text:span><text:span text:style-name="T7">计量；</text:span><text:span text:style-name="T9">“</text:span><text:span text:style-name="T6">收</text:span><text:span text:style-name="T9">”</text:span><text:span text:style-name="T6">（即固碳）由于类型多样，过程复</text:span><text:span text:style-name="T7">杂，很难精确计量，尤其是</text:span><text:span text:style-name="T9">“</text:span><text:span text:style-name="T6">人</text:span><text:span text:style-name="T7">为努力</text:span><text:span text:style-name="T9">”</text:span><text:span text:style-name="T6">下的固碳增量不易确定。由此，国家要尽早建立系统的</text:span><text:span text:style-name="T7">监测、计算、报告、检核的标准体系，以期针对我国的碳收支状况，保证话语权在我。</text:span><text:span text:style-name="T9"><text:line-break/><text:line-break/></text:span><text:span text:style-name="T6">当然，这里面还有国际上的合作与斗争，比如未</text:span><text:span text:style-name="T7">来的排放权如何分配？未来排放的天花板应该如何确定？</text:span><text:span text:style-name="T9">“</text:span><text:span text:style-name="T6">共同又有区别的</text:span><text:span text:style-name="T7">责任</text:span><text:span text:style-name="T9">”</text:span><text:span text:style-name="T6">未</text:span><text:span text:style-name="T7">来怎么来体现？西方国家一直在说</text:span><text:span text:style-name="T9">“</text:span><text:span text:style-name="T7">资金与技术援助</text:span><text:span text:style-name="T9">”</text:span><text:span text:style-name="T6">，但是一直没做，他</text:span><text:span text:style-name="T7">们如何兑现？每个国家排放量如何计量？另外我国该如何应对西方国家的舆论抹黑，比如西方国家总说中国是第一污染大国，其实从图</text:span><text:span text:style-name="T9">2</text:span><text:span text:style-name="T6">看，我国人均累</text:span><text:span text:style-name="T7">计排放量远远低于世界平均，但是我们没有人就此问题发声。另外，针对外国对我国绿色产品比如太阳能电池板设立高额关税，我国该如何应对？这里面有很多的问题需要思考。</text:span><text:span text:style-name="T9"><text:line-break/><text:line-break/></text:span><text:span text:style-name="T6">还有一些基</text:span><text:span text:style-name="T7">础性的科学问题需要研究，比如到底</text:span><text:span text:style-name="T9">1.5℃</text:span><text:span text:style-name="T6">、</text:span><text:span text:style-name="T9">2.0℃</text:span><text:span text:style-name="T6">增温对</text:span><text:span text:style-name="T7">应什么样的二氧化碳当量浓度？以前国际上经常说</text:span><text:span text:style-name="T9">450ppm</text:span><text:span text:style-name="T6">二氧化碳当量</text:span><text:span text:style-name="T7">浓度，现在已经达到了这个浓度，但增温并没有达到</text:span><text:span text:style-name="T9">1.5℃</text:span><text:span text:style-name="T6">。我个人</text:span><text:span text:style-name="T7">认为，格陵兰冰盖融化之前，变暖对中国是有利的，融化之后海平面要上升，对中国就不利了，所以我们还是要有一个研究目标。</text:span><text:span text:style-name="T9"><text:line-break/><text:line-break/></text:span><text:span text:style-name="T6">总之，科技界任重道</text:span><text:span text:style-name="T7">远。</text:span><text:span text:style-name="T9"><text:line-break/><text:line-break/></text:span><text:span text:style-name="T7">谢谢大家！</text:span><text:span text:style-name="T9"><text:line-break/><text:line-break/></text:span></text:p>
      <text:p text:style-name="P4"><text:span text:style-name="T6">陳真</text:span><text:span text:style-name="T7"><text:s/>  |  2021.07.08 23:49   |   </text:span><text:a xlink:type="simple" xlink:href="http://palinfo.habago.org/Entry?Command=Information_PrintForum#FORUM40827"><text:span text:style-name="T8">#</text:span></text:a></text:p>
      <text:p text:style-name="P6"><text:span text:style-name="T7">人渣黨與光頭黨共創民主奇蹟</text:span><text:span text:style-name="T9"><text:line-break/><text:line-break/></text:span><text:span text:style-name="T7">陳真</text:span><text:span text:style-name="T9"><text:line-break/><text:line-break/>2021. 07. 09.<text:line-break/><text:line-break/><text:line-break/></text:span><text:span text:style-name="T7">海地也有個「人渣黨」，也是極度親美的走狗政權，叫做「光頭黨」（</text:span><text:span text:style-name="T9">Haitian Tèt Kale Party</text:span><text:span text:style-name="T7">），說穿了，其實就是海地的一個「把政治當成生意」在搞的一個黑幫組織；貪贓枉法的本質與民進黨如出一轍。當然，貪污規模恐怕還只是台灣這個人渣黨的九牛一毛。</text:span><text:span text:style-name="T9"><text:line-break/><text:line-break/></text:span><text:span text:style-name="T7">光頭黨的頭子、海地的總統叫做摩依士</text:span><text:span text:style-name="T9"><text:s/>(Jovenel Moïse) </text:span><text:span text:style-name="T7">，前兩天被暗殺。誰殺的不知道，但他鎮壓異己的手段之殘酷，民怨已深；如今被殺，並不令人意外。依我看，應是國內不滿勢力所殺。</text:span><text:span text:style-name="T9"><text:line-break/><text:line-break/></text:span><text:span text:style-name="T7">海地跟台灣有所謂「邦交」。這位貪污、血腥的獨裁總統是人渣黨最麻吉的「民主同盟」之一。</text:span><text:span text:style-name="T9">2019</text:span><text:span text:style-name="T7">年</text:span><text:span text:style-name="T9">7</text:span><text:span text:style-name="T7">月</text:span><text:span text:style-name="T9">11</text:span><text:span text:style-name="T7">日，人渣黨頭子蔡英文，展開為期</text:span><text:span text:style-name="T9">12</text:span><text:span text:style-name="T7">天的所謂「自由民主永續之旅」，第一站就是海地。人渣黨隨即發動綠媒與走狗文人，把台灣人全當成白癡，高聲歌頌人渣黨這番「民主結盟」的偉大成就。而且，一口氣就給了這位貪污血腥的獨裁者四十五億的見面禮。請見我底下這篇文章，強烈推薦詳讀：</text:span><text:span text:style-name="T9"><text:line-break/><text:line-break/></text:span><text:a xlink:type="simple" xlink:href="https://bit.ly/3AJHMJw"><text:span text:style-name="T10">https://bit.ly/3AJHMJw</text:span></text:a><text:span text:style-name="T9"><text:line-break/><text:line-break/></text:span><text:span text:style-name="T7">我知道現代人不喜歡看文字，只想看圖，只要多寫兩行就看不下去。問題是，理解任何一個東西，難道不是應該要有點基本知識，否則你如何可能形成合理的判斷或結論？</text:span><text:span text:style-name="T9"><text:line-break/><text:line-break/></text:span><text:span text:style-name="T7">我當時之所以寫那文章，是因為韓國瑜那時候當高雄市長，需要兩千多萬的登革熱防治經驗，人渣黨卻硬是百般刁難與拖延。有人在私人</text:span><text:span text:style-name="T9">Line</text:span><text:span text:style-name="T7">群組中質疑動輒數十億數百億金援外交之不當，一群人竟然立即被移送法辦，其中還包括一位七十多歲的老太太。</text:span><text:span text:style-name="T9"><text:line-break/><text:line-break/></text:span><text:span text:style-name="T7">這個人渣黨真的是骯髒齷齪到爆。如果你跟我知道得一樣多，你一定也會對這個蟑螂黨恨之入骨。至於台灣的司法與檢調系統，其實也很沒出息，從來不去抓這些貪贓枉法無法無天的骯髒狗官，反而整天配合狗官傷害人民。人民僅僅只是「質疑」這樣一種金援外交之不當，人渣黨頭子蔡英文從海外一聲令下，竟然立即把那些私下質疑的民眾統統移送法辦，說他們散播假消息。</text:span><text:span text:style-name="T9"><text:line-break/><text:line-break/></text:span><text:span text:style-name="T7">但我不是「質疑」，而是論斷；甚至連論斷也不是，而是「純粹描述」一些基本事實。詳情請見上述文章。</text:span><text:span text:style-name="T9"><text:line-break/><text:line-break/></text:span><text:span text:style-name="T7">我寫的，只是一些普通常識，但在這個極端封閉的小島上，人們卻連普通常識都極端匱乏，這也是為什麼像海地這樣一個貪污腐敗的美帝走狗黑幫政權，在台灣居然被宣傳成「世界民主友人」；四、五十億元就這樣不乾不淨地「援助民主友邦」，卻反而被高調宣傳成人渣黨「走向世界」的偉大「永續民主之旅」。</text:span><text:span text:style-name="T9"><text:line-break/><text:line-break/></text:span><text:span text:style-name="T7">我常感無奈與不解，台灣人為何這麼好騙？為何如此極端無知，卻又如此極端自信？還真以為自己每天在享受什麼民主自由與人權。了解一些普通常識真有那麼難嗎？你隨便查一下資料也能破解人渣黨的荒唐謊言不是嗎？你看這像個什麼偉大的民主友邦嗎？</text:span><text:span text:style-name="T9"><text:line-break/><text:line-break/></text:span><text:a xlink:type="simple" xlink:href="https://www.storm.mg/article/1748631"><text:span text:style-name="T10">https://www.storm.mg/article/1748631</text:span></text:a><text:span text:style-name="T9"><text:line-break/><text:line-break/></text:span><text:span text:style-name="T7">台灣的所謂「總統府」網站上，至今都還能找到人渣黨花了至少五十幾億元和光頭黨所牽署的、旨在「捍衛民主、宏揚自由與法治」的兩國「聯合公報」：</text:span><text:span text:style-name="T9"><text:line-break/><text:line-break/></text:span><text:a xlink:type="simple" xlink:href="https://www.president.gov.tw/NEWS/23387"><text:span text:style-name="T10">https://www.president.gov.tw/NEWS/23387</text:span></text:a><text:span text:style-name="T9"><text:line-break/><text:line-break/></text:span><text:span text:style-name="T7">上頭寫著：「兩國元首重申對於民主價值及原則之重視，並且共同崇尚自由及法治」。人渣黨及其走狗文人們，很得意地告訴大家說：「台灣</text:span><text:span text:style-name="T9">No.1</text:span><text:span text:style-name="T7">，台灣向全世界推廣民主，推廣台灣價值，建立民主戰略夥伴」云云。</text:span><text:span text:style-name="T9"><text:line-break/><text:line-break/></text:span><text:span text:style-name="T7">到底一個黨是要骯髒腐敗邪惡無恥到何種程度，然後人民才會醒來說：「夠了！我將與你誓不兩立！」</text:span></text:p>
      <text:p text:style-name="P4"><text:span text:style-name="T6">陳真</text:span><text:span text:style-name="T7"><text:s/>  |  2021.07.08 09:24   |   </text:span><text:a xlink:type="simple" xlink:href="http://palinfo.habago.org/Entry?Command=Information_PrintForum&amp;iPage=1#FORUM40826"><text:span text:style-name="T8">#</text:span></text:a></text:p>
      <text:p text:style-name="P5"><text:span text:style-name="T7">【怒氣包圍獨夫邸，捲起袖管打疫苗】</text:span><text:span text:style-name="T9"><text:line-break/><text:line-break/>[</text:span><text:span text:style-name="T7">爭回生存權，懇請廣分享</text:span><text:span text:style-name="T9">]<text:line-break/><text:line-break/></text:span><text:span text:style-name="T7">蔡英文頑冥拒絕購足國際疫苗，把我們的命賭在不知成效、三期驗證方法已遭</text:span><text:span text:style-name="T9">FDA</text:span><text:span text:style-name="T7">否決的本土疫苗上。行動吧！為死去的七百多同胞討公道，為我們所愛的人爭回生存權！</text:span><text:span text:style-name="T9"><text:line-break/><text:line-break/></text:span><text:span text:style-name="T7">時間：</text:span><text:span text:style-name="T9">7</text:span><text:span text:style-name="T7">月</text:span><text:span text:style-name="T9">10</text:span><text:span text:style-name="T7">日</text:span><text:span text:style-name="T9">(</text:span><text:span text:style-name="T7">周六</text:span><text:span text:style-name="T9">) </text:span><text:span text:style-name="T7">下午</text:span><text:span text:style-name="T9">13:30</text:span><text:span text:style-name="T7">至</text:span><text:span text:style-name="T9">15:30<text:line-break/><text:line-break/></text:span><text:span text:style-name="T7">地點：總統官邸周邊道路</text:span><text:span text:style-name="T9"><text:s/>(</text:span><text:span text:style-name="T7">如圖，愛國西路＞＞南昌路一段＞＞南海路＞＞重慶南路二段＞＞愛國西路</text:span><text:span text:style-name="T9">…</text:span><text:span text:style-name="T7">重複繞行</text:span><text:span text:style-name="T9">)<text:line-break/></text:span><text:span text:style-name="T7">媒體聯絡人：給我異苗行動聯盟</text:span><text:span text:style-name="T9"><text:s/></text:span><text:span text:style-name="T7">蘇偉碩</text:span><text:span text:style-name="T9"><text:s/>0953xxxxxx </text:span><text:span text:style-name="T7">陳致曉</text:span><text:span text:style-name="T9"><text:s/>0916xxxxxx<text:line-break/><text:line-break/></text:span><text:span text:style-name="T7">活動流程：</text:span><text:span text:style-name="T9"><text:line-break/><text:line-break/></text:span><text:span text:style-name="T7">一、</text:span><text:span text:style-name="T9"><text:s/></text:span><text:span text:style-name="T7">下午</text:span><text:span text:style-name="T9">13:30 </text:span><text:span text:style-name="T7">﹝網路記者會﹞</text:span><text:span text:style-name="T9"><text:s/>(</text:span><text:span text:style-name="T7">連結將透過更新在此公佈</text:span><text:span text:style-name="T9">)<text:line-break/></text:span><text:span text:style-name="T7">二、</text:span><text:span text:style-name="T9"><text:s/></text:span><text:span text:style-name="T7">下午</text:span><text:span text:style-name="T9">14:30 </text:span><text:span text:style-name="T7">﹝開車、騎車包圍總統官邸﹞</text:span><text:span text:style-name="T9"><text:line-break/><text:line-break/>A. </text:span><text:span text:style-name="T7">請自行開車、騎摩托車，不分車隊前後加入圖示包圍圈繞行。</text:span><text:span text:style-name="T9"><text:line-break/>B. </text:span><text:span text:style-name="T7">繞行途中請遵守交通規則，維持安全車距。不下車、不聚集、不停留</text:span><text:span text:style-name="T9">(</text:span><text:span text:style-name="T7">除非紅綠燈或警察攔截</text:span><text:span text:style-name="T9">)</text:span><text:span text:style-name="T7">。</text:span><text:span text:style-name="T9"><text:line-break/>C. </text:span><text:span text:style-name="T7">建議自行製作標語布置車輛，並請一定在兩側後視鏡綁上「黃絲帶」。</text:span><text:span text:style-name="T9"><text:line-break/>D. </text:span><text:span text:style-name="T7">若行車途中欲發表意見，請自備大聲公。但仍請不任意停留。</text:span><text:span text:style-name="T9"><text:line-break/>E. </text:span><text:span text:style-name="T7">建議每車一人，遵守防疫守則。活動結束時，請自行解散。</text:span><text:span text:style-name="T9"><text:line-break/>F. </text:span><text:span text:style-name="T7">本活動並無三人以上群聚，故非屬集會遊行。若遇警察攔截，以手機直播，要求警察出示證件與編號，質疑他為何將你攔下、質疑他認為你違甚麼法、要求放行。若仍遇困難，請私訊您的手機號至「給我異苗行動聯盟」粉絲頁，並簡述狀況。我們將有律師協助。</text:span><text:span text:style-name="T9"><text:line-break/>G. </text:span><text:span text:style-name="T7">為因應政府隨時封路，若遇路況不可前行，請至「給我異苗行動聯盟」粉絲頁查看最新包圍路線：</text:span><text:span text:style-name="T9"><text:line-break/><text:line-break/></text:span><text:a xlink:type="simple" xlink:href="https://bit.ly/3AFlqsD"><text:span text:style-name="T10">https://bit.ly/3AFlqsD</text:span></text:a><text:span text:style-name="T9"><text:line-break/><text:line-break/>====================<text:line-break/><text:line-break/></text:span><text:span text:style-name="T7">給我異苗行動聯盟</text:span><text:span text:style-name="T9"><text:line-break/><text:line-break/>6</text:span><text:span text:style-name="T7">月</text:span><text:span text:style-name="T9">27</text:span><text:span text:style-name="T7">日</text:span><text:span text:style-name="T9"><text:line-break/><text:line-break/></text:span><text:span text:style-name="T7">【《為所愛的人鬥爭》</text:span><text:span text:style-name="T9">-- </text:span><text:span text:style-name="T7">疫苗正義行動宣言】</text:span><text:span text:style-name="T9"><text:line-break/><text:line-break/>[</text:span><text:span text:style-name="T7">捍衛生存權、懇請廣分享</text:span><text:span text:style-name="T9">]<text:line-break/><text:line-break/></text:span><text:span text:style-name="T7">冠狀病毒疫情已造成六百多人命喪失、醫護人員疲憊、人民生計受嚴重衝擊。在此急難，更令我們憂心的是，政府的抗疫主軸似乎對抗的是「國民認知」而非「病毒」。</text:span><text:span text:style-name="T9"><text:line-break/><text:line-break/></text:span><text:span text:style-name="T7">國人的自律，為政府爭取長達一年的時間來充分準備疫情衝擊。然而，政府「世界怎麼跟得上台灣」的驕傲自滿，在編列一兆五千億防疫預算的「超前佈署」後，竟仍使台灣面臨「疫苗稀缺」、「普篩能量不足」的窘境。「疫苗稀缺」不只造成台灣染疫死亡率飆高，亦已產生親友偷打、權貴插隊之特權亂象。</text:span><text:span text:style-name="T9"><text:line-break/><text:line-break/></text:span><text:span text:style-name="T7">若非去年十月林全欲購</text:span><text:span text:style-name="T9">3000</text:span><text:span text:style-name="T7">萬劑</text:span><text:span text:style-name="T9">BNT</text:span><text:span text:style-name="T7">疫苗遭不知名勢力莫名阻斷，台灣應已憑藉高疫苗施打率來避免六百多條人命的無端犧牲。相較於新加坡、越南、馬來西亞、印尼、菲律賓皆開放且鼓勵民間進口疫苗。台灣政府竟對企業界與宗教界捐贈疫苗行動，多有刁難、拖延，甚至表示感到「困擾」。</text:span><text:span text:style-name="T9"><text:line-break/><text:line-break/></text:span><text:span text:style-name="T7">我們認同本土疫苗的重要性。然而，「為了疫苗而犧牲人命」實為本末倒置。「未將變種病毒列入實驗」的本土疫苗更不足以對抗已在台灣肆虐的諸多變種病毒。政府公布之「免疫橋接」</text:span><text:span text:style-name="T9">EUA</text:span><text:span text:style-name="T7">認證標準，更已遭</text:span><text:span text:style-name="T9">FDA</text:span><text:span text:style-name="T7">否決。但是，在本土疫苗尚未完成二期實驗之前，政府緊急下單</text:span><text:span text:style-name="T9">1000</text:span><text:span text:style-name="T7">萬劑。繼中研院院士陳培哲因「蔡英文介入專業審查」而請辭，政府不尋常地撤換半數國產疫苗審查委員。在蔡總統指示七月初開打本土疫苗後，各工業區與學校相繼調查「有意施打國產疫苗名單」。</text:span><text:span text:style-name="T9"><text:line-break/><text:line-break/></text:span><text:span text:style-name="T7">上述事實，讓民間普遍質疑「政府為了本土疫苗商機，阻擋國際疫苗」。在此全民應當團結抗疫之際，「</text:span><text:span text:style-name="T9">BNT</text:span><text:span text:style-name="T7">是中國勢力、雙北害全台坐牢」等國族與政治操作又一如往常地分化國人、製造仇恨，扮演「捍衛民進黨」的角色。過去在勞工、環境、土地等議題常見的「特定商業利益凌駕政治、政治凌駕專業、統獨操作模糊焦點」的現象，又一次出現在「人命關天」的防疫上。今年四月，就是因為「政治凌駕專業」，使得</text:span><text:span text:style-name="T9">NHCC</text:span><text:span text:style-name="T7">沒有專業審查地接受立委關說，而出現</text:span><text:span text:style-name="T9">3+11</text:span><text:span text:style-name="T7">破口。我們擔心，「政治凌駕專業」也將逼使全民在缺乏國際認證疫苗的情況下，「被迫自願」成為</text:span><text:span text:style-name="T9">6547</text:span><text:span text:style-name="T7">白老鼠！</text:span><text:span text:style-name="T9"><text:line-break/><text:line-break/></text:span><text:span text:style-name="T7">紐約時報、時代雜誌、彭博社、英國衛報、金融時報等國際媒體不約而同批評「政治凌駕專業、官僚文化、人民不敢違逆政府、政府自大自滿」造成台灣防疫破口。「監督、批判」才能讓台灣回到「對抗病毒，發揮專業」的抗疫正道。我們因此主張：</text:span><text:span text:style-name="T9"><text:line-break/><text:line-break/></text:span><text:span text:style-name="T7">一、</text:span><text:span text:style-name="T9"><text:s/></text:span><text:span text:style-name="T7">政府立即加購足量國際疫苗。</text:span><text:span text:style-name="T9"><text:line-break/></text:span><text:span text:style-name="T7">二、</text:span><text:span text:style-name="T9"><text:s/></text:span><text:span text:style-name="T7">撤除行政障礙，立即開放、授權民間進口國際疫苗。</text:span><text:span text:style-name="T9"><text:line-break/></text:span><text:span text:style-name="T7">三、</text:span><text:span text:style-name="T9"><text:s/></text:span><text:span text:style-name="T7">本土疫苗未經國際認證，不得對全民施打。</text:span><text:span text:style-name="T9"><text:line-break/></text:span><text:span text:style-name="T7">四、</text:span><text:span text:style-name="T9"><text:s/></text:span><text:span text:style-name="T7">公開本土疫苗審議資訊，讓科學證據決定本土疫苗成敗。</text:span><text:span text:style-name="T9"><text:line-break/></text:span><text:span text:style-name="T7">五、</text:span><text:span text:style-name="T9"><text:s/></text:span><text:span text:style-name="T7">公開疫苗接種順序審議資訊，以專業倫理落實分配正義。</text:span><text:span text:style-name="T9"><text:line-break/></text:span><text:span text:style-name="T7">六、</text:span><text:span text:style-name="T9"><text:s/></text:span><text:span text:style-name="T7">公開去年致使林全購買疫苗破局的會議紀錄與往來公文。</text:span><text:span text:style-name="T9"><text:line-break/></text:span><text:span text:style-name="T7">七、</text:span><text:span text:style-name="T9"><text:s/></text:span><text:span text:style-name="T7">公開造成防疫破口的</text:span><text:span text:style-name="T9">3+11</text:span><text:span text:style-name="T7">會議紀錄與決策過程。</text:span><text:span text:style-name="T9"><text:line-break/><text:line-break/></text:span><text:span text:style-name="T7">「生命」是至高價值。包含蔡英文的所有人，皆沒有權力以「意識形態」或「商業利益」要求他人承擔生命風險。在此疫情嚴峻之際，疫苗是最根本的人權。我們期盼有血性的台灣人民站出來捍衛你、我、和我們所愛之人的「生存權」！</text:span><text:span text:style-name="T9"><text:line-break/><text:line-break/></text:span><text:span text:style-name="T13">〈</text:span><text:span text:style-name="T7">附註〉</text:span><text:span text:style-name="T9"><text:line-break/><text:line-break/></text:span><text:span text:style-name="T7">註冊本粉絲頁時，臉書將「疫苗」設定為敏感字彙。粉絲頁名稱若包含「疫苗」，系統顯示「無效命名」，拒絕註冊。</text:span><text:span text:style-name="T9"><text:line-break/><text:line-break/></text:span><text:span text:style-name="T7">每當選舉，民進黨總把鄭南榕抬出來。然而，朝廷利用臉書後台使「疫苗」相關粉絲頁不得設置，以便輿論控制。台灣還堪稱民主自由國家嗎？</text:span><text:span text:style-name="T9"><text:line-break/><text:line-break/></text:span><text:span text:style-name="T7">為求變通，我們選擇了「異苗」來代表「</text:span><text:span text:style-name="T9">6547</text:span><text:span text:style-name="T7">、聯亞」之外，被民進黨官方所嫌惡、已經通過國際認證的國際疫苗。</text:span><text:span text:style-name="T9"><text:line-break/><text:line-break/></text:span><text:span text:style-name="T7">此外，當臉友欲至本粉絲頁按讚時，總是出現「此粉絲頁可能違反『社群守則』」警語。可見朝廷有多麼害怕「疫苗」。</text:span><text:span text:style-name="T9"><text:line-break/></text:span><text:span text:style-name="T7">為突破「老大哥」的箝制，懇請各位努力將本文廣發，撕掉民進黨虛偽面紗。</text:span></text:p>
      <text:p text:style-name="P4"><text:span text:style-name="T6">陳真</text:span><text:span text:style-name="T7"><text:s/>  |  2021.07.08 02:53   |   </text:span><text:a xlink:type="simple" xlink:href="http://palinfo.habago.org/Entry?Command=Information_PrintForum&amp;iPage=1#FORUM40825"><text:span text:style-name="T8">#</text:span></text:a></text:p>
      <text:p text:style-name="P6"><text:span text:style-name="T7">我這一生最大的成就</text:span><text:span text:style-name="T9"><text:line-break/><text:line-break/></text:span><text:span text:style-name="T7">陳真</text:span><text:span text:style-name="T9"><text:line-break/><text:line-break/>2021.07.08.<text:line-break/><text:line-break/><text:line-break/></text:span><text:span text:style-name="T7">人渣黨頭子蔡英文的特助洪耀南</text:span><text:span text:style-name="T9">(</text:span><text:span text:style-name="T7">人渣黨前祕書長洪耀福的弟弟</text:span><text:span text:style-name="T9">)</text:span><text:span text:style-name="T7">，看到底下這件事，竟然覺得很好笑，說這樣好棒，拿來大開玩笑！</text:span><text:span text:style-name="T9"><text:line-break/><text:line-break/></text:span><text:a xlink:type="simple" xlink:href="https://bit.ly/3woSGBp"><text:span text:style-name="T10">https://bit.ly/3woSGBp</text:span></text:a><text:span text:style-name="T9"><text:line-break/><text:line-break/></text:span><text:a xlink:type="simple" xlink:href="https://bit.ly/3AChHMu"><text:span text:style-name="T10">https://bit.ly/3AChHMu</text:span></text:a><text:span text:style-name="T9"><text:line-break/><text:line-break/></text:span><text:span text:style-name="T7">台灣人已經死了上千人</text:span><text:span text:style-name="T9">(</text:span><text:span text:style-name="T7">包含打日本鬼子送的疫苗死的</text:span><text:span text:style-name="T9">)</text:span><text:span text:style-name="T7">，蔡英文照樣每天笑呵呵，而且還跑去哀悼拜登死掉的一條狗。即使在島內外因此一走狗行徑被批評，但她繼續照幹不誤：日本人有點土石流小災害，她馬上哀悼，美國人樓塌了，壓死幾個人，她馬上如喪考妣。</text:span><text:span text:style-name="T9"><text:line-break/><text:line-break/></text:span><text:span text:style-name="T7">大陸人民在</text:span><text:span text:style-name="T9">6</text:span><text:span text:style-name="T7">月中旬，疫苗就已經打了超過十億支，美國甚至連動物園的動物都要開始施打了，台灣卻是打剩的幾滴，開放給大家在現場搶；有人提前一天漏夜排隊，當搶奪時間一到，眾人狂奔，以百米賽的速度搶奪，結果有婦人因此跌倒，人渣黨這些狗官，看到大家搶疫苗殘劑搶到跌倒的畫面，居然看得笑呵呵，樂開懷。</text:span><text:span text:style-name="T9"><text:line-break/><text:line-break/></text:span><text:span text:style-name="T7">我不是要譴責人渣，畢竟人渣就是人渣，人渣沒什麼好譴責。我想說的是：當你看到無數的荒唐惡行時，你又能怎麼樣？台灣人真的應該醒一醒，別再說些什麼民主自由的傻話。一個人究竟是要蠢到何種地步，才會以這樣一種極端醜陋邪惡的什麼民主為傲？</text:span><text:span text:style-name="T9"><text:line-break/><text:line-break/></text:span><text:span text:style-name="T7">你看，人渣黨根本不在乎你怎麼想怎麼看，他愛哀悼美國狗就哀悼美國狗，他以戴著畫有美國走狗圖案的口罩為榮就為榮，他愛擋疫苗就擋疫苗，他喜歡每天不斷撒謊造謠就每天撒謊造謠，他喜歡抹黑異己就抹黑異己，整個腦子無時無刻就是想著怎麼造謠抹黑，每天無時無刻幹的事就是貪污；他要用幾十倍的荒唐價格去採購就去採購，他想用八倍以上的天價去購買根本都還不存在的黑心土產疫苗就去買，他想用什麼藉口幹什麼醜事就去幹，他想用什麼藉口阻擋什麼好事就去擋，随口造謠，隨口抹黑，大撈特撈，無法無天，而且牽親引戚拼命撈，拼命卡位與酬庸，每一隻都吃得肥滋滋，而且可以吃喝幾十代子孫都沒問題，每天就是搞這些。</text:span><text:span text:style-name="T9"><text:line-break/><text:line-break/></text:span><text:span text:style-name="T7">我問你，那你又能怎麼樣？你說，這就是讓你引以為傲的民主？</text:span><text:span text:style-name="T9"><text:line-break/><text:line-break/></text:span><text:span text:style-name="T7">我問你，台灣民意是不是想要疫苗？當然是。可是，然後呢？人渣黨不鳥你就不鳥你，而且一個人說了算，想怎麼胡搞瞎搞，就怎麼胡搞瞎搞，想怎麼幹就怎麼幹，他媽的你說這就是你所引以為傲的民主？</text:span><text:span text:style-name="T9"><text:line-break/><text:line-break/></text:span><text:span text:style-name="T7">我常想，一個人到底是要蠢到何種地步，才會相信這麼蠢的一種民主鬼話。</text:span><text:span text:style-name="T9"><text:line-break/><text:line-break/></text:span><text:span text:style-name="T7">我知道台灣沒有幾個人會認同我底下要說的，不過，它其實只是一個明明白白的基本事實：</text:span><text:span text:style-name="T9"><text:line-break/><text:line-break/></text:span><text:span text:style-name="T7">我不敢說我懂得全世界，但這三十幾年來，我了解西方，了解東方，了解十幾個主要國家，了解一點歷史，了解無數戰爭，了解各種社會制度與權力結構，了解人民與政府之間的各種關係，我惟一看過在真正意義上的民主國家，就是中國；我惟一看過真正不斷努力要讓普遍社會大眾都能過著安居樂業好日子的國家，就是中國；我惟一看過擁有權力和武力卻從不壓迫別人的國家，也就只有中國共產黨執政下的中國，而且還四處幫助窮國，卻從不藉此干涉或壓迫別人。</text:span><text:span text:style-name="T9"><text:line-break/><text:line-break/></text:span><text:span text:style-name="T7">北京清華大學這兩天舉辦</text:span><text:span text:style-name="T9"><text:s/>"</text:span><text:span text:style-name="T7">重塑大國關係</text:span><text:span text:style-name="T9">" </text:span><text:span text:style-name="T7">的研討會，英、法駐華大使指控中國把自己的意識形態強加於他國之上，俄國駐華大使回應說：</text:span><text:span text:style-name="T9">"</text:span><text:span text:style-name="T7">如果有人能夠在過去四、五十年之中，找到一個中國共產黨把自己的意識形態強加於人的例子，那我就謝謝他。</text:span><text:span text:style-name="T9">" </text:span><text:span text:style-name="T7">他還說，中國共產黨的核心思想就是</text:span><text:span text:style-name="T9"><text:s/>"</text:span><text:span text:style-name="T7">為人民服務</text:span><text:span text:style-name="T9">"</text:span><text:span text:style-name="T7">，</text:span><text:span text:style-name="T9">"</text:span><text:span text:style-name="T7">這樣的想法有什麼不對</text:span><text:span text:style-name="T9">"</text:span><text:span text:style-name="T7">？英、法大使繼續要說些什麼民主自由與人權的鬼話，俄國大使回應說，別再鬼扯那些東西了，你們怎麼不說說你們在敘利亞、利比亞、伊拉克和阿富汗幹了些什麼。</text:span><text:span text:style-name="T9"><text:line-break/><text:line-break/></text:span><text:span text:style-name="T7">底下有這段對話的視頻：</text:span><text:span text:style-name="T9"><text:line-break/><text:line-break/></text:span><text:a xlink:type="simple" xlink:href="https://news.ifeng.com/c/87bvqgLY3t9"><text:span text:style-name="T10">https://news.ifeng.com/c/87bvqgLY3t9</text:span></text:a><text:span text:style-name="T9"><text:line-break/><text:line-break/></text:span><text:span text:style-name="T7">這二、三十年來，我真的是受夠了無恥下流的西方國家，不管如何傷天害理泯滅人性的事都幹得出來。但是，世人卻被洗腦，把撒旦看成天使，把至善說成至惡。</text:span><text:span text:style-name="T9"><text:line-break/><text:line-break/></text:span><text:span text:style-name="T7">我可以毫不猶豫地這麼說：我這一生，最大的一個足以讓我感到榮耀的成就就是：生為一個中國人。</text:span></text:p>
      <text:p text:style-name="P4"><text:span text:style-name="T6">陳真</text:span><text:span text:style-name="T7"><text:s/>  |  2021.07.07 20:57   |   </text:span><text:a xlink:type="simple" xlink:href="http://palinfo.habago.org/Entry?Command=Information_PrintForum#FORUM40824"><text:span text:style-name="T8">#</text:span></text:a></text:p>
      <text:p text:style-name="P5"><text:span text:style-name="T7">今天早上台塑林園廠大爆炸，下午換小港也大爆炸，他媽的真是有夠誇張，很像在演災難片：</text:span><text:span text:style-name="T9"><text:line-break/><text:line-break/></text:span><text:a xlink:type="simple" xlink:href="https://bit.ly/3AKJBGv"><text:span text:style-name="T10">https://bit.ly/3AKJBGv</text:span></text:a><text:span text:style-name="T9"><text:line-break/><text:line-break/></text:span><text:span text:style-name="T7">人渣黨及其文人走狗們，透過全面掌控媒體與校園，用盡各種下三濫的抹黑造謠手段幹掉韓國瑜之後，高雄幾乎三天兩頭就在爆炸或各種槍戰與凶殺案，特別是工安與空污，治安與交通，整個市政就是擺爛，根本不當一回事，荒唐事罄竹難書。</text:span><text:span text:style-name="T9"><text:line-break/><text:line-break/></text:span><text:span text:style-name="T7">明明非常優秀傑出且清廉認真的韓國瑜，硬是把他抹黑得臭不可聞，打成過街老鼠；明明一百分的施政，卻能睜眼說瞎話抹黑成零分。反之，人渣黨完全就是胡搞瞎搞的所謂</text:span><text:span text:style-name="T9"><text:s/>"</text:span><text:span text:style-name="T7">市政</text:span><text:span text:style-name="T9">"</text:span><text:span text:style-name="T7">，不管爆炸幾百次都沒關係，就算天天街頭槍戰也好棒！</text:span><text:span text:style-name="T9"><text:line-break/><text:line-break/></text:span><text:span text:style-name="T7">針對韓國瑜，僅僅</text:span><text:span text:style-name="T9">15</text:span><text:span text:style-name="T7">例登革熱，人渣黨及其文人走狗們和骯髒綠媒就整天哭爸哭母，抹黑得好像世界末日，整天哭爸哭母什麼民主淪喪了，大家都要完蛋了，要趕緊光復高雄，恢復高雄的光榮。</text:span><text:span text:style-name="T9"><text:line-break/><text:line-break/></text:span><text:span text:style-name="T7">但是，陳菊和賴啥小當市長時的登革熱病例卻是好幾萬人，居然完全當做沒看見；現在來了一個更是爛到爆的陳雞賣，高雄就像無政府似的，工安大爆炸居然變成一種生活日常，一到深夜，高雄市無數工廠更是肆無忌憚排放毒氣黑煙，非常可怕；</text:span><text:span text:style-name="T9">X</text:span><text:span text:style-name="T7">他媽的這叫做</text:span><text:span text:style-name="T9"><text:s/>"</text:span><text:span text:style-name="T7">政府</text:span><text:span text:style-name="T9">"</text:span><text:span text:style-name="T7">？真是有夠無恥下流。</text:span><text:span text:style-name="T9"><text:line-break/><text:line-break/></text:span><text:span text:style-name="T7">我不知道各位對此心裏是怎麼想的？我對台灣或西方這種所謂民主自由，可說是深惡痛絕，完全就是一種無恥至極的詐騙、洗腦與攻擊；越是下三濫的人渣，越是大權在握，貪贓枉法胡作非為，毫無底限可言。正直良善的人，卻幾乎根本不可能有任何存活的機會。</text:span><text:span text:style-name="T9"><text:line-break/><text:line-break/></text:span><text:span text:style-name="T7">長年以來，跟這些人渣、綠蛆、蟑螂一起生活在一個小島上，真的是有夠痛苦，痛苦到極點。我無時無刻不想著台灣解放的一天，無時無刻不想著這群人渣蟑螂的下場之到來，無時無刻不想著台灣早日脫離美日殖民的生活折磨與道德凌虐；特別是美國，一切所作所為，完全就是泯滅良知。</text:span><text:span text:style-name="T9"><text:line-break/><text:line-break/></text:span><text:span text:style-name="T7">林義雄被國民黨滅門前，說過一段對於所謂民主選舉與和平改革徹底絕望的話，知情者感到很震驚，也因此埋下滅門之禍。林義雄當時是這麼說的：</text:span><text:span text:style-name="T9">"</text:span><text:span text:style-name="T7">國民黨是個叛亂團體</text:span><text:span text:style-name="T9">"</text:span><text:span text:style-name="T7">，但</text:span><text:span text:style-name="T9"><text:s/>"</text:span><text:span text:style-name="T7">我對於遊行、發傳單等等這些抗議活動已經不感興趣</text:span><text:span text:style-name="T9">"</text:span><text:span text:style-name="T7">；意味著唯有暴力反擊才是正途，並且還說</text:span><text:span text:style-name="T9"><text:s/>"</text:span><text:span text:style-name="T7">大家怎麼決定，我就怎麼追隨</text:span><text:span text:style-name="T9">"</text:span><text:span text:style-name="T7">。</text:span><text:span text:style-name="T9"><text:line-break/><text:line-break/></text:span><text:span text:style-name="T7">過去這六、七年來，在美國的主導下，台灣仇中反華的瘋狂浪潮幾乎可以說是到了一種極端病態的地步；人渣黨掌控所有權力與資源，控制媒體與教育、控制校園和醫界、學界與文化界等等等，大權在握，瘋狂貪污，為所欲為，形成一種分贓結構，並洗腦下一代，每天就是永無止境地瘋狂造謠抹黑。</text:span><text:span text:style-name="T9"><text:line-break/><text:line-break/></text:span><text:span text:style-name="T7">我想說的是：面對這樣一種局面，你卻每天忙著澄清永遠澄清不完的謊言與抹黑，每天忙著講道理，每天忙著指出無數的荒唐事，不累嗎？你就打算這樣講道理永遠講下去嗎？永遠一直澄清或指出永遠說不完的骯髒齷齪事嗎？會有人聽你的嗎？你什麼工具也沒有，能改變什麼？</text:span><text:span text:style-name="T9"><text:line-break/><text:line-break/></text:span><text:span text:style-name="T7">不管是文或武，我們其實都是絕望的。台灣人洗腦都已經洗成這樣了，連自己的血統都能說是賤畜血統，你還能跟他講什麼道理？中美兩國，一個至善，一個至惡；一個天使，一個惡魔，各種明明白白的事實，完全就在眼前，可是，人們會在乎嗎？會想聽嗎？聽得進去嗎？</text:span><text:span text:style-name="T9"><text:line-break/><text:line-break/></text:span><text:span text:style-name="T7">至於武，更不用說了。我常聽到一些過去的黨外同志說應該革命。可是，革命是要死人的，你準備以死相博了嗎？革命需要武器，槍炮呢？彈藥呢？又有幾個人這輩子真的開過槍？而且，你要殺誰？要殺幾個？殺完之後呢？就能更換政權了嗎？</text:span><text:span text:style-name="T9"><text:line-break/><text:line-break/></text:span><text:span text:style-name="T7">更重要的是，我們的敵人哪會是這群毫無存在意義的人渣綠蛆蟑螂？我們的敵人是美國才對，美國才是革命的對象。要不然，我若是美國人，看你們台灣人在我的操弄之下，互相殺來殺去、罵來罵去，心裏一定覺得很好笑，很好玩，就像在看狗兒們互相撕咬狂吠一樣有趣。</text:span><text:span text:style-name="T9"><text:line-break/><text:line-break/></text:span><text:span text:style-name="T7">因此，我想清楚了，對於那些喊說要革命的，這等心思我是敬佩的，但恕我就不追隨了。因為，除非軍方政變，否則，所謂革命只會成為一種個人的刑事案件，因為台灣人不可能支持。</text:span><text:span text:style-name="T9"><text:line-break/><text:line-break/></text:span><text:span text:style-name="T7">武的行不通，相較之下，或許文的路線還有一點點作用。但是，這恐怕得依賴更多有識之士願意站出來反洗腦，看看能不能讓多一些人從荒唐透頂的洗腦謊言中清醒。除此之外，我真的是感到很絕望，也很無奈，我們的一生就浪費在對付各式各樣的台奸與人渣；充當我們的領導，吸血啃肉，無惡不作，而我們卻根本拿他們一點辦法也沒有。</text:span><text:span text:style-name="T9"><text:line-break/><text:line-break/></text:span><text:span text:style-name="T7">台灣事實上根本從來沒有改朝換代過，所謂藍綠，只是表面幌子，其實只是完全一模一樣的一股黑金勢力在進行內部分贓與權力重組而已。時下這個人渣黨之主要掌權者，十之八九全是舊黑金黨國的餘孽，不然請你告訴我有哪幾個不是？</text:span><text:span text:style-name="T9"><text:line-break/><text:line-break/>==========================<text:line-break/><text:line-break/></text:span><text:span text:style-name="T7">台塑林園廠凌晨驚傳火警</text:span><text:span text:style-name="T9"><text:s/></text:span><text:span text:style-name="T7">超大爆炸聲嚇醒附近居民</text:span><text:span text:style-name="T9"><text:line-break/><text:line-break/>2021-07-07<text:line-break/><text:line-break/></text:span><text:span text:style-name="T7">聯合報</text:span><text:span text:style-name="T9"><text:s/>/ </text:span><text:span text:style-name="T7">記者陳玫伶、林保光／高雄即時報導</text:span><text:span text:style-name="T9"><text:line-break/><text:line-break/></text:span><text:span text:style-name="T7">高雄市林園區石化一路台塑林園廠今天凌晨</text:span><text:span text:style-name="T9">2</text:span><text:span text:style-name="T7">時許傳出爆炸火警，廠內</text:span><text:span text:style-name="T9">SILO</text:span><text:span text:style-name="T7">區膠粒成品儲槽疑粉塵爆炸，包括林園汕尾、昭明、龔厝及屏東新園等地區居民都聽到爆炸巨響。</text:span><text:span text:style-name="T9"><text:line-break/><text:line-break/>==================<text:line-break/></text:span><text:span text:style-name="T7">高市小港工廠爆炸大火釀空污</text:span><text:span text:style-name="T9"><text:s/></text:span><text:span text:style-name="T7">影響鳳山等</text:span><text:span text:style-name="T9">7</text:span><text:span text:style-name="T7">區</text:span><text:span text:style-name="T9"><text:line-break/><text:line-break/>2021/07/07<text:line-break/><text:line-break/></text:span><text:span text:style-name="T7">〔記者陳文嬋／高雄報導〕高市小港區高坪七路工廠發生爆炸大火，現場火勢猛烈、濃煙密布，造成空氣污染，影響鳳山、鳥松、仁武、燕巢、田寮、大樹、大寮區，市府環保局到場監控中，提醒民眾留意。</text:span><text:span text:style-name="T9"><text:line-break/><text:line-break/></text:span><text:span text:style-name="T7">小港區高坪七路、高坪六街口</text:span><text:span text:style-name="T9">1</text:span><text:span text:style-name="T7">家工廠今天近午</text:span><text:span text:style-name="T9">11</text:span><text:span text:style-name="T7">時發生爆炸大火，消防局出動高桂、小港、大林、鳳祥、林園、前鎮、瑞隆分隊共</text:span><text:span text:style-name="T9">20</text:span><text:span text:style-name="T7">車</text:span><text:span text:style-name="T9">37</text:span><text:span text:style-name="T7">人前往搶救，現場係燃燒戶外堆置現場的鎂合金，燃燒面積約</text:span><text:span text:style-name="T9">20</text:span><text:span text:style-name="T7">平方公尺，目前在周圍出水做周界防，並調請消防沙及怪手支援。</text:span></text:p>
      <text:p text:style-name="P4"><text:span text:style-name="T6">何德明</text:span><text:span text:style-name="T7"><text:s/>  |  2021.07.06 23:06   |   </text:span><text:a xlink:type="simple" xlink:href="http://palinfo.habago.org/Entry?Command=Information_PrintForum#FORUM40823"><text:span text:style-name="T8">#</text:span></text:a></text:p>
      <text:p text:style-name="P6"><text:span text:style-name="T7">疫情在全球上演的情況中，最不按美國的劇本演出的部分就是：中國對疫情控制得太出乎意料的好，而美國，即使預先演練準備了，也表現得出乎意料的差；這點可能是影響了現在疫苗發展狀</text:span><text:span text:style-name="T9"><text:line-break/></text:span><text:span text:style-name="T7">況的一個意外因素。疫情之前，疫苗對全球大藥廠而言不是一個有利可圖的生意，即使是美國</text:span><text:span text:style-name="T9">Deep State</text:span><text:span text:style-name="T7">策畫了這齣生物戰爭，他們不見得叫得動藥廠資本事先去花錢研發生產一項賺不了錢的</text:span><text:span text:style-name="T9"><text:line-break/></text:span><text:span text:style-name="T7">疫苗生意，沒料到美國疫情大失控，美國政府只好直接間接給了大筆補貼</text:span><text:span text:style-name="T9">(</text:span><text:span text:style-name="T7">緊急使用核准讓藥廠可以提早開始銷售拿錢，而延後支出一部分本來應該事先花下的三期臨床實驗成本，間接節省了經費</text:span><text:span text:style-name="T9">)</text:span><text:span text:style-name="T7">，</text:span><text:span text:style-name="T9"><text:line-break/></text:span><text:span text:style-name="T7">美國大藥廠才願意投入疫苗開發；所以如果美國早在</text:span><text:span text:style-name="T9">2016</text:span><text:span text:style-name="T7">年有此圖謀，找到台灣來開發疫苗就顯得可以解釋，當初設想的劇本應該是：中國疫情大失控，美國率領全球對中國大封鎖，台灣開發出疫</text:span><text:span text:style-name="T9"><text:line-break/></text:span><text:span text:style-name="T7">苗作為逼迫中國的籌碼。沒想到中國不但迅速控制了疫情，連疫苗都比台灣還早開發出來，這齣戲已經完全脫離了原來的劇本，</text:span><text:span text:style-name="T9">Deep State</text:span><text:span text:style-name="T7">現在還在絞盡腦汁改寫吧？</text:span><text:span text:style-name="T9"><text:line-break/></text:span></text:p>
      <text:p text:style-name="P4"><text:span text:style-name="T6">李念淨</text:span><text:span text:style-name="T7"><text:s/>  |  2021.07.06 21:18   |   </text:span><text:a xlink:type="simple" xlink:href="http://palinfo.habago.org/Entry?Command=Information_PrintForum#FORUM40822"><text:span text:style-name="T8">#</text:span></text:a></text:p>
      <text:p text:style-name="P5"><text:span text:style-name="T7">說到烏克蘭</text:span><text:span text:style-name="T9"><text:line-break/><text:line-break/></text:span><text:a xlink:type="simple" xlink:href="https://www.zhihu.com/people/huanhunji/posts"><text:span text:style-name="T10">https://www.zhihu.com/people/huanhunji/posts</text:span></text:a><text:span text:style-name="T9"><text:line-break/></text:span><text:span text:style-name="T7">這裡有在烏克蘭留學過的大陸人，每天整理烏克蘭的新聞</text:span><text:span text:style-name="T9"><text:line-break/><text:line-break/></text:span><text:span text:style-name="T7">個人覺得烏克蘭當前政府的各種所作所為，其行為模式與人渣黨大同小異。</text:span></text:p>
      <text:p text:style-name="P4"><text:span text:style-name="T6">陳真</text:span><text:span text:style-name="T7"><text:s/>  |  2021.07.06 19:18   |   </text:span><text:a xlink:type="simple" xlink:href="http://palinfo.habago.org/Entry?Command=Information_PrintForum#FORUM40821"><text:span text:style-name="T8">#</text:span></text:a></text:p>
      <text:p text:style-name="P6"><text:span text:style-name="T9"><text:line-break/></text:span><text:span text:style-name="T7">台灣人真要坐以待斃？</text:span><text:span text:style-name="T9">(</text:span><text:span text:style-name="T7">二十九</text:span><text:span text:style-name="T9">)</text:span><text:span text:style-name="T7">：詭異疫苗劇本所圖何事？</text:span><text:span text:style-name="T9"><text:line-break/><text:line-break/><text:line-break/></text:span><text:span text:style-name="T7">陳真</text:span><text:span text:style-name="T9"><text:line-break/><text:line-break/>2021. 07. 06.<text:line-break/><text:line-break/><text:line-break/></text:span><text:span text:style-name="T7">我對於如何理解路透社那則「獨家新聞」始終感到很困惑。它提到，黑水前老闆及創始人</text:span><text:span text:style-name="T9">Erik Prince </text:span><text:span text:style-name="T7">取得台灣聯亞疫苗的全球銷售權。藍營據以提出指控，這我能想像。可是，就連無恥骯髒綠媒例如自由時報，卻也口徑一致地指控聯亞的幕後黑手就是黑水公司，指控黑水是如此惡名昭彰濫殺無辜的一家國際傭兵公司，跟疫苗生技能扯得上什麼關係？</text:span><text:span text:style-name="T9"><text:line-break/><text:line-break/></text:span><text:span text:style-name="T7">可是，這位黑水前老闆</text:span><text:span text:style-name="T9">Erik Prince</text:span><text:span text:style-name="T7">，事實上早在</text:span><text:span text:style-name="T9">2010</text:span><text:span text:style-name="T7">年前後就已經把黑水公司整個賣掉了。也就是說，聯亞疫苗代理權跟黑水本身無關。</text:span><text:span text:style-name="T9"><text:line-break/><text:line-break/></text:span><text:span text:style-name="T7">這位前老闆，賣掉黑水之後，揚言不再從事戰爭，解除武裝，改走保安路線，更憑其黑白通吃的豐厚全球人脈，轉型成為風險諮詢公司，提供保安、運輸、投資戰略與風險決策等等。目前大展鴻圖的事業中心，就是在香港和大陸；大力參與「一帶一路」以及中國在非洲的各項投資項目，並與俄羅斯友好，反倒是在美國國內樹敵無數。</text:span><text:span text:style-name="T9"><text:line-break/><text:line-break/>Prince</text:span><text:span text:style-name="T7">是川普人馬，是川普的「地下軍師」</text:span><text:span text:style-name="T9">(shadow adviser)</text:span><text:span text:style-name="T7">，很多民主黨人跟他在利益分贓上並不對盤；也許還不到死對頭的地步，但他畢竟不是美國建制派人物。</text:span><text:span text:style-name="T9"><text:line-break/><text:line-break/></text:span><text:span text:style-name="T7">【神通廣大的黑水前老闆】</text:span><text:span text:style-name="T9"><text:line-break/><text:line-break/></text:span><text:span text:style-name="T7">詭異的是：如果這位黑水前老闆取得聯亞疫苗的全球銷售權就等於是聯亞疫苗「幕後黑手」的話，那豈不也可以說聯亞的幕後黑手就是中國大陸？因為這位黑水前老闆過去幾年來的事業中心就是在大陸。</text:span><text:span text:style-name="T9"><text:line-break/><text:line-break/></text:span><text:span text:style-name="T7">比方說，黑水前老闆在香港成立的上市公司「先豐服務集團」，它的第三大股東就是中國國企「中信集團」。</text:span><text:span text:style-name="T9">2019 </text:span><text:span text:style-name="T7">年，「先豐服務集團」在新疆投資興建一座可以容納八千多人的「培訓基地」。早在</text:span><text:span text:style-name="T9"><text:s/>2017</text:span><text:span text:style-name="T7">年，更斥資買下北京「國際安全與防衛學院」</text:span><text:span text:style-name="T9">25</text:span><text:span text:style-name="T7">％的股權，負責訓練從事解救人質與反恐任務的「安保人員」；稍早在雲南亦有類似的「培訓基地」投資案。</text:span><text:span text:style-name="T9"><text:line-break/><text:line-break/></text:span><text:span text:style-name="T7">於是有人說，這位黑水前老闆可能是在美國仇家太多，混不下去，於是就投靠中、俄懷抱，變成親中人馬。可是，若要因此推論說台灣聯亞疫苗的幕後黑手就是中共。這樣的推論也未免太過於違反常識，錯得離譜。</text:span><text:span text:style-name="T9"><text:line-break/><text:line-break/></text:span><text:span text:style-name="T7">但我不明白的是：一個前川普政府的核心要角，在川普在位期間，卻又同時為中、俄效勞</text:span><text:span text:style-name="T9"><text:s/>(</text:span><text:span text:style-name="T7">例如私運軍火給親俄的利比亞反對派</text:span><text:span text:style-name="T9">)</text:span><text:span text:style-name="T7">。可是，在極其關鍵的國防事務上，卻又效忠於美國。舉個最近喧騰國際的重大事件為例：</text:span><text:span text:style-name="T9"><text:line-break/><text:line-break/></text:span><text:a xlink:type="simple" xlink:href="https://bit.ly/3hqLQ8U"><text:span text:style-name="T10">https://bit.ly/3hqLQ8U</text:span></text:a><text:span text:style-name="T9"><text:line-break/><text:line-break/></text:span><text:span text:style-name="T7">全世界軍用航空引擎的龍頭是烏克蘭的</text:span><text:span text:style-name="T9"><text:s/>Motor Sich </text:span><text:span text:style-name="T7">公司，有「動力沙皇」之美譽。另一方面，中國解放軍據說在這方面的技術落後幾十年。因此，中共千方百計想取得這家公司的技術，於是打從</text:span><text:span text:style-name="T9">2016</text:span><text:span text:style-name="T7">年起，透過「北京天驕航空」等中企，收購該公司近六成的股權，眼看就能成功併購。</text:span><text:span text:style-name="T9"><text:line-break/><text:line-break/></text:span><text:span text:style-name="T7">不料，川普政府卻派出黑水公司前老闆從中攔截，提出併購計畫，企圖捷足先登。後來生意雖沒談成，但是，就跟台灣一樣，拼命努力當美國走狗的烏克蘭，竟然於今年三月，宣佈把這家公司整個收歸國有，中國憤而向國際仲裁法院提出千億台幣的求償告訴。</text:span><text:span text:style-name="T9"><text:line-break/><text:line-break/></text:span><text:span text:style-name="T7">由於這件事，也讓世人再次注意到這位神出鬼沒的黑水前老闆</text:span><text:span text:style-name="T9"><text:s/>Erik Prince</text:span><text:span text:style-name="T7">。</text:span><text:span text:style-name="T9"><text:line-break/><text:line-break/></text:span><text:span text:style-name="T7">這也許說明了四件事：</text:span><text:span text:style-name="T9"><text:line-break/><text:line-break/></text:span><text:span text:style-name="T7">一，</text:span><text:span text:style-name="T9">Prince </text:span><text:span text:style-name="T7">近幾年雖然事業版圖移到中國，但他終究還是美方人馬，在關鍵事項上效忠於美國。</text:span><text:span text:style-name="T9"><text:line-break/><text:line-break/></text:span><text:span text:style-name="T7">二，</text:span><text:span text:style-name="T9">Prince </text:span><text:span text:style-name="T7">雖然賣掉黑水，但他依然呼風喚雨，游走於</text:span><text:span text:style-name="T9">CIA</text:span><text:span text:style-name="T7">和中俄之間，非常神通廣大，一個人幾乎就等於一個國家，各國政府都得買他的帳，非常不可思議。</text:span><text:span text:style-name="T9"><text:line-break/><text:line-break/></text:span><text:span text:style-name="T7">三，</text:span><text:span text:style-name="T9">Prince </text:span><text:span text:style-name="T7">既然是台灣聯亞疫苗的全球銷售代理商，意味著聯亞其實就跟高端一樣，都是一種由美國主子欽定的疫苗計畫；表面上是土產，實際上卻是美國操盤。這也說明了人渣黨為何不計一切人命代價與政治負評、完全不擇手段，就是要阻擋疫苗進口，就是要阻止防疫，就是要逼迫台灣人施打土產黑心疫苗。</text:span><text:span text:style-name="T9"><text:line-break/><text:line-break/></text:span><text:span text:style-name="T7">四，更重要的是：</text:span><text:span text:style-name="T9">Prince </text:span><text:span text:style-name="T7">之所以突然跑出來搞疫苗生意，豈是著眼於那麼一丁點利益？而是跟烏克蘭的</text:span><text:span text:style-name="T9">Motor Sich </text:span><text:span text:style-name="T7">併購案一樣，奉命出征。也就是說，其所代表的並不是十幾年前早已賣掉的黑水，而是代表美國軍方。</text:span><text:span text:style-name="T9"><text:line-break/><text:line-break/></text:span><text:span text:style-name="T7">絕大部份人只把箭頭指向人渣黨，指責其詭異地嚇阻積極防疫，指責其藉著疫情進行島內政治操弄，更指責其阻擋疫苗等等怪異作為之不合常理，絕大部份人卻幾乎完全忽略美國才是這一切詭異行徑的發號施令者。這才是整齣黑心疫苗大戲的核心劇本。</text:span><text:span text:style-name="T9"><text:line-break/><text:line-break/></text:span><text:span text:style-name="T7">【大可謀財，何必執意害命？】</text:span><text:span text:style-name="T9"><text:line-break/><text:line-break/></text:span><text:span text:style-name="T7">詭異之處就在於：美國國家衛生院</text:span><text:span text:style-name="T9"><text:s/>(NIH) </text:span><text:span text:style-name="T7">為何早在五年前就看上這樣一家過去惡名昭彰的小小生技公司？為何要將兩支候選疫苗的其中之一授權給它？</text:span><text:span text:style-name="T9"><text:line-break/><text:line-break/></text:span><text:span text:style-name="T7">更令人費解的是：美國為何執意要做出如此違反常理、違反人性之事？透過人渣黨，千方百計阻擋疫苗進口，千方百計阻撓、恐嚇、抹黑、威脅甚至以司法懲罰鼓吹基本防疫措施的人，不惜以台灣兩千三百萬人的生命、健康與財產為代價，硬要逼迫台灣人以身試苗。究竟目的何在？</text:span><text:span text:style-name="T9"><text:line-break/><text:line-break/></text:span><text:span text:style-name="T7">首先，謀財當然免不了。人渣黨及其同夥與走狗，在這個極其詭異的黑心疫苗計畫的過程中，透過罄竹難書的各種下三濫手段與無數謊言，大炒股票，大撈黑心錢，這是毋庸置疑的。</text:span><text:span text:style-name="T9"><text:line-break/><text:line-break/></text:span><text:span text:style-name="T7">我們一般人面臨危機都很緊張，因為危及生活穩定，乃至傷害生命與身家財產。但是，政治蟑螂看到危機卻往往很開心，經常沒事也硬要弄出事來，為什麼呢？因為危機就是商機。</text:span><text:span text:style-name="T9"><text:line-break/><text:line-break/></text:span><text:span text:style-name="T7">問題是，人渣黨的存在目的只是為了撈錢奪權。為了謀財，當然可以害命。可是，這些人渣大權在握，撈錢的管道和手段千百種，而且徹底掌控媒體，早已成功洗腦大眾，想怎麼撈就怎麼撈，根本都已經毫不掩飾；比起阿扁和扁嫂偷偷收集發票申報私帳，人渣黨的貪婪可說是千百倍於扁朝，整個國庫根本就是這些人渣的個人金庫。因此，為何執意要害命？不害命也照樣能謀財啊，何必硬要與全體台灣人為敵？</text:span><text:span text:style-name="T9"><text:line-break/><text:line-break/></text:span><text:span text:style-name="T7">人渣黨是美國養的狗，主人賜給狗吃的東西當然不可能比主人吃得好。也就是說，如果人渣黨不害命也照樣能謀大財，更何況美國。美國隨便賣個什麼武器給台灣，全是索取天價，想怎麼撈錢就能怎麼撈。</text:span><text:span text:style-name="T9"><text:line-break/><text:line-break/></text:span><text:span text:style-name="T7">因此，不管是美國或人渣走狗黨，光是以謀財動機來解釋這齣詭異的黑心疫苗大戲是說不通的。他必然有著比撈錢更龐大更黑心的政治圖謀，否則不可能明目張膽硬要阻撓正常防疫，硬要阻斷台灣人取得疫苗，硬要強逼台灣人施打黑心土產疫苗。</text:span><text:span text:style-name="T9"><text:line-break/><text:line-break/></text:span><text:span text:style-name="T7">你看，</text:span><text:span text:style-name="T9">AZ </text:span><text:span text:style-name="T7">疫苗一劑才</text:span><text:span text:style-name="T9">110</text:span><text:span text:style-name="T7">元，根本不合格的土產疫苗卻居然花了我們納稅人八倍以上的價錢去購買至少一千萬劑。如果這不是圖利，什麼是圖利？另外還有各種動輒浮報十數倍的荒唐採購，擺明就是貪污。</text:span><text:span text:style-name="T9"><text:line-break/><text:line-break/></text:span><text:span text:style-name="T7">可是，你算一算，就算讓它一劑撈個五百元好了，假設全台灣八成人口每人打兩劑，全打黑心土產疫苗，總共也才撈了</text:span><text:span text:style-name="T9">180</text:span><text:span text:style-name="T7">億。如果只是半數者施打，就只剩一百億都不到。撈這麼一點錢，在美國或人渣黨看來哪算一回事？光是一個什麼防疫預算就有八千多億，一百億算什麼？</text:span><text:span text:style-name="T9"><text:line-break/><text:line-break/></text:span><text:span text:style-name="T7">另外，什麼綠能產業就好幾兆，光是烏七媽黑的各種軍購就動輒幾兆幾千億，這些人渣要撈大錢的管道多得是，何必為此違背全體民意硬幹到底，硬要阻擋疫苗，硬要傷害人命。因此，光是為了謀財是說不通的。</text:span><text:span text:style-name="T9"><text:line-break/><text:line-break/></text:span><text:span text:style-name="T7">更何況，透過黑心疫苗以及炒股所賺的這些錢，又不是全部進入某人口袋，而是一大群政治蟑螂分而食之。對他們而言相對微小的一點利益，何必搞得天怒人怨？</text:span><text:span text:style-name="T9"><text:line-break/><text:line-break/></text:span><text:span text:style-name="T7">當然，還有其他各種以防疫為名的數千億甚至上兆預算，全是油水，全部加一加，利益確實也相當可觀，可我還是覺得難以置信。因為，好好進行防疫，照樣能撈取各種油水，甚至撈更多不是嗎？</text:span><text:span text:style-name="T9"><text:line-break/><text:line-break/></text:span><text:span text:style-name="T7">高端和聯亞，當然都是人渣黨奉美國主子之命，不擇手段、不管害死多少人也要圖利的公司。問題是，美國人所圖不可能只是錢財，畢竟台灣做為一個殖民地，美國人愛怎麼吸血就能怎麼吸，愛怎麼啃肉就能怎麼啃，哪需要搞得如此詭異，如此天怒人怨也要硬幹到底。</text:span><text:span text:style-name="T9"><text:line-break/><text:line-break/></text:span><text:span text:style-name="T7">【根本就是未卜先知】</text:span><text:span text:style-name="T9"><text:line-break/><text:line-break/></text:span><text:span text:style-name="T7">話說高端。就如我前幾篇文章所說，這間</text:span><text:span text:style-name="T9">2018 </text:span><text:span text:style-name="T7">年</text:span><text:span text:style-name="T9">4 </text:span><text:span text:style-name="T7">月</text:span><text:span text:style-name="T9">17 </text:span><text:span text:style-name="T7">日才上市的「高端疫苗公司」，它的母公司就是過去整天吹牛、炒股害死許多散戶的「基亞」。但是，很奇怪，這間基亞居然就像未卜先知那樣，早在</text:span><text:span text:style-name="T9">2016</text:span><text:span text:style-name="T7">年就和美國國家衛生院搭上線，合作研發疫苗。這樣一種最高層級的合作，不可能沒有經過雙方官方的籌謀。</text:span><text:span text:style-name="T9"><text:line-break/><text:line-break/></text:span><text:span text:style-name="T7">美國衛生部長來台，絕不是為了推銷萊豬，而是別有任務。畢竟萊豬哪需要推銷？美國人把台灣人當成貓狗，人渣黨更教導台灣人要以成為美國人的貓狗為榮；美國人要台灣人吃毒豬，台灣人就得吃，哪需要特地跑來台灣跟「貓狗」商量？</text:span><text:span text:style-name="T9"><text:line-break/><text:line-break/></text:span><text:span text:style-name="T7">我不能理解的是：這間「高端疫苗」家族企業，為何能夠集三千寵愛於一身？不但獲得台、美雙方不擇手段的瘋狂支持與荒唐圖利</text:span><text:span text:style-name="T9"><text:s/>(</text:span><text:span text:style-name="T7">一支根本不合格的疫苗卻能賣得比國際認證的疫苗貴上八倍</text:span><text:span text:style-name="T9">)</text:span><text:span text:style-name="T7">，更不可思議的是，高端與美國官方真的是極有「遠見」！根本就是未卜先知！彷彿老早就知道會有疫情發生，真的是太有「遠見」了！早在疫情發生前幾年</text:span><text:span text:style-name="T9">(2016</text:span><text:span text:style-name="T7">年</text:span><text:span text:style-name="T9">)</text:span><text:span text:style-name="T7">，美國就透過台灣政府和高端公司搭線合作，研發登革熱疫苗</text:span><text:span text:style-name="T9">(</text:span><text:span text:style-name="T7">我不相信</text:span><text:span text:style-name="T9">)</text:span><text:span text:style-name="T7">。你若要跟我說這一切只是巧合，我當然也沒那麼幼稚。</text:span><text:span text:style-name="T9"><text:line-break/><text:line-break/></text:span><text:span text:style-name="T7">所謂巧合，意思是說它是一種機率很小的事件。我能接受一個巧合，或是再加另一個巧合，頂多再加第三個巧合，但你若要跟我說每次都是無數的巧合所構成的一種大事件，而這些大事件，每次都剛好天佑美國，天佑台灣，天佑人渣黨搞選舉，那真的是在侮辱我的智商。</text:span><text:span text:style-name="T9"><text:line-break/><text:line-break/></text:span><text:span text:style-name="T7">【傷害中國才是劇本核心】</text:span><text:span text:style-name="T9"><text:line-break/><text:line-break/></text:span><text:span text:style-name="T7">從至少七、八年前開始，美國只專心搞一件事，那就是顛覆中國，傷害中國，摧毀中國。我既然認定新冠病毒是美國刻意在中國施放的生化武器</text:span><text:span text:style-name="T9"><text:s/>(</text:span><text:span text:style-name="T7">請見〈生物武器：一個更陰暗的未來〉系列：</text:span><text:span text:style-name="T9"><text:line-break/><text:line-break/></text:span><text:a xlink:type="simple" xlink:href="https://bit.ly/3k0E7S3"><text:span text:style-name="T10">https://bit.ly/3k0E7S3</text:span></text:a><text:span text:style-name="T9"><text:line-break/><text:line-break/></text:span><text:span text:style-name="T7">那麼，它就不可能只是一次性的作為；天底下也許有洗一半的頭，但沒有打一半的戰爭，絕對還會有更多更惡毒的後續作為；而所謂疫苗研發，自然也不可能是一個獨立事件。</text:span><text:span text:style-name="T9"><text:line-break/><text:line-break/></text:span><text:span text:style-name="T7">如果你回顧台灣整個防疫過程，就會越發覺得極端詭異，比方說千方百計拒絕普篩，千方百計防止發現確診病患，甚至動用司法進行威嚇鎮壓與懲罰，確保沒有任何機構或單位膽敢對台灣的疫情有任何實質調查或積極防疫或合理推論，甚至連提出意見都會遭到攻擊與抹黑，拼命污名化那些對防疫有積極意見者，把他們全打成政治陰謀份子，打成中共同路人。</text:span><text:span text:style-name="T9"><text:line-break/><text:line-break/></text:span><text:span text:style-name="T7">正常社會進行防疫，當然是努力找出確診者，哪有人千方百計防止確診者被發現？千方百計阻止篩檢，千百方計攻擊、抹黑積極防疫者，這太詭異了。如果背後沒有圖謀，難道是美國和人渣黨集體發神經？</text:span><text:span text:style-name="T9"><text:line-break/><text:line-break/></text:span><text:span text:style-name="T7">事實上，早在一年多前，人渣黨就大開方便之門，同意讓高端免於三期試驗。這樣的「超前部署」太過於不合常理，就如退出疫苗審查委員會的陳培哲院士所說，這一切都是既定劇本。</text:span><text:span text:style-name="T9"><text:line-break/><text:line-break/></text:span><text:span text:style-name="T7">問題是，為何要制定這樣的詭異劇本？為何會有這樣一個所謂「政府」，這樣一個黨，居然全黨一致，千方百計阻撓防疫，千方百計阻撓疫苗進口，卻以八倍以上之荒唐高價去購買一支根本不合格、連八字都還沒一撇的土產黑心疫苗，硬要強迫台灣人施打。</text:span><text:span text:style-name="T9"><text:line-break/><text:line-break/></text:span><text:span text:style-name="T7">這些行為全都極端詭異，完全不合常理。人渣黨並非「不願」積極防疫，反而是積極嚇阻他人防疫，到底是為了什麼而硬要蠻幹如此怪異之事？我能理解無能與偷懶，但我不能理解不擇手段阻止防疫究竟是所為何來？</text:span><text:span text:style-name="T9"><text:line-break/><text:line-break/></text:span><text:span text:style-name="T7">至於阻止疫苗進口，表面上是人渣黨派系之間分贓不均的後果。但我不相信這個說法，人渣黨的分贓技術世界一流，而且整個台灣都是這個政治蟑螂黨的食物，吃喝管道那麼多，不可能因此而讓疫苗不准進口。</text:span><text:span text:style-name="T9"><text:line-break/><text:line-break/></text:span><text:span text:style-name="T7">有人說是一位「吳姓立委」從中阻擋疫苗進口。這也說不通。光憑一個立委是不可能阻擋的。人渣黨是一個政治黑幫，一個犯罪集團，權力高度集中，底下成員不可能阻擋疫苗。疫苗進不進口，顯然是蔡英文一人主導，而蔡的背後之發號施令者當然就是美國。</text:span><text:span text:style-name="T9"><text:line-break/><text:line-break/></text:span><text:span text:style-name="T7">我不能理解的是，為何美國要禁止疫苗進口台灣？我更不相信疫情爆發只是偶然，我不相信所謂「</text:span><text:span text:style-name="T9">3+11</text:span><text:span text:style-name="T7">綠委施壓事件」只是一種偶然與巧合。也就是說，我認為讓疫情爆發很可能是蓄意為之，否則土產疫苗誰會去打？</text:span><text:span text:style-name="T9"><text:line-break/><text:line-break/></text:span><text:span text:style-name="T7">除了台灣人被迫施打，全世界絕對沒有人會去打這種未經合格檢驗的黑心土產疫苗。因此，倘若沒有疫情，倘若根本沒有人會去打土產疫苗，相關數據如何取得？這兩支疫苗豈不等於兒戲一場？</text:span><text:span text:style-name="T9"><text:line-break/><text:line-break/></text:span><text:span text:style-name="T7">前些日子，人渣黨藉著人數優勢，在立法院否決了所有相關提案，包括反對公布政府官員施打疫苗的特權名單；十幾萬支疫苗下落不明；另外還反對調查人渣黨的各種關於疫苗的一系列造謠撒謊事件；反對公開疫苗的採購價格及過程；反對土產疫苗之緊急授權審查比照國際全程公開；反對公佈「</text:span><text:span text:style-name="T9">3+11</text:span><text:span text:style-name="T7">綠委施壓事件」的會議紀錄，甚至反對土產疫苗進行三期試驗。</text:span><text:span text:style-name="T9"><text:line-break/><text:line-break/></text:span><text:span text:style-name="T7">更離譜的是，人渣黨全黨立委還一致反對進口足夠的國際合格疫苗！無數的無恥作為，完全肆無忌憚，而且非常詭異！</text:span><text:span text:style-name="T9"><text:line-break/><text:line-break/></text:span><text:span text:style-name="T7">如果裏頭沒有見不得人之事，為何要反對這些理當稀鬆平常之事之公諸於世？而且，你要知道，人渣黨是全黨立委一致反對這些提案，非常「團結」，真的是非常詭異。這些人渣到底是在掩蓋什麼見不得人的骯髒事？到底是在圖謀一些什麼邪惡勾當？要不然，天底下哪有一個黨或所謂政府，居然全體民代一致否決充足的疫苗進口。</text:span><text:span text:style-name="T9"><text:line-break/><text:line-break/></text:span><text:span text:style-name="T7">我的結論是：傷害祖國才是劇本核心。</text:span><text:span text:style-name="T9"><text:line-break/><text:line-break/></text:span><text:span text:style-name="T7">簡單說：</text:span><text:span text:style-name="T9"><text:line-break/><text:line-break/></text:span><text:span text:style-name="T7">一，謀財害命只是表面事實，但是，毀滅中國，恐怕才是整套詭異疫苗大戲之核心劇本。</text:span><text:span text:style-name="T9"><text:line-break/><text:line-break/></text:span><text:span text:style-name="T7">二，你不可能理解某種現象，除非你理解這現象之所屬意義架構。也就是說，你得先搞清楚一整齣詭異萬分的戲碼究竟是隸屬何種根本圖謀，你才有可能理解整個謀略或陰謀底下的各種詭異現象。</text:span><text:span text:style-name="T9"><text:line-break/><text:line-break/></text:span><text:span text:style-name="T7">天底下會有這麼奇怪的事嗎？世界各國都在拼命防止病毒，惟有台灣這個美國殖民政權卻拼命阻止疫苗進口，阻止對疫情進行防治，而且似乎極其有意地配合政治上的需要，操弄整個疫情的發展。無數的詭異行徑，究竟所圖何事？</text:span><text:span text:style-name="T9"><text:line-break/><text:line-break/></text:span><text:span text:style-name="T7">我不相信這只是為了撈錢。因為，乖乖進行防疫，乖乖讓疫苗進口，照樣也能撈上一大票。你看，光是人渣黨採購醫療物資的那種離譜到爆的荒唐價格與荒唐行徑，你就能明白，他如果好好防疫，照樣也能輕易地大撈一票不是嗎？因為，人渣黨在這島上根本所向無敵，愛怎麼幹就能怎麼幹，愛怎麼撈就能怎麼撈，根本沒必要如此狼狽地硬要做一些天怒人怨、與全民為敵的反防疫之事。</text:span><text:span text:style-name="T9"><text:line-break/><text:line-break/></text:span><text:span text:style-name="T7">當一種所謂「疫苗」，千方百計、機關用盡強迫台灣人充當實驗品時，這意味著什麼？意味著這裏頭很可能有著某種「族群針對性」。我並非說這就是一種針對中國人的「基因武器」的實驗，畢竟很多疾病與藥物原本就有種族差異性。</text:span><text:span text:style-name="T9"><text:line-break/><text:line-break/></text:span><text:span text:style-name="T7">問題是，如果你只是單純想了解某種藥物或疫苗的族群差異性，大可通過正常程序進行研究，根本一點困難也沒有，何必如此鬼魅陰暗？何必如此蠻幹？何必如此違反常理、如此泯滅人性地大規模進行整個島嶼兩千多萬人口的人體實驗？</text:span><text:span text:style-name="T9"><text:line-break/><text:line-break/></text:span><text:span text:style-name="T7">我相信，這一切詭異之事，美國之所圖謀必然與傷害中國有關。更直白地說，這是一場生物武器戰，而且只是首部曲。</text:span></text:p>
      <text:p text:style-name="P4"><text:span text:style-name="T6">蔡亦</text:span><text:span text:style-name="T11">鸣</text:span><text:span text:style-name="T7"><text:s/>  |  2021.07.05 17:27   |   </text:span><text:a xlink:type="simple" xlink:href="http://palinfo.habago.org/Entry?Command=Information_PrintForum#FORUM40820"><text:span text:style-name="T8">#</text:span></text:a></text:p>
      <text:p text:style-name="P10"><text:a xlink:type="simple" xlink:href="https://www.youtube.com/watch?v=9Lv394CKRZE"><text:span text:style-name="T12">https://www.youtube.com/watch?v=9Lv394CKRZE</text:span></text:a><text:span text:style-name="T7"><text:line-break/></text:span><text:span text:style-name="T11">郑智化的大国民，此时听来，竟是恍如当下。</text:span></text:p>
      <text:p text:style-name="P4"><text:span text:style-name="T6">許世勤</text:span><text:span text:style-name="T7"><text:s/>  |  2021.07.05 13:58   |   </text:span><text:a xlink:type="simple" xlink:href="http://palinfo.habago.org/Entry?Command=Information_PrintForum#FORUM40818"><text:span text:style-name="T8">#</text:span></text:a></text:p>
      <text:p text:style-name="P6"><text:span text:style-name="T7">其實我也有相同的感想，過去在實驗室曾跟學弟聊過，提到「總覺得我們不是在追求科學，更多時候我們學到的是政治」不過我也不是基於對科學的熱枕而投入科研工作，而是為了鹹魚翻身。</text:span><text:span text:style-name="T9"><text:line-break/><text:line-break/></text:span><text:span text:style-name="T7">對一個祖先是佃農背景的人來說，我不知道富能不能過三代，倒是我們家潦倒超過了三代。我追求學問的原因，最初是曾祖在過世時所留下的遺言，希望後代子孫能讀到博士或當上醫生。家族有長輩當上醫生，曾經的聯考榜首，但我沒這麼優秀，只好繼續念書，希望哪天可以鹹魚翻身。</text:span><text:span text:style-name="T9"><text:line-break/><text:line-break/></text:span><text:span text:style-name="T7">多年過去，鹹魚還是鹹魚。今天早上在細胞房，主管提到他的車子里程已經超過</text:span><text:span text:style-name="T9">16</text:span><text:span text:style-name="T7">萬公里，經常需要修繕，每次修理就是兩三萬。但是小孩子下個月幼稚園開學就要三萬元註冊費，防疫線上課程一個月要再加六千元，根本不敢去想換車的事。看到政府在大談所謂的生技產業，一個新藥開發的博士級主管，卻連自己的生計都自顧不暇。最近幾支「防疫生技股」狂漲，聽說有人因此資金翻了好幾倍，相比之下實在諷刺。</text:span><text:span text:style-name="T9"><text:line-break/><text:line-break/></text:span><text:span text:style-name="T7">我家附近過去是一大片鐵皮屋廠房、棺材店、摸摸茶、釣蝦場，「都更」之後是好幾個建案的「兵家必爭之地」。一次騎車從「都更」後的整齊又乾淨的街道騎車回到家裡，有種恍如隔世的感覺。曾經的鐵皮屋，轉眼變成現在的「豪宅」區。這些「豪宅」大多是炒作的物件，多數人買不起，卻在一個市區中明顯區隔出階級差異。</text:span><text:span text:style-name="T9"><text:line-break/><text:line-break/></text:span><text:span text:style-name="T7">我生活的地方是傳統市場，我們家就在那裏做生意。從小到大不是聽到誰家的老婆跟人跑了，誰賭博欠了一屁股債，誰家小孩跟人飆車死掉了，真的是悲慘世界。貧賤夫妻百事哀，大概是我從小就親眼得見的道理。許多人不是不努力，而是努力到頭來還是打水漂。以多數年輕人來講，如果不是家裡有一定的基礎，買房是不可能的。我家附近的那些豪宅，現在還有好幾棟在蓋，每天上下班我都看到工人在工地進進出出。可是多少工人奮鬥一生，可以買得起自己蓋的房子的？更別說一些有能力買房的人，在富麗堂皇的「豪宅」中看到滿身臭汗的工人，嫌棄地有如看到細菌一樣。</text:span><text:span text:style-name="T9"><text:line-break/><text:line-break/></text:span><text:span text:style-name="T7">主管問我會相信一個吃不習慣自助餐，而以每個月六萬聘請御廚的人，卻能理解市井小民生活的艱辛嗎？更不用說人民染疫死去沒說一句話，美國總統的狗死了卻立馬發文悼念了。</text:span></text:p>
      <text:p text:style-name="P4"><text:span text:style-name="T7">Ethan   |  2021.07.04 12:26   |   </text:span><text:a xlink:type="simple" xlink:href="http://palinfo.habago.org/Entry?Command=Information_PrintForum#FORUM40817"><text:span text:style-name="T8">#</text:span></text:a></text:p>
      <text:p text:style-name="P10"><text:a xlink:type="simple" xlink:href="https://kantie.org/topics/huaren/2695672"><text:span text:style-name="T12">https://kantie.org/topics/huaren/2695672</text:span></text:a><text:span text:style-name="T7"><text:line-break/></text:span><text:span text:style-name="T6">有</text:span><text:span text:style-name="T11">关疫苗副作用的科学讨论</text:span><text:span text:style-name="T7">-mRNA<text:line-break/><text:line-break/></text:span><text:span text:style-name="T6">內容有連結資訊整理，滿多的，可以看看</text:span><text:span text:style-name="T7"><text:line-break/></text:span></text:p>
      <text:p text:style-name="P4"><text:span text:style-name="T7">Akan   |  2021.07.04 01:57   |   </text:span><text:a xlink:type="simple" xlink:href="http://palinfo.habago.org/Entry?Command=Information_PrintForum#FORUM40816"><text:span text:style-name="T8">#</text:span></text:a></text:p>
      <text:p text:style-name="P10"><text:span text:style-name="T6">柳傑克的頻道最近連結率頗高，之前還有幾個人</text:span><text:span text:style-name="T7">call in</text:span><text:span text:style-name="T6">說，經過台灣這波疫情的處理，已然從隻井蛙變成小粉紅，甚至大紅。</text:span><text:span text:style-name="T7"><text:line-break/><text:line-break/></text:span><text:span text:style-name="T6">最近</text:span><text:span text:style-name="T7">“</text:span><text:span text:style-name="T6">覺醒年代</text:span><text:span text:style-name="T7">”</text:span><text:span text:style-name="T6">頗夯，有興趣有時間可以看看</text:span><text:span text:style-name="T7"><text:line-break/></text:span><text:a xlink:type="simple" xlink:href="https://www.youtube.com/watch?v=S1jWWSnBYMY&amp;;list=PLa213RC5YYIwYGZg9_ffwmsQO_UiEhjxL"><text:span text:style-name="T12">https://www.youtube.com/watch?v=S1jWWSnBYMY&amp;;list=PLa213RC5YYIwYGZg9_ffwmsQO_UiEhjxL</text:span></text:a></text:p>
      <text:p text:style-name="P4"><text:span text:style-name="T6">鄭豐遠</text:span><text:span text:style-name="T7"><text:s/>  |  2021.07.03 18:56   |   </text:span><text:a xlink:type="simple" xlink:href="http://palinfo.habago.org/Entry?Command=Information_PrintForum#FORUM40815"><text:span text:style-name="T8">#</text:span></text:a></text:p>
      <text:p text:style-name="P6"><text:span text:style-name="T9">2007 </text:span><text:span text:style-name="T7">從商之前，其實我是念生化的，和世勤說不定是校友，畢業後還在台大生化所工作了五年多。我從高一到上研究所前，一直對生物學有著超乎常人的熱情，遠超同儕和師長的想像，是人們眼中的怪人。大學念動物系，有興趣的科目考試時我經常都是滿分，因為我常會把考卷寫得密密麻麻，不但會回答問題，而且會自動伸延，像在寫論文那樣長篇大論，甚至指出問題中的錯誤。</text:span><text:span text:style-name="T9"><text:line-break/><text:line-break/></text:span><text:span text:style-name="T7">我的這份熱情，至今仍然沒有熄滅，但我對學術的熱情卻在讀碩士的三年間完全消失了。除了家庭因素導致我對賺錢有了更強烈的渴望之外，最重要的原因就是我發現學術圈以及科學家並不像我想像得那樣單純，人們反而都精明得像政客一樣</text:span><text:span text:style-name="T9">; </text:span><text:span text:style-name="T7">學術環境終究沒有我的容身之處。</text:span><text:span text:style-name="T9"><text:line-break/><text:line-break/></text:span><text:span text:style-name="T7">學術圈就是某種政治圈，有些話能說，有些話不能說，而人們能些說什麼話並不是依據科學理性思維，並不是依據所謂學術倫理，而主要是依據當下的政治氛圍。這一點上，社會科學相對更嚴重，自然科學講究有一說一，本應不那麼政治化，但西方人以及其一眾殖民地的走狗顯然不這麼想</text:span><text:span text:style-name="T9">; </text:span><text:span text:style-name="T7">疫苗、防疫、核汙水等如此重大的、甚至影響全人類存續的社會議題，都能被當作政治工具，進而操弄限制相關言論。</text:span><text:span text:style-name="T9"><text:line-break/><text:line-break/></text:span><text:span text:style-name="T7">我念書時成績最差的一科就是免疫學，原因就是其知識內涵實在太過複雜，未知的調控因素太多，彷彿是一門瞎子摸象的學問，而且記一堆生化反應和細胞調控路徑實在太無聊，是以引不起我的學習興趣。我對一些概念上的理論比如演化論比較有感覺。</text:span><text:span text:style-name="T9"><text:line-break/><text:line-break/></text:span><text:span text:style-name="T7">澳洲有號稱最好的輝瑞疫苗可以打，但非到不得已我是絕不敢打的，更別說那打死一堆人的</text:span><text:span text:style-name="T9"><text:s/>AZ </text:span><text:span text:style-name="T7">疫苗了。一開始本想去打輝瑞，鈺錠馬上表示反對，說</text:span><text:span text:style-name="T9"><text:s/>mRNA </text:span><text:span text:style-name="T7">和</text:span><text:span text:style-name="T9"><text:s/>DNA </text:span><text:span text:style-name="T7">都是</text:span><text:span text:style-name="T9"><text:s/>NA</text:span><text:span text:style-name="T7">，那你怎麼知道</text:span><text:span text:style-name="T9"><text:s/>mRNA </text:span><text:span text:style-name="T7">疫苗不會改造你的</text:span><text:span text:style-name="T9"><text:s/>DNA? </text:span><text:span text:style-name="T7">我心想妳一個文組的妳懂個屁，都什麼張飛打岳飛的陰謀論</text:span><text:span text:style-name="T9">?<text:line-break/><text:line-break/></text:span><text:span text:style-name="T7">不過稍微想一下我就知道她才是對的，我才是那個不懂裝懂的人。免疫系統的複雜性遠超過人類目前能理解的範疇，科學知識和技術進展速度飛快，但時至今日，人類最強大的計算機算法尚且不能正確預測哪怕一個未知蛋白質的正確結構，那比之複雜幾千萬倍，幾乎無法窮舉的人體免疫反應路徑，又怎麼能保證什麼一定會發生，什麼一定不會發生</text:span><text:span text:style-name="T9">? </text:span><text:span text:style-name="T7">再說人有種族和個體差異，這其中的未知因素可說無窮無盡，根本不可能預測。</text:span><text:span text:style-name="T9"><text:line-break/><text:line-break/></text:span><text:span text:style-name="T7">再從概念上說，接種疫苗本身就是一種人擇行為，會強迫病毒演化變異</text:span><text:span text:style-name="T9">; </text:span><text:span text:style-name="T7">面對這樣一個極不尋常、變異與逃脫能力這麼強的病毒</text:span><text:span text:style-name="T9"><text:s/>(</text:span><text:span text:style-name="T7">我至今仍認為新冠是美國的生化武器</text:span><text:span text:style-name="T9">)</text:span><text:span text:style-name="T7">，大規模使用疫苗有著根本上的危險性，遠遠不及物理隔離策略來得安全。這些基本道理，我不相信這些科學家會不懂。但在政治及利益面前，這一些基本理性似乎都起不了作用。我仍然時常想起一百多年前東北大鼠疫時伍連德的故事。一百多年了，西方人不但沒有更加文明，反而更加反智、更加傲慢。</text:span><text:span text:style-name="T9"><text:line-break/><text:line-break/></text:span><text:span text:style-name="T7">下面連結是一個台灣訪談</text:span><text:span text:style-name="T9"><text:s/>Call in </text:span><text:span text:style-name="T7">節目，經常會邀請大陸人與台灣人來各抒己見，這位來賓也許不是什麼醫學專家，不過至少是內行人。只要是有點基本理性的人一定也都會認同他的結論，除非你腦子壞了。</text:span><text:span text:style-name="T9"><text:line-break/><text:line-break/></text:span><text:span text:style-name="T7">中國有所謂春苗行動，免費捐贈各國大量疫苗，條件是讓該國的中國公民優先施打，目前主要對各發展中國家進行。我打算等春苗行動到了澳洲再去打中國疫苗，雖然這一希望可能遙遙無期了。</text:span><text:span text:style-name="T9"><text:line-break/><text:line-break/></text:span><text:a xlink:type="simple" xlink:href="https://youtu.be/HbSM9eWD7Vg"><text:span text:style-name="T10">https://youtu.be/HbSM9eWD7Vg</text:span></text:a></text:p>
      <text:p text:style-name="P4"><text:span text:style-name="T6">陳真</text:span><text:span text:style-name="T7"><text:s/>  |  2021.07.03 02:22   |   </text:span><text:a xlink:type="simple" xlink:href="http://palinfo.habago.org/Entry?Command=Information_PrintForum#FORUM40814"><text:span text:style-name="T8">#</text:span></text:a></text:p>
      <text:p text:style-name="P5"><text:span text:style-name="T7">台灣人真要坐以待斃？</text:span><text:span text:style-name="T9">(</text:span><text:span text:style-name="T7">二十八</text:span><text:span text:style-name="T9">)</text:span><text:span text:style-name="T7">：忍受台奸政權到幾時？</text:span><text:span text:style-name="T9"><text:line-break/><text:line-break/></text:span><text:span text:style-name="T7">陳真</text:span><text:span text:style-name="T9"><text:line-break/><text:line-break/>2021. 07. 03.<text:line-break/><text:line-break/><text:line-break/></text:span><text:span text:style-name="T7">島內疫情爆發以來，很多人寫信問我該打哪種疫苗。人們之所以問我，不是以為我是疫苗專家，而是相信我是誠實的。不過，我知道，我如果告訴他們真實的答案，他們一定不會相信；就算相信，也很難打得上，除非前後花一個多月去大陸施打。</text:span><text:span text:style-name="T9"><text:line-break/><text:line-break/></text:span><text:span text:style-name="T7">答案是：全世界最好的疫苗毫無疑問就是大陸疫苗，例如科興。若非帶著年幼小孩難以長期出國接受隔離，學姐老早趁著暑假跑到大陸打疫苗。我是醫生，沒法離開工作崗位一個多月，只好以身試苗打莫德納。</text:span><text:span text:style-name="T9"><text:line-break/><text:line-break/></text:span><text:span text:style-name="T7">我所謂陸苗「最好」，指的是考慮安全性與有效性兩者。科興是以傳統滅活病原體技術做成，安全性當然遠遠高於歐美的「高科技基因」疫苗，例如莫德納與</text:span><text:span text:style-name="T9">BNT</text:span><text:span text:style-name="T7">。施打這類新興科技疫苗，事實上就是充當人體實驗的白老鼠。</text:span><text:span text:style-name="T9"><text:line-break/><text:line-break/></text:span><text:span text:style-name="T7">也許，數十年之後，證明這類基因疫苗確實安全無虞，但在目前，事實上它就只是一種人體實驗。</text:span><text:span text:style-name="T9">Luc Montagnier </text:span><text:span text:style-name="T7">因此特別反對小孩施打這類安全性極有疑慮的疫苗。</text:span><text:span text:style-name="T9"><text:line-break/><text:line-break/></text:span><text:span text:style-name="T7">我知道，我若誠實告訴人們說大陸疫苗是全世界最好的疫苗，人們一定不會相信，一定會誤以為我之所以推薦陸苗是因為我是統派、而且仰慕中國共產黨。當然不是因為這樣。我不是腦殘，我不會把政治和科學混淆，我更不會昧著良心說話。</text:span><text:span text:style-name="T9"><text:line-break/><text:line-break/></text:span><text:span text:style-name="T7">我沒法說我的疫苗評價一定是對的。我只能說：我是真心這麼相信、並且絕非信口開河。</text:span><text:span text:style-name="T9"><text:line-break/><text:line-break/></text:span><text:span text:style-name="T7">總之，我只好放低標準，回答人們說：依照「臨床上」，或者說依照「市面上」的評價，莫德納和</text:span><text:span text:style-name="T9">BNT </text:span><text:span text:style-name="T7">應該是比較好，而</text:span><text:span text:style-name="T9">AZ</text:span><text:span text:style-name="T7">疫苗問題比較多，特別是日本鬼子把他們自己不敢打而「送給」我們的那批很詭異的</text:span><text:span text:style-name="T9"><text:s/>AZ </text:span><text:span text:style-name="T7">疫苗，最好不要施打，因為很可能打比不打死得更快；截至目前為止，已經死了兩三百人，死亡率竟然是歐洲一些國家的十幾倍，打破世界記錄。它媽的這樣的東西你還敢打？豈不是腦子壞掉？</text:span><text:span text:style-name="T9"><text:line-break/><text:line-break/></text:span><text:span text:style-name="T7">據報載，台灣施打日本的這批</text:span><text:span text:style-name="T9">AZ</text:span><text:span text:style-name="T7">疫苗的頭一周，施打後死亡通報率為萬分之</text:span><text:span text:style-name="T9">1.85</text:span><text:span text:style-name="T7">。那你知道統一發票五獎，亦即得一千元的小獎機率是多少嗎？我得過好幾次五獎，答案是萬分之</text:span><text:span text:style-name="T9">3</text:span><text:span text:style-name="T7">。這樣高的死亡率，會不會太離譜了點？這樣的疫苗還要繼續打？</text:span><text:span text:style-name="T9"><text:line-break/><text:line-break/></text:span><text:span text:style-name="T7">疫苗本身是科學，但是，當一種東西牽涉暴利時，科學內涵往往就走樣了。在西方社會尤其如此，疫苗變成政客與財團謀取巨大私利的工具，甚至變成一種顯然有其內在政治圖謀乃至軍事企圖的武器，而不是單純維護國民健康的工具。但是，祖國絕不可能這樣，不會有人從中掠取暴利；疫苗就是疫苗，疫苗就是國家藉以保護國民健康、消除疾病的工具；整個防疫工作，私人根本無利可圖。</text:span><text:span text:style-name="T9"><text:line-break/><text:line-break/></text:span><text:span text:style-name="T7">哪像台灣，不管是快篩或核酸檢測及各種醫療配備，相關採購與自費項目，統統都是不可思議的天價。如果這不是貪污圖利，什麼是貪污圖利？如果不是貪污圖利，天底下會有白痴以遠遠高於國際認證疫苗數倍以上的天價，去買一千萬劑八字都還沒一撇的黑心土產疫苗嗎？</text:span><text:span text:style-name="T9"><text:line-break/><text:line-break/></text:span><text:span text:style-name="T7">人渣黨的貪污行徑，真是開了我的眼界。我只有在極少數軍事獨裁國家或原始部落般聚集的地方軍閥身上，才能看到這樣一種完全肆無忌憚的謀財害命惡行。人渣黨甚至更狠，胃口更大，完全肆無忌憚地阻撓疫苗進口，以成百上千條人命為代價，以一萬多人傷殘為代價，以這樣一種完全肆無忌憚的瘋狂行徑來掠奪私人暴利。</text:span><text:span text:style-name="T9"><text:line-break/><text:line-break/></text:span><text:span text:style-name="T7">我從事、參與及關心國際人權工作三十多年，聽過、見過、讀過無數荒唐事，比方說黑幫部落政權、軍事獨裁統治者或家族權力集團，強制扣壓、囤積或私吞外來援助物資，不惜製造人民重大傷亡與饑饉，然後再以高價賣出各種援助物資，進行黑市交易，掠奪一己暴利或圖利同夥，形成一種純粹以撈錢奪權為惟一目的的政治分贓集團。</text:span><text:span text:style-name="T9"><text:line-break/><text:line-break/></text:span><text:span text:style-name="T7">人渣黨就是這樣一種政權。但它甚至更為邪惡，因為它不但謀財害命，而且積極充當美、日敵人走狗，無所不用其極，存心把台灣人當成一種藉以圖謀個人權位與暴利的籌碼，做為美日等國攻擊對岸人民的一顆人肉炸彈。諸多卑鄙無恥喪心病狂之事，實已泯滅人性。</text:span><text:span text:style-name="T9"><text:line-break/><text:line-break/></text:span><text:span text:style-name="T7">我在伊拉克和阿富汗被美國侵略屠殺數百萬人民的過程中，二十幾年來長期追蹤其國內政治人事與權力之更迭歸屬，我發現，不管是「伊奸」或「阿奸」，當他們扮演美國人走狗的角色以謀取個人權位時，事實上還是保有一定的民族尊嚴，保有對於同胞某種最低形式的愛與人性。但我在人渣黨身上卻看不到道德底線，我不知道到底有沒有什麼喪心病狂的事，是這群漢奸、這群政治吸血蟑螂所不敢做的。</text:span><text:span text:style-name="T9"><text:line-break/><text:line-break/></text:span><text:span text:style-name="T7">底下是這兩天看到的人渣台奸口罩，我真不敢相信世界上怎麼會有人充當殖民走狗，充當出賣人民的「</text:span><text:span text:style-name="T9">X</text:span><text:span text:style-name="T7">奸」，無恥下流到這種程度的；竟然把台灣人當成美國人的貓狗，並以此為榮，而且還為自己會撕咬同胞而得意洋洋，自命「戰貓」：</text:span><text:span text:style-name="T9"><text:line-break/><text:line-break/></text:span><text:a xlink:type="simple" xlink:href="https://bit.ly/3h9wAhQ"><text:span text:style-name="T10">https://bit.ly/3h9wAhQ</text:span></text:a><text:span text:style-name="T9"><text:line-break/><text:line-break/></text:span><text:a xlink:type="simple" xlink:href="https://bit.ly/2ToMyM2"><text:span text:style-name="T10">https://bit.ly/2ToMyM2</text:span></text:a><text:span text:style-name="T9"><text:line-break/><text:line-break/></text:span><text:a xlink:type="simple" xlink:href="https://bit.ly/3dVyh0r"><text:span text:style-name="T10">https://bit.ly/3dVyh0r</text:span></text:a><text:span text:style-name="T9"><text:line-break/><text:line-break/></text:span><text:span text:style-name="T7">我們到底要忍受這樣一個泯滅人性的台奸政權到幾時？祖國不想想辦法嗎？想辦法讓台灣人定點來回、無須隔離施打疫苗有那麼難嗎？</text:span></text:p>
      <text:p text:style-name="P4"><text:span text:style-name="T6">許世勤</text:span><text:span text:style-name="T7"><text:s/>  |  2021.07.03 01:20   |   </text:span><text:a xlink:type="simple" xlink:href="http://palinfo.habago.org/Entry?Command=Information_PrintForum#FORUM40813"><text:span text:style-name="T8">#</text:span></text:a></text:p>
      <text:p text:style-name="P6"><text:span text:style-name="T7">搬了一天家，突然在臉書陳真醫師粉絲團看到陳醫師的疑問，趕快再去重新檢查一下回答上的錯誤。</text:span><text:span text:style-name="T9"><text:line-break/><text:line-break/></text:span><text:span text:style-name="T7">再次確認了一下</text:span><text:span text:style-name="T9">SARS-CoV-2</text:span><text:span text:style-name="T7">的</text:span><text:span text:style-name="T9">life cycle</text:span><text:span text:style-name="T7">，</text:span><text:span text:style-name="T9">spike</text:span><text:span text:style-name="T7">雖然會插在由內質網衍生出來的膜上，但會透過高基氏體釋放至細胞外，所以</text:span><text:span text:style-name="T9">spike</text:span><text:span text:style-name="T7">應該是會釋放至血液中沒錯，所以我對</text:span><text:span text:style-name="T9">spike</text:span><text:span text:style-name="T7">是否會</text:span><text:span text:style-name="T9">shedding</text:span><text:span text:style-name="T7">的問題是想錯了。</text:span><text:span text:style-name="T9">spike</text:span><text:span text:style-name="T7">會</text:span><text:span text:style-name="T9">shedding</text:span><text:span text:style-name="T7">，而且有很大機會被帶有</text:span><text:span text:style-name="T9">ACE2</text:span><text:span text:style-name="T7">的細胞吞噬。</text:span><text:span text:style-name="T9"><text:line-break/><text:line-break/></text:span><text:span text:style-name="T7">我先入為主把</text:span><text:span text:style-name="T9">spike</text:span><text:span text:style-name="T7">視為膜蛋白，這犯了邏輯上的錯誤。我過去研究</text:span><text:span text:style-name="T9">HCV</text:span><text:span text:style-name="T7">的</text:span><text:span text:style-name="T9">NS5A</text:span><text:span text:style-name="T7">，雖然</text:span><text:span text:style-name="T9">NS5A</text:span><text:span text:style-name="T7">會貼在膜上，但沒有穿膜結構，不能算作膜蛋白。</text:span><text:span text:style-name="T9">SARS-COV-2</text:span><text:span text:style-name="T7">的</text:span><text:span text:style-name="T9">S2</text:span><text:span text:style-name="T7">雖然會在感染宿主細胞的時候進行穿膜，但這個功能不能讓</text:span><text:span text:style-name="T9">spike</text:span><text:span text:style-name="T7">被定義為膜蛋白。因為這個錯誤讓陳醫師感到疑惑，真是抱歉。</text:span><text:span text:style-name="T9"><text:line-break/><text:line-break/></text:span><text:span text:style-name="T7">目前雖然沒有明確證據指出</text:span><text:span text:style-name="T9">spike protein</text:span><text:span text:style-name="T7">是毒蛋白，但有動物實驗指出</text:span><text:span text:style-name="T9">spike</text:span><text:span text:style-name="T7">具備穿透血腦障壁的能力，可能因此造成神經系統的問題。</text:span><text:span text:style-name="T9">Spike</text:span><text:span text:style-name="T7">也被發現能夠進入肝臟，如果</text:span><text:span text:style-name="T9">spike</text:span><text:span text:style-name="T7">本身不容易被細胞代謝，在人體存活夠久是否會造成細胞毒性，應該還沒有人能夠下明確的結論。</text:span><text:span text:style-name="T9"><text:line-break/><text:line-break/></text:span><text:span text:style-name="T7">至於</text:span><text:span text:style-name="T9">mRNA</text:span><text:span text:style-name="T7">疫苗，任何細胞都可能因為</text:span><text:span text:style-name="T9">liposome</text:span><text:span text:style-name="T7">的運送，得到這塊模板並製造</text:span><text:span text:style-name="T9">spike</text:span><text:span text:style-name="T7">，但是</text:span><text:span text:style-name="T9">mRNA</text:span><text:span text:style-name="T7">很快會被細胞代謝，被反轉錄的機會很小。我還看到一個說法是現在使用的</text:span><text:span text:style-name="T9">5' cap</text:span><text:span text:style-name="T7">是經過修飾可以預防反轉錄的，當然不是說就此完全不可能出現反轉錄的現象。假設某人很倒楣被反轉錄安插了一段基因，身體不斷製造</text:span><text:span text:style-name="T9">spike</text:span><text:span text:style-name="T7">，剛好</text:span><text:span text:style-name="T9">spike</text:span><text:span text:style-name="T7">其實有毒害人體的能力，甚至是</text:span><text:span text:style-name="T9">carcinogen</text:span><text:span text:style-name="T7">，那接種三十年後不幸得了癌症，也不是說完全沒可能，只是我們很難去驗證這件事。</text:span></text:p>
      <text:p text:style-name="P4"><text:span text:style-name="T6">陳真</text:span><text:span text:style-name="T7"><text:s/>  |  2021.07.03 00:06   |   </text:span><text:a xlink:type="simple" xlink:href="http://palinfo.habago.org/Entry?Command=Information_PrintForum#FORUM40812"><text:span text:style-name="T8">#</text:span></text:a></text:p>
      <text:p text:style-name="P5"><text:span text:style-name="T9">7</text:span><text:span text:style-name="T7">月</text:span><text:span text:style-name="T9">3</text:span><text:span text:style-name="T7">日：救援阿桑吉的全球行動</text:span><text:span text:style-name="T9"><text:line-break/><text:line-break/></text:span><text:span text:style-name="T7">紀念若雪巴勒斯坦資訊網</text:span><text:span text:style-name="T9"><text:line-break/><text:line-break/>2021. 06. 30.<text:line-break/><text:line-break/></text:span><text:span text:style-name="T7">今年</text:span><text:span text:style-name="T9">7</text:span><text:span text:style-name="T7">月</text:span><text:span text:style-name="T9">3</text:span><text:span text:style-name="T7">日是維基解密發行者朱利安</text:span><text:span text:style-name="T9">·</text:span><text:span text:style-name="T7">阿桑吉</text:span><text:span text:style-name="T9">50 </text:span><text:span text:style-name="T7">歲生日，在這一天舉行釋放朱利安的全球行動！</text:span><text:span text:style-name="T9"><text:line-break/><text:line-break/></text:span><text:span text:style-name="T7">阿桑吉在英國被監禁了</text:span><text:span text:style-name="T9">11</text:span><text:span text:style-name="T7">年！在英國貝爾馬什監獄（</text:span><text:span text:style-name="T9">Belmarsh Prison</text:span><text:span text:style-name="T7">）中作為美國的政治犯，因為發布政府文件揭露美國在伊拉克和阿富汗的戰爭罪行，以及關塔那摩灣監獄的酷刑罪，被控</text:span><text:span text:style-name="T9">17</text:span><text:span text:style-name="T7">項間諜罪和</text:span><text:span text:style-name="T9">1 </text:span><text:span text:style-name="T7">項共謀電腦犯罪。他遭受折磨、入獄並面臨</text:span><text:span text:style-name="T9"><text:s/>COVID-19 </text:span><text:span text:style-name="T7">的高風險。他的罪行是揭示了真相。許多言論自由團體認為，對阿桑吉的起訴是我們這個時代最重要的新聞自由案件。</text:span></text:p>
      <text:p text:style-name="P4"><text:span text:style-name="T6">李念淨</text:span><text:span text:style-name="T7"><text:s/>  |  2021.07.02 18:26   |   </text:span><text:a xlink:type="simple" xlink:href="http://palinfo.habago.org/Entry?Command=Information_PrintForum#FORUM40811"><text:span text:style-name="T8">#</text:span></text:a></text:p>
      <text:p text:style-name="P6"><text:span text:style-name="T7">對於中共所取得的成就，肯定固然重要。</text:span><text:span text:style-name="T9"><text:line-break/></text:span><text:span text:style-name="T7">但我覺得，在取得</text:span><text:span text:style-name="T9">"</text:span><text:span text:style-name="T7">成就</text:span><text:span text:style-name="T9">"</text:span><text:span text:style-name="T7">途中的過程，這是更重要的。</text:span><text:span text:style-name="T9"><text:line-break/><text:line-break/></text:span><text:span text:style-name="T7">不能理解或是肯定，中國在和平復興中付出的過程與努力，就不是真正的肯定中國政府。</text:span><text:span text:style-name="T9"><text:line-break/><text:line-break/></text:span><text:span text:style-name="T7">很多即使在台灣宣稱自己親中的人，大力吹捧中國的成就</text:span><text:span text:style-name="T9"><text:line-break/></text:span><text:span text:style-name="T7">卻對中國付出的過程與努力閉口不談的藍營</text:span><text:span text:style-name="T9">(</text:span><text:span text:style-name="T7">主要是藍營</text:span><text:span text:style-name="T9">)</text:span><text:span text:style-name="T7">政治人物很多</text:span><text:span text:style-name="T9"><text:line-break/><text:line-break/></text:span><text:span text:style-name="T7">因為肯定這些過程，同時也是否定台灣這三四十年來的路線錯誤。</text:span><text:span text:style-name="T9"><text:line-break/><text:line-break/></text:span><text:span text:style-name="T7">中國在改革開放的三十年來</text:span><text:span text:style-name="T9"><text:line-break/></text:span><text:span text:style-name="T7">一方面堅持政治思想的獨立自主</text:span><text:span text:style-name="T9"><text:line-break/></text:span><text:span text:style-name="T7">但另外一方面，在經濟跟文化政策卻是非常靈活</text:span><text:span text:style-name="T9"><text:line-break/></text:span><text:span text:style-name="T7">每一項舉措，都是長期在各省進行實驗得來的</text:span><text:span text:style-name="T9"><text:line-break/></text:span><text:span text:style-name="T7">人大的案子，也多半長期在各地進行考核研究以後，得出的政策</text:span><text:span text:style-name="T9"><text:line-break/><text:line-break/></text:span><text:span text:style-name="T7">個人覺得，在這幾十年來，中共小心翼翼地逼開了所有的大錯誤以及西方國家的雷區</text:span><text:span text:style-name="T9"><text:line-break/></text:span><text:span text:style-name="T7">這就是非常難得的成就。</text:span></text:p>
      <text:p text:style-name="P4"><text:span text:style-name="T6">李念淨</text:span><text:span text:style-name="T7"><text:s/>  |  2021.07.02 18:16   |   </text:span><text:a xlink:type="simple" xlink:href="http://palinfo.habago.org/Entry?Command=Information_PrintForum#FORUM40810"><text:span text:style-name="T8">#</text:span></text:a></text:p>
      <text:p text:style-name="P5"><text:span text:style-name="T7">台灣人民有能力自治嗎？我覺得挺悲觀的。</text:span><text:span text:style-name="T9"><text:line-break/><text:line-break/></text:span><text:span text:style-name="T7">過去中共強調一國兩制，也試圖用這套去統治香港</text:span><text:span text:style-name="T9"><text:line-break/></text:span><text:span text:style-name="T7">但是他們犯了一個錯誤，就是真的用</text:span><text:span text:style-name="T9">"</text:span><text:span text:style-name="T7">自治</text:span><text:span text:style-name="T9">"</text:span><text:span text:style-name="T7">的角度去理解一國兩制</text:span><text:span text:style-name="T9"><text:line-break/></text:span><text:span text:style-name="T7">所以香港陷入了兩股勢力的盤剝：英美的外國勢力</text:span><text:span text:style-name="T9"><text:s/></text:span><text:span text:style-name="T7">跟</text:span><text:span text:style-name="T9"><text:s/></text:span><text:span text:style-name="T7">所謂的</text:span><text:span text:style-name="T9">"</text:span><text:span text:style-name="T7">本土菁英</text:span><text:span text:style-name="T9">"<text:line-break/></text:span><text:span text:style-name="T7">一直到去年的國安法出台，才代表中共真正決定跳脫</text:span><text:span text:style-name="T9">"</text:span><text:span text:style-name="T7">自治</text:span><text:span text:style-name="T9">"</text:span><text:span text:style-name="T7">的框架，試圖改變香港天生畸形的社經結構。</text:span><text:span text:style-name="T9"><text:line-break/><text:line-break/></text:span><text:span text:style-name="T7">其實台灣的狀況絲毫不亞於香港的問題</text:span><text:span text:style-name="T9"><text:line-break/></text:span><text:span text:style-name="T7">民主化的這些年，表面上台灣人民可以自己當家做主了，然而其表現是最令人失望的。</text:span><text:span text:style-name="T9"><text:line-break/></text:span><text:span text:style-name="T7">韓國的狀況比台灣差得多，北有朝鮮，國內甚至有美軍駐紮，但是其領導者皆能左右逢源，在中美兩大勢力下游走</text:span><text:span text:style-name="T9"><text:line-break/></text:span><text:span text:style-name="T7">東歐的南斯拉夫，非洲的坦尚尼亞，這些國家的處境某種程度上都比台灣艱難很多，但是在國際上付出的貢獻跟成就超出台灣數唄。</text:span><text:span text:style-name="T9"><text:line-break/><text:line-break/></text:span><text:span text:style-name="T7">今天中共有心想解決台灣問題</text:span><text:span text:style-name="T9"><text:line-break/></text:span><text:span text:style-name="T7">可以從</text:span><text:span text:style-name="T9">"</text:span><text:span text:style-name="T7">得到台灣以後，應該怎麼做</text:span><text:span text:style-name="T9">"</text:span><text:span text:style-name="T7">的角度預先思考</text:span><text:span text:style-name="T9"><text:line-break/></text:span><text:span text:style-name="T7">除了把香港當作借鑑外</text:span><text:span text:style-name="T9"><text:line-break/></text:span><text:span text:style-name="T7">必須思考如何用和平的手段，對台灣人民的一部分思想進行清洗與改造</text:span><text:span text:style-name="T9"><text:line-break/></text:span><text:span text:style-name="T7">另外也用和平的手段，對台灣的既得利益者：所有從鄉鎮到中央的政治人物、民意代表、財團、黑道等，全盤加以清洗，引入新的台灣人去進行真正而且清廉的自治。</text:span><text:span text:style-name="T9"><text:line-break/></text:span><text:span text:style-name="T7">我覺得這是</text:span><text:span text:style-name="T9">"</text:span><text:span text:style-name="T7">共產黨</text:span><text:span text:style-name="T9">"</text:span><text:span text:style-name="T7">真正應該做的事，而非一昧強調統戰，強調團結。</text:span><text:span text:style-name="T9"><text:line-break/><text:line-break/></text:span><text:span text:style-name="T7">其實最主要的，還必須要台灣人民自我覺醒，思想上必須脫離歐美獨立，這是根本的決定性因素。</text:span><text:span text:style-name="T9"><text:line-break/></text:span><text:span text:style-name="T7">固然兩岸統一是大勢所趨</text:span><text:span text:style-name="T9"><text:line-break/></text:span><text:span text:style-name="T7">但台灣人民自我不覺醒，在中美戰場上受到的傷害就會越大。</text:span></text:p>
      <text:p text:style-name="P4"><text:span text:style-name="T6">鄭志忠</text:span><text:span text:style-name="T7"><text:s/>  |  2021.07.02 13:49   |   </text:span><text:a xlink:type="simple" xlink:href="http://palinfo.habago.org/Entry?Command=Information_PrintForum#FORUM40809"><text:span text:style-name="T8">#</text:span></text:a></text:p>
      <text:p text:style-name="P6"><text:span text:style-name="T7">給豐遠，您所寫的，我贊同。</text:span></text:p>
      <text:p text:style-name="P4"><text:span text:style-name="T6">鄭豐遠</text:span><text:span text:style-name="T7"><text:s/>  |  2021.07.02 07:26   |   </text:span><text:a xlink:type="simple" xlink:href="http://palinfo.habago.org/Entry?Command=Information_PrintForum#FORUM40808"><text:span text:style-name="T8">#</text:span></text:a></text:p>
      <text:p text:style-name="P5"><text:span text:style-name="T7">前幾天，鈺錠傳來一篇文章，引起我的注意。</text:span><text:span text:style-name="T9"><text:line-break/></text:span><text:a xlink:type="simple" xlink:href="https://qr.ae/pGP24O"><text:span text:style-name="T10">https://qr.ae/pGP24O</text:span></text:a><text:span text:style-name="T9"><text:line-break/><text:line-break/></text:span><text:span text:style-name="T7">作者是一位叫作</text:span><text:span text:style-name="T9"><text:s/>Ismail Bashmori </text:span><text:span text:style-name="T7">的埃及人，應該是個學者，目前居住在加拿大。如果看不習慣英文的朋友可以看看這篇中文版。翻譯得不太好，但大意都涵蓋到了</text:span><text:span text:style-name="T9">:<text:line-break/></text:span><text:a xlink:type="simple" xlink:href="https://user.guancha.cn/main/content?id=536649"><text:span text:style-name="T10">https://user.guancha.cn/main/content?id=536649</text:span></text:a><text:span text:style-name="T9"><text:line-break/><text:line-break/></text:span><text:span text:style-name="T7">他寫的這篇文章我看了還是挺感動的</text:span><text:span text:style-name="T9"><text:s/>(</text:span><text:span text:style-name="T7">老實說被人家誇成這樣，我看了都有點不好意思了</text:span><text:span text:style-name="T9">)</text:span><text:span text:style-name="T7">。那些親身到過中國或學過中文的外國人，會對中國有所好感並不讓人意外，但做為一個純粹的外人，靠著自己的研究和思考能得出這些結論，我還是挺佩服的，因為我知道西方南方北方人普遍的智能和品性是什麼模樣。</text:span><text:span text:style-name="T9"><text:line-break/><text:line-break/></text:span><text:span text:style-name="T7">話雖如此，這篇文章裡提到的中國，卻缺了一塊最核心的拼圖，那就是中國共產黨。我能理解那是出於對政治正確的恐懼而不去寫它，因為在西方是完全沒有言論自由可言的。台灣同樣沒有言論自由，從正面角度談論中共是犯大忌的，有所謂</text:span><text:span text:style-name="T9"><text:s/>”</text:span><text:span text:style-name="T7">通共</text:span><text:span text:style-name="T9">” </text:span><text:span text:style-name="T7">嫌疑，會得到各種懲罰。其實大家都想太多了，通共是你想通就能通的嗎</text:span><text:span text:style-name="T9">? </text:span><text:span text:style-name="T7">以台灣人現今普遍的素質，共產黨怕是不會要你。</text:span><text:span text:style-name="T9"><text:line-break/><text:line-break/></text:span><text:span text:style-name="T7">作為一個後知後覺，到了差不多四十歲才真正開始關注中國發展的台灣人，我其實是沒有什麼資格談論中國共產黨的。但過去五年一直生活在所謂西方世界，這五年徹底打醒了我，讓我從一個人為編織的愚蠢的舊夢醒了過來，重新認識了這個世界，重新站到了世界上本應屬於自己的位置。回首過去，四十五年就像一瞬間。我是誰</text:span><text:span text:style-name="T9">? </text:span><text:span text:style-name="T7">我往後該怎麼活</text:span><text:span text:style-name="T9">? </text:span><text:span text:style-name="T7">這些問題的答案似乎已經不再那麼模糊不清了。</text:span><text:span text:style-name="T9"><text:line-break/><text:line-break/></text:span><text:span text:style-name="T7">西方人讓人感到厭倦，他們都很相似，並無可觀之處。我日常比較喜歡關注那些移民，特別是亞洲人，特別會去觀察中日韓這幾個所謂儒家文化國家的移民，在西方世界是怎麼看待自己的。我從觀察這些人們的過程中獲得了許多啟發，可以說透過他們的自我認同，我其實也就更加明白自己的。對於那些所謂</text:span><text:span text:style-name="T9"><text:s/>ABC</text:span><text:span text:style-name="T7">，我其實是深感憐憫的，因為我可以清楚感受到他們潛藏在表面意識下的那種深層的失落和迷惘。某個意義上我確實覺得上天很公平，我的人生前十年是一場美夢，十歲失去了家，至今仍在世間庸庸碌碌地飄盪，像一片浮萍，無處可歸，更不知根在何方。但在精神世界，我卻似乎比大多數人幸運，並沒有走過多少迷途彎路，我知道何處是家，知道自己是誰。</text:span><text:span text:style-name="T9"><text:line-break/><text:line-break/></text:span><text:span text:style-name="T7">回到中共，對於它，我其實沒什麼話好說的，除了五體投地表示佩服，我還能說什麼呢</text:span><text:span text:style-name="T9">? </text:span><text:span text:style-name="T7">當我愈瞭解近代的中國歷史，愈去嘗試在這些千絲萬縷的表面國際事件之下，中共所做出的抉擇以及背後的信念，我就愈發感到驚佩和感動，因為我過去不相信存在有良善的、偉大的集體。如果有人不同意我的結論，那我也只能說你是不是忽略了什麼</text:span><text:span text:style-name="T9">? </text:span><text:span text:style-name="T7">如果一個人其實對這些事略有所知卻仍然不同意，那我也只能說你是不是腦袋有問題</text:span><text:span text:style-name="T9">? </text:span><text:span text:style-name="T7">如果一個人腦袋沒問題卻仍然反共，但我和他就沒什麼話好說了。</text:span><text:span text:style-name="T9"><text:line-break/><text:line-break/></text:span><text:span text:style-name="T7">我知道講這些在台灣是犯大忌的，即便在巴勒網我看不會有多少人敢出聲同意的，但我知道時間會同意我。天地萬物，古往今來，只有時間是真正公平的判官。未來如何無從所知，但過去已成定論。一百年了，再過百年回首，這些滯後的、遲來的敬意，我相信仍會讓後人灑下熱淚。</text:span></text:p>
      <text:p text:style-name="P4"><text:span text:style-name="T7">Akan   |  2021.07.02 05:41   |   </text:span><text:a xlink:type="simple" xlink:href="http://palinfo.habago.org/Entry?Command=Information_PrintForum#FORUM40807"><text:span text:style-name="T8">#</text:span></text:a></text:p>
      <text:p text:style-name="P9"><text:span text:style-name="T7">Ethan,<text:line-break/><text:line-break/>Where do the lipid nanoparticles collect?<text:line-break/></text:span><text:a xlink:type="simple" xlink:href="https://odysee.com/@DarkHorsePodcastClips:b/pfizer-data-reveal-where-do-the-lipid:c"><text:span text:style-name="T12">https://odysee.com/@DarkHorsePodcastClips:b/pfizer-data-reveal-where-do-the-lipid:c</text:span></text:a><text:span text:style-name="T7"><text:line-break/><text:line-break/></text:span><text:span text:style-name="T6">底下是</text:span><text:span text:style-name="T7"><text:s/>Bret Weinstein </text:span><text:span text:style-name="T6">收集在</text:span><text:span text:style-name="T7"><text:s/>Odysee </text:span><text:span text:style-name="T6">的視頻，很多是被油管刪除的</text:span><text:span text:style-name="T7">...<text:line-break/></text:span><text:span text:style-name="T12">https://odysee.com/@DarkHorsePodcastClips:b?</text:span></text:p>
      <text:p text:style-name="P4"><text:span text:style-name="T6">陳真</text:span><text:span text:style-name="T7"><text:s/>  |  2021.07.02 02:19   |   </text:span><text:a xlink:type="simple" xlink:href="http://palinfo.habago.org/Entry?Command=Information_PrintForum#FORUM40806"><text:span text:style-name="T8">#</text:span></text:a></text:p>
      <text:p text:style-name="P5"><text:span text:style-name="T7">台灣人真要坐以待斃？</text:span><text:span text:style-name="T9">(</text:span><text:span text:style-name="T7">二十七</text:span><text:span text:style-name="T9">)</text:span><text:span text:style-name="T7">：萬一他們是對的呢？</text:span><text:span text:style-name="T9"><text:line-break/><text:line-break/></text:span><text:span text:style-name="T7">陳真</text:span><text:span text:style-name="T9"><text:line-break/><text:line-break/>2021. 07. 02.<text:line-break/><text:line-break/><text:line-break/></text:span><text:span text:style-name="T7">世勤，</text:span><text:span text:style-name="T9">spike protein </text:span><text:span text:style-name="T7">不是棘蛋白嗎？</text:span><text:span text:style-name="T9">SMEN</text:span><text:span text:style-name="T7">的</text:span><text:span text:style-name="T9">S</text:span><text:span text:style-name="T7">。</text:span><text:span text:style-name="T9"><text:line-break/><text:line-break/></text:span><text:span text:style-name="T7">至於你後面寫的我看不太懂。新冠病毒不是可以透過細胞膜表面受體</text:span><text:span text:style-name="T9">ACE2</text:span><text:span text:style-name="T7">，進入全身各處的細胞嗎？</text:span><text:span text:style-name="T9"><text:line-break/><text:line-break/></text:span><text:span text:style-name="T7">至於自體免疫，到底是打傳統的減活疫苗好，還是打</text:span><text:span text:style-name="T9">mRNA </text:span><text:span text:style-name="T7">疫苗</text:span><text:span text:style-name="T9">(</text:span><text:span text:style-name="T7">莫德納、</text:span><text:span text:style-name="T9">BNT)</text:span><text:span text:style-name="T7">或以腺病毒做為載體的疫苗</text:span><text:span text:style-name="T9"><text:s/>(AZ)</text:span><text:span text:style-name="T7">好，事實上應該很難說。依據紐約市衛生當局</text:span><text:span text:style-name="T9">(NYC HEALTH) </text:span><text:span text:style-name="T7">的公開回應表明，他們其實也不知道，而且也沒有人知道。</text:span><text:span text:style-name="T9"><text:line-break/><text:line-break/></text:span><text:span text:style-name="T7">這類關於施打新冠疫苗卻「一問三不知」的例子，其實成百上千，但卻幾乎完全被人們所忽略。因為，有一股代表著國家或代表著藥廠與相關龐大利益的力量，希望大家糊里糊塗地打疫苗，儘可能以身試苗，別問太多。</text:span><text:span text:style-name="T9"><text:line-break/><text:line-break/></text:span><text:span text:style-name="T7">我幫其他不懂的人說明一下，「自體免疫」簡單說就是自身的免疫系統，敵我不分，把「自己人」當成「外來敵人」發動攻擊，攻擊自身的正常細胞。</text:span><text:span text:style-name="T9"><text:line-break/><text:line-break/></text:span><text:span text:style-name="T7">因此，疫苗並不是誘發所謂免疫力越強越好。它是一把雙面刃，它既然會攻擊壞人，攻擊外來者，也可能因為生化結構上的相似性或因為各種因素而導致敵我不分，對自己的細胞進行無差別攻擊，亂攻擊一通。這就是所謂自體免疫反應。</text:span><text:span text:style-name="T9"><text:line-break/><text:line-break/></text:span><text:span text:style-name="T7">自體免疫疾病有上百種，包括</text:span><text:span text:style-name="T9">SLE(</text:span><text:span text:style-name="T7">紅斑性狼瘡</text:span><text:span text:style-name="T9">)</text:span><text:span text:style-name="T7">、</text:span><text:span text:style-name="T9">RA (</text:span><text:span text:style-name="T7">類風溼性關節炎</text:span><text:span text:style-name="T9">)</text:span><text:span text:style-name="T7">、</text:span><text:span text:style-name="T9">MS (</text:span><text:span text:style-name="T7">多發性硬化症</text:span><text:span text:style-name="T9">)</text:span><text:span text:style-name="T7">、</text:span><text:span text:style-name="T9">AS (</text:span><text:span text:style-name="T7">僵直性脊椎炎</text:span><text:span text:style-name="T9">)</text:span><text:span text:style-name="T7">、第一型糖尿病，乾燥症、虹彩炎等等。另外，諸如氣喘、過敏或常見的子宮內膜異位等等，也都與免疫問題有關。</text:span><text:span text:style-name="T9"><text:line-break/><text:line-break/></text:span><text:span text:style-name="T7">幾年前，因為身體經常突然「斷電」，相當詭異，有兩位醫師透過許多檢查，各種數據顯示我很可能罹患</text:span><text:span text:style-name="T9">MG (</text:span><text:span text:style-name="T7">重症肌無力</text:span><text:span text:style-name="T9">)</text:span><text:span text:style-name="T7">，而且宣告預後不佳。醫生再三交待，要我從此多多休息，以免下場堪憂。</text:span><text:span text:style-name="T9"><text:line-break/><text:line-break/></text:span><text:span text:style-name="T7">這個病，就是一種自體免疫疾病。我的免疫系統腦殘了，敵我不分，不去打壞人，卻自己打自己。</text:span><text:span text:style-name="T9"><text:line-break/><text:line-break/></text:span><text:span text:style-name="T7">不過，經過這麼多年，原本以為哪天免疫細胞倘若因為一個小感冒，突然發神經，攻擊我的呼吸肌，那我就完蛋了，沒法呼吸了，得臥床插管了，結果呢？根本一點事也沒有，而且還是一樣生龍活虎。看來應該是當初誤診。不過，自體免疫這種問題，本來就很複雜，很難判定。</text:span><text:span text:style-name="T9"><text:line-break/><text:line-break/></text:span><text:span text:style-name="T7">我之很猶豫該不該再打第二劑，該不該讓家人也打疫苗，當然是因為我自己是醫生，懂得比一般人多一些；懂越多，就越有各種顧慮。問題是，大多數人卻根本一無所知。這不是因為他們很笨，而是因為健康資訊被刻意封鎖、刻意簡化與誤導。</text:span><text:span text:style-name="T9"><text:line-break/><text:line-break/></text:span><text:span text:style-name="T7">你看，就連</text:span><text:span text:style-name="T9"><text:s/>Luc Montagnier </text:span><text:span text:style-name="T7">和</text:span><text:span text:style-name="T9"><text:s/>Giulio Tarro </text:span><text:span text:style-name="T7">等等世界權威學者，就只因為發言批評疫苗政策，指出相關基因疫苗之各種可能風險</text:span><text:span text:style-name="T9">(</text:span><text:span text:style-name="T7">例如失智與罹癌風險、促使病毒加速變異、各種自體免疫反應、影響</text:span><text:span text:style-name="T9">DNA</text:span><text:span text:style-name="T7">、</text:span><text:span text:style-name="T9">ADE--</text:span><text:span text:style-name="T7">即抗體依賴增強作用，簡單說就是打了疫苗，反而病得更嚴重等等等</text:span><text:span text:style-name="T9">)</text:span><text:span text:style-name="T7">，馬上遭到來自主流利益一方撲天蓋地的抹黑和攻擊或全面消音，包括</text:span><text:span text:style-name="T9">youtube</text:span><text:span text:style-name="T7">、</text:span><text:span text:style-name="T9">google</text:span><text:span text:style-name="T7">和臉書，全是如此。</text:span><text:span text:style-name="T9"><text:line-break/><text:line-break/></text:span><text:span text:style-name="T7">代表龐大利益的一方，再加上某種不可告人的政治動機，刻意封鎖資訊，甚至出奧步，故意散播可笑的假訊息，然後栽贓說是這幾位著名學者的言論；不信，你去孤狗搜尋，全部都是一些栽贓謠言，使人們對這些學者失去信任，使人們對其強烈示警根本不當一回事。</text:span><text:span text:style-name="T9"><text:line-break/><text:line-break/></text:span><text:span text:style-name="T7">再說一遍：</text:span><text:span text:style-name="T9">Luc Montagnier </text:span><text:span text:style-name="T7">和</text:span><text:span text:style-name="T9"><text:s/>Giulio Tarro</text:span><text:span text:style-name="T7">等人並沒有說打歐美疫苗就「一定」會產生上述各種問題，而是說：我們目前的相關知識與技術，根本都還沒有成熟到足以有效排除這些潛藏的巨大健康風險。因此，基於全體人類的利益，不應封鎖資訊、禁止質疑，不應讓人們在完全無知的狀況下，以身試苗，充當人體實驗品，更不該強迫大家接種這類採用新技術的歐美疫苗，特別是小孩子，更應謹慎。</text:span><text:span text:style-name="T9"><text:line-break/><text:line-break/></text:span><text:span text:style-name="T7">我不知道為何連這樣一種基本的專業示警也要打壓？不管島內島外，那些所謂「查核事實」的機構，全部都是</text:span><text:span text:style-name="T9">CIA </text:span><text:span text:style-name="T7">的側翼，整天幹著蓄意混淆是非、抹黑異議、消滅真相的無恥勾當。</text:span><text:span text:style-name="T9"><text:line-break/><text:line-break/></text:span><text:span text:style-name="T7">至於抉擇或決策，也許可以分成兩個層次來看：</text:span><text:span text:style-name="T9"><text:line-break/><text:line-break/></text:span><text:span text:style-name="T7">一是集體，亦即在人類集體利益下，我們應當如何取捨利害？到底應不應該打某些疫苗？不管如何決定，這是一種理性的風險衡量，而不是一種無可質疑的信仰。</text:span><text:span text:style-name="T9"><text:line-break/><text:line-break/></text:span><text:span text:style-name="T7">二是個人，亦即在個人層次上，個人應當對自己的身體擁有多大的自主權力？</text:span><text:span text:style-name="T9"><text:line-break/><text:line-break/></text:span><text:span text:style-name="T7">在我看來，強迫大家施打疫苗是錯的。因為政治上有「大家」，但在健康上或自主判斷與意願上，卻沒有所謂「大家」這種東西，畢竟你是你，我是我，我的身體狀況與價值判斷或風險考量方式，絕不可能跟你完全一樣；對你來說是解藥，對我來說卻很可能是毒藥；對你來說，安全與健康應該這樣衡量，對我來說卻應該那樣衡量；我們彼此的判斷方式與取捨標準不需要一樣，更不可能一樣。</text:span><text:span text:style-name="T9"><text:line-break/><text:line-break/></text:span><text:span text:style-name="T7">代表龐大既得利益的一方，為了消除個人層次，於是就封鎖訊息，進行消音，抹黑各種質疑等等等。</text:span><text:span text:style-name="T9"><text:line-break/><text:line-break/></text:span><text:span text:style-name="T7">結論是：</text:span><text:span text:style-name="T9"><text:line-break/><text:line-break/></text:span><text:span text:style-name="T7">也許，</text:span><text:span text:style-name="T9">Luc Montagnier </text:span><text:span text:style-name="T7">和</text:span><text:span text:style-name="T9"><text:s/>Giulio Tarro</text:span><text:span text:style-name="T7">等人很可能是錯的，很可能是多慮了。重點是，萬一他們是對的呢？</text:span><text:span text:style-name="T9"><text:line-break/><text:line-break/></text:span><text:span text:style-name="T7">也許，早在三十幾年前就用</text:span><text:span text:style-name="T9">Cationic liposome</text:span><text:span text:style-name="T7">的技術，成功將</text:span><text:span text:style-name="T9">RNA</text:span><text:span text:style-name="T7">送入細胞的</text:span><text:span text:style-name="T9">Robert Malone</text:span><text:span text:style-name="T7">，也可能是對自己的開創性研究多慮了，他說他後悔讓自己和一家人都打了莫德納，也許他根本不用後悔，也許他搞不好還應該因此獲得一個諾貝爾獎；也許義大利一群科學家或醫生或法官統統也都錯了，他們不該向國際刑事法庭提告施打疫苗政策犯下「反人類罪」：</text:span><text:span text:style-name="T9"><text:line-break/><text:line-break/></text:span><text:a xlink:type="simple" xlink:href="https://bit.ly/3yekWrz"><text:span text:style-name="T10">https://bit.ly/3yekWrz</text:span></text:a><text:span text:style-name="T9"><text:line-break/><text:line-break/></text:span><text:span text:style-name="T7">問題是，萬一他們是對的呢？萬一</text:span><text:span text:style-name="T9">Luc Montagnier </text:span><text:span text:style-name="T7">和</text:span><text:span text:style-name="T9"><text:s/>Giulio Tarro</text:span><text:span text:style-name="T7">等人的批評和憂慮是對的呢？屆時幾十億人的健康將如何可能彌補與挽救？打進身體的疫苗可以再抽出來嗎？</text:span><text:span text:style-name="T9"><text:line-break/><text:line-break/></text:span><text:span text:style-name="T7">反過來說當然也一樣，也許歐美這些先進基因疫苗是對的，成功拯救了億萬人。</text:span><text:span text:style-name="T9"><text:line-break/><text:line-break/></text:span><text:span text:style-name="T7">因此，我倒也不是想要提出任何一種具有確定性的呼籲或結論，我只能說，我是這樣那樣想事情，我知道這樣那樣一些可能性，我擔心這樣那樣一些可能的風險，至於你將如何抉擇，恐怕還是得由你自己來判斷。</text:span><text:span text:style-name="T9"><text:line-break/><text:line-break/></text:span><text:span text:style-name="T7">我對醫學史和科學史略有研究，但是，常常把它當笑話讀。以前還在講台上時，我特別喜歡講這些東西，以免聽眾或學生睡著。通常，得到的反應總是哄堂大笑，因為真的很好笑，很不可思議；不過數十年前的知識或頂多百年，過去的諸多科學「真理」或主流治療方式，現在讀來卻十分可笑，猶如兒戲。</text:span><text:span text:style-name="T9"><text:line-break/><text:line-break/></text:span><text:span text:style-name="T7">我並不是真的要「嘲笑」過去。我所謂「笑」，事實上帶著無盡的迷惘與惆悵，因為我們皓首窮經、戮力以赴的「現在」，其實不過就是「未來」的「過去」，我們嘲笑前人之時，事實上，很快就會有一天，我們將站上真理的審判台，成為後人的「笑柄」。</text:span><text:span text:style-name="T9"><text:line-break/><text:line-break/></text:span><text:span text:style-name="T7">我知道，自然科學或實證科學原本就是這麼一回事，就如</text:span><text:span text:style-name="T9">Noam Chomsky</text:span><text:span text:style-name="T7">所說，所謂科學研究，就像一個喝醉酒的人，拼命在大街上開著路燈的這一頭尋找遺失的鑰匙，但他的努力很可能終究枉然，因為鑰匙也許恰恰就掉落在大街暗無天日的另一側。</text:span><text:span text:style-name="T9"><text:line-break/><text:line-break/></text:span><text:span text:style-name="T7">後記：</text:span><text:span text:style-name="T9"><text:line-break/><text:line-break/></text:span><text:span text:style-name="T7">我的留英好友李權芳，昨天寫信給我，告訴我他的網站：</text:span><text:span text:style-name="T9"><text:line-break/><text:line-break/></text:span><text:a xlink:type="simple" xlink:href="https://leecf67.blogspot.com/"><text:span text:style-name="T10">https://leecf67.blogspot.com/</text:span></text:a><text:span text:style-name="T9"><text:line-break/><text:line-break/></text:span><text:span text:style-name="T7">權芳是藥學與心理學專家：</text:span><text:span text:style-name="T9"><text:line-break/><text:line-break/></text:span><text:a xlink:type="simple" xlink:href="https://leecf67.blogspot.com/p/blog-page_26.html"><text:span text:style-name="T10">https://leecf67.blogspot.com/p/blog-page_26.html</text:span></text:a><text:span text:style-name="T9"><text:line-break/><text:line-break/></text:span><text:span text:style-name="T7">歡迎大家盡量閱讀，多充實相關知識，總是多一分保障，別只聽信市面上的主流之聲。</text:span></text:p>
      <text:p text:style-name="P4"><text:span text:style-name="T6">陳真</text:span><text:span text:style-name="T7"><text:s/>  |  2021.07.01 23:08   |   </text:span><text:a xlink:type="simple" xlink:href="http://palinfo.habago.org/Entry?Command=Information_PrintForum#FORUM40805"><text:span text:style-name="T8">#</text:span></text:a></text:p>
      <text:p text:style-name="P5"><text:span text:style-name="T7">今天</text:span><text:span text:style-name="T9"><text:s/>(2021. 07. 01.)</text:span><text:span text:style-name="T7">是中共建黨</text:span><text:span text:style-name="T9">100</text:span><text:span text:style-name="T7">周年。</text:span><text:span text:style-name="T9"><text:line-break/><text:line-break/></text:span><text:span text:style-name="T7">生年不滿百，常懷千載憂。我看自己過去這五十多年，斑斑血淚，日月艱辛，雖戮力生活，卻又乏善可陳，一事無成。但終究還是有些榮耀之事，那就是我身上流的血液。</text:span><text:span text:style-name="T9"><text:line-break/><text:line-break/></text:span><text:span text:style-name="T7">先人前仆後繼，換來我等一身輝煌。此生之後若有來生，但願再讓我當一回中國人。此生之後若已歲月窮盡，那就讓我化作一縷清風，與眾人相伴。</text:span><text:span text:style-name="T9"><text:line-break/><text:line-break/></text:span><text:span text:style-name="T7">每次出門上班或洽公，小可愛常感不捨，不讓我走。我就騙她說，把拔懂得一點魔法，我會化成風；當微風吹來，只要用心感受，妳就會知道把拔來了，也就不會再感到孤單了。</text:span><text:span text:style-name="T9"><text:line-break/><text:line-break/></text:span><text:span text:style-name="T7">對小孩，對家人，對親友，對祖國，對同胞，對世人，我能做的，似乎就這麼一點我自己心知肚明的把戲了。看似謊言，但美麗的謊言也還是謊言嗎？</text:span></text:p>
      <text:p text:style-name="P4"><text:span text:style-name="T6">孫從輔</text:span><text:span text:style-name="T7"><text:s/>  |  2021.07.01 15:17   |   </text:span><text:a xlink:type="simple" xlink:href="http://palinfo.habago.org/Entry?Command=Information_PrintForum#FORUM40804"><text:span text:style-name="T8">#</text:span></text:a></text:p>
      <text:p text:style-name="P5"><text:span text:style-name="T7">我今天看到美國疫苗施打人數曲線，注意到美國的施打速度從四月中開始趨緩。我同時想起一個新聞，說輝瑞的</text:span><text:span text:style-name="T9">CEO</text:span><text:span text:style-name="T7">表示人們可能需要打第三劑疫苗，一查新聞日期，</text:span><text:span text:style-name="T9">"</text:span><text:span text:style-name="T7">剛好</text:span><text:span text:style-name="T9">"</text:span><text:span text:style-name="T7">在</text:span><text:span text:style-name="T9">4</text:span><text:span text:style-name="T7">月</text:span><text:span text:style-name="T9">15</text:span><text:span text:style-name="T7">日。這其中的利益關連實在連傻瓜也能看出來。</text:span></text:p>
      <text:p text:style-name="P4"><text:span text:style-name="T6">張萬康</text:span><text:span text:style-name="T7"><text:s/>  |  2021.07.01 15:06   |   </text:span><text:a xlink:type="simple" xlink:href="http://palinfo.habago.org/Entry?Command=Information_PrintForum#FORUM40803"><text:span text:style-name="T8">#</text:span></text:a></text:p>
      <text:p text:style-name="P6"><text:span text:style-name="T7">今天是中國共產黨建黨一百年。</text:span><text:span text:style-name="T9"><text:line-break/><text:line-break/></text:span><text:span text:style-name="T7">去年</text:span><text:span text:style-name="T9">2020.11.17 </text:span><text:span text:style-name="T7">我在巴勒網貼了一篇</text:span><text:span text:style-name="T9"><text:line-break/>#</text:span><text:span text:style-name="T7">十集全記錄之傳奇</text:span><text:span text:style-name="T9"><text:line-break/></text:span><text:span text:style-name="T7">【新聞紀實</text:span><text:span text:style-name="T9">/CCTV/2011</text:span><text:span text:style-name="T7">】真誠面對最真實的中國</text:span><text:span text:style-name="T9">-</text:span><text:span text:style-name="T7">皮里村蹲點日記</text:span><text:span text:style-name="T9"><text:line-break/><text:line-break/></text:span><text:span text:style-name="T7">建議請用放大鏡輸入皮里村搜尋本篇，在此不重複貼。</text:span><text:span text:style-name="T9"><text:line-break/><text:line-break/></text:span><text:span text:style-name="T7">這是報導</text:span><text:span text:style-name="T9">2011</text:span><text:span text:style-name="T7">年在新疆西部的塔吉克族自治區一群小孩上學的艱辛歷程。這十集是集集動人。</text:span><text:span text:style-name="T9"><text:line-break/><text:line-break/></text:span><text:span text:style-name="T7">日前，</text:span><text:span text:style-name="T9">6/28</text:span><text:span text:style-name="T7">中央台在微博發佈了十年後的皮里村（已正名皮勒村）狀況。由同一位記者，重返皮勒村，並採訪十年前紀錄片中的孩子們，如今他們長大了。</text:span><text:span text:style-name="T9"><text:line-break/><text:line-break/></text:span><text:span text:style-name="T7">沒看過十年前系列的朋友可先看十年後的這支。</text:span><text:span text:style-name="T9"><text:line-break/><text:line-break/></text:span><text:span text:style-name="T7">【重返</text:span><text:span text:style-name="T11">现场看变化</text:span><text:span text:style-name="T9">·</text:span><text:span text:style-name="T7">央视</text:span><text:span text:style-name="T11">记者</text:span><text:span text:style-name="T9">10</text:span><text:span text:style-name="T7">年后重返皮勒村直呼</text:span><text:span text:style-name="T11">认不出】</text:span><text:span text:style-name="T9"><text:line-break/></text:span><text:span text:style-name="T7">這個視頻</text:span><text:span text:style-name="T9">9</text:span><text:span text:style-name="T7">分鐘，我在</text:span><text:span text:style-name="T9">b</text:span><text:span text:style-name="T7">站也找到了，如下</text:span><text:span text:style-name="T9"><text:line-break/></text:span><text:a xlink:type="simple" xlink:href="https://reurl.cc/xGNDv4"><text:span text:style-name="T10">https://reurl.cc/xGNDv4</text:span></text:a><text:span text:style-name="T9"><text:line-break/><text:line-break/></text:span><text:span text:style-name="T7">在油管我也找到了</text:span><text:span text:style-name="T9"><text:line-break/></text:span><text:a xlink:type="simple" xlink:href="https://www.youtube.com/watch?v=5X2zwVm9u54"><text:span text:style-name="T10">https://www.youtube.com/watch?v=5X2zwVm9u54</text:span></text:a><text:span text:style-name="T9"><text:line-break/><text:line-break/></text:span><text:span text:style-name="T7">在</text:span><text:span text:style-name="T9">100</text:span><text:span text:style-name="T7">週年我貼上這則這支重返皮勒村。</text:span></text:p>
      <text:p text:style-name="P4"><text:span text:style-name="T7">LEE YIH KWANG   |  2021.07.01 14:59   |   </text:span><text:a xlink:type="simple" xlink:href="http://palinfo.habago.org/Entry?Command=Information_PrintForum#FORUM40802"><text:span text:style-name="T8">#</text:span></text:a></text:p>
      <text:p text:style-name="P5"><text:span text:style-name="T9"><text:line-break/><text:line-break/></text:span><text:span text:style-name="T7">變種病毒不可能改變</text:span><text:span text:style-name="T9">S M E N</text:span><text:span text:style-name="T7">四種抗原讓</text:span><text:span text:style-name="T9">99%</text:span><text:span text:style-name="T7">的人的</text:span><text:span text:style-name="T9">T cell</text:span><text:span text:style-name="T7">完全無法辨識其為</text:span><text:span text:style-name="T9">Non-self</text:span><text:span text:style-name="T7">，滅活疫苗含有</text:span><text:span text:style-name="T9">S M E N</text:span><text:span text:style-name="T7">仍是首選，可活化</text:span><text:span text:style-name="T9">T cell</text:span><text:span text:style-name="T7">變鈍的老人。美國很可能有</text:span><text:span text:style-name="T9">1%</text:span><text:span text:style-name="T7">的人沒有</text:span><text:span text:style-name="T9">CTL</text:span><text:span text:style-name="T7">能辨識新冠病毒為</text:span><text:span text:style-name="T9">Non-self</text:span><text:span text:style-name="T7">，現在已死亡接近</text:span><text:span text:style-name="T9">100</text:span><text:span text:style-name="T7">萬人，可能還有約</text:span><text:span text:style-name="T9">200</text:span><text:span text:style-name="T7">萬人發病時是肺炎需氧氣，後來好了，但這類人的</text:span><text:span text:style-name="T9">CTL</text:span><text:span text:style-name="T7">無法將病毒攔截在上呼吸道，當疫苗中和抗體減弱後，再度感染應該仍是肺炎</text:span><text:span text:style-name="T9">(</text:span><text:span text:style-name="T7">而非</text:span><text:span text:style-name="T9">URI)</text:span><text:span text:style-name="T7">，他們只要活得夠久，會再度感染新冠病毒，因肺炎重症而死亡。華人可能只有小於</text:span><text:span text:style-name="T9">0.1%</text:span><text:span text:style-name="T7">的人沒有這樣的</text:span><text:span text:style-name="T9">CTL</text:span><text:span text:style-name="T7">。</text:span></text:p>
      <text:p text:style-name="P4"><text:span text:style-name="T6">許世勤</text:span><text:span text:style-name="T7"><text:s/>  |  2021.07.01 13:14   |   </text:span><text:a xlink:type="simple" xlink:href="http://palinfo.habago.org/Entry?Command=Information_PrintForum#FORUM40801"><text:span text:style-name="T8">#</text:span></text:a></text:p>
      <text:p text:style-name="P5"><text:span text:style-name="T7">我之前也有這個疑問，因為</text:span><text:span text:style-name="T9">spike protein</text:span><text:span text:style-name="T7">是膜蛋白，透過人體自行製造，但有辦法</text:span><text:span text:style-name="T9">shedding</text:span><text:span text:style-name="T7">到血液嗎</text:span><text:span text:style-name="T9">?Spike protein</text:span><text:span text:style-name="T7">的</text:span><text:span text:style-name="T9">half life?</text:span><text:span text:style-name="T7">如果長時間累積會不會造成免疫疾病</text:span><text:span text:style-name="T9">?</text:span><text:span text:style-name="T7">不管怎麼看，滅活疫苗還是比較安全的選擇。</text:span></text:p>
      <text:p text:style-name="P4"><text:span text:style-name="T7">LEE YIH KWANG   |  2021.07.01 11:57   |   </text:span><text:a xlink:type="simple" xlink:href="http://palinfo.habago.org/Entry?Command=Information_PrintForum#FORUM40800"><text:span text:style-name="T8">#</text:span></text:a></text:p>
      <text:p text:style-name="P9"><text:a xlink:type="simple" xlink:href="https://youtu.be/XMxuNvVgxlU"><text:span text:style-name="T12">https://youtu.be/XMxuNvVgxlU</text:span></text:a></text:p>
      <text:p text:style-name="P4"><text:span text:style-name="T7">Ethan   |  2021.07.01 11:46   |   </text:span><text:a xlink:type="simple" xlink:href="http://palinfo.habago.org/Entry?Command=Information_PrintForum#FORUM40799"><text:span text:style-name="T8">#</text:span></text:a></text:p>
      <text:p text:style-name="P10"><text:span text:style-name="T6">這個影片找不到，有其他連結嗎？</text:span><text:span text:style-name="T7"><text:line-break/></text:span><text:a xlink:type="simple" xlink:href="https://www.youtube.com/watch?v=Tb_7E12VDE4"><text:span text:style-name="T12">https://www.youtube.com/watch?v=Tb_7E12VDE4</text:span></text:a><text:span text:style-name="T7"><text:line-break/><text:line-break/><text:line-break/>2. Pfizer data REVEAL - Where do the lipid nanoparticles collect?<text:line-break/></text:span><text:a xlink:type="simple" xlink:href="https://www.youtube.com/watch?v=Tb_7E12VDE4"><text:span text:style-name="T12">https://www.youtube.com/watch?v=Tb_7E12VDE4</text:span></text:a><text:span text:style-name="T7"><text:line-break/></text:span><text:span text:style-name="T6">這則影片說出</text:span><text:span text:style-name="T7">Spike protein mRNA</text:span><text:span text:style-name="T6">在全身細胞表現，自體免疫疾病</text:span><text:span text:style-name="T7">(Autoimmune disease)</text:span><text:span text:style-name="T6">可能發生在幾年、十幾年、數十年後。其中卵巢與骨髓表現</text:span><text:span text:style-name="T7">Spike protein</text:span><text:span text:style-name="T6">最多。「卵巢」</text:span><text:span text:style-name="T7">---</text:span><text:span text:style-name="T6">這點令人擔心</text:span><text:span text:style-name="T7"><text:line-break/><text:line-break/></text:span></text:p>
      <text:p text:style-name="P4"><text:span text:style-name="T7">LEE YIH KWANG   |  2021.07.01 10:49   |   </text:span><text:a xlink:type="simple" xlink:href="http://palinfo.habago.org/Entry?Command=Information_PrintForum#FORUM40798"><text:span text:style-name="T8">#</text:span></text:a></text:p>
      <text:p text:style-name="P10"><text:span text:style-name="T7">mRNA</text:span><text:span text:style-name="T6">疫苗打進人體後</text:span><text:span text:style-name="T7">, mRNA-Lipid nanoparticle</text:span><text:span text:style-name="T6">會循環全身</text:span><text:span text:style-name="T7">, </text:span><text:span text:style-name="T6">由</text:span><text:span text:style-name="T7">Lipid nanoparticle</text:span><text:span text:style-name="T6">將</text:span><text:span text:style-name="T7">mRNA</text:span><text:span text:style-name="T6">送進全身細胞</text:span><text:span text:style-name="T7">, Spike protein</text:span><text:span text:style-name="T6">會以</text:span><text:span text:style-name="T7">mRNA</text:span><text:span text:style-name="T6">為模板製造出來</text:span><text:span text:style-name="T7">. Robert Malone</text:span><text:span text:style-name="T6">在</text:span><text:span text:style-name="T7">Youtube</text:span><text:span text:style-name="T6">有描述</text:span><text:span text:style-name="T7">, BNT/Moderna</text:span><text:span text:style-name="T6">公司的疫苗在</text:span><text:span text:style-name="T7">mRNA</text:span><text:span text:style-name="T6">加上一串</text:span><text:span text:style-name="T7">Transmembrane domain</text:span><text:span text:style-name="T6">的胺基酸的核酸密碼</text:span><text:span text:style-name="T7">(Codon), </text:span><text:span text:style-name="T6">於是</text:span><text:span text:style-name="T7">Spike protein</text:span><text:span text:style-name="T6">就固定在各種細胞的細胞膜上</text:span><text:span text:style-name="T7">, </text:span><text:span text:style-name="T6">當</text:span><text:span text:style-name="T7">Naive B cell</text:span><text:span text:style-name="T6">胞膜上的</text:span><text:span text:style-name="T7">IgM</text:span><text:span text:style-name="T6">碰撞到</text:span><text:span text:style-name="T7">Spike protein, </text:span><text:span text:style-name="T6">若</text:span><text:span text:style-name="T7">IgM-spike</text:span><text:span text:style-name="T6">結合夠緊</text:span><text:span text:style-name="T7">, </text:span><text:span text:style-name="T6">該</text:span><text:span text:style-name="T7">B cell</text:span><text:span text:style-name="T6">就會活化</text:span><text:span text:style-name="T7">, </text:span><text:span text:style-name="T6">回到淋巴結或脾臟產生抗體</text:span><text:span text:style-name="T7">, </text:span><text:span text:style-name="T6">其中一部分是</text:span><text:span text:style-name="T7">Neutralizing antibody. </text:span><text:span text:style-name="T6">因為沒有真正的病毒感染</text:span><text:span text:style-name="T7">, </text:span><text:span text:style-name="T6">通常不會有</text:span><text:span text:style-name="T7">Th</text:span><text:span text:style-name="T6">活化去刺激</text:span><text:span text:style-name="T7">B cell</text:span><text:span text:style-name="T6">產生更多抗體</text:span><text:span text:style-name="T7">(</text:span><text:span text:style-name="T6">即使有</text:span><text:span text:style-name="T7">, </text:span><text:span text:style-name="T6">也很弱</text:span><text:span text:style-name="T7">), B cell</text:span><text:span text:style-name="T6">也不易經由</text:span><text:span text:style-name="T7">Tfh (follicular helper T cell) </text:span><text:span text:style-name="T6">刺激而分化成</text:span><text:span text:style-name="T7">Plasma cell</text:span><text:span text:style-name="T6">而有記憶</text:span><text:span text:style-name="T7">, </text:span><text:span text:style-name="T6">但可能會有</text:span><text:span text:style-name="T7">Th--&gt;DC--&gt;Tc</text:span><text:span text:style-name="T6">的活化</text:span><text:span text:style-name="T7">.<text:line-break/>Robert Malone</text:span><text:span text:style-name="T6">認為</text:span><text:span text:style-name="T7">, mRNA</text:span><text:span text:style-name="T6">疫苗的劑量應該要非常小</text:span><text:span text:style-name="T7">, </text:span><text:span text:style-name="T6">而且要從細胞分泌出來</text:span><text:span text:style-name="T7">, </text:span><text:span text:style-name="T6">而不是固定在細胞膜上</text:span><text:span text:style-name="T7">, </text:span><text:span text:style-name="T6">分泌出來的</text:span><text:span text:style-name="T7">Spike protein</text:span><text:span text:style-name="T6">被</text:span><text:span text:style-name="T7">Dendritic cell</text:span><text:span text:style-name="T6">吃下去</text:span><text:span text:style-name="T7">, </text:span><text:span text:style-name="T6">送到淋巴結去進行</text:span><text:span text:style-name="T7">Th---&gt;DC---&gt;Tc </text:span><text:span text:style-name="T6">的活化</text:span><text:span text:style-name="T7">, </text:span><text:span text:style-name="T6">但如果這樣做</text:span><text:span text:style-name="T7">, Neutralizing antibody</text:span><text:span text:style-name="T6">會比科興的滅活疫苗還低</text:span><text:span text:style-name="T7">, </text:span><text:span text:style-name="T6">無法通過</text:span><text:span text:style-name="T7">Phase III trial (</text:span><text:span text:style-name="T6">中和抗體防止病毒感染的保護力必須</text:span><text:span text:style-name="T7">&gt;50%</text:span><text:span text:style-name="T6">才能達標</text:span><text:span text:style-name="T7">).<text:line-break/><text:line-break/>Robert Malone</text:span><text:span text:style-name="T6">說出打疫苗的真相</text:span><text:span text:style-name="T7">, </text:span><text:span text:style-name="T6">其實不是在產生</text:span><text:span text:style-name="T7">Neutralizing antibody, </text:span><text:span text:style-name="T6">而是在誘導</text:span><text:span text:style-name="T7">T cell immunity, </text:span><text:span text:style-name="T6">只要有</text:span><text:span text:style-name="T7">Tc(CD8+)</text:span><text:span text:style-name="T6">被活化</text:span><text:span text:style-name="T7">, </text:span><text:span text:style-name="T6">即使被感染也是輕症或無症狀</text:span><text:span text:style-name="T7">, </text:span><text:span text:style-name="T6">所以用</text:span><text:span text:style-name="T7">Neutralizing antibody</text:span><text:span text:style-name="T6">來計算疫苗的保護力是</text:span><text:span text:style-name="T7">50%</text:span><text:span text:style-name="T6">或</text:span><text:span text:style-name="T7">90%, </text:span><text:span text:style-name="T6">然後說</text:span><text:span text:style-name="T7">90%</text:span><text:span text:style-name="T6">較好</text:span><text:span text:style-name="T7">, </text:span><text:span text:style-name="T6">是錯誤的</text:span><text:span text:style-name="T7">.</text:span></text:p>
      <text:p text:style-name="P4"><text:span text:style-name="T7">LEE YIH KWANG   |  2021.07.01 10:16   |   </text:span><text:a xlink:type="simple" xlink:href="http://palinfo.habago.org/Entry?Command=Information_PrintForum#FORUM40797"><text:span text:style-name="T8">#</text:span></text:a></text:p>
      <text:p text:style-name="P9"><text:span text:style-name="T7"><text:line-break/>mRNA</text:span><text:span text:style-name="T6">疫苗奠基者談</text:span><text:span text:style-name="T7">mRNA</text:span><text:span text:style-name="T6">疫苗</text:span><text:span text:style-name="T7"><text:line-break/><text:line-break/><text:line-break/><text:line-break/></text:span><text:span text:style-name="T6">過去一週，</text:span><text:span text:style-name="T7">Cationic liposome</text:span><text:span text:style-name="T6">的發明者</text:span><text:span text:style-name="T7">Robert Malone</text:span><text:span text:style-name="T6">，也是</text:span><text:span text:style-name="T7">RNA vaccine</text:span><text:span text:style-name="T6">的奠基者在</text:span><text:span text:style-name="T7">Podcast</text:span><text:span text:style-name="T6">有三則訪談轉貼在</text:span><text:span text:style-name="T7">Youtube:<text:line-break/>1. Spike protein is very dangerous</text:span><text:span text:style-name="T6">；</text:span><text:span text:style-name="T7">it's cytotoxic<text:line-break/></text:span><text:a xlink:type="simple" xlink:href="https://www.youtube.com/watch?v=Du2wm5nhTXY"><text:span text:style-name="T12">https://www.youtube.com/watch?v=Du2wm5nhTXY</text:span></text:a><text:span text:style-name="T7"><text:line-break/></text:span><text:span text:style-name="T6">影片從</text:span><text:span text:style-name="T7">9:08</text:span><text:span text:style-name="T6">開始重覆版主說了一年的</text:span><text:span text:style-name="T7">mRNA</text:span><text:span text:style-name="T6">疫苗真相。</text:span><text:span text:style-name="T7"><text:line-break/>The whole reason to use adenoviral vector or an mRNA is not just to generate antibodies, and a lot of the data and a lot of us that are deep in these data think that the way that they are really providing the protection is by cellular cytotoxicity. So you get CTLs against it. And that is the reason to use this gene therapy-based technology,--- is not just generating neutralizing antibodies but generating cytotoxic T lymphocytes.<text:line-break/><text:line-break/>2. Pfizer data REVEAL - Where do the lipid nanoparticles collect?<text:line-break/>https://www.youtube.com/watch?v=Tb_7E12VDE4<text:line-break/></text:span><text:span text:style-name="T6">這則影片說出</text:span><text:span text:style-name="T7">Spike protein mRNA</text:span><text:span text:style-name="T6">在全身細胞表現，自體免疫疾病</text:span><text:span text:style-name="T7">(Autoimmune disease)</text:span><text:span text:style-name="T6">可能發生在幾年、十幾年、數十年後。其中卵巢與骨髓表現</text:span><text:span text:style-name="T7">Spike protein</text:span><text:span text:style-name="T6">最多。「卵巢」</text:span><text:span text:style-name="T7">---</text:span><text:span text:style-name="T6">這點令人擔心。</text:span><text:span text:style-name="T7"><text:line-break/><text:line-break/>3. Don't come back until your lips are blue<text:line-break/></text:span><text:a xlink:type="simple" xlink:href="https://www.youtube.com/watch?v=sXApSn7t4yg"><text:span text:style-name="T12">https://www.youtube.com/watch?v=sXApSn7t4yg</text:span></text:a><text:span text:style-name="T7"><text:line-break/></text:span><text:span text:style-name="T6">這則提到</text:span><text:span text:style-name="T7">Ivermectin</text:span><text:span text:style-name="T6">對新冠病毒臨床試驗的難題是老藥無法申請專利，藥廠不願花</text:span><text:span text:style-name="T7">2</text:span><text:span text:style-name="T6">千萬美元去做三期臨床試驗。</text:span><text:span text:style-name="T7">Malone</text:span><text:span text:style-name="T6">認為</text:span><text:span text:style-name="T7">Ivermectin</text:span><text:span text:style-name="T6">有機會克服新冠疫情，但藥廠沒賺頭而拒絕研發。美國</text:span><text:span text:style-name="T7">FDA</text:span><text:span text:style-name="T6">蓄意隱瞞</text:span><text:span text:style-name="T7">Ivermectin</text:span><text:span text:style-name="T6">對新冠病毒的療效可能勝過全球數十億人打</text:span><text:span text:style-name="T7">mRNA</text:span><text:span text:style-name="T6">疫苗帶來的長遠副作用。</text:span><text:span text:style-name="T7"><text:line-break/><text:line-break/></text:span><text:span text:style-name="T6">許多網路上的專家在評論疫苗的優劣都只懂「中和抗體」，一般而言，中和抗體的保護力只要高於</text:span><text:span text:style-name="T7">50%</text:span><text:span text:style-name="T6">就好，代表疫苗對免疫細胞發生顯著的作用，在</text:span><text:span text:style-name="T7">Phase III trial</text:span><text:span text:style-name="T6">，中和抗體保護力若大於</text:span><text:span text:style-name="T7">50%</text:span><text:span text:style-name="T6">，就可拿到</text:span><text:span text:style-name="T7">Real world</text:span><text:span text:style-name="T6">去看</text:span><text:span text:style-name="T7">T cell immunity</text:span><text:span text:style-name="T6">，因為</text:span><text:span text:style-name="T7">T cell immunity</text:span><text:span text:style-name="T6">檢測花費十分驚人，只能用</text:span><text:span text:style-name="T7">B cell immunity &gt; 50%</text:span><text:span text:style-name="T6">來當參考。</text:span><text:span text:style-name="T7">CTL(CD8+)/Th(CD4+) </text:span><text:span text:style-name="T6">的</text:span><text:span text:style-name="T7">T cell immunity</text:span><text:span text:style-name="T6">才是疫苗的重點，打疫苗的終極目標在讓</text:span><text:span text:style-name="T7">T cell</text:span><text:span text:style-name="T6">有記憶，當病毒入侵時，被</text:span><text:span text:style-name="T7">CD8+ T cell</text:span><text:span text:style-name="T6">發現就會攻擊被感染的細胞，細胞會死亡，病毒會被摧毀，這是完美的結局，但許多人不是這樣，因為會有漏網之魚</text:span><text:span text:style-name="T7">(</text:span><text:span text:style-name="T6">病毒</text:span><text:span text:style-name="T7">)</text:span><text:span text:style-name="T6">再進入新細胞，又被</text:span><text:span text:style-name="T7">CD8+ T cell</text:span><text:span text:style-name="T6">發現，漏網之魚一次又一次重複，</text:span><text:span text:style-name="T7">CD8+ T cell</text:span><text:span text:style-name="T6">就會釋放</text:span><text:span text:style-name="T7">Cytokines</text:span><text:span text:style-name="T6">把</text:span><text:span text:style-name="T7">Dendritic cell</text:span><text:span text:style-name="T6">及</text:span><text:span text:style-name="T7">Macrophage</text:span><text:span text:style-name="T6">吸引過來吞食病毒。</text:span><text:span text:style-name="T7">Dendritic cell</text:span><text:span text:style-name="T6">回到局部淋巴結把</text:span><text:span text:style-name="T7">B cell</text:span><text:span text:style-name="T6">及</text:span><text:span text:style-name="T7">Th cell</text:span><text:span text:style-name="T6">叫出來。</text:span><text:span text:style-name="T7">Macrophage</text:span><text:span text:style-name="T6">在感染處分泌各種</text:span><text:span text:style-name="T7">Cytokines</text:span><text:span text:style-name="T6">成為感染熱點，於是</text:span><text:span text:style-name="T7">B cell</text:span><text:span text:style-name="T6">、</text:span><text:span text:style-name="T7">Th cell</text:span><text:span text:style-name="T6">、</text:span><text:span text:style-name="T7">Dendritic cell</text:span><text:span text:style-name="T6">、</text:span><text:span text:style-name="T7">Macrophage</text:span><text:span text:style-name="T6">、</text:span><text:span text:style-name="T7"><text:s/>Fibroblast</text:span><text:span text:style-name="T6">就匯集在熱點，合力讓</text:span><text:span text:style-name="T7">B cell</text:span><text:span text:style-name="T6">產生抗體、讓</text:span><text:span text:style-name="T7">Fibroblast</text:span><text:span text:style-name="T6">產生</text:span><text:span text:style-name="T7">Collagen fiber</text:span><text:span text:style-name="T6">把病毒團團包圍起來</text:span><text:span text:style-name="T7">(</text:span><text:span text:style-name="T6">防止病毒擴散</text:span><text:span text:style-name="T7">)</text:span><text:span text:style-name="T6">。被病毒感染的細胞在</text:span><text:span text:style-name="T7">Cytokines</text:span><text:span text:style-name="T6">的刺激下產生</text:span><text:span text:style-name="T7">Anti-viral proteins and microRNAs</text:span><text:span text:style-name="T6">，自己清除病毒</text:span><text:span text:style-name="T7">(</text:span><text:span text:style-name="T6">不是靠</text:span><text:span text:style-name="T7">CD8+ T cell)</text:span><text:span text:style-name="T6">，此時會有不等程度的症狀，在呼吸道黏膜細胞層也會有病毒，這些病毒若沒進入新細胞</text:span><text:span text:style-name="T7">(</text:span><text:span text:style-name="T6">被抗體及</text:span><text:span text:style-name="T7">Collagen fiber</text:span><text:span text:style-name="T6">阻攔</text:span><text:span text:style-name="T7">)</text:span><text:span text:style-name="T6">，會自然崩解；若進入新細胞，就會被細胞的</text:span><text:span text:style-name="T7">Anti-viral proteins and microRNAs</text:span><text:span text:style-name="T6">弄死。病毒只要不進入肺臟，就是感冒確診，自然會好。</text:span><text:span text:style-name="T7"><text:line-break/><text:line-break/></text:span><text:span text:style-name="T6">科興疫苗三期試驗的中和抗體保護力約</text:span><text:span text:style-name="T7">50%</text:span><text:span text:style-name="T6">，剛好低空越過合格線，最近德國的</text:span><text:span text:style-name="T7">mRNA</text:span><text:span text:style-name="T6">疫苗</text:span><text:span text:style-name="T7">CureVac</text:span><text:span text:style-name="T6">，在疫區進行突變株的三期臨床試驗，</text:span><text:span text:style-name="T7">(</text:span><text:span text:style-name="T6">不被感染的</text:span><text:span text:style-name="T7">)</text:span><text:span text:style-name="T6">保護力僅</text:span><text:span text:style-name="T7">47%</text:span><text:span text:style-name="T6">，研發可能中止。有醫師在網路上評論科興疫苗的</text:span><text:span text:style-name="T7">(</text:span><text:span text:style-name="T6">不被感染的</text:span><text:span text:style-name="T7">)</text:span><text:span text:style-name="T6">保護力僅</text:span><text:span text:style-name="T7">50%</text:span><text:span text:style-name="T6">，在智利</text:span><text:span text:style-name="T7">75%</text:span><text:span text:style-name="T6">的人接種一劑，確診卻不降反升。評論者的誤解在不知道</text:span><text:span text:style-name="T7">99%</text:span><text:span text:style-name="T6">以上的智利人天生就有</text:span><text:span text:style-name="T7">CD8+ T cell(CTL)</text:span><text:span text:style-name="T6">可以攔截新冠病毒，打疫苗後，對</text:span><text:span text:style-name="T7">99%</text:span><text:span text:style-name="T6">的人有用，對</text:span><text:span text:style-name="T7">1%</text:span><text:span text:style-name="T6">的人</text:span><text:span text:style-name="T7">(</text:span><text:span text:style-name="T6">可能不到</text:span><text:span text:style-name="T7">1%)</text:span><text:span text:style-name="T6">沒用，因為那</text:span><text:span text:style-name="T7">1%</text:span><text:span text:style-name="T6">的人不管打甚麼疫苗都誘導不出辨識新冠病毒為外來抗原的</text:span><text:span text:style-name="T7">CTL(Cytotoxic T lymphocyte)</text:span><text:span text:style-name="T6">，確診後遲早會死亡</text:span><text:span text:style-name="T7">(</text:span><text:span text:style-name="T6">這是天擇，智利每天死亡</text:span><text:span text:style-name="T7">100</text:span><text:span text:style-name="T6">人，直到天擇結束</text:span><text:span text:style-name="T7">)</text:span><text:span text:style-name="T6">。</text:span><text:span text:style-name="T7"><text:line-break/><text:line-break/>Google </text:span><text:span text:style-name="T6">「智利</text:span><text:span text:style-name="T7"><text:s/></text:span><text:span text:style-name="T6">新冠</text:span><text:span text:style-name="T7"><text:s/></text:span><text:span text:style-name="T6">確診</text:span><text:span text:style-name="T7">(</text:span><text:span text:style-name="T6">死亡</text:span><text:span text:style-name="T7">)</text:span><text:span text:style-name="T6">」可發現，智利確診人數從三月攀升至每天</text:span><text:span text:style-name="T7">6000-8000</text:span><text:span text:style-name="T6">，但死亡人數卻持平在每天</text:span><text:span text:style-name="T7">100(</text:span><text:span text:style-name="T6">確診死亡率約</text:span><text:span text:style-name="T7">1.5%)</text:span><text:span text:style-name="T6">，反觀沒打疫苗之前，確診死亡率約</text:span><text:span text:style-name="T7">3-4%</text:span><text:span text:style-name="T6">，代表科興疫苗會活化老人變鈍的</text:span><text:span text:style-name="T7">CD8+ T cell(</text:span><text:span text:style-name="T6">他們本來就有</text:span><text:span text:style-name="T7">)</text:span><text:span text:style-name="T6">，減少死亡，但無法保護天生沒有</text:span><text:span text:style-name="T7">CD8+ T cell(recognizing the virus as foreign antigens)</text:span><text:span text:style-name="T6">的人。</text:span><text:span text:style-name="T7"><text:line-break/><text:line-break/></text:span><text:span text:style-name="T6">看完</text:span><text:span text:style-name="T7">Robert Malone</text:span><text:span text:style-name="T6">三則</text:span><text:span text:style-name="T7">Youtube</text:span><text:span text:style-name="T6">訪談，以台灣的政治現況，最好的選擇是不打疫苗</text:span><text:span text:style-name="T7">(99.9%</text:span><text:span text:style-name="T6">以上的台灣人天生就有</text:span><text:span text:style-name="T7">CD8+ T cell</text:span><text:span text:style-name="T6">可辨識新冠病毒為外來抗原</text:span><text:span text:style-name="T7">)</text:span><text:span text:style-name="T6">，政府若想達到群體免疫，讓</text:span><text:span text:style-name="T7">CD8+ T cell</text:span><text:span text:style-name="T6">變鈍的老人重新活化，必須甩開政治意識形態，從中國引進滅活疫苗。</text:span><text:span text:style-name="T7">mRNA</text:span><text:span text:style-name="T6">疫苗及腺病毒疫苗是政治疫苗，也是戰略疫苗，原因是歐盟及美國都無法在一兩年內重建滅活疫苗的生產線</text:span><text:span text:style-name="T7">(</text:span><text:span text:style-name="T6">幾乎都在中國與印度</text:span><text:span text:style-name="T7">)</text:span><text:span text:style-name="T6">，來絕對滿足歐美十幾億人的需求</text:span><text:span text:style-name="T7">(</text:span><text:span text:style-name="T6">不依賴中國與印度</text:span><text:span text:style-name="T7">)</text:span><text:span text:style-name="T6">，上面的</text:span><text:span text:style-name="T7">Youtube</text:span><text:span text:style-name="T6">影片說出</text:span><text:span text:style-name="T7">mRNA</text:span><text:span text:style-name="T6">疫苗及腺病毒疫苗的真相。中國</text:span><text:span text:style-name="T7">(</text:span><text:span text:style-name="T6">滅活</text:span><text:span text:style-name="T7">)</text:span><text:span text:style-name="T6">與美國</text:span><text:span text:style-name="T7">(mRNA)</text:span><text:span text:style-name="T6">之間的冷戰，死傷的將是歐美白人，台灣人不必陪著歐美白人一起死。</text:span></text:p>
      <text:p text:style-name="P4"><text:span text:style-name="T6">許世勤</text:span><text:span text:style-name="T7"><text:s/>  |  2021.07.01 09:14   |   </text:span><text:a xlink:type="simple" xlink:href="http://palinfo.habago.org/Entry?Command=Information_PrintForum#FORUM40796"><text:span text:style-name="T8">#</text:span></text:a></text:p>
      <text:p text:style-name="P5"><text:span text:style-name="T9">1. </text:span><text:span text:style-name="T7">按照免疫學原理，打一針便足以引發免疫反應。第二劑的目的在誘發免疫記憶，讓血清中的抗體濃度更大幅度的提升，藉此防禦病毒感染。</text:span><text:span text:style-name="T9"><text:line-break/><text:line-break/></text:span><text:span text:style-name="T7">莫德納在只打一劑的情況下，平均</text:span><text:span text:style-name="T9">69.5%</text:span><text:span text:style-name="T7">可以預防</text:span><text:span text:style-name="T9">COVID-19</text:span><text:span text:style-name="T7">。世界上約</text:span><text:span text:style-name="T9">7%</text:span><text:span text:style-name="T7">的民眾只打一劑莫德納疫苗，這些人在打完一劑之後</text:span><text:span text:style-name="T9">14</text:span><text:span text:style-name="T7">天內防禦率為</text:span><text:span text:style-name="T9">50.8%</text:span><text:span text:style-name="T7">。持續追蹤發現，剩下的未感染者在</text:span><text:span text:style-name="T9">14</text:span><text:span text:style-name="T7">天後防禦率達</text:span><text:span text:style-name="T9">92.1%</text:span><text:span text:style-name="T7">，但是超過</text:span><text:span text:style-name="T9">28</text:span><text:span text:style-name="T7">天后的防禦率則沒有檢驗。</text:span><text:span text:style-name="T9"><text:line-break/><text:line-break/></text:span><text:span text:style-name="T7">不管是</text:span><text:span text:style-name="T9">Moderna, Phizer-BNT, </text:span><text:span text:style-name="T7">還是</text:span><text:span text:style-name="T9">AstraZeneca</text:span><text:span text:style-name="T7">的疫苗，皆發現只打一劑便有七成的防禦率，足以有效防範病毒的傳播。施打第二劑可達九成以上的防禦率，建議施打兩劑應該是公衛考量。</text:span><text:span text:style-name="T9"><text:line-break/><text:line-break/>2. </text:span><text:span text:style-name="T7">有一篇發表在</text:span><text:span text:style-name="T9">PNAS</text:span><text:span text:style-name="T7">的文章，在今年</text:span><text:span text:style-name="T9">3</text:span><text:span text:style-name="T7">月發表，網址如下：</text:span><text:span text:style-name="T9"><text:line-break/></text:span><text:a xlink:type="simple" xlink:href="https://reurl.cc/W3A20k"><text:span text:style-name="T10">https://reurl.cc/W3A20k</text:span></text:a><text:span text:style-name="T9"><text:line-break/><text:line-break/>SARS-CoV-2</text:span><text:span text:style-name="T7">是單一正股</text:span><text:span text:style-name="T9">RNA</text:span><text:span text:style-name="T7">病毒，作者發現可以被「反轉錄」並安插到人類的基因中。</text:span><text:span text:style-name="T9"><text:line-break/><text:line-break/>mRNA</text:span><text:span text:style-name="T7">疫苗因此產生可能會改變人類基因的疑慮，但是這一點在製作疫苗的時候已經考量進去了。</text:span><text:span text:style-name="T9"><text:line-break/><text:line-break/></text:span><text:span text:style-name="T7">人為設計的病毒</text:span><text:span text:style-name="T9">mRNA</text:span><text:span text:style-name="T7">，「理論上」必需加裝防止發生反轉錄的「帽子」，因為英文是用</text:span><text:span text:style-name="T9">cap</text:span><text:span text:style-name="T7">，我不知道要怎麼用中文形容比較好理解。不管是</text:span><text:span text:style-name="T9">Phizer</text:span><text:span text:style-name="T7">還是</text:span><text:span text:style-name="T9">Moderna</text:span><text:span text:style-name="T7">的</text:span><text:span text:style-name="T9">mRNA</text:span><text:span text:style-name="T7">疫苗，這些「帽子」應該都已經安裝好了。如果沒有安裝，那就可能變成基因武器，理論上審查不會通過。不過我不知道這兩支疫苗的確切設計，沒有去了解。</text:span></text:p>
      <text:p text:style-name="P4"><text:span text:style-name="T6">陳真</text:span><text:span text:style-name="T7"><text:s/>  |  2021.07.01 04:23   |   </text:span><text:a xlink:type="simple" xlink:href="http://palinfo.habago.org/Entry?Command=Information_PrintForum#FORUM40795"><text:span text:style-name="T8">#</text:span></text:a></text:p>
      <text:p text:style-name="P6"><text:span text:style-name="T7">台灣人真要坐以待斃？</text:span><text:span text:style-name="T9">(</text:span><text:span text:style-name="T7">二十六</text:span><text:span text:style-name="T9">)</text:span><text:span text:style-name="T7">：疫苗與萊毒</text:span><text:span text:style-name="T9"><text:line-break/><text:line-break/></text:span><text:span text:style-name="T7">陳真</text:span><text:span text:style-name="T9"><text:line-break/><text:line-break/>2021. 07. 01.<text:line-break/><text:line-break/><text:line-break/></text:span><text:span text:style-name="T7">請教世勤一個可能很蠢的問題：</text:span><text:span text:style-name="T9"><text:line-break/><text:line-break/></text:span><text:span text:style-name="T7">到底疫苗打第二劑是一種什麼樣的概念？</text:span><text:span text:style-name="T9"><text:line-break/><text:line-break/></text:span><text:span text:style-name="T7">劑量加強？純粹是量的問題？或是有內在不同機轉？</text:span><text:span text:style-name="T9"><text:line-break/><text:line-break/></text:span><text:span text:style-name="T7">若只是劑量加強，為何不一次打足？或是為何不打第三劑、第四劑？</text:span><text:span text:style-name="T9"><text:line-break/><text:line-break/></text:span><text:span text:style-name="T7">若第二劑是內在不同機轉，以莫德納為例，那又是什麼？如果只打第一劑就不再打第二劑，會不會有什麼內在負面效應？</text:span><text:span text:style-name="T9"><text:line-break/><text:line-break/></text:span><text:span text:style-name="T7">另外，想再請教世勤一個我看不出有何愚蠢之處的問題，但是，這問題卻被</text:span><text:span text:style-name="T9"><text:s/>"</text:span><text:span text:style-name="T7">市面上</text:span><text:span text:style-name="T9">" </text:span><text:span text:style-name="T7">的主流聲音給說得好像很蠢似的。那就是憑什麼說</text:span><text:span text:style-name="T9">mRNA</text:span><text:span text:style-name="T7">絕對不可能進入細胞核、甚至改變施打者的</text:span><text:span text:style-name="T9">DNA</text:span><text:span text:style-name="T7">？我的問題是：為何</text:span><text:span text:style-name="T9"><text:s/>"</text:span><text:span text:style-name="T7">絕對</text:span><text:span text:style-name="T9">" </text:span><text:span text:style-name="T7">不可能？理由何在？</text:span><text:span text:style-name="T9"><text:line-break/><text:line-break/></text:span><text:span text:style-name="T7">如果新冠病毒都能反轉錄嵌入宿主</text:span><text:span text:style-name="T9">DNA</text:span><text:span text:style-name="T7">，為何採用</text:span><text:span text:style-name="T9">mRNA</text:span><text:span text:style-name="T7">技術的莫德納等疫苗就絕對不會？如果施打疫苗者曾經或剛好在施打期間感染新冠病毒或其它反轉病毒例如</text:span><text:span text:style-name="T9">HIV</text:span><text:span text:style-name="T7">，遇到反轉錄酶，不會被順便打包嵌入施打者的</text:span><text:span text:style-name="T9">DNA</text:span><text:span text:style-name="T7">嗎？我要問的不是</text:span><text:span text:style-name="T9">"</text:span><text:span text:style-name="T7">不太可能</text:span><text:span text:style-name="T9">"</text:span><text:span text:style-name="T7">，而是為何</text:span><text:span text:style-name="T9"><text:s/>"</text:span><text:span text:style-name="T7">市面上</text:span><text:span text:style-name="T9">" </text:span><text:span text:style-name="T7">都說</text:span><text:span text:style-name="T9"><text:s/>"</text:span><text:span text:style-name="T7">絕對</text:span><text:span text:style-name="T9">" </text:span><text:span text:style-name="T7">不可能？</text:span><text:span text:style-name="T9"><text:line-break/><text:line-break/></text:span><text:span text:style-name="T7">發現反轉錄的現象，至今剛好滿五十周年。在五十年前，反轉錄也是被視為絕對不可能，但是現在卻成為大一學生的普通常識。</text:span><text:span text:style-name="T9"><text:line-break/><text:line-break/></text:span><text:span text:style-name="T7">謝謝世勤。你知道，除非有這方面的研究經驗，否則，一般臨床醫生的相關知識，其實就跟醫學院學生沒啥兩樣，所以，你可能要用很淺顯的方式說明，我才能聽懂。</text:span><text:span text:style-name="T9"><text:line-break/><text:line-break/></text:span><text:span text:style-name="T7">最近一有空就忙著閱讀大量論文，思考要不要打第二劑</text:span><text:span text:style-name="T9">(</text:span><text:span text:style-name="T7">我第一劑是打莫德納，再兩星期就得打第二劑</text:span><text:span text:style-name="T9">)</text:span><text:span text:style-name="T7">。我之所以猶豫的原因，主要是跟</text:span><text:span text:style-name="T9">Luc Montagnier </text:span><text:span text:style-name="T7">和</text:span><text:span text:style-name="T9"><text:s/>Giulio Tarro </text:span><text:span text:style-name="T7">以及其他一些學者有關。他們多少影響了我的</text:span><text:span text:style-name="T9"><text:s/>"</text:span><text:span text:style-name="T7">科學迷信</text:span><text:span text:style-name="T9">"</text:span><text:span text:style-name="T7">，亦即撼動我對於市面上的</text:span><text:span text:style-name="T9"><text:s/>"</text:span><text:span text:style-name="T7">科學操作</text:span><text:span text:style-name="T9">" </text:span><text:span text:style-name="T7">的一種</text:span><text:span text:style-name="T9"><text:s/>"</text:span><text:span text:style-name="T7">單純</text:span><text:span text:style-name="T9">" </text:span><text:span text:style-name="T7">或說</text:span><text:span text:style-name="T9"><text:s/>"</text:span><text:span text:style-name="T7">愚蠢</text:span><text:span text:style-name="T9">" </text:span><text:span text:style-name="T7">的信任。</text:span><text:span text:style-name="T9"><text:line-break/><text:line-break/></text:span><text:span text:style-name="T7">我知道還有一些其他國家的相關學者，準備向</text:span><text:span text:style-name="T9"><text:s/>"</text:span><text:span text:style-name="T7">國際刑事法庭</text:span><text:span text:style-name="T9">" (ICC) </text:span><text:span text:style-name="T7">提出訴訟，控告疫苗公司與政府涉嫌</text:span><text:span text:style-name="T9"><text:s/>"</text:span><text:span text:style-name="T7">反人類罪行</text:span><text:span text:style-name="T9">"</text:span><text:span text:style-name="T7">，讓幾十億世人在對於相關風險一無所知的情況下，成為超大型人體實驗的白老鼠。</text:span><text:span text:style-name="T9"><text:line-break/><text:line-break/>Luc Montagnier </text:span><text:span text:style-name="T7">反對以國家力量強迫人民施打新冠疫苗，當他提到連小孩都被施打這些有著各種健康疑慮</text:span><text:span text:style-name="T9"><text:s/>(</text:span><text:span text:style-name="T7">例如癌症</text:span><text:span text:style-name="T9">) </text:span><text:span text:style-name="T7">甚至基因風險的疫苗時，他更是非常不以為然，說這樣做很離譜很惡劣。</text:span><text:span text:style-name="T9"><text:line-break/><text:line-break/></text:span><text:span text:style-name="T7">一般人可能不知道誰是</text:span><text:span text:style-name="T9">Luc Montagnier </text:span><text:span text:style-name="T7">和</text:span><text:span text:style-name="T9"><text:s/>Giulio Tarro</text:span><text:span text:style-name="T7">。</text:span><text:span text:style-name="T9">Montagnier</text:span><text:span text:style-name="T7">就是愛滋病毒</text:span><text:span text:style-name="T9">(HIV) </text:span><text:span text:style-name="T7">的發現者，</text:span><text:span text:style-name="T9">2008</text:span><text:span text:style-name="T7">年的諾貝爾醫學獎得主。這是他的履歷：</text:span><text:span text:style-name="T9"><text:line-break/><text:line-break/></text:span><text:a xlink:type="simple" xlink:href="https://bit.ly/3y3F6Ey"><text:span text:style-name="T10">https://bit.ly/3y3F6Ey</text:span></text:a><text:span text:style-name="T9"><text:line-break/><text:line-break/>Giulio Tarro </text:span><text:span text:style-name="T7">也是一位具有世界聲望的病毒學者，相關介紹請看：</text:span><text:span text:style-name="T9"><text:line-break/><text:line-break/></text:span><text:a xlink:type="simple" xlink:href="https://bit.ly/3h77Iam"><text:span text:style-name="T10">https://bit.ly/3h77Iam</text:span></text:a><text:span text:style-name="T9"><text:line-break/><text:line-break/></text:span><text:span text:style-name="T7">我並不是因為他們是所謂世界權威而相信他們的說法，而是因為他們的</text:span><text:span text:style-name="T9"><text:s/>"</text:span><text:span text:style-name="T7">保守</text:span><text:span text:style-name="T9">" </text:span><text:span text:style-name="T7">態度而讓我信服，因為我自己也是個在知識上很</text:span><text:span text:style-name="T9"><text:s/>"</text:span><text:span text:style-name="T7">保守</text:span><text:span text:style-name="T9">" </text:span><text:span text:style-name="T7">的人，特別是對於自然科學，更是如此，因為自然科學建立在歸納法則上，而非邏輯演繹；今日言之鑿鑿之所謂</text:span><text:span text:style-name="T9"><text:s/>"</text:span><text:span text:style-name="T7">科學真理</text:span><text:span text:style-name="T9">"</text:span><text:span text:style-name="T7">，明日很可能就成為笑柄。</text:span><text:span text:style-name="T9"><text:line-break/><text:line-break/></text:span><text:span text:style-name="T7">他們並沒有說這些新冠疫苗</text:span><text:span text:style-name="T9"><text:s/>"</text:span><text:span text:style-name="T7">一定</text:span><text:span text:style-name="T9">" </text:span><text:span text:style-name="T7">會產生更多健康問題，而是說，</text:span><text:span text:style-name="T9">"</text:span><text:span text:style-name="T7">我們事實上所知無幾</text:span><text:span text:style-name="T9">"</text:span><text:span text:style-name="T7">，</text:span><text:span text:style-name="T9">"</text:span><text:span text:style-name="T7">我們處在未知之中</text:span><text:span text:style-name="T9">"</text:span><text:span text:style-name="T7">，</text:span><text:span text:style-name="T9">"</text:span><text:span text:style-name="T7">我們面對諸多不可測的健康風險</text:span><text:span text:style-name="T9">"</text:span><text:span text:style-name="T7">。我覺得，在知識上，在風險決策上，這樣的態度才是對的。</text:span><text:span text:style-name="T9"><text:line-break/><text:line-break/></text:span><text:span text:style-name="T7">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text:span><text:span text:style-name="T9"><text:line-break/><text:line-break/></text:span><text:span text:style-name="T7">我若不打疫苗，萬一罹患新冠病毒，誰知道它會對我產生多少長期、短期的傷害。但是，打了疫苗，事實上我也很不安。除了大陸疫苗例如科興之外，我都不信任。</text:span><text:span text:style-name="T9"><text:line-break/><text:line-break/></text:span><text:span text:style-name="T7">我之所以相信大陸疫苗是因為我相信共產黨不可能拿十幾億人民的健康做賭注，但是西方社會卻很敢，因為他們奉行資本主義，謀利至上，根本不在乎人民死活。另一方面，陸製疫苗採用傳統減毒方式，風險應該小了許多。</text:span><text:span text:style-name="T9"><text:line-break/><text:line-break/></text:span><text:span text:style-name="T7">我還拿不定主意該不該打疫苗</text:span><text:span text:style-name="T9">(</text:span><text:span text:style-name="T7">目前是傾向打，而且最好是打大陸疫苗</text:span><text:span text:style-name="T9">)</text:span><text:span text:style-name="T7">，但有一點我是很確定的，那就是我認為小孩子不應該去冒這個不可測的疫苗風險，特別是西方那些高科技疫苗</text:span><text:span text:style-name="T9">(</text:span><text:span text:style-name="T7">莫德納、</text:span><text:span text:style-name="T9">BNT</text:span><text:span text:style-name="T7">、</text:span><text:span text:style-name="T9">AZ</text:span><text:span text:style-name="T7">等等</text:span><text:span text:style-name="T9">)</text:span><text:span text:style-name="T7">，未知事物太多，純粹就是拿自己的健康和生命做人體實驗。中老年人倘若活得不耐煩，也許沒差，但是小朋友人生才剛開始，還是謹慎為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